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 table:number-columns-repeated="21"/>
          <table:table-cell office:value-type="string">
            <text:p>Zo</text:p>
          </table:table-cell>
          <table:table-cell table:number-columns-repeated="1002"/>
        </table:table-row>
        <table:table-row table:style-name="ro1">
          <table:table-cell office:value-type="string">
            <text:p>#frequency</text:p>
          </table:table-cell>
          <table:table-cell office:value-type="string">
            <text:p>f, GHz</text:p>
          </table:table-cell>
          <table:table-cell office:value-type="string">
            <text:p>ko</text:p>
          </table:table-cell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converged</text:p>
          </table:table-cell>
          <table:table-cell office:value-type="string">
            <text:p>final error</text:p>
          </table:table-cell>
          <table:table-cell office:value-type="string">
            <text:p>elapsed time (s)</text:p>
          </table:table-cell>
          <table:table-cell office:value-type="string">
            <text:p>modal impedance calculation</text:p>
          </table:table-cell>
          <table:table-cell office:value-type="string">
            <text:p>mode count</text:p>
          </table:table-cell>
          <table:table-cell office:value-type="string">
            <text:p>alpha[1] db/m</text:p>
          </table:table-cell>
          <table:table-cell office:value-type="string">
            <text:p>beta[1]/ko</text:p>
          </table:table-cell>
          <table:table-cell office:value-type="string">
            <text:p>alpha[2] db/m</text:p>
          </table:table-cell>
          <table:table-cell office:value-type="string">
            <text:p>beta[2]/ko</text:p>
          </table:table-cell>
          <table:table-cell office:value-type="string">
            <text:p>alpha[3] db/m</text:p>
          </table:table-cell>
          <table:table-cell office:value-type="string">
            <text:p>beta[3]/ko</text:p>
          </table:table-cell>
          <table:table-cell office:value-type="string">
            <text:p>alpha[4] db/m</text:p>
          </table:table-cell>
          <table:table-cell office:value-type="string">
            <text:p>beta[4]/ko</text:p>
          </table:table-cell>
          <table:table-cell office:value-type="string">
            <text:p>alpha[5] db/m</text:p>
          </table:table-cell>
          <table:table-cell office:value-type="string">
            <text:p>beta[5]/ko</text:p>
          </table:table-cell>
          <table:table-cell office:value-type="string">
            <text:p>real(Z[1;1])</text:p>
          </table:table-cell>
          <table:table-cell office:value-type="string">
            <text:p>imag(Z[1;1])</text:p>
          </table:table-cell>
          <table:table-cell table:number-columns-repeated="1001"/>
        </table:table-row>
        <table:table-row table:style-name="ro1">
          <table:table-cell office:value-type="float" office:value="6000000000">
            <text:p>6000000000</text:p>
          </table:table-cell>
          <table:table-cell table:formula="of:=[.A4]*0.000000001" office:value-type="float" office:value="6">
            <text:p>6</text:p>
          </table:table-cell>
          <table:table-cell table:formula="of:=2*4*ATAN(1)*[.A4]*SQRT(0.0000004*4*ATAN(1)*0.0000000000088541878176)" office:value-type="float" office:value="125.750701316956">
            <text:p>125.750701317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1.72431059304304e-12</text:p>
          </table:table-cell>
          <table:table-cell office:value-type="float" office:value="10.261908329">
            <text:p>10.2619083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0.761517856609">
            <text:p>480.7615178566</text:p>
          </table:table-cell>
          <table:table-cell office:value-type="string">
            <text:p>3.96975264919971e-14</text:p>
          </table:table-cell>
          <table:table-cell office:value-type="float" office:value="2122.67476962275">
            <text:p>2122.6747696228</text:p>
          </table:table-cell>
          <table:table-cell office:value-type="string">
            <text:p>7.53862194005304e-16</text:p>
          </table:table-cell>
          <table:table-cell office:value-type="float" office:value="2453.50257163695">
            <text:p>2453.502571637</text:p>
          </table:table-cell>
          <table:table-cell office:value-type="string">
            <text:p>1.94737194269603e-14</text:p>
          </table:table-cell>
          <table:table-cell office:value-type="float" office:value="2728.469726643">
            <text:p>2728.469726643</text:p>
          </table:table-cell>
          <table:table-cell office:value-type="string">
            <text:p>6.25109906694909e-15</text:p>
          </table:table-cell>
          <table:table-cell office:value-type="float" office:value="2728.46972664194">
            <text:p>2728.4697266419</text:p>
          </table:table-cell>
          <table:table-cell office:value-type="string">
            <text:p>-2.08247914725135e-14</text:p>
          </table:table-cell>
          <table:table-cell office:value-type="string">
            <text:p>6.86901220998745e-11</text:p>
          </table:table-cell>
          <table:table-cell office:value-type="float" office:value="760.804495826181">
            <text:p>760.8044958262</text:p>
          </table:table-cell>
          <table:table-cell table:number-columns-repeated="1001"/>
        </table:table-row>
        <table:table-row table:style-name="ro1">
          <table:table-cell table:style-name="ce1" office:value-type="float" office:value="6250000000">
            <text:p>6250000000</text:p>
          </table:table-cell>
          <table:table-cell table:style-name="ce1" table:formula="of:=[.A5]*0.000000001" office:value-type="float" office:value="6.25">
            <text:p>6.25</text:p>
          </table:table-cell>
          <table:table-cell table:style-name="ce1" table:formula="of:=2*4*ATAN(1)*[.A5]*SQRT(0.0000004*4*ATAN(1)*0.0000000000088541878176)" office:value-type="float" office:value="130.990313871829">
            <text:p>130.99031387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6493">
            <text:p>6493</text:p>
          </table:table-cell>
          <table:table-cell office:value-type="float" office:value="1">
            <text:p>1</text:p>
          </table:table-cell>
          <table:table-cell office:value-type="string">
            <text:p>2.67402552780019e-12</text:p>
          </table:table-cell>
          <table:table-cell office:value-type="float" office:value="8.223930462">
            <text:p>8.2239304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9.973321562115">
            <text:p>359.9733215621</text:p>
          </table:table-cell>
          <table:table-cell office:value-type="string">
            <text:p>5.13954586326527e-16</text:p>
          </table:table-cell>
          <table:table-cell office:value-type="float" office:value="2098.61795779449">
            <text:p>2098.6179577945</text:p>
          </table:table-cell>
          <table:table-cell office:value-type="string">
            <text:p>-2.48415124300886e-15</text:p>
          </table:table-cell>
          <table:table-cell office:value-type="float" office:value="2432.71947092433">
            <text:p>2432.7194709243</text:p>
          </table:table-cell>
          <table:table-cell office:value-type="string">
            <text:p>6.5026915588138e-17</text:p>
          </table:table-cell>
          <table:table-cell office:value-type="float" office:value="2709.79634002126">
            <text:p>2709.7963400213</text:p>
          </table:table-cell>
          <table:table-cell office:value-type="string">
            <text:p>1.33086254511893e-15</text:p>
          </table:table-cell>
          <table:table-cell office:value-type="float" office:value="2709.79634002174">
            <text:p>2709.7963400217</text:p>
          </table:table-cell>
          <table:table-cell office:value-type="string">
            <text:p>1.41292538915911e-14</text:p>
          </table:table-cell>
          <table:table-cell office:value-type="string">
            <text:p>1.69406357999192e-12</text:p>
          </table:table-cell>
          <table:table-cell office:value-type="float" office:value="1058.42775434356">
            <text:p>1058.4277543436</text:p>
          </table:table-cell>
          <table:table-cell table:style-name="ce1" table:number-columns-repeated="13"/>
          <table:table-cell table:number-columns-repeated="988"/>
        </table:table-row>
        <table:table-row table:style-name="ro1">
          <table:table-cell office:value-type="float" office:value="6500000000">
            <text:p>6500000000</text:p>
          </table:table-cell>
          <table:table-cell table:formula="of:=[.A6]*0.000000001" office:value-type="float" office:value="6.5">
            <text:p>6.5</text:p>
          </table:table-cell>
          <table:table-cell table:formula="of:=2*4*ATAN(1)*[.A6]*SQRT(0.0000004*4*ATAN(1)*0.0000000000088541878176)" office:value-type="float" office:value="136.229926426702">
            <text:p>136.2299264267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7912">
            <text:p>7912</text:p>
          </table:table-cell>
          <table:table-cell office:value-type="float" office:value="1">
            <text:p>1</text:p>
          </table:table-cell>
          <table:table-cell office:value-type="string">
            <text:p>1.16463232848049e-11</text:p>
          </table:table-cell>
          <table:table-cell office:value-type="float" office:value="10.668046649">
            <text:p>10.66804664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4.547775722507">
            <text:p>154.5477757225</text:p>
          </table:table-cell>
          <table:table-cell office:value-type="string">
            <text:p>-1.91915070900106e-15</text:p>
          </table:table-cell>
          <table:table-cell office:value-type="float" office:value="2073.28279680385">
            <text:p>2073.2827968039</text:p>
          </table:table-cell>
          <table:table-cell office:value-type="string">
            <text:p>1.61928685333269e-14</text:p>
          </table:table-cell>
          <table:table-cell office:value-type="float" office:value="2410.89780931466">
            <text:p>2410.8978093147</text:p>
          </table:table-cell>
          <table:table-cell office:value-type="string">
            <text:p>3.45748450212387e-15</text:p>
          </table:table-cell>
          <table:table-cell office:value-type="float" office:value="2690.22311846751">
            <text:p>2690.2231184675</text:p>
          </table:table-cell>
          <table:table-cell office:value-type="string">
            <text:p>-3.10026875534554e-15</text:p>
          </table:table-cell>
          <table:table-cell office:value-type="float" office:value="2690.22311846713">
            <text:p>2690.2231184671</text:p>
          </table:table-cell>
          <table:table-cell office:value-type="string">
            <text:p>2.73032579076709e-14</text:p>
          </table:table-cell>
          <table:table-cell office:value-type="string">
            <text:p>-3.74430646316007e-11</text:p>
          </table:table-cell>
          <table:table-cell office:value-type="float" office:value="2563.90609689878">
            <text:p>2563.9060968988</text:p>
          </table:table-cell>
          <table:table-cell table:number-columns-repeated="1001"/>
        </table:table-row>
        <table:table-row table:style-name="ro1">
          <table:table-cell office:value-type="float" office:value="6750000000">
            <text:p>6750000000</text:p>
          </table:table-cell>
          <table:table-cell table:formula="of:=[.A7]*0.000000001" office:value-type="float" office:value="6.75">
            <text:p>6.75</text:p>
          </table:table-cell>
          <table:table-cell table:formula="of:=2*4*ATAN(1)*[.A7]*SQRT(0.0000004*4*ATAN(1)*0.0000000000088541878176)" office:value-type="float" office:value="141.469538981576">
            <text:p>141.469538981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7519">
            <text:p>7519</text:p>
          </table:table-cell>
          <table:table-cell office:value-type="float" office:value="1">
            <text:p>1</text:p>
          </table:table-cell>
          <table:table-cell office:value-type="string">
            <text:p>6.32553418433658e-12</text:p>
          </table:table-cell>
          <table:table-cell office:value-type="float" office:value="11.34601991">
            <text:p>11.3460199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05051645610802e-12</text:p>
          </table:table-cell>
          <table:table-cell office:value-type="float" office:value="0.238594309864901">
            <text:p>0.2385943099</text:p>
          </table:table-cell>
          <table:table-cell office:value-type="float" office:value="2046.62181309204">
            <text:p>2046.621813092</text:p>
          </table:table-cell>
          <table:table-cell office:value-type="string">
            <text:p>-1.60640921568144e-15</text:p>
          </table:table-cell>
          <table:table-cell office:value-type="float" office:value="2388.00911582461">
            <text:p>2388.0091158246</text:p>
          </table:table-cell>
          <table:table-cell office:value-type="string">
            <text:p>5.94203529703024e-15</text:p>
          </table:table-cell>
          <table:table-cell office:value-type="float" office:value="2669.73027054049">
            <text:p>2669.7302705405</text:p>
          </table:table-cell>
          <table:table-cell office:value-type="string">
            <text:p>4.78454952465515e-15</text:p>
          </table:table-cell>
          <table:table-cell office:value-type="float" office:value="2669.73027053985">
            <text:p>2669.7302705399</text:p>
          </table:table-cell>
          <table:table-cell office:value-type="string">
            <text:p>1.96047381945074e-14</text:p>
          </table:table-cell>
          <table:table-cell office:value-type="float" office:value="1403.51792246641">
            <text:p>1403.5179224664</text:p>
          </table:table-cell>
          <table:table-cell office:value-type="string">
            <text:p>-1.94913587430332e-11</text:p>
          </table:table-cell>
          <table:table-cell table:number-columns-repeated="1001"/>
        </table:table-row>
        <table:table-row table:style-name="ro1">
          <table:table-cell office:value-type="float" office:value="7000000000">
            <text:p>7000000000</text:p>
          </table:table-cell>
          <table:table-cell table:formula="of:=[.A8]*0.000000001" office:value-type="float" office:value="7">
            <text:p>7</text:p>
          </table:table-cell>
          <table:table-cell table:formula="of:=2*4*ATAN(1)*[.A8]*SQRT(0.0000004*4*ATAN(1)*0.0000000000088541878176)" office:value-type="float" office:value="146.709151536449">
            <text:p>146.7091515364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1.17499453956698e-12</text:p>
          </table:table-cell>
          <table:table-cell office:value-type="float" office:value="10.08711898">
            <text:p>10.087118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9.31379532769979e-12</text:p>
          </table:table-cell>
          <table:table-cell office:value-type="float" office:value="0.350897103548291">
            <text:p>0.3508971035</text:p>
          </table:table-cell>
          <table:table-cell office:value-type="float" office:value="2018.58247383773">
            <text:p>2018.5824738377</text:p>
          </table:table-cell>
          <table:table-cell office:value-type="string">
            <text:p>-3.03194882867107e-15</text:p>
          </table:table-cell>
          <table:table-cell office:value-type="float" office:value="2364.02239733922">
            <text:p>2364.0223973392</text:p>
          </table:table-cell>
          <table:table-cell office:value-type="string">
            <text:p>4.91331896624499e-16</text:p>
          </table:table-cell>
          <table:table-cell office:value-type="float" office:value="2648.2964477754">
            <text:p>2648.2964477754</text:p>
          </table:table-cell>
          <table:table-cell office:value-type="string">
            <text:p>1.54619465833866e-14</text:p>
          </table:table-cell>
          <table:table-cell office:value-type="float" office:value="2648.29644777517">
            <text:p>2648.2964477752</text:p>
          </table:table-cell>
          <table:table-cell office:value-type="string">
            <text:p>3.01068090192142e-15</text:p>
          </table:table-cell>
          <table:table-cell office:value-type="float" office:value="954.329308765094">
            <text:p>954.3293087651</text:p>
          </table:table-cell>
          <table:table-cell office:value-type="string">
            <text:p>-2.00459137863625e-11</text:p>
          </table:table-cell>
          <table:table-cell table:number-columns-repeated="1001"/>
        </table:table-row>
        <table:table-row table:style-name="ro1">
          <table:table-cell office:value-type="float" office:value="7250000000">
            <text:p>7250000000</text:p>
          </table:table-cell>
          <table:table-cell table:formula="of:=[.A9]*0.000000001" office:value-type="float" office:value="7.25">
            <text:p>7.25</text:p>
          </table:table-cell>
          <table:table-cell table:formula="of:=2*4*ATAN(1)*[.A9]*SQRT(0.0000004*4*ATAN(1)*0.0000000000088541878176)" office:value-type="float" office:value="151.948764091322">
            <text:p>151.9487640913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1.21490711191683e-12</text:p>
          </table:table-cell>
          <table:table-cell office:value-type="float" office:value="10.603822598">
            <text:p>10.6038225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21819142079975e-12</text:p>
          </table:table-cell>
          <table:table-cell office:value-type="float" office:value="0.427317993445419">
            <text:p>0.4273179934</text:p>
          </table:table-cell>
          <table:table-cell office:value-type="float" office:value="1989.10649013703">
            <text:p>1989.106490137</text:p>
          </table:table-cell>
          <table:table-cell office:value-type="string">
            <text:p>4.68671361229127e-16</text:p>
          </table:table-cell>
          <table:table-cell office:value-type="float" office:value="2338.90387159047">
            <text:p>2338.9038715905</text:p>
          </table:table-cell>
          <table:table-cell office:value-type="string">
            <text:p>3.53327033238192e-15</text:p>
          </table:table-cell>
          <table:table-cell office:value-type="float" office:value="2625.8986082327">
            <text:p>2625.8986082327</text:p>
          </table:table-cell>
          <table:table-cell office:value-type="string">
            <text:p>2.55402092421838e-14</text:p>
          </table:table-cell>
          <table:table-cell office:value-type="float" office:value="2625.89860823243">
            <text:p>2625.8986082324</text:p>
          </table:table-cell>
          <table:table-cell office:value-type="string">
            <text:p>-9.82204973374706e-14</text:p>
          </table:table-cell>
          <table:table-cell office:value-type="float" office:value="783.658529277216">
            <text:p>783.6585292772</text:p>
          </table:table-cell>
          <table:table-cell office:value-type="string">
            <text:p>-3.14108503604149e-12</text:p>
          </table:table-cell>
          <table:table-cell table:number-columns-repeated="1001"/>
        </table:table-row>
        <table:table-row table:style-name="ro1">
          <table:table-cell office:value-type="float" office:value="7500000000">
            <text:p>7500000000</text:p>
          </table:table-cell>
          <table:table-cell table:formula="of:=[.A10]*0.000000001" office:value-type="float" office:value="7.5">
            <text:p>7.5</text:p>
          </table:table-cell>
          <table:table-cell table:formula="of:=2*4*ATAN(1)*[.A10]*SQRT(0.0000004*4*ATAN(1)*0.0000000000088541878176)" office:value-type="float" office:value="157.188376646195">
            <text:p>157.1883766462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4.47308156219139e-13</text:p>
          </table:table-cell>
          <table:table-cell office:value-type="float" office:value="10.887235077">
            <text:p>10.8872350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40437297152925e-13</text:p>
          </table:table-cell>
          <table:table-cell office:value-type="float" office:value="0.486029904642886">
            <text:p>0.4860299046</text:p>
          </table:table-cell>
          <table:table-cell office:value-type="float" office:value="1958.12898504728">
            <text:p>1958.1289850473</text:p>
          </table:table-cell>
          <table:table-cell office:value-type="string">
            <text:p>1.0073145883786e-15</text:p>
          </table:table-cell>
          <table:table-cell office:value-type="float" office:value="2312.61665944001">
            <text:p>2312.61665944</text:p>
          </table:table-cell>
          <table:table-cell office:value-type="string">
            <text:p>1.66370939841296e-15</text:p>
          </table:table-cell>
          <table:table-cell office:value-type="float" office:value="2602.51186235485">
            <text:p>2602.5118623549</text:p>
          </table:table-cell>
          <table:table-cell office:value-type="string">
            <text:p>9.20079393979961e-15</text:p>
          </table:table-cell>
          <table:table-cell office:value-type="float" office:value="2602.51186235501">
            <text:p>2602.511862355</text:p>
          </table:table-cell>
          <table:table-cell office:value-type="string">
            <text:p>-6.54786082363574e-14</text:p>
          </table:table-cell>
          <table:table-cell office:value-type="float" office:value="688.993387192864">
            <text:p>688.9933871929</text:p>
          </table:table-cell>
          <table:table-cell office:value-type="string">
            <text:p>3.55240277333125e-13</text:p>
          </table:table-cell>
          <table:table-cell table:number-columns-repeated="1001"/>
        </table:table-row>
        <table:table-row table:style-name="ro1">
          <table:table-cell office:value-type="float" office:value="7750000000">
            <text:p>7750000000</text:p>
          </table:table-cell>
          <table:table-cell table:formula="of:=[.A11]*0.000000001" office:value-type="float" office:value="7.75">
            <text:p>7.75</text:p>
          </table:table-cell>
          <table:table-cell table:formula="of:=2*4*ATAN(1)*[.A11]*SQRT(0.0000004*4*ATAN(1)*0.0000000000088541878176)" office:value-type="float" office:value="162.427989201068">
            <text:p>162.4279892011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7.08953229576333e-13</text:p>
          </table:table-cell>
          <table:table-cell office:value-type="float" office:value="10.531623593">
            <text:p>10.53162359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98655291424812e-12</text:p>
          </table:table-cell>
          <table:table-cell office:value-type="float" office:value="0.533614265724776">
            <text:p>0.5336142657</text:p>
          </table:table-cell>
          <table:table-cell office:value-type="float" office:value="1925.5774932783">
            <text:p>1925.5774932783</text:p>
          </table:table-cell>
          <table:table-cell office:value-type="string">
            <text:p>2.24902339450735e-15</text:p>
          </table:table-cell>
          <table:table-cell office:value-type="float" office:value="2285.12042878609">
            <text:p>2285.1204287861</text:p>
          </table:table-cell>
          <table:table-cell office:value-type="string">
            <text:p>-3.33235734144293e-15</text:p>
          </table:table-cell>
          <table:table-cell office:value-type="float" office:value="2578.10929834897">
            <text:p>2578.109298349</text:p>
          </table:table-cell>
          <table:table-cell office:value-type="string">
            <text:p>8.85982459088321e-14</text:p>
          </table:table-cell>
          <table:table-cell office:value-type="float" office:value="2578.10929834897">
            <text:p>2578.109298349</text:p>
          </table:table-cell>
          <table:table-cell office:value-type="string">
            <text:p>-8.37839245252403e-14</text:p>
          </table:table-cell>
          <table:table-cell office:value-type="float" office:value="627.553294180249">
            <text:p>627.5532941802</text:p>
          </table:table-cell>
          <table:table-cell office:value-type="string">
            <text:p>3.40826481242812e-12</text:p>
          </table:table-cell>
          <table:table-cell table:number-columns-repeated="1001"/>
        </table:table-row>
        <table:table-row table:style-name="ro1">
          <table:table-cell office:value-type="float" office:value="8000000000">
            <text:p>8000000000</text:p>
          </table:table-cell>
          <table:table-cell table:formula="of:=[.A12]*0.000000001" office:value-type="float" office:value="8">
            <text:p>8</text:p>
          </table:table-cell>
          <table:table-cell table:formula="of:=2*4*ATAN(1)*[.A12]*SQRT(0.0000004*4*ATAN(1)*0.0000000000088541878176)" office:value-type="float" office:value="167.667601755942">
            <text:p>167.6676017559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4.40780085728284e-13</text:p>
          </table:table-cell>
          <table:table-cell office:value-type="float" office:value="10.605951403">
            <text:p>10.6059514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96390370295231e-12</text:p>
          </table:table-cell>
          <table:table-cell office:value-type="float" office:value="0.573398722621449">
            <text:p>0.5733987226</text:p>
          </table:table-cell>
          <table:table-cell office:value-type="float" office:value="1891.37074914333">
            <text:p>1891.3707491433</text:p>
          </table:table-cell>
          <table:table-cell office:value-type="string">
            <text:p>-1.32093570994948e-15</text:p>
          </table:table-cell>
          <table:table-cell office:value-type="float" office:value="2256.3709806128">
            <text:p>2256.3709806128</text:p>
          </table:table-cell>
          <table:table-cell office:value-type="string">
            <text:p>-1.85720981091309e-15</text:p>
          </table:table-cell>
          <table:table-cell office:value-type="float" office:value="2552.66178377193">
            <text:p>2552.6617837719</text:p>
          </table:table-cell>
          <table:table-cell office:value-type="string">
            <text:p>-1.7983481138854e-15</text:p>
          </table:table-cell>
          <table:table-cell office:value-type="float" office:value="2552.66178377239">
            <text:p>2552.6617837724</text:p>
          </table:table-cell>
          <table:table-cell office:value-type="string">
            <text:p>-3.64412281202883e-14</text:p>
          </table:table-cell>
          <table:table-cell office:value-type="float" office:value="584.011399163981">
            <text:p>584.011399164</text:p>
          </table:table-cell>
          <table:table-cell office:value-type="string">
            <text:p>-2.158102294818e-12</text:p>
          </table:table-cell>
          <table:table-cell>
            <draw:frame table:end-cell-address="Sheet1.AE36" table:end-x="0.6236in" table:end-y="0.0925in" draw:z-index="2" draw:style-name="gr1" draw:text-style-name="P1" svg:width="6in" svg:height="4.0004in" svg:x="0.8469in" svg:y="0.1106in">
              <draw:object draw:notify-on-update-of-ranges="Sheet1.B7:Sheet1.B40 Sheet1.V2:Sheet1.V2 Sheet1.V7:Sheet1.V40 Sheet1.G212:Sheet1.G245 Sheet1.I208:Sheet1.I208 Sheet1.I212:Sheet1.I24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office:value-type="float" office:value="8250000000">
            <text:p>8250000000</text:p>
          </table:table-cell>
          <table:table-cell table:formula="of:=[.A13]*0.000000001" office:value-type="float" office:value="8.25">
            <text:p>8.25</text:p>
          </table:table-cell>
          <table:table-cell table:formula="of:=2*4*ATAN(1)*[.A13]*SQRT(0.0000004*4*ATAN(1)*0.0000000000088541878176)" office:value-type="float" office:value="172.907214310815">
            <text:p>172.907214310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4.62357313338957e-13</text:p>
          </table:table-cell>
          <table:table-cell office:value-type="float" office:value="11.096581688">
            <text:p>11.09658168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30049451280318e-13</text:p>
          </table:table-cell>
          <table:table-cell office:value-type="float" office:value="0.607359185603186">
            <text:p>0.6073591856</text:p>
          </table:table-cell>
          <table:table-cell office:value-type="float" office:value="1855.41720547393">
            <text:p>1855.4172054739</text:p>
          </table:table-cell>
          <table:table-cell office:value-type="string">
            <text:p>-3.22318395674952e-15</text:p>
          </table:table-cell>
          <table:table-cell office:value-type="float" office:value="2226.31976539883">
            <text:p>2226.3197653988</text:p>
          </table:table-cell>
          <table:table-cell office:value-type="string">
            <text:p>-1.7626994989312e-15</text:p>
          </table:table-cell>
          <table:table-cell office:value-type="float" office:value="2526.13773931343">
            <text:p>2526.1377393134</text:p>
          </table:table-cell>
          <table:table-cell office:value-type="string">
            <text:p>-1.40416820750646e-15</text:p>
          </table:table-cell>
          <table:table-cell office:value-type="float" office:value="2526.13773931376">
            <text:p>2526.1377393138</text:p>
          </table:table-cell>
          <table:table-cell office:value-type="string">
            <text:p>-1.67608873015893e-13</text:p>
          </table:table-cell>
          <table:table-cell office:value-type="float" office:value="551.356426666047">
            <text:p>551.356426666</text:p>
          </table:table-cell>
          <table:table-cell office:value-type="string">
            <text:p>7.60051562141428e-14</text:p>
          </table:table-cell>
          <table:table-cell table:number-columns-repeated="1001"/>
        </table:table-row>
        <table:table-row table:style-name="ro1">
          <table:table-cell office:value-type="float" office:value="8500000000">
            <text:p>8500000000</text:p>
          </table:table-cell>
          <table:table-cell table:formula="of:=[.A14]*0.000000001" office:value-type="float" office:value="8.5">
            <text:p>8.5</text:p>
          </table:table-cell>
          <table:table-cell table:formula="of:=2*4*ATAN(1)*[.A14]*SQRT(0.0000004*4*ATAN(1)*0.0000000000088541878176)" office:value-type="float" office:value="178.146826865688">
            <text:p>178.1468268657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4.99816801663454e-13</text:p>
          </table:table-cell>
          <table:table-cell office:value-type="float" office:value="11.240081292">
            <text:p>11.2400812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6.4392090493914e-13</text:p>
          </table:table-cell>
          <table:table-cell office:value-type="float" office:value="0.636787570154892">
            <text:p>0.6367875702</text:p>
          </table:table-cell>
          <table:table-cell office:value-type="float" office:value="1817.61320681299">
            <text:p>1817.613206813</text:p>
          </table:table-cell>
          <table:table-cell office:value-type="string">
            <text:p>-3.95524707106156e-15</text:p>
          </table:table-cell>
          <table:table-cell office:value-type="float" office:value="2194.91331514875">
            <text:p>2194.9133151488</text:p>
          </table:table-cell>
          <table:table-cell office:value-type="string">
            <text:p>1.37218750160468e-15</text:p>
          </table:table-cell>
          <table:table-cell office:value-type="float" office:value="2498.50287996555">
            <text:p>2498.5028799656</text:p>
          </table:table-cell>
          <table:table-cell office:value-type="string">
            <text:p>-3.93783574668227e-15</text:p>
          </table:table-cell>
          <table:table-cell office:value-type="float" office:value="2498.50287996485">
            <text:p>2498.5028799649</text:p>
          </table:table-cell>
          <table:table-cell office:value-type="string">
            <text:p>-4.05920985434239e-14</text:p>
          </table:table-cell>
          <table:table-cell office:value-type="float" office:value="525.876141388137">
            <text:p>525.8761413881</text:p>
          </table:table-cell>
          <table:table-cell office:value-type="string">
            <text:p>-4.17495669297366e-13</text:p>
          </table:table-cell>
          <table:table-cell table:number-columns-repeated="1001"/>
        </table:table-row>
        <table:table-row table:style-name="ro1">
          <table:table-cell office:value-type="float" office:value="8750000000">
            <text:p>8750000000</text:p>
          </table:table-cell>
          <table:table-cell table:formula="of:=[.A15]*0.000000001" office:value-type="float" office:value="8.75">
            <text:p>8.75</text:p>
          </table:table-cell>
          <table:table-cell table:formula="of:=2*4*ATAN(1)*[.A15]*SQRT(0.0000004*4*ATAN(1)*0.0000000000088541878176)" office:value-type="float" office:value="183.386439420561">
            <text:p>183.3864394206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6493">
            <text:p>6493</text:p>
          </table:table-cell>
          <table:table-cell office:value-type="float" office:value="1">
            <text:p>1</text:p>
          </table:table-cell>
          <table:table-cell office:value-type="string">
            <text:p>1.53257838896766e-12</text:p>
          </table:table-cell>
          <table:table-cell office:value-type="float" office:value="9.493641959">
            <text:p>9.4936419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51978700263204e-12</text:p>
          </table:table-cell>
          <table:table-cell office:value-type="float" office:value="0.662584649277643">
            <text:p>0.6625846493</text:p>
          </table:table-cell>
          <table:table-cell office:value-type="float" office:value="1777.84071287381">
            <text:p>1777.8407128738</text:p>
          </table:table-cell>
          <table:table-cell office:value-type="string">
            <text:p>-7.70743604869439e-16</text:p>
          </table:table-cell>
          <table:table-cell office:value-type="float" office:value="2162.09257243742">
            <text:p>2162.0925724374</text:p>
          </table:table-cell>
          <table:table-cell office:value-type="string">
            <text:p>-1.11179628542423e-15</text:p>
          </table:table-cell>
          <table:table-cell office:value-type="float" office:value="2469.71991771687">
            <text:p>2469.7199177169</text:p>
          </table:table-cell>
          <table:table-cell office:value-type="string">
            <text:p>-3.59059175666775e-15</text:p>
          </table:table-cell>
          <table:table-cell office:value-type="float" office:value="2469.71991771728">
            <text:p>2469.7199177173</text:p>
          </table:table-cell>
          <table:table-cell office:value-type="string">
            <text:p>4.21090283436395e-14</text:p>
          </table:table-cell>
          <table:table-cell office:value-type="float" office:value="505.401672400739">
            <text:p>505.4016724007</text:p>
          </table:table-cell>
          <table:table-cell office:value-type="string">
            <text:p>1.65567519048913e-12</text:p>
          </table:table-cell>
          <table:table-cell table:number-columns-repeated="1001"/>
        </table:table-row>
        <table:table-row table:style-name="ro1">
          <table:table-cell office:value-type="float" office:value="9000000000">
            <text:p>9000000000</text:p>
          </table:table-cell>
          <table:table-cell table:formula="of:=[.A16]*0.000000001" office:value-type="float" office:value="9">
            <text:p>9</text:p>
          </table:table-cell>
          <table:table-cell table:formula="of:=2*4*ATAN(1)*[.A16]*SQRT(0.0000004*4*ATAN(1)*0.0000000000088541878176)" office:value-type="float" office:value="188.626051975434">
            <text:p>188.6260519754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3.59928159205417e-13</text:p>
          </table:table-cell>
          <table:table-cell office:value-type="float" office:value="11.34553776">
            <text:p>11.345537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08536670548133e-13</text:p>
          </table:table-cell>
          <table:table-cell office:value-type="float" office:value="0.685407962562202">
            <text:p>0.6854079626</text:p>
          </table:table-cell>
          <table:table-cell office:value-type="float" office:value="1735.96442897949">
            <text:p>1735.9644289795</text:p>
          </table:table-cell>
          <table:table-cell office:value-type="string">
            <text:p>-2.07066074380112e-15</text:p>
          </table:table-cell>
          <table:table-cell office:value-type="float" office:value="2127.7920927849">
            <text:p>2127.7920927849</text:p>
          </table:table-cell>
          <table:table-cell office:value-type="string">
            <text:p>-2.37600868872607e-15</text:p>
          </table:table-cell>
          <table:table-cell office:value-type="float" office:value="2439.74821862763">
            <text:p>2439.7482186276</text:p>
          </table:table-cell>
          <table:table-cell office:value-type="string">
            <text:p>4.04905765898819e-14</text:p>
          </table:table-cell>
          <table:table-cell office:value-type="float" office:value="2439.74821862738">
            <text:p>2439.7482186274</text:p>
          </table:table-cell>
          <table:table-cell office:value-type="string">
            <text:p>-1.97537078578303e-13</text:p>
          </table:table-cell>
          <table:table-cell office:value-type="float" office:value="488.57236648564">
            <text:p>488.5723664856</text:p>
          </table:table-cell>
          <table:table-cell office:value-type="string">
            <text:p>3.87129115227165e-14</text:p>
          </table:table-cell>
          <table:table-cell table:number-columns-repeated="1001"/>
        </table:table-row>
        <table:table-row table:style-name="ro1">
          <table:table-cell office:value-type="float" office:value="9250000000">
            <text:p>9250000000</text:p>
          </table:table-cell>
          <table:table-cell table:formula="of:=[.A17]*0.000000001" office:value-type="float" office:value="9.25">
            <text:p>9.25</text:p>
          </table:table-cell>
          <table:table-cell table:formula="of:=2*4*ATAN(1)*[.A17]*SQRT(0.0000004*4*ATAN(1)*0.0000000000088541878176)" office:value-type="float" office:value="193.865664530307">
            <text:p>193.8656645303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6.93401359957989e-13</text:p>
          </table:table-cell>
          <table:table-cell office:value-type="float" office:value="11.190721944">
            <text:p>11.1907219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17606098822054e-12</text:p>
          </table:table-cell>
          <table:table-cell office:value-type="float" office:value="0.705754268805811">
            <text:p>0.7057542688</text:p>
          </table:table-cell>
          <table:table-cell office:value-type="float" office:value="1691.8281427408">
            <text:p>1691.8281427408</text:p>
          </table:table-cell>
          <table:table-cell office:value-type="string">
            <text:p>-7.05388996968274e-15</text:p>
          </table:table-cell>
          <table:table-cell office:value-type="float" office:value="2091.93908993701">
            <text:p>2091.939089937</text:p>
          </table:table-cell>
          <table:table-cell office:value-type="string">
            <text:p>2.16823987306354e-15</text:p>
          </table:table-cell>
          <table:table-cell office:value-type="float" office:value="2408.54340550153">
            <text:p>2408.5434055015</text:p>
          </table:table-cell>
          <table:table-cell office:value-type="string">
            <text:p>-4.00349762407473e-15</text:p>
          </table:table-cell>
          <table:table-cell office:value-type="float" office:value="2408.54340550162">
            <text:p>2408.5434055016</text:p>
          </table:table-cell>
          <table:table-cell office:value-type="string">
            <text:p>-6.62604499015158e-14</text:p>
          </table:table-cell>
          <table:table-cell office:value-type="float" office:value="474.48723313236">
            <text:p>474.4872331324</text:p>
          </table:table-cell>
          <table:table-cell office:value-type="string">
            <text:p>9.94869198088787e-13</text:p>
          </table:table-cell>
          <table:table-cell table:number-columns-repeated="1001"/>
        </table:table-row>
        <table:table-row table:style-name="ro1">
          <table:table-cell office:value-type="float" office:value="9500000000">
            <text:p>9500000000</text:p>
          </table:table-cell>
          <table:table-cell table:formula="of:=[.A18]*0.000000001" office:value-type="float" office:value="9.5">
            <text:p>9.5</text:p>
          </table:table-cell>
          <table:table-cell table:formula="of:=2*4*ATAN(1)*[.A18]*SQRT(0.0000004*4*ATAN(1)*0.0000000000088541878176)" office:value-type="float" office:value="199.105277085181">
            <text:p>199.1052770852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4.363419920204e-13</text:p>
          </table:table-cell>
          <table:table-cell office:value-type="float" office:value="11.12526555">
            <text:p>11.125265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41097437320078e-12</text:p>
          </table:table-cell>
          <table:table-cell office:value-type="float" office:value="0.724008999551104">
            <text:p>0.7240089996</text:p>
          </table:table-cell>
          <table:table-cell office:value-type="float" office:value="1645.24998040321">
            <text:p>1645.2499804032</text:p>
          </table:table-cell>
          <table:table-cell office:value-type="string">
            <text:p>5.74522142962464e-15</text:p>
          </table:table-cell>
          <table:table-cell office:value-type="float" office:value="2054.45228454046">
            <text:p>2054.4522845405</text:p>
          </table:table-cell>
          <table:table-cell office:value-type="string">
            <text:p>1.62467505100172e-15</text:p>
          </table:table-cell>
          <table:table-cell office:value-type="float" office:value="2376.0568952851">
            <text:p>2376.0568952851</text:p>
          </table:table-cell>
          <table:table-cell office:value-type="string">
            <text:p>2.70366391120013e-15</text:p>
          </table:table-cell>
          <table:table-cell office:value-type="float" office:value="2376.05689528541">
            <text:p>2376.0568952854</text:p>
          </table:table-cell>
          <table:table-cell office:value-type="string">
            <text:p>-2.79145450075234e-14</text:p>
          </table:table-cell>
          <table:table-cell office:value-type="float" office:value="462.523795263073">
            <text:p>462.5237952631</text:p>
          </table:table-cell>
          <table:table-cell office:value-type="string">
            <text:p>-2.20821856224581e-12</text:p>
          </table:table-cell>
          <table:table-cell table:number-columns-repeated="1001"/>
        </table:table-row>
        <table:table-row table:style-name="ro1">
          <table:table-cell office:value-type="float" office:value="9750000000">
            <text:p>9750000000</text:p>
          </table:table-cell>
          <table:table-cell table:formula="of:=[.A19]*0.000000001" office:value-type="float" office:value="9.75">
            <text:p>9.75</text:p>
          </table:table-cell>
          <table:table-cell table:formula="of:=2*4*ATAN(1)*[.A19]*SQRT(0.0000004*4*ATAN(1)*0.0000000000088541878176)" office:value-type="float" office:value="204.344889640054">
            <text:p>204.3448896401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6.96512898380416e-13</text:p>
          </table:table-cell>
          <table:table-cell office:value-type="float" office:value="11.095235643">
            <text:p>11.09523564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94168666251989e-11</text:p>
          </table:table-cell>
          <table:table-cell office:value-type="float" office:value="0.740477643788804">
            <text:p>0.7404776438</text:p>
          </table:table-cell>
          <table:table-cell office:value-type="float" office:value="1596.0161650252">
            <text:p>1596.0161650252</text:p>
          </table:table-cell>
          <table:table-cell office:value-type="string">
            <text:p>8.25234835083838e-16</text:p>
          </table:table-cell>
          <table:table-cell office:value-type="float" office:value="2015.24050437128">
            <text:p>2015.2405043713</text:p>
          </table:table-cell>
          <table:table-cell office:value-type="string">
            <text:p>6.83936883323295e-16</text:p>
          </table:table-cell>
          <table:table-cell office:value-type="float" office:value="2342.2353576523">
            <text:p>2342.2353576523</text:p>
          </table:table-cell>
          <table:table-cell office:value-type="string">
            <text:p>-1.18359975328663e-16</text:p>
          </table:table-cell>
          <table:table-cell office:value-type="float" office:value="2342.23535765251">
            <text:p>2342.2353576525</text:p>
          </table:table-cell>
          <table:table-cell office:value-type="string">
            <text:p>-6.18988235645761e-13</text:p>
          </table:table-cell>
          <table:table-cell office:value-type="float" office:value="452.237002812956">
            <text:p>452.237002813</text:p>
          </table:table-cell>
          <table:table-cell office:value-type="string">
            <text:p>6.57818748063623e-12</text:p>
          </table:table-cell>
          <table:table-cell table:number-columns-repeated="1001"/>
        </table:table-row>
        <table:table-row table:style-name="ro1">
          <table:table-cell office:value-type="float" office:value="10000000000">
            <text:p>10000000000</text:p>
          </table:table-cell>
          <table:table-cell table:formula="of:=[.A20]*0.000000001" office:value-type="float" office:value="10">
            <text:p>10</text:p>
          </table:table-cell>
          <table:table-cell table:formula="of:=2*4*ATAN(1)*[.A20]*SQRT(0.0000004*4*ATAN(1)*0.0000000000088541878176)" office:value-type="float" office:value="209.584502194927">
            <text:p>209.5845021949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5.68422413500617e-13</text:p>
          </table:table-cell>
          <table:table-cell office:value-type="float" office:value="11.368671173">
            <text:p>11.3686711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44434217425669e-12</text:p>
          </table:table-cell>
          <table:table-cell office:value-type="float" office:value="0.7554065798406">
            <text:p>0.7554065798</text:p>
          </table:table-cell>
          <table:table-cell office:value-type="float" office:value="1543.87265264533">
            <text:p>1543.8726526453</text:p>
          </table:table-cell>
          <table:table-cell office:value-type="string">
            <text:p>3.45411623246306e-15</text:p>
          </table:table-cell>
          <table:table-cell office:value-type="float" office:value="1974.20096723297">
            <text:p>1974.200967233</text:p>
          </table:table-cell>
          <table:table-cell office:value-type="string">
            <text:p>-1.02346896575253e-15</text:p>
          </table:table-cell>
          <table:table-cell office:value-type="float" office:value="2307.0200777629">
            <text:p>2307.0200777629</text:p>
          </table:table-cell>
          <table:table-cell office:value-type="string">
            <text:p>-2.38331391821302e-15</text:p>
          </table:table-cell>
          <table:table-cell office:value-type="float" office:value="2307.02007776357">
            <text:p>2307.0200777636</text:p>
          </table:table-cell>
          <table:table-cell office:value-type="string">
            <text:p>2.03720339732073e-13</text:p>
          </table:table-cell>
          <table:table-cell office:value-type="float" office:value="443.299541218825">
            <text:p>443.2995412188</text:p>
          </table:table-cell>
          <table:table-cell office:value-type="string">
            <text:p>5.39008479942657e-13</text:p>
          </table:table-cell>
          <table:table-cell table:number-columns-repeated="1001"/>
        </table:table-row>
        <table:table-row table:style-name="ro1">
          <table:table-cell office:value-type="float" office:value="10250000000">
            <text:p>10250000000</text:p>
          </table:table-cell>
          <table:table-cell table:formula="of:=[.A21]*0.000000001" office:value-type="float" office:value="10.25">
            <text:p>10.25</text:p>
          </table:table-cell>
          <table:table-cell table:formula="of:=2*4*ATAN(1)*[.A21]*SQRT(0.0000004*4*ATAN(1)*0.0000000000088541878176)" office:value-type="float" office:value="214.8241147498">
            <text:p>214.824114749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6.38185205886125e-13</text:p>
          </table:table-cell>
          <table:table-cell office:value-type="float" office:value="11.452130248">
            <text:p>11.4521302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09325815708119e-12</text:p>
          </table:table-cell>
          <table:table-cell office:value-type="float" office:value="0.768997416383595">
            <text:p>0.7689974164</text:p>
          </table:table-cell>
          <table:table-cell office:value-type="float" office:value="1488.51368945953">
            <text:p>1488.5136894595</text:p>
          </table:table-cell>
          <table:table-cell office:value-type="string">
            <text:p>7.22523332423352e-15</text:p>
          </table:table-cell>
          <table:table-cell office:value-type="float" office:value="1931.2171538037">
            <text:p>1931.2171538037</text:p>
          </table:table-cell>
          <table:table-cell office:value-type="string">
            <text:p>7.38106243953029e-16</text:p>
          </table:table-cell>
          <table:table-cell office:value-type="float" office:value="2270.34620164501">
            <text:p>2270.346201645</text:p>
          </table:table-cell>
          <table:table-cell office:value-type="string">
            <text:p>1.22828052423813e-14</text:p>
          </table:table-cell>
          <table:table-cell office:value-type="float" office:value="2270.34620164431">
            <text:p>2270.3462016443</text:p>
          </table:table-cell>
          <table:table-cell office:value-type="string">
            <text:p>-3.21057989370175e-14</text:p>
          </table:table-cell>
          <table:table-cell office:value-type="float" office:value="435.464909429554">
            <text:p>435.4649094296</text:p>
          </table:table-cell>
          <table:table-cell office:value-type="string">
            <text:p>1.05215059660252e-12</text:p>
          </table:table-cell>
          <table:table-cell table:number-columns-repeated="1001"/>
        </table:table-row>
        <table:table-row table:style-name="ro1">
          <table:table-cell office:value-type="float" office:value="10500000000">
            <text:p>10500000000</text:p>
          </table:table-cell>
          <table:table-cell table:formula="of:=[.A22]*0.000000001" office:value-type="float" office:value="10.5">
            <text:p>10.5</text:p>
          </table:table-cell>
          <table:table-cell table:formula="of:=2*4*ATAN(1)*[.A22]*SQRT(0.0000004*4*ATAN(1)*0.0000000000088541878176)" office:value-type="float" office:value="220.063727304673">
            <text:p>220.0637273047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5758">
            <text:p>5758</text:p>
          </table:table-cell>
          <table:table-cell office:value-type="float" office:value="1">
            <text:p>1</text:p>
          </table:table-cell>
          <table:table-cell office:value-type="string">
            <text:p>1.99850994025979e-12</text:p>
          </table:table-cell>
          <table:table-cell office:value-type="float" office:value="10.681367945">
            <text:p>10.6813679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9.962350432227e-13</text:p>
          </table:table-cell>
          <table:table-cell office:value-type="float" office:value="0.781417167652236">
            <text:p>0.7814171677</text:p>
          </table:table-cell>
          <table:table-cell office:value-type="float" office:value="1429.56577581818">
            <text:p>1429.5657758182</text:p>
          </table:table-cell>
          <table:table-cell office:value-type="string">
            <text:p>5.07861413206107e-15</text:p>
          </table:table-cell>
          <table:table-cell office:value-type="float" office:value="1886.15614380797">
            <text:p>1886.156143808</text:p>
          </table:table-cell>
          <table:table-cell office:value-type="string">
            <text:p>-5.92871788698948e-15</text:p>
          </table:table-cell>
          <table:table-cell office:value-type="float" office:value="2232.14183666839">
            <text:p>2232.1418366684</text:p>
          </table:table-cell>
          <table:table-cell office:value-type="string">
            <text:p>-1.16044043804597e-13</text:p>
          </table:table-cell>
          <table:table-cell office:value-type="float" office:value="2232.14183666878">
            <text:p>2232.1418366688</text:p>
          </table:table-cell>
          <table:table-cell office:value-type="string">
            <text:p>2.33412615928978e-13</text:p>
          </table:table-cell>
          <table:table-cell office:value-type="float" office:value="428.543682045766">
            <text:p>428.5436820458</text:p>
          </table:table-cell>
          <table:table-cell office:value-type="string">
            <text:p>-1.12537859654412e-12</text:p>
          </table:table-cell>
          <table:table-cell table:number-columns-repeated="1001"/>
        </table:table-row>
        <table:table-row table:style-name="ro1">
          <table:table-cell office:value-type="float" office:value="10750000000">
            <text:p>10750000000</text:p>
          </table:table-cell>
          <table:table-cell table:formula="of:=[.A23]*0.000000001" office:value-type="float" office:value="10.75">
            <text:p>10.75</text:p>
          </table:table-cell>
          <table:table-cell table:formula="of:=2*4*ATAN(1)*[.A23]*SQRT(0.0000004*4*ATAN(1)*0.0000000000088541878176)" office:value-type="float" office:value="225.303339859546">
            <text:p>225.3033398595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8.74700018261525e-13</text:p>
          </table:table-cell>
          <table:table-cell office:value-type="float" office:value="11.851774556">
            <text:p>11.8517745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54083502105573e-12</text:p>
          </table:table-cell>
          <table:table-cell office:value-type="float" office:value="0.792805658405098">
            <text:p>0.7928056584</text:p>
          </table:table-cell>
          <table:table-cell office:value-type="float" office:value="1366.56455340746">
            <text:p>1366.5645534075</text:p>
          </table:table-cell>
          <table:table-cell office:value-type="string">
            <text:p>6.03679149266108e-15</text:p>
          </table:table-cell>
          <table:table-cell office:value-type="float" office:value="1838.86523977863">
            <text:p>1838.8652397786</text:p>
          </table:table-cell>
          <table:table-cell office:value-type="string">
            <text:p>-1.74025257919866e-14</text:p>
          </table:table-cell>
          <table:table-cell office:value-type="float" office:value="2192.32697156353">
            <text:p>2192.3269715635</text:p>
          </table:table-cell>
          <table:table-cell office:value-type="string">
            <text:p>1.68733427948901e-14</text:p>
          </table:table-cell>
          <table:table-cell office:value-type="float" office:value="2192.32697156338">
            <text:p>2192.3269715634</text:p>
          </table:table-cell>
          <table:table-cell office:value-type="string">
            <text:p>-2.96089831639034e-13</text:p>
          </table:table-cell>
          <table:table-cell office:value-type="float" office:value="422.387739954686">
            <text:p>422.3877399547</text:p>
          </table:table-cell>
          <table:table-cell office:value-type="string">
            <text:p>9.33522215580069e-13</text:p>
          </table:table-cell>
          <table:table-cell table:number-columns-repeated="1001"/>
        </table:table-row>
        <table:table-row table:style-name="ro1">
          <table:table-cell office:value-type="float" office:value="11000000000">
            <text:p>11000000000</text:p>
          </table:table-cell>
          <table:table-cell table:formula="of:=[.A24]*0.000000001" office:value-type="float" office:value="11">
            <text:p>11</text:p>
          </table:table-cell>
          <table:table-cell table:formula="of:=2*4*ATAN(1)*[.A24]*SQRT(0.0000004*4*ATAN(1)*0.0000000000088541878176)" office:value-type="float" office:value="230.54295241442">
            <text:p>230.5429524144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1.08787431064388e-12</text:p>
          </table:table-cell>
          <table:table-cell office:value-type="float" office:value="11.910933285">
            <text:p>11.9109332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75799649315846e-12</text:p>
          </table:table-cell>
          <table:table-cell office:value-type="float" office:value="0.803281030486513">
            <text:p>0.8032810305</text:p>
          </table:table-cell>
          <table:table-cell office:value-type="float" office:value="1298.9203660839">
            <text:p>1298.9203660839</text:p>
          </table:table-cell>
          <table:table-cell office:value-type="string">
            <text:p>1.06615141146695e-15</text:p>
          </table:table-cell>
          <table:table-cell office:value-type="float" office:value="1789.16763017449">
            <text:p>1789.1676301745</text:p>
          </table:table-cell>
          <table:table-cell office:value-type="string">
            <text:p>4.57205398782837e-15</text:p>
          </table:table-cell>
          <table:table-cell office:value-type="float" office:value="2150.81216963332">
            <text:p>2150.8121696333</text:p>
          </table:table-cell>
          <table:table-cell office:value-type="string">
            <text:p>-1.45661064794039e-14</text:p>
          </table:table-cell>
          <table:table-cell office:value-type="float" office:value="2150.81216963483">
            <text:p>2150.8121696348</text:p>
          </table:table-cell>
          <table:table-cell office:value-type="string">
            <text:p>5.91532838699253e-13</text:p>
          </table:table-cell>
          <table:table-cell office:value-type="float" office:value="416.879494931174">
            <text:p>416.8794949312</text:p>
          </table:table-cell>
          <table:table-cell office:value-type="string">
            <text:p>7.18355395070207e-13</text:p>
          </table:table-cell>
          <table:table-cell table:number-columns-repeated="1001"/>
        </table:table-row>
        <table:table-row table:style-name="ro1">
          <table:table-cell office:value-type="float" office:value="11250000000">
            <text:p>11250000000</text:p>
          </table:table-cell>
          <table:table-cell table:formula="of:=[.A25]*0.000000001" office:value-type="float" office:value="11.25">
            <text:p>11.25</text:p>
          </table:table-cell>
          <table:table-cell table:formula="of:=2*4*ATAN(1)*[.A25]*SQRT(0.0000004*4*ATAN(1)*0.0000000000088541878176)" office:value-type="float" office:value="235.782564969293">
            <text:p>235.7825649693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6493">
            <text:p>6493</text:p>
          </table:table-cell>
          <table:table-cell office:value-type="float" office:value="1">
            <text:p>1</text:p>
          </table:table-cell>
          <table:table-cell office:value-type="string">
            <text:p>3.29643152896251e-12</text:p>
          </table:table-cell>
          <table:table-cell office:value-type="float" office:value="10.009575086">
            <text:p>10.0095750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61980175605276e-12</text:p>
          </table:table-cell>
          <table:table-cell office:value-type="float" office:value="0.812943914481271">
            <text:p>0.8129439145</text:p>
          </table:table-cell>
          <table:table-cell office:value-type="float" office:value="1225.86484727459">
            <text:p>1225.8648472746</text:p>
          </table:table-cell>
          <table:table-cell office:value-type="string">
            <text:p>8.24325897369146e-15</text:p>
          </table:table-cell>
          <table:table-cell office:value-type="float" office:value="1736.85673422479">
            <text:p>1736.8567342248</text:p>
          </table:table-cell>
          <table:table-cell office:value-type="string">
            <text:p>-3.02414041117574e-15</text:p>
          </table:table-cell>
          <table:table-cell office:value-type="float" office:value="2107.49697399541">
            <text:p>2107.4969739954</text:p>
          </table:table-cell>
          <table:table-cell office:value-type="string">
            <text:p>-4.73509934489596e-15</text:p>
          </table:table-cell>
          <table:table-cell office:value-type="float" office:value="2107.49697399616">
            <text:p>2107.4969739962</text:p>
          </table:table-cell>
          <table:table-cell office:value-type="string">
            <text:p>-1.56644261945735e-13</text:p>
          </table:table-cell>
          <table:table-cell office:value-type="float" office:value="411.924345439825">
            <text:p>411.9243454398</text:p>
          </table:table-cell>
          <table:table-cell office:value-type="string">
            <text:p>-4.02471708206859e-13</text:p>
          </table:table-cell>
          <table:table-cell table:number-columns-repeated="1001"/>
        </table:table-row>
        <table:table-row table:style-name="ro1">
          <table:table-cell office:value-type="float" office:value="11500000000">
            <text:p>11500000000</text:p>
          </table:table-cell>
          <table:table-cell table:formula="of:=[.A26]*0.000000001" office:value-type="float" office:value="11.5">
            <text:p>11.5</text:p>
          </table:table-cell>
          <table:table-cell table:formula="of:=2*4*ATAN(1)*[.A26]*SQRT(0.0000004*4*ATAN(1)*0.0000000000088541878176)" office:value-type="float" office:value="241.022177524166">
            <text:p>241.0221775242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1.61748313721227e-12</text:p>
          </table:table-cell>
          <table:table-cell office:value-type="float" office:value="11.475304813">
            <text:p>11.4753048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9.72518515296545e-13</text:p>
          </table:table-cell>
          <table:table-cell office:value-type="float" office:value="0.821880641538032">
            <text:p>0.8218806415</text:p>
          </table:table-cell>
          <table:table-cell office:value-type="float" office:value="1146.3639028249">
            <text:p>1146.3639028249</text:p>
          </table:table-cell>
          <table:table-cell office:value-type="string">
            <text:p>-1.98578107842088e-15</text:p>
          </table:table-cell>
          <table:table-cell office:value-type="float" office:value="1681.68870161439">
            <text:p>1681.6887016144</text:p>
          </table:table-cell>
          <table:table-cell office:value-type="string">
            <text:p>-3.1695076061268e-16</text:p>
          </table:table-cell>
          <table:table-cell office:value-type="float" office:value="2062.26794314302">
            <text:p>2062.267943143</text:p>
          </table:table-cell>
          <table:table-cell office:value-type="string">
            <text:p>-5.38548246461251e-15</text:p>
          </table:table-cell>
          <table:table-cell office:value-type="float" office:value="2062.26794314089">
            <text:p>2062.2679431409</text:p>
          </table:table-cell>
          <table:table-cell office:value-type="string">
            <text:p>-1.27733493815363e-13</text:p>
          </table:table-cell>
          <table:table-cell office:value-type="float" office:value="407.445282626918">
            <text:p>407.4452826269</text:p>
          </table:table-cell>
          <table:table-cell office:value-type="string">
            <text:p>2.5959965999329e-13</text:p>
          </table:table-cell>
          <table:table-cell table:number-columns-repeated="1001"/>
        </table:table-row>
        <table:table-row table:style-name="ro1">
          <table:table-cell office:value-type="float" office:value="11750000000">
            <text:p>11750000000</text:p>
          </table:table-cell>
          <table:table-cell table:formula="of:=[.A27]*0.000000001" office:value-type="float" office:value="11.75">
            <text:p>11.75</text:p>
          </table:table-cell>
          <table:table-cell table:formula="of:=2*4*ATAN(1)*[.A27]*SQRT(0.0000004*4*ATAN(1)*0.0000000000088541878176)" office:value-type="float" office:value="246.261790079039">
            <text:p>246.261790079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7177">
            <text:p>7177</text:p>
          </table:table-cell>
          <table:table-cell office:value-type="float" office:value="1">
            <text:p>1</text:p>
          </table:table-cell>
          <table:table-cell office:value-type="string">
            <text:p>3.79859651894342e-12</text:p>
          </table:table-cell>
          <table:table-cell office:value-type="float" office:value="11.056567442">
            <text:p>11.0565674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68407485709586e-12</text:p>
          </table:table-cell>
          <table:table-cell office:value-type="float" office:value="0.830165751470582">
            <text:p>0.8301657515</text:p>
          </table:table-cell>
          <table:table-cell office:value-type="float" office:value="1058.96687350188">
            <text:p>1058.9668735019</text:p>
          </table:table-cell>
          <table:table-cell office:value-type="string">
            <text:p>8.55909205837999e-15</text:p>
          </table:table-cell>
          <table:table-cell office:value-type="float" office:value="1623.37227111076">
            <text:p>1623.3722711108</text:p>
          </table:table-cell>
          <table:table-cell office:value-type="string">
            <text:p>-3.05141927678849e-17</text:p>
          </table:table-cell>
          <table:table-cell office:value-type="float" office:value="2014.99620614776">
            <text:p>2014.9962061478</text:p>
          </table:table-cell>
          <table:table-cell office:value-type="string">
            <text:p>-3.48796434156144e-15</text:p>
          </table:table-cell>
          <table:table-cell office:value-type="float" office:value="2014.99620614728">
            <text:p>2014.9962061473</text:p>
          </table:table-cell>
          <table:table-cell office:value-type="string">
            <text:p>-2.66022058971165e-14</text:p>
          </table:table-cell>
          <table:table-cell office:value-type="float" office:value="403.378951098026">
            <text:p>403.378951098</text:p>
          </table:table-cell>
          <table:table-cell office:value-type="string">
            <text:p>-1.2032134175652e-13</text:p>
          </table:table-cell>
          <table:table-cell table:number-columns-repeated="1001"/>
        </table:table-row>
        <table:table-row table:style-name="ro1">
          <table:table-cell office:value-type="float" office:value="12000000000">
            <text:p>12000000000</text:p>
          </table:table-cell>
          <table:table-cell table:formula="of:=[.A28]*0.000000001" office:value-type="float" office:value="12">
            <text:p>12</text:p>
          </table:table-cell>
          <table:table-cell table:formula="of:=2*4*ATAN(1)*[.A28]*SQRT(0.0000004*4*ATAN(1)*0.0000000000088541878176)" office:value-type="float" office:value="251.501402633912">
            <text:p>251.5014026339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8278">
            <text:p>8278</text:p>
          </table:table-cell>
          <table:table-cell office:value-type="float" office:value="1">
            <text:p>1</text:p>
          </table:table-cell>
          <table:table-cell office:value-type="string">
            <text:p>5.33083023312847e-13</text:p>
          </table:table-cell>
          <table:table-cell office:value-type="float" office:value="14.274498686">
            <text:p>14.2744986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07224268262308e-11</text:p>
          </table:table-cell>
          <table:table-cell office:value-type="float" office:value="0.837863975993955">
            <text:p>0.837863976</text:p>
          </table:table-cell>
          <table:table-cell office:value-type="float" office:value="961.523035712871">
            <text:p>961.5230357129</text:p>
          </table:table-cell>
          <table:table-cell office:value-type="string">
            <text:p>1.17657658569026e-14</text:p>
          </table:table-cell>
          <table:table-cell office:value-type="float" office:value="1561.55475076759">
            <text:p>1561.5547507676</text:p>
          </table:table-cell>
          <table:table-cell office:value-type="string">
            <text:p>-5.26187897812584e-15</text:p>
          </table:table-cell>
          <table:table-cell office:value-type="float" office:value="1965.53438530674">
            <text:p>1965.5343853067</text:p>
          </table:table-cell>
          <table:table-cell office:value-type="string">
            <text:p>7.37986063314581e-15</text:p>
          </table:table-cell>
          <table:table-cell office:value-type="float" office:value="1965.53438530645">
            <text:p>1965.5343853065</text:p>
          </table:table-cell>
          <table:table-cell office:value-type="string">
            <text:p>-6.07520278519671e-13</text:p>
          </table:table-cell>
          <table:table-cell office:value-type="float" office:value="399.672739020751">
            <text:p>399.6727390208</text:p>
          </table:table-cell>
          <table:table-cell office:value-type="string">
            <text:p>4.44104614636473e-12</text:p>
          </table:table-cell>
          <table:table-cell table:number-columns-repeated="1001"/>
        </table:table-row>
        <table:table-row table:style-name="ro1">
          <table:table-cell office:value-type="float" office:value="12250000000">
            <text:p>12250000000</text:p>
          </table:table-cell>
          <table:table-cell table:formula="of:=[.A29]*0.000000001" office:value-type="float" office:value="12.25">
            <text:p>12.25</text:p>
          </table:table-cell>
          <table:table-cell table:formula="of:=2*4*ATAN(1)*[.A29]*SQRT(0.0000004*4*ATAN(1)*0.0000000000088541878176)" office:value-type="float" office:value="256.741015188785">
            <text:p>256.741015188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2.53721248292997e-12</text:p>
          </table:table-cell>
          <table:table-cell office:value-type="float" office:value="11.752498884">
            <text:p>11.7524988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08421646334624e-11</text:p>
          </table:table-cell>
          <table:table-cell office:value-type="float" office:value="0.845031824499851">
            <text:p>0.8450318245</text:p>
          </table:table-cell>
          <table:table-cell office:value-type="float" office:value="850.586459331805">
            <text:p>850.5864593318</text:p>
          </table:table-cell>
          <table:table-cell office:value-type="string">
            <text:p>-1.08740835498144e-14</text:p>
          </table:table-cell>
          <table:table-cell office:value-type="float" office:value="1495.80213137778">
            <text:p>1495.8021313778</text:p>
          </table:table-cell>
          <table:table-cell office:value-type="string">
            <text:p>-4.1220605061647e-15</text:p>
          </table:table-cell>
          <table:table-cell office:value-type="float" office:value="1913.71267342075">
            <text:p>1913.7126734208</text:p>
          </table:table-cell>
          <table:table-cell office:value-type="string">
            <text:p>6.09828554738575e-14</text:p>
          </table:table-cell>
          <table:table-cell office:value-type="float" office:value="1913.71267341971">
            <text:p>1913.7126734197</text:p>
          </table:table-cell>
          <table:table-cell office:value-type="string">
            <text:p>-1.75858966442443e-13</text:p>
          </table:table-cell>
          <table:table-cell office:value-type="float" office:value="396.282578440566">
            <text:p>396.2825784406</text:p>
          </table:table-cell>
          <table:table-cell office:value-type="string">
            <text:p>-2.21114112492112e-12</text:p>
          </table:table-cell>
          <table:table-cell table:number-columns-repeated="1001"/>
        </table:table-row>
        <table:table-row table:style-name="ro1">
          <table:table-cell office:value-type="float" office:value="12500000000">
            <text:p>12500000000</text:p>
          </table:table-cell>
          <table:table-cell table:formula="of:=[.A30]*0.000000001" office:value-type="float" office:value="12.5">
            <text:p>12.5</text:p>
          </table:table-cell>
          <table:table-cell table:formula="of:=2*4*ATAN(1)*[.A30]*SQRT(0.0000004*4*ATAN(1)*0.0000000000088541878176)" office:value-type="float" office:value="261.980627743659">
            <text:p>261.9806277437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7177">
            <text:p>7177</text:p>
          </table:table-cell>
          <table:table-cell office:value-type="float" office:value="1">
            <text:p>1</text:p>
          </table:table-cell>
          <table:table-cell office:value-type="string">
            <text:p>6.96424617625328e-12</text:p>
          </table:table-cell>
          <table:table-cell office:value-type="float" office:value="11.364579805">
            <text:p>11.3645798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75502610393129e-12</text:p>
          </table:table-cell>
          <table:table-cell office:value-type="float" office:value="0.851718864740411">
            <text:p>0.8517188647</text:p>
          </table:table-cell>
          <table:table-cell office:value-type="float" office:value="719.946643126269">
            <text:p>719.9466431263</text:p>
          </table:table-cell>
          <table:table-cell office:value-type="string">
            <text:p>5.03258532859773e-14</text:p>
          </table:table-cell>
          <table:table-cell office:value-type="float" office:value="1425.57001244643">
            <text:p>1425.5700124464</text:p>
          </table:table-cell>
          <table:table-cell office:value-type="string">
            <text:p>-3.28807524054286e-14</text:p>
          </table:table-cell>
          <table:table-cell office:value-type="float" office:value="1859.3337625513">
            <text:p>1859.3337625513</text:p>
          </table:table-cell>
          <table:table-cell office:value-type="string">
            <text:p>8.50223229485588e-15</text:p>
          </table:table-cell>
          <table:table-cell office:value-type="float" office:value="1859.3337625508">
            <text:p>1859.3337625508</text:p>
          </table:table-cell>
          <table:table-cell office:value-type="string">
            <text:p>-1.93540213719127e-13</text:p>
          </table:table-cell>
          <table:table-cell office:value-type="float" office:value="393.171272738894">
            <text:p>393.1712727389</text:p>
          </table:table-cell>
          <table:table-cell office:value-type="string">
            <text:p>-2.75786157936462e-12</text:p>
          </table:table-cell>
          <table:table-cell table:number-columns-repeated="1001"/>
        </table:table-row>
        <table:table-row table:style-name="ro1">
          <table:table-cell office:value-type="float" office:value="12750000000">
            <text:p>12750000000</text:p>
          </table:table-cell>
          <table:table-cell table:formula="of:=[.A31]*0.000000001" office:value-type="float" office:value="12.75">
            <text:p>12.75</text:p>
          </table:table-cell>
          <table:table-cell table:formula="of:=2*4*ATAN(1)*[.A31]*SQRT(0.0000004*4*ATAN(1)*0.0000000000088541878176)" office:value-type="float" office:value="267.220240298532">
            <text:p>267.2202402985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7177">
            <text:p>7177</text:p>
          </table:table-cell>
          <table:table-cell office:value-type="float" office:value="1">
            <text:p>1</text:p>
          </table:table-cell>
          <table:table-cell office:value-type="string">
            <text:p>1.65423426657462e-11</text:p>
          </table:table-cell>
          <table:table-cell office:value-type="float" office:value="11.024952264">
            <text:p>11.0249522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82562812277285e-12</text:p>
          </table:table-cell>
          <table:table-cell office:value-type="float" office:value="0.857968766461682">
            <text:p>0.8579687665</text:p>
          </table:table-cell>
          <table:table-cell office:value-type="float" office:value="555.881354837471">
            <text:p>555.8813548375</text:p>
          </table:table-cell>
          <table:table-cell office:value-type="string">
            <text:p>1.1729089424791e-15</text:p>
          </table:table-cell>
          <table:table-cell office:value-type="float" office:value="1350.1595357931">
            <text:p>1350.1595357931</text:p>
          </table:table-cell>
          <table:table-cell office:value-type="string">
            <text:p>1.67184993123478e-14</text:p>
          </table:table-cell>
          <table:table-cell office:value-type="float" office:value="1802.16618331155">
            <text:p>1802.1661833116</text:p>
          </table:table-cell>
          <table:table-cell office:value-type="string">
            <text:p>7.6069406153288e-15</text:p>
          </table:table-cell>
          <table:table-cell office:value-type="float" office:value="1802.16618330984">
            <text:p>1802.1661833098</text:p>
          </table:table-cell>
          <table:table-cell office:value-type="string">
            <text:p>4.29601838445714e-13</text:p>
          </table:table-cell>
          <table:table-cell office:value-type="float" office:value="390.307203660503">
            <text:p>390.3072036605</text:p>
          </table:table-cell>
          <table:table-cell office:value-type="string">
            <text:p>4.8559400034564e-13</text:p>
          </table:table-cell>
          <table:table-cell table:number-columns-repeated="1001"/>
        </table:table-row>
        <table:table-row table:style-name="ro1">
          <table:table-cell office:value-type="float" office:value="13000000000">
            <text:p>13000000000</text:p>
          </table:table-cell>
          <table:table-cell table:formula="of:=[.A32]*0.000000001" office:value-type="float" office:value="13">
            <text:p>13</text:p>
          </table:table-cell>
          <table:table-cell table:formula="of:=2*4*ATAN(1)*[.A32]*SQRT(0.0000004*4*ATAN(1)*0.0000000000088541878176)" office:value-type="float" office:value="272.459852853405">
            <text:p>272.4598528534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1.45247589670337e-11</text:p>
          </table:table-cell>
          <table:table-cell office:value-type="float" office:value="12.254269987">
            <text:p>12.2542699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9875783503113e-13</text:p>
          </table:table-cell>
          <table:table-cell office:value-type="float" office:value="0.863820158820577">
            <text:p>0.8638201588</text:p>
          </table:table-cell>
          <table:table-cell office:value-type="float" office:value="309.095551445272">
            <text:p>309.0955514453</text:p>
          </table:table-cell>
          <table:table-cell office:value-type="string">
            <text:p>6.29641058992667e-14</text:p>
          </table:table-cell>
          <table:table-cell office:value-type="float" office:value="1268.64760724163">
            <text:p>1268.6476072416</text:p>
          </table:table-cell>
          <table:table-cell office:value-type="string">
            <text:p>7.11737677593609e-15</text:p>
          </table:table-cell>
          <table:table-cell office:value-type="float" office:value="1741.93539821049">
            <text:p>1741.9353982105</text:p>
          </table:table-cell>
          <table:table-cell office:value-type="string">
            <text:p>-1.1011970348327e-15</text:p>
          </table:table-cell>
          <table:table-cell office:value-type="float" office:value="1741.93539820948">
            <text:p>1741.9353982095</text:p>
          </table:table-cell>
          <table:table-cell office:value-type="string">
            <text:p>-2.80500181951865e-14</text:p>
          </table:table-cell>
          <table:table-cell office:value-type="float" office:value="387.663319566814">
            <text:p>387.6633195668</text:p>
          </table:table-cell>
          <table:table-cell office:value-type="string">
            <text:p>-1.16929624205231e-13</text:p>
          </table:table-cell>
          <table:table-cell table:number-columns-repeated="1001"/>
        </table:table-row>
        <table:table-row table:style-name="ro1">
          <table:table-cell office:value-type="float" office:value="13250000000">
            <text:p>13250000000</text:p>
          </table:table-cell>
          <table:table-cell table:formula="of:=[.A33]*0.000000001" office:value-type="float" office:value="13.25">
            <text:p>13.25</text:p>
          </table:table-cell>
          <table:table-cell table:formula="of:=2*4*ATAN(1)*[.A33]*SQRT(0.0000004*4*ATAN(1)*0.0000000000088541878176)" office:value-type="float" office:value="277.699465408278">
            <text:p>277.6994654083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7177">
            <text:p>7177</text:p>
          </table:table-cell>
          <table:table-cell office:value-type="float" office:value="1">
            <text:p>1</text:p>
          </table:table-cell>
          <table:table-cell office:value-type="string">
            <text:p>3.9860711237921e-11</text:p>
          </table:table-cell>
          <table:table-cell office:value-type="float" office:value="11.744100305">
            <text:p>11.7441003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08711728189316e-11</text:p>
          </table:table-cell>
          <table:table-cell office:value-type="float" office:value="0.869307340054623">
            <text:p>0.8693073401</text:p>
          </table:table-cell>
          <table:table-cell office:value-type="string">
            <text:p>1.62137760510961e-10</text:p>
          </table:table-cell>
          <table:table-cell office:value-type="float" office:value="0.144848216730262">
            <text:p>0.1448482167</text:p>
          </table:table-cell>
          <table:table-cell office:value-type="float" office:value="1179.77023109805">
            <text:p>1179.7702310981</text:p>
          </table:table-cell>
          <table:table-cell office:value-type="string">
            <text:p>-2.07763126199427e-15</text:p>
          </table:table-cell>
          <table:table-cell office:value-type="float" office:value="1678.31164518528">
            <text:p>1678.3116451853</text:p>
          </table:table-cell>
          <table:table-cell office:value-type="string">
            <text:p>-5.63242075585259e-15</text:p>
          </table:table-cell>
          <table:table-cell office:value-type="float" office:value="1678.31164518345">
            <text:p>1678.3116451835</text:p>
          </table:table-cell>
          <table:table-cell office:value-type="string">
            <text:p>1.08273775886092e-14</text:p>
          </table:table-cell>
          <table:table-cell office:value-type="float" office:value="385.216337923275">
            <text:p>385.2163379233</text:p>
          </table:table-cell>
          <table:table-cell office:value-type="string">
            <text:p>-1.83311643328934e-12</text:p>
          </table:table-cell>
          <table:table-cell table:number-columns-repeated="1001"/>
        </table:table-row>
        <table:table-row table:style-name="ro1">
          <table:table-cell office:value-type="float" office:value="13500000000">
            <text:p>13500000000</text:p>
          </table:table-cell>
          <table:table-cell table:formula="of:=[.A34]*0.000000001" office:value-type="float" office:value="13.5">
            <text:p>13.5</text:p>
          </table:table-cell>
          <table:table-cell table:formula="of:=2*4*ATAN(1)*[.A34]*SQRT(0.0000004*4*ATAN(1)*0.0000000000088541878176)" office:value-type="float" office:value="282.939077963151">
            <text:p>282.9390779632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7975">
            <text:p>7975</text:p>
          </table:table-cell>
          <table:table-cell office:value-type="float" office:value="1">
            <text:p>1</text:p>
          </table:table-cell>
          <table:table-cell office:value-type="string">
            <text:p>5.10880192751414e-12</text:p>
          </table:table-cell>
          <table:table-cell office:value-type="float" office:value="12.151051784">
            <text:p>12.1510517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82406927656287e-12</text:p>
          </table:table-cell>
          <table:table-cell office:value-type="float" office:value="0.874460868864458">
            <text:p>0.8744608689</text:p>
          </table:table-cell>
          <table:table-cell office:value-type="string">
            <text:p>5.15347984915703e-11</text:p>
          </table:table-cell>
          <table:table-cell office:value-type="float" office:value="0.238594309864578">
            <text:p>0.2385943099</text:p>
          </table:table-cell>
          <table:table-cell office:value-type="float" office:value="1081.7134151758">
            <text:p>1081.7134151758</text:p>
          </table:table-cell>
          <table:table-cell office:value-type="string">
            <text:p>2.26785055106396e-14</text:p>
          </table:table-cell>
          <table:table-cell office:value-type="float" office:value="1610.89294887935">
            <text:p>1610.8929488794</text:p>
          </table:table-cell>
          <table:table-cell office:value-type="string">
            <text:p>1.21354119682665e-14</text:p>
          </table:table-cell>
          <table:table-cell office:value-type="float" office:value="1610.89294887504">
            <text:p>1610.892948875</text:p>
          </table:table-cell>
          <table:table-cell office:value-type="string">
            <text:p>-1.57506752856229e-13</text:p>
          </table:table-cell>
          <table:table-cell office:value-type="float" office:value="382.94611251378">
            <text:p>382.9461125138</text:p>
          </table:table-cell>
          <table:table-cell office:value-type="string">
            <text:p>5.42890504700756e-13</text:p>
          </table:table-cell>
          <table:table-cell table:number-columns-repeated="1001"/>
        </table:table-row>
        <table:table-row table:style-name="ro1">
          <table:table-cell office:value-type="float" office:value="13750000000">
            <text:p>13750000000</text:p>
          </table:table-cell>
          <table:table-cell table:formula="of:=[.A35]*0.000000001" office:value-type="float" office:value="13.75">
            <text:p>13.75</text:p>
          </table:table-cell>
          <table:table-cell table:formula="of:=2*4*ATAN(1)*[.A35]*SQRT(0.0000004*4*ATAN(1)*0.0000000000088541878176)" office:value-type="float" office:value="288.178690518024">
            <text:p>288.178690518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5758">
            <text:p>5758</text:p>
          </table:table-cell>
          <table:table-cell office:value-type="float" office:value="1">
            <text:p>1</text:p>
          </table:table-cell>
          <table:table-cell office:value-type="string">
            <text:p>6.50563626666798e-12</text:p>
          </table:table-cell>
          <table:table-cell office:value-type="float" office:value="11.898464768">
            <text:p>11.8984647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.53059593905678e-12</text:p>
          </table:table-cell>
          <table:table-cell office:value-type="float" office:value="0.879308060307144">
            <text:p>0.8793080603</text:p>
          </table:table-cell>
          <table:table-cell office:value-type="string">
            <text:p>-6.87248647859263e-11</text:p>
          </table:table-cell>
          <table:table-cell office:value-type="float" office:value="0.301547110223483">
            <text:p>0.3015471102</text:p>
          </table:table-cell>
          <table:table-cell office:value-type="float" office:value="971.702163479296">
            <text:p>971.7021634793</text:p>
          </table:table-cell>
          <table:table-cell office:value-type="string">
            <text:p>3.66039078252055e-14</text:p>
          </table:table-cell>
          <table:table-cell office:value-type="float" office:value="1539.18071541007">
            <text:p>1539.1807154101</text:p>
          </table:table-cell>
          <table:table-cell office:value-type="string">
            <text:p>2.38798158343018e-14</text:p>
          </table:table-cell>
          <table:table-cell office:value-type="float" office:value="1539.18071541111">
            <text:p>1539.1807154111</text:p>
          </table:table-cell>
          <table:table-cell office:value-type="string">
            <text:p>3.60188776602691e-14</text:p>
          </table:table-cell>
          <table:table-cell office:value-type="float" office:value="380.835119517164">
            <text:p>380.8351195172</text:p>
          </table:table-cell>
          <table:table-cell office:value-type="string">
            <text:p>8.96793473966291e-13</text:p>
          </table:table-cell>
          <table:table-cell table:number-columns-repeated="1001"/>
        </table:table-row>
        <table:table-row table:style-name="ro1">
          <table:table-cell office:value-type="float" office:value="14000000000">
            <text:p>14000000000</text:p>
          </table:table-cell>
          <table:table-cell table:formula="of:=[.A36]*0.000000001" office:value-type="float" office:value="14">
            <text:p>14</text:p>
          </table:table-cell>
          <table:table-cell table:formula="of:=2*4*ATAN(1)*[.A36]*SQRT(0.0000004*4*ATAN(1)*0.0000000000088541878176)" office:value-type="float" office:value="293.418303072898">
            <text:p>293.4183030729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5758">
            <text:p>5758</text:p>
          </table:table-cell>
          <table:table-cell office:value-type="float" office:value="1">
            <text:p>1</text:p>
          </table:table-cell>
          <table:table-cell office:value-type="string">
            <text:p>4.43662921178043e-12</text:p>
          </table:table-cell>
          <table:table-cell office:value-type="float" office:value="10.460672783">
            <text:p>10.46067278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51968339580918e-12</text:p>
          </table:table-cell>
          <table:table-cell office:value-type="float" office:value="0.883873404012028">
            <text:p>0.883873404</text:p>
          </table:table-cell>
          <table:table-cell office:value-type="string">
            <text:p>8.72906412371235e-11</text:p>
          </table:table-cell>
          <table:table-cell office:value-type="float" office:value="0.350897103547865">
            <text:p>0.3508971035</text:p>
          </table:table-cell>
          <table:table-cell office:value-type="float" office:value="845.080673079134">
            <text:p>845.0806730791</text:p>
          </table:table-cell>
          <table:table-cell office:value-type="string">
            <text:p>2.34816734953438e-14</text:p>
          </table:table-cell>
          <table:table-cell office:value-type="float" office:value="1462.54351189658">
            <text:p>1462.5435118966</text:p>
          </table:table-cell>
          <table:table-cell office:value-type="string">
            <text:p>4.98384427292938e-14</text:p>
          </table:table-cell>
          <table:table-cell office:value-type="float" office:value="1462.54351190089">
            <text:p>1462.5435119009</text:p>
          </table:table-cell>
          <table:table-cell office:value-type="string">
            <text:p>-3.35979883879487e-13</text:p>
          </table:table-cell>
          <table:table-cell office:value-type="float" office:value="378.868046848615">
            <text:p>378.8680468486</text:p>
          </table:table-cell>
          <table:table-cell office:value-type="string">
            <text:p>-8.11311801537025e-13</text:p>
          </table:table-cell>
          <table:table-cell table:number-columns-repeated="1001"/>
        </table:table-row>
        <table:table-row table:style-name="ro1">
          <table:table-cell office:value-type="float" office:value="14250000000">
            <text:p>14250000000</text:p>
          </table:table-cell>
          <table:table-cell table:formula="of:=[.A37]*0.000000001" office:value-type="float" office:value="14.25">
            <text:p>14.25</text:p>
          </table:table-cell>
          <table:table-cell table:formula="of:=2*4*ATAN(1)*[.A37]*SQRT(0.0000004*4*ATAN(1)*0.0000000000088541878176)" office:value-type="float" office:value="298.657915627771">
            <text:p>298.6579156278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5758">
            <text:p>5758</text:p>
          </table:table-cell>
          <table:table-cell office:value-type="float" office:value="1">
            <text:p>1</text:p>
          </table:table-cell>
          <table:table-cell office:value-type="string">
            <text:p>4.01131268462752e-12</text:p>
          </table:table-cell>
          <table:table-cell office:value-type="float" office:value="11.058397053">
            <text:p>11.0583970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89400265947244e-12</text:p>
          </table:table-cell>
          <table:table-cell office:value-type="float" office:value="0.888178918770062">
            <text:p>0.8881789188</text:p>
          </table:table-cell>
          <table:table-cell office:value-type="string">
            <text:p>2.01973603745376e-10</text:p>
          </table:table-cell>
          <table:table-cell office:value-type="float" office:value="0.391978528733929">
            <text:p>0.3919785287</text:p>
          </table:table-cell>
          <table:table-cell office:value-type="float" office:value="692.800592575524">
            <text:p>692.8005925755</text:p>
          </table:table-cell>
          <table:table-cell office:value-type="string">
            <text:p>-4.30786075161824e-14</text:p>
          </table:table-cell>
          <table:table-cell office:value-type="float" office:value="1380.16116495526">
            <text:p>1380.1611649553</text:p>
          </table:table-cell>
          <table:table-cell office:value-type="string">
            <text:p>-8.11631352058181e-14</text:p>
          </table:table-cell>
          <table:table-cell office:value-type="float" office:value="1380.16116495656">
            <text:p>1380.1611649566</text:p>
          </table:table-cell>
          <table:table-cell office:value-type="string">
            <text:p>3.67100900137499e-14</text:p>
          </table:table-cell>
          <table:table-cell office:value-type="float" office:value="377.031455219858">
            <text:p>377.0314552199</text:p>
          </table:table-cell>
          <table:table-cell office:value-type="string">
            <text:p>-1.17419483340062e-13</text:p>
          </table:table-cell>
          <table:table-cell table:number-columns-repeated="1001"/>
        </table:table-row>
        <table:table-row table:style-name="ro1">
          <table:table-cell office:value-type="float" office:value="14500000000">
            <text:p>14500000000</text:p>
          </table:table-cell>
          <table:table-cell table:formula="of:=[.A38]*0.000000001" office:value-type="float" office:value="14.5">
            <text:p>14.5</text:p>
          </table:table-cell>
          <table:table-cell table:formula="of:=2*4*ATAN(1)*[.A38]*SQRT(0.0000004*4*ATAN(1)*0.0000000000088541878176)" office:value-type="float" office:value="303.897528182644">
            <text:p>303.8975281826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6493">
            <text:p>6493</text:p>
          </table:table-cell>
          <table:table-cell office:value-type="float" office:value="1">
            <text:p>1</text:p>
          </table:table-cell>
          <table:table-cell office:value-type="string">
            <text:p>3.50683780476445e-12</text:p>
          </table:table-cell>
          <table:table-cell office:value-type="float" office:value="10.856981198">
            <text:p>10.8569811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3.69860203143661e-12</text:p>
          </table:table-cell>
          <table:table-cell office:value-type="float" office:value="0.892244454665097">
            <text:p>0.8922444547</text:p>
          </table:table-cell>
          <table:table-cell office:value-type="string">
            <text:p>-2.837634133965e-11</text:p>
          </table:table-cell>
          <table:table-cell office:value-type="float" office:value="0.427317993445329">
            <text:p>0.4273179934</text:p>
          </table:table-cell>
          <table:table-cell office:value-type="float" office:value="491.56794615854">
            <text:p>491.5679461585</text:p>
          </table:table-cell>
          <table:table-cell office:value-type="string">
            <text:p>1.04119278071381e-14</text:p>
          </table:table-cell>
          <table:table-cell office:value-type="float" office:value="1290.93424537058">
            <text:p>1290.9342453706</text:p>
          </table:table-cell>
          <table:table-cell office:value-type="string">
            <text:p>5.04191675476561e-15</text:p>
          </table:table-cell>
          <table:table-cell office:value-type="float" office:value="1290.93424537158">
            <text:p>1290.9342453716</text:p>
          </table:table-cell>
          <table:table-cell office:value-type="string">
            <text:p>5.59164220705319e-13</text:p>
          </table:table-cell>
          <table:table-cell office:value-type="float" office:value="375.313500802499">
            <text:p>375.3135008025</text:p>
          </table:table-cell>
          <table:table-cell office:value-type="string">
            <text:p>-6.46663315928192e-13</text:p>
          </table:table-cell>
          <table:table-cell table:number-columns-repeated="1001"/>
        </table:table-row>
        <table:table-row table:style-name="ro1">
          <table:table-cell office:value-type="float" office:value="14750000000">
            <text:p>14750000000</text:p>
          </table:table-cell>
          <table:table-cell table:formula="of:=[.A39]*0.000000001" office:value-type="float" office:value="14.75">
            <text:p>14.75</text:p>
          </table:table-cell>
          <table:table-cell table:formula="of:=2*4*ATAN(1)*[.A39]*SQRT(0.0000004*4*ATAN(1)*0.0000000000088541878176)" office:value-type="float" office:value="309.137140737517">
            <text:p>309.1371407375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10798">
            <text:p>10798</text:p>
          </table:table-cell>
          <table:table-cell office:value-type="float" office:value="1">
            <text:p>1</text:p>
          </table:table-cell>
          <table:table-cell office:value-type="string">
            <text:p>5.64950798348237e-10</text:p>
          </table:table-cell>
          <table:table-cell office:value-type="float" office:value="21.449479942">
            <text:p>21.4494799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83496461094417e-11</text:p>
          </table:table-cell>
          <table:table-cell office:value-type="float" office:value="0.896087951696057">
            <text:p>0.8960879517</text:p>
          </table:table-cell>
          <table:table-cell office:value-type="string">
            <text:p>-6.87076919416039e-12</text:p>
          </table:table-cell>
          <table:table-cell office:value-type="float" office:value="0.458360631708517">
            <text:p>0.4583606317</text:p>
          </table:table-cell>
          <table:table-cell office:value-type="string">
            <text:p>1.03957055425478e-08</text:p>
          </table:table-cell>
          <table:table-cell office:value-type="float" office:value="0.0107905953814073">
            <text:p>0.0107905954</text:p>
          </table:table-cell>
          <table:table-cell office:value-type="float" office:value="1193.32840327004">
            <text:p>1193.32840327</text:p>
          </table:table-cell>
          <table:table-cell office:value-type="string">
            <text:p>7.35219020489842e-16</text:p>
          </table:table-cell>
          <table:table-cell office:value-type="float" office:value="1193.3284032666">
            <text:p>1193.3284032666</text:p>
          </table:table-cell>
          <table:table-cell office:value-type="string">
            <text:p>-1.71209007521837e-12</text:p>
          </table:table-cell>
          <table:table-cell office:value-type="float" office:value="373.703707741531">
            <text:p>373.7037077415</text:p>
          </table:table-cell>
          <table:table-cell office:value-type="string">
            <text:p>-2.83383924720551e-12</text:p>
          </table:table-cell>
          <table:table-cell table:number-columns-repeated="1001"/>
        </table:table-row>
        <table:table-row table:style-name="ro1">
          <table:table-cell office:value-type="float" office:value="15000000000">
            <text:p>15000000000</text:p>
          </table:table-cell>
          <table:table-cell table:formula="of:=[.A40]*0.000000001" office:value-type="float" office:value="15">
            <text:p>15</text:p>
          </table:table-cell>
          <table:table-cell table:formula="of:=2*4*ATAN(1)*[.A40]*SQRT(0.0000004*4*ATAN(1)*0.0000000000088541878176)" office:value-type="float" office:value="314.37675329239">
            <text:p>314.3767532924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6493">
            <text:p>6493</text:p>
          </table:table-cell>
          <table:table-cell office:value-type="float" office:value="1">
            <text:p>1</text:p>
          </table:table-cell>
          <table:table-cell office:value-type="string">
            <text:p>1.25641897838011e-11</text:p>
          </table:table-cell>
          <table:table-cell office:value-type="float" office:value="16.525526835">
            <text:p>16.5255268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39370857889406e-11</text:p>
          </table:table-cell>
          <table:table-cell office:value-type="float" office:value="0.899725662105826">
            <text:p>0.8997256621</text:p>
          </table:table-cell>
          <table:table-cell office:value-type="string">
            <text:p>1.33482037811095e-11</text:p>
          </table:table-cell>
          <table:table-cell office:value-type="float" office:value="0.486029904642518">
            <text:p>0.4860299046</text:p>
          </table:table-cell>
          <table:table-cell office:value-type="string">
            <text:p>8.37962757262562e-11</text:p>
          </table:table-cell>
          <table:table-cell office:value-type="float" office:value="0.18217567606517">
            <text:p>0.1821756761</text:p>
          </table:table-cell>
          <table:table-cell office:value-type="float" office:value="1085.08488044544">
            <text:p>1085.0848804454</text:p>
          </table:table-cell>
          <table:table-cell office:value-type="string">
            <text:p>-1.26152009872461e-12</text:p>
          </table:table-cell>
          <table:table-cell office:value-type="float" office:value="1085.08488045282">
            <text:p>1085.0848804528</text:p>
          </table:table-cell>
          <table:table-cell office:value-type="string">
            <text:p>3.08476357801667e-12</text:p>
          </table:table-cell>
          <table:table-cell office:value-type="float" office:value="372.192773815376">
            <text:p>372.1927738154</text:p>
          </table:table-cell>
          <table:table-cell office:value-type="string">
            <text:p>-2.12057075918602e-12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4]" office:value-type="float" office:value="6000000000">
            <text:p>6000000000</text:p>
          </table:table-cell>
          <table:table-cell table:formula="of:=[.A43]*0.000000001" office:value-type="float" office:value="6">
            <text:p>6</text:p>
          </table:table-cell>
          <table:table-cell table:number-columns-repeated="9"/>
          <table:table-cell table:formula="of:=-[.L4]/(20*LOG10(EXP(1)))/[.C4]" office:value-type="float" office:value="-0.440154326261619">
            <text:p>-0.4401543263</text:p>
          </table:table-cell>
          <table:table-cell/>
          <table:table-cell table:formula="of:=-[.N4]/(20*LOG10(EXP(1)))/[.C4]" office:value-type="float" office:value="-1.94338450228145">
            <text:p>-1.9433845023</text:p>
          </table:table-cell>
          <table:table-cell/>
          <table:table-cell table:formula="of:=-[.P4]/(20*LOG10(EXP(1)))/[.C4]" office:value-type="float" office:value="-2.24626916108977">
            <text:p>-2.2462691611</text:p>
          </table:table-cell>
          <table:table-cell/>
          <table:table-cell table:formula="of:=-[.R4]/(20*LOG10(EXP(1)))/[.C4]" office:value-type="float" office:value="-2.49801140409488">
            <text:p>-2.4980114041</text:p>
          </table:table-cell>
          <table:table-cell/>
          <table:table-cell table:formula="of:=-[.T4]/(20*LOG10(EXP(1)))/[.C4]" office:value-type="float" office:value="-2.49801140409391">
            <text:p>-2.4980114041</text:p>
          </table:table-cell>
          <table:table-cell table:number-columns-repeated="1004"/>
        </table:table-row>
        <table:table-row table:style-name="ro1">
          <table:table-cell table:formula="of:=[.A5]" office:value-type="float" office:value="6250000000">
            <text:p>6250000000</text:p>
          </table:table-cell>
          <table:table-cell table:formula="of:=[.A44]*0.000000001" office:value-type="float" office:value="6.25">
            <text:p>6.25</text:p>
          </table:table-cell>
          <table:table-cell table:number-columns-repeated="9"/>
          <table:table-cell table:formula="of:=-[.L5]/(20*LOG10(EXP(1)))/[.C5]" office:value-type="float" office:value="-0.316385685171923">
            <text:p>-0.3163856852</text:p>
          </table:table-cell>
          <table:table-cell/>
          <table:table-cell table:formula="of:=-[.N5]/(20*LOG10(EXP(1)))/[.C5]" office:value-type="float" office:value="-1.84450524724883">
            <text:p>-1.8445052472</text:p>
          </table:table-cell>
          <table:table-cell/>
          <table:table-cell table:formula="of:=-[.P5]/(20*LOG10(EXP(1)))/[.C5]" office:value-type="float" office:value="-2.13815183108413">
            <text:p>-2.1381518311</text:p>
          </table:table-cell>
          <table:table-cell/>
          <table:table-cell table:formula="of:=-[.R5]/(20*LOG10(EXP(1)))/[.C5]" office:value-type="float" office:value="-2.38167864216587">
            <text:p>-2.3816786422</text:p>
          </table:table-cell>
          <table:table-cell/>
          <table:table-cell table:formula="of:=-[.T5]/(20*LOG10(EXP(1)))/[.C5]" office:value-type="float" office:value="-2.38167864216629">
            <text:p>-2.3816786422</text:p>
          </table:table-cell>
          <table:table-cell table:number-columns-repeated="1004"/>
        </table:table-row>
        <table:table-row table:style-name="ro1">
          <table:table-cell table:formula="of:=[.A6]" office:value-type="float" office:value="6500000000">
            <text:p>6500000000</text:p>
          </table:table-cell>
          <table:table-cell table:formula="of:=[.A45]*0.000000001" office:value-type="float" office:value="6.5">
            <text:p>6.5</text:p>
          </table:table-cell>
          <table:table-cell table:number-columns-repeated="9"/>
          <table:table-cell table:formula="of:=-[.L6]/(20*LOG10(EXP(1)))/[.C6]" office:value-type="float" office:value="-0.130609849784181">
            <text:p>-0.1306098498</text:p>
          </table:table-cell>
          <table:table-cell/>
          <table:table-cell table:formula="of:=-[.N6]/(20*LOG10(EXP(1)))/[.C6]" office:value-type="float" office:value="-1.7521517432699">
            <text:p>-1.7521517433</text:p>
          </table:table-cell>
          <table:table-cell/>
          <table:table-cell table:formula="of:=-[.P6]/(20*LOG10(EXP(1)))/[.C6]" office:value-type="float" office:value="-2.03747352071234">
            <text:p>-2.0374735207</text:p>
          </table:table-cell>
          <table:table-cell/>
          <table:table-cell table:formula="of:=-[.R6]/(20*LOG10(EXP(1)))/[.C6]" office:value-type="float" office:value="-2.27353409485402">
            <text:p>-2.2735340949</text:p>
          </table:table-cell>
          <table:table-cell/>
          <table:table-cell table:formula="of:=-[.T6]/(20*LOG10(EXP(1)))/[.C6]" office:value-type="float" office:value="-2.27353409485369">
            <text:p>-2.2735340949</text:p>
          </table:table-cell>
          <table:table-cell table:number-columns-repeated="1004"/>
        </table:table-row>
        <table:table-row table:style-name="ro1">
          <table:table-cell table:formula="of:=[.A7]" office:value-type="float" office:value="6750000000">
            <text:p>6750000000</text:p>
          </table:table-cell>
          <table:table-cell table:formula="of:=[.A46]*0.000000001" office:value-type="float" office:value="6.75">
            <text:p>6.75</text:p>
          </table:table-cell>
          <table:table-cell table:number-columns-repeated="9"/>
          <table:table-cell table:formula="of:=[.M7]" office:value-type="float" office:value="0.238594309864901">
            <text:p>0.2385943099</text:p>
          </table:table-cell>
          <table:table-cell/>
          <table:table-cell table:formula="of:=-[.N7]/(20*LOG10(EXP(1)))/[.C7]" office:value-type="float" office:value="-1.66556027246117">
            <text:p>-1.6655602725</text:p>
          </table:table-cell>
          <table:table-cell/>
          <table:table-cell table:formula="of:=-[.P7]/(20*LOG10(EXP(1)))/[.C7]" office:value-type="float" office:value="-1.94338450228065">
            <text:p>-1.9433845023</text:p>
          </table:table-cell>
          <table:table-cell/>
          <table:table-cell table:formula="of:=-[.R7]/(20*LOG10(EXP(1)))/[.C7]" office:value-type="float" office:value="-2.17265185407231">
            <text:p>-2.1726518541</text:p>
          </table:table-cell>
          <table:table-cell/>
          <table:table-cell table:formula="of:=-[.T7]/(20*LOG10(EXP(1)))/[.C7]" office:value-type="float" office:value="-2.17265185407178">
            <text:p>-2.1726518541</text:p>
          </table:table-cell>
          <table:table-cell table:number-columns-repeated="1004"/>
        </table:table-row>
        <table:table-row table:style-name="ro1">
          <table:table-cell table:formula="of:=[.A8]" office:value-type="float" office:value="7000000000">
            <text:p>7000000000</text:p>
          </table:table-cell>
          <table:table-cell table:formula="of:=[.A47]*0.000000001" office:value-type="float" office:value="7">
            <text:p>7</text:p>
          </table:table-cell>
          <table:table-cell table:number-columns-repeated="9"/>
          <table:table-cell table:formula="of:=[.M8]" office:value-type="float" office:value="0.350897103548291">
            <text:p>0.3508971035</text:p>
          </table:table-cell>
          <table:table-cell/>
          <table:table-cell table:formula="of:=-[.N8]/(20*LOG10(EXP(1)))/[.C8]" office:value-type="float" office:value="-1.58407224926355">
            <text:p>-1.5840722493</text:p>
          </table:table-cell>
          <table:table-cell/>
          <table:table-cell table:formula="of:=-[.P8]/(20*LOG10(EXP(1)))/[.C8]" office:value-type="float" office:value="-1.85515445853593">
            <text:p>-1.8551544585</text:p>
          </table:table-cell>
          <table:table-cell/>
          <table:table-cell table:formula="of:=-[.R8]/(20*LOG10(EXP(1)))/[.C8]" office:value-type="float" office:value="-2.07823706245133">
            <text:p>-2.0782370625</text:p>
          </table:table-cell>
          <table:table-cell/>
          <table:table-cell table:formula="of:=-[.T8]/(20*LOG10(EXP(1)))/[.C8]" office:value-type="float" office:value="-2.07823706245115">
            <text:p>-2.0782370625</text:p>
          </table:table-cell>
          <table:table-cell table:number-columns-repeated="1004"/>
        </table:table-row>
        <table:table-row table:style-name="ro1">
          <table:table-cell table:formula="of:=[.A9]" office:value-type="float" office:value="7250000000">
            <text:p>7250000000</text:p>
          </table:table-cell>
          <table:table-cell table:formula="of:=[.A48]*0.000000001" office:value-type="float" office:value="7.25">
            <text:p>7.25</text:p>
          </table:table-cell>
          <table:table-cell table:number-columns-repeated="9"/>
          <table:table-cell table:formula="of:=[.M9]" office:value-type="float" office:value="0.427317993445419">
            <text:p>0.4273179934</text:p>
          </table:table-cell>
          <table:table-cell/>
          <table:table-cell table:formula="of:=-[.N9]/(20*LOG10(EXP(1)))/[.C9]" office:value-type="float" office:value="-1.50711556620973">
            <text:p>-1.5071155662</text:p>
          </table:table-cell>
          <table:table-cell/>
          <table:table-cell table:formula="of:=-[.P9]/(20*LOG10(EXP(1)))/[.C9]" office:value-type="float" office:value="-1.7721516923407">
            <text:p>-1.7721516923</text:p>
          </table:table-cell>
          <table:table-cell/>
          <table:table-cell table:formula="of:=-[.R9]/(20*LOG10(EXP(1)))/[.C9]" office:value-type="float" office:value="-1.98960321500099">
            <text:p>-1.989603215</text:p>
          </table:table-cell>
          <table:table-cell/>
          <table:table-cell table:formula="of:=-[.T9]/(20*LOG10(EXP(1)))/[.C9]" office:value-type="float" office:value="-1.98960321500079">
            <text:p>-1.989603215</text:p>
          </table:table-cell>
          <table:table-cell table:number-columns-repeated="1004"/>
        </table:table-row>
        <table:table-row table:style-name="ro1">
          <table:table-cell table:formula="of:=[.A10]" office:value-type="float" office:value="7500000000">
            <text:p>7500000000</text:p>
          </table:table-cell>
          <table:table-cell table:formula="of:=[.A49]*0.000000001" office:value-type="float" office:value="7.5">
            <text:p>7.5</text:p>
          </table:table-cell>
          <table:table-cell table:number-columns-repeated="9"/>
          <table:table-cell table:formula="of:=[.M10]" office:value-type="float" office:value="0.486029904642886">
            <text:p>0.4860299046</text:p>
          </table:table-cell>
          <table:table-cell/>
          <table:table-cell table:formula="of:=-[.N10]/(20*LOG10(EXP(1)))/[.C10]" office:value-type="float" office:value="-1.43418957156034">
            <text:p>-1.4341895716</text:p>
          </table:table-cell>
          <table:table-cell/>
          <table:table-cell table:formula="of:=-[.P10]/(20*LOG10(EXP(1)))/[.C10]" office:value-type="float" office:value="-1.6938264646062">
            <text:p>-1.6938264646</text:p>
          </table:table-cell>
          <table:table-cell/>
          <table:table-cell table:formula="of:=-[.R10]/(20*LOG10(EXP(1)))/[.C10]" office:value-type="float" office:value="-1.90615398748171">
            <text:p>-1.9061539875</text:p>
          </table:table-cell>
          <table:table-cell/>
          <table:table-cell table:formula="of:=-[.T10]/(20*LOG10(EXP(1)))/[.C10]" office:value-type="float" office:value="-1.90615398748183">
            <text:p>-1.9061539875</text:p>
          </table:table-cell>
          <table:table-cell table:number-columns-repeated="1004"/>
        </table:table-row>
        <table:table-row table:style-name="ro1">
          <table:table-cell table:formula="of:=[.A11]" office:value-type="float" office:value="7750000000">
            <text:p>7750000000</text:p>
          </table:table-cell>
          <table:table-cell table:formula="of:=[.A50]*0.000000001" office:value-type="float" office:value="7.75">
            <text:p>7.75</text:p>
          </table:table-cell>
          <table:table-cell table:number-columns-repeated="9"/>
          <table:table-cell table:formula="of:=[.M11]" office:value-type="float" office:value="0.533614265724776">
            <text:p>0.5336142657</text:p>
          </table:table-cell>
          <table:table-cell/>
          <table:table-cell table:formula="of:=-[.N11]/(20*LOG10(EXP(1)))/[.C11]" office:value-type="float" office:value="-1.36485283516589">
            <text:p>-1.3648528352</text:p>
          </table:table-cell>
          <table:table-cell/>
          <table:table-cell table:formula="of:=-[.P11]/(20*LOG10(EXP(1)))/[.C11]" office:value-type="float" office:value="-1.61969752285292">
            <text:p>-1.6196975229</text:p>
          </table:table-cell>
          <table:table-cell/>
          <table:table-cell table:formula="of:=-[.R11]/(20*LOG10(EXP(1)))/[.C11]" office:value-type="float" office:value="-1.82736856735299">
            <text:p>-1.8273685674</text:p>
          </table:table-cell>
          <table:table-cell/>
          <table:table-cell table:formula="of:=-[.T11]/(20*LOG10(EXP(1)))/[.C11]" office:value-type="float" office:value="-1.82736856735299">
            <text:p>-1.8273685674</text:p>
          </table:table-cell>
          <table:table-cell table:number-columns-repeated="1004"/>
        </table:table-row>
        <table:table-row table:style-name="ro1">
          <table:table-cell table:formula="of:=[.A12]" office:value-type="float" office:value="8000000000">
            <text:p>8000000000</text:p>
          </table:table-cell>
          <table:table-cell table:formula="of:=[.A51]*0.000000001" office:value-type="float" office:value="8">
            <text:p>8</text:p>
          </table:table-cell>
          <table:table-cell table:number-columns-repeated="9"/>
          <table:table-cell table:formula="of:=[.M12]" office:value-type="float" office:value="0.573398722621449">
            <text:p>0.5733987226</text:p>
          </table:table-cell>
          <table:table-cell/>
          <table:table-cell table:formula="of:=-[.N12]/(20*LOG10(EXP(1)))/[.C12]" office:value-type="float" office:value="-1.29871306283776">
            <text:p>-1.2987130628</text:p>
          </table:table-cell>
          <table:table-cell/>
          <table:table-cell table:formula="of:=-[.P12]/(20*LOG10(EXP(1)))/[.C12]" office:value-type="float" office:value="-1.54934111593783">
            <text:p>-1.5493411159</text:p>
          </table:table-cell>
          <table:table-cell/>
          <table:table-cell table:formula="of:=-[.R12]/(20*LOG10(EXP(1)))/[.C12]" office:value-type="float" office:value="-1.75278971882848">
            <text:p>-1.7527897188</text:p>
          </table:table-cell>
          <table:table-cell/>
          <table:table-cell table:formula="of:=-[.T12]/(20*LOG10(EXP(1)))/[.C12]" office:value-type="float" office:value="-1.75278971882879">
            <text:p>-1.7527897188</text:p>
          </table:table-cell>
          <table:table-cell table:number-columns-repeated="1004"/>
        </table:table-row>
        <table:table-row table:style-name="ro1">
          <table:table-cell table:formula="of:=[.A13]" office:value-type="float" office:value="8250000000">
            <text:p>8250000000</text:p>
          </table:table-cell>
          <table:table-cell table:formula="of:=[.A52]*0.000000001" office:value-type="float" office:value="8.25">
            <text:p>8.25</text:p>
          </table:table-cell>
          <table:table-cell table:number-columns-repeated="9"/>
          <table:table-cell table:formula="of:=[.M13]" office:value-type="float" office:value="0.607359185603186">
            <text:p>0.6073591856</text:p>
          </table:table-cell>
          <table:table-cell/>
          <table:table-cell table:formula="of:=-[.N13]/(20*LOG10(EXP(1)))/[.C13]" office:value-type="float" office:value="-1.23541866533377">
            <text:p>-1.2354186653</text:p>
          </table:table-cell>
          <table:table-cell/>
          <table:table-cell table:formula="of:=-[.P13]/(20*LOG10(EXP(1)))/[.C13]" office:value-type="float" office:value="-1.48238195973432">
            <text:p>-1.4823819597</text:p>
          </table:table-cell>
          <table:table-cell/>
          <table:table-cell table:formula="of:=-[.R13]/(20*LOG10(EXP(1)))/[.C13]" office:value-type="float" office:value="-1.68201399940921">
            <text:p>-1.6820139994</text:p>
          </table:table-cell>
          <table:table-cell/>
          <table:table-cell table:formula="of:=-[.T13]/(20*LOG10(EXP(1)))/[.C13]" office:value-type="float" office:value="-1.68201399940943">
            <text:p>-1.6820139994</text:p>
          </table:table-cell>
          <table:table-cell table:number-columns-repeated="1004"/>
        </table:table-row>
        <table:table-row table:style-name="ro1">
          <table:table-cell table:formula="of:=[.A14]" office:value-type="float" office:value="8500000000">
            <text:p>8500000000</text:p>
          </table:table-cell>
          <table:table-cell table:formula="of:=[.A53]*0.000000001" office:value-type="float" office:value="8.5">
            <text:p>8.5</text:p>
          </table:table-cell>
          <table:table-cell table:number-columns-repeated="9"/>
          <table:table-cell table:formula="of:=[.M14]" office:value-type="float" office:value="0.636787570154892">
            <text:p>0.6367875702</text:p>
          </table:table-cell>
          <table:table-cell/>
          <table:table-cell table:formula="of:=-[.N14]/(20*LOG10(EXP(1)))/[.C14]" office:value-type="float" office:value="-1.1746515917435">
            <text:p>-1.1746515917</text:p>
          </table:table-cell>
          <table:table-cell/>
          <table:table-cell table:formula="of:=-[.P14]/(20*LOG10(EXP(1)))/[.C14]" office:value-type="float" office:value="-1.41848574257403">
            <text:p>-1.4184857426</text:p>
          </table:table-cell>
          <table:table-cell/>
          <table:table-cell table:formula="of:=-[.R14]/(20*LOG10(EXP(1)))/[.C14]" office:value-type="float" office:value="-1.6146836818342">
            <text:p>-1.6146836818</text:p>
          </table:table-cell>
          <table:table-cell/>
          <table:table-cell table:formula="of:=-[.T14]/(20*LOG10(EXP(1)))/[.C14]" office:value-type="float" office:value="-1.61468368183375">
            <text:p>-1.6146836818</text:p>
          </table:table-cell>
          <table:table-cell table:number-columns-repeated="1004"/>
        </table:table-row>
        <table:table-row table:style-name="ro1">
          <table:table-cell table:formula="of:=[.A15]" office:value-type="float" office:value="8750000000">
            <text:p>8750000000</text:p>
          </table:table-cell>
          <table:table-cell table:formula="of:=[.A54]*0.000000001" office:value-type="float" office:value="8.75">
            <text:p>8.75</text:p>
          </table:table-cell>
          <table:table-cell table:number-columns-repeated="9"/>
          <table:table-cell table:formula="of:=[.M15]" office:value-type="float" office:value="0.662584649277643">
            <text:p>0.6625846493</text:p>
          </table:table-cell>
          <table:table-cell/>
          <table:table-cell table:formula="of:=-[.N15]/(20*LOG10(EXP(1)))/[.C15]" office:value-type="float" office:value="-1.11612110909499">
            <text:p>-1.1161211091</text:p>
          </table:table-cell>
          <table:table-cell/>
          <table:table-cell table:formula="of:=-[.P15]/(20*LOG10(EXP(1)))/[.C15]" office:value-type="float" office:value="-1.35735285081536">
            <text:p>-1.3573528508</text:p>
          </table:table-cell>
          <table:table-cell/>
          <table:table-cell table:formula="of:=-[.R15]/(20*LOG10(EXP(1)))/[.C15]" office:value-type="float" office:value="-1.5504800366847">
            <text:p>-1.5504800367</text:p>
          </table:table-cell>
          <table:table-cell/>
          <table:table-cell table:formula="of:=-[.T15]/(20*LOG10(EXP(1)))/[.C15]" office:value-type="float" office:value="-1.55048003668495">
            <text:p>-1.5504800367</text:p>
          </table:table-cell>
          <table:table-cell table:number-columns-repeated="1004"/>
        </table:table-row>
        <table:table-row table:style-name="ro1">
          <table:table-cell table:formula="of:=[.A16]" office:value-type="float" office:value="9000000000">
            <text:p>9000000000</text:p>
          </table:table-cell>
          <table:table-cell table:formula="of:=[.A55]*0.000000001" office:value-type="float" office:value="9">
            <text:p>9</text:p>
          </table:table-cell>
          <table:table-cell table:number-columns-repeated="9"/>
          <table:table-cell table:formula="of:=[.M16]" office:value-type="float" office:value="0.685407962562202">
            <text:p>0.6854079626</text:p>
          </table:table-cell>
          <table:table-cell/>
          <table:table-cell table:formula="of:=-[.N16]/(20*LOG10(EXP(1)))/[.C16]" office:value-type="float" office:value="-1.05955825673981">
            <text:p>-1.0595582567</text:p>
          </table:table-cell>
          <table:table-cell/>
          <table:table-cell table:formula="of:=-[.P16]/(20*LOG10(EXP(1)))/[.C16]" office:value-type="float" office:value="-1.29871306283694">
            <text:p>-1.2987130628</text:p>
          </table:table-cell>
          <table:table-cell/>
          <table:table-cell table:formula="of:=-[.R16]/(20*LOG10(EXP(1)))/[.C16]" office:value-type="float" office:value="-1.48911770671063">
            <text:p>-1.4891177067</text:p>
          </table:table-cell>
          <table:table-cell/>
          <table:table-cell table:formula="of:=-[.T16]/(20*LOG10(EXP(1)))/[.C16]" office:value-type="float" office:value="-1.48911770671047">
            <text:p>-1.4891177067</text:p>
          </table:table-cell>
          <table:table-cell table:number-columns-repeated="1004"/>
        </table:table-row>
        <table:table-row table:style-name="ro1">
          <table:table-cell table:formula="of:=[.A17]" office:value-type="float" office:value="9250000000">
            <text:p>9250000000</text:p>
          </table:table-cell>
          <table:table-cell table:formula="of:=[.A56]*0.000000001" office:value-type="float" office:value="9.25">
            <text:p>9.25</text:p>
          </table:table-cell>
          <table:table-cell table:number-columns-repeated="9"/>
          <table:table-cell table:formula="of:=[.M17]" office:value-type="float" office:value="0.705754268805811">
            <text:p>0.7057542688</text:p>
          </table:table-cell>
          <table:table-cell/>
          <table:table-cell table:formula="of:=-[.N17]/(20*LOG10(EXP(1)))/[.C17]" office:value-type="float" office:value="-1.00471072864318">
            <text:p>-1.0047107286</text:p>
          </table:table-cell>
          <table:table-cell/>
          <table:table-cell table:formula="of:=-[.P17]/(20*LOG10(EXP(1)))/[.C17]" office:value-type="float" office:value="-1.24232101017235">
            <text:p>-1.2423210102</text:p>
          </table:table-cell>
          <table:table-cell/>
          <table:table-cell table:formula="of:=-[.R17]/(20*LOG10(EXP(1)))/[.C17]" office:value-type="float" office:value="-1.43033996112033">
            <text:p>-1.4303399611</text:p>
          </table:table-cell>
          <table:table-cell/>
          <table:table-cell table:formula="of:=-[.T17]/(20*LOG10(EXP(1)))/[.C17]" office:value-type="float" office:value="-1.43033996112038">
            <text:p>-1.4303399611</text:p>
          </table:table-cell>
          <table:table-cell table:number-columns-repeated="1004"/>
        </table:table-row>
        <table:table-row table:style-name="ro1">
          <table:table-cell table:formula="of:=[.A18]" office:value-type="float" office:value="9500000000">
            <text:p>9500000000</text:p>
          </table:table-cell>
          <table:table-cell table:formula="of:=[.A57]*0.000000001" office:value-type="float" office:value="9.5">
            <text:p>9.5</text:p>
          </table:table-cell>
          <table:table-cell table:number-columns-repeated="9"/>
          <table:table-cell table:formula="of:=[.M18]" office:value-type="float" office:value="0.724008999551104">
            <text:p>0.7240089996</text:p>
          </table:table-cell>
          <table:table-cell/>
          <table:table-cell table:formula="of:=-[.N18]/(20*LOG10(EXP(1)))/[.C18]" office:value-type="float" office:value="-0.951337939050322">
            <text:p>-0.9513379391</text:p>
          </table:table-cell>
          <table:table-cell/>
          <table:table-cell table:formula="of:=-[.P18]/(20*LOG10(EXP(1)))/[.C18]" office:value-type="float" office:value="-1.18795224162407">
            <text:p>-1.1879522416</text:p>
          </table:table-cell>
          <table:table-cell/>
          <table:table-cell table:formula="of:=-[.R18]/(20*LOG10(EXP(1)))/[.C18]" office:value-type="float" office:value="-1.37391466145033">
            <text:p>-1.3739146615</text:p>
          </table:table-cell>
          <table:table-cell/>
          <table:table-cell table:formula="of:=-[.T18]/(20*LOG10(EXP(1)))/[.C18]" office:value-type="float" office:value="-1.37391466145051">
            <text:p>-1.3739146615</text:p>
          </table:table-cell>
          <table:table-cell table:number-columns-repeated="1004"/>
        </table:table-row>
        <table:table-row table:style-name="ro1">
          <table:table-cell table:formula="of:=[.A19]" office:value-type="float" office:value="9750000000">
            <text:p>9750000000</text:p>
          </table:table-cell>
          <table:table-cell table:formula="of:=[.A58]*0.000000001" office:value-type="float" office:value="9.75">
            <text:p>9.75</text:p>
          </table:table-cell>
          <table:table-cell table:number-columns-repeated="9"/>
          <table:table-cell table:formula="of:=[.M19]" office:value-type="float" office:value="0.740477643788804">
            <text:p>0.7404776438</text:p>
          </table:table-cell>
          <table:table-cell/>
          <table:table-cell table:formula="of:=-[.N19]/(20*LOG10(EXP(1)))/[.C19]" office:value-type="float" office:value="-0.899206003203179">
            <text:p>-0.8992060032</text:p>
          </table:table-cell>
          <table:table-cell/>
          <table:table-cell table:formula="of:=-[.P19]/(20*LOG10(EXP(1)))/[.C19]" office:value-type="float" office:value="-1.13539975292183">
            <text:p>-1.1353997529</text:p>
          </table:table-cell>
          <table:table-cell/>
          <table:table-cell table:formula="of:=-[.R19]/(20*LOG10(EXP(1)))/[.C19]" office:value-type="float" office:value="-1.31963080366573">
            <text:p>-1.3196308037</text:p>
          </table:table-cell>
          <table:table-cell/>
          <table:table-cell table:formula="of:=-[.T19]/(20*LOG10(EXP(1)))/[.C19]" office:value-type="float" office:value="-1.31963080366584">
            <text:p>-1.3196308037</text:p>
          </table:table-cell>
          <table:table-cell table:number-columns-repeated="1004"/>
        </table:table-row>
        <table:table-row table:style-name="ro1">
          <table:table-cell table:formula="of:=[.A20]" office:value-type="float" office:value="10000000000">
            <text:p>10000000000</text:p>
          </table:table-cell>
          <table:table-cell table:formula="of:=[.A59]*0.000000001" office:value-type="float" office:value="10">
            <text:p>10</text:p>
          </table:table-cell>
          <table:table-cell table:number-columns-repeated="9"/>
          <table:table-cell table:formula="of:=[.M20]" office:value-type="float" office:value="0.7554065798406">
            <text:p>0.7554065798</text:p>
          </table:table-cell>
          <table:table-cell/>
          <table:table-cell table:formula="of:=-[.N20]/(20*LOG10(EXP(1)))/[.C20]" office:value-type="float" office:value="-0.848082305283248">
            <text:p>-0.8480823053</text:p>
          </table:table-cell>
          <table:table-cell/>
          <table:table-cell table:formula="of:=-[.P20]/(20*LOG10(EXP(1)))/[.C20]" office:value-type="float" office:value="-1.08447086261589">
            <text:p>-1.0844708626</text:p>
          </table:table-cell>
          <table:table-cell/>
          <table:table-cell table:formula="of:=-[.R20]/(20*LOG10(EXP(1)))/[.C20]" office:value-type="float" office:value="-1.26729552630619">
            <text:p>-1.2672955263</text:p>
          </table:table-cell>
          <table:table-cell/>
          <table:table-cell table:formula="of:=-[.T20]/(20*LOG10(EXP(1)))/[.C20]" office:value-type="float" office:value="-1.26729552630656">
            <text:p>-1.2672955263</text:p>
          </table:table-cell>
          <table:table-cell table:number-columns-repeated="1004"/>
        </table:table-row>
        <table:table-row table:style-name="ro1">
          <table:table-cell table:formula="of:=[.A21]" office:value-type="float" office:value="10250000000">
            <text:p>10250000000</text:p>
          </table:table-cell>
          <table:table-cell table:formula="of:=[.A60]*0.000000001" office:value-type="float" office:value="10.25">
            <text:p>10.25</text:p>
          </table:table-cell>
          <table:table-cell table:number-columns-repeated="9"/>
          <table:table-cell table:formula="of:=[.M21]" office:value-type="float" office:value="0.768997416383595">
            <text:p>0.7689974164</text:p>
          </table:table-cell>
          <table:table-cell/>
          <table:table-cell table:formula="of:=-[.N21]/(20*LOG10(EXP(1)))/[.C21]" office:value-type="float" office:value="-0.797729211187235">
            <text:p>-0.7977292112</text:p>
          </table:table-cell>
          <table:table-cell/>
          <table:table-cell table:formula="of:=-[.P21]/(20*LOG10(EXP(1)))/[.C21]" office:value-type="float" office:value="-1.03498432540077">
            <text:p>-1.0349843254</text:p>
          </table:table-cell>
          <table:table-cell/>
          <table:table-cell table:formula="of:=-[.R21]/(20*LOG10(EXP(1)))/[.C21]" office:value-type="float" office:value="-1.21673149355974">
            <text:p>-1.2167314936</text:p>
          </table:table-cell>
          <table:table-cell/>
          <table:table-cell table:formula="of:=-[.T21]/(20*LOG10(EXP(1)))/[.C21]" office:value-type="float" office:value="-1.21673149355936">
            <text:p>-1.2167314936</text:p>
          </table:table-cell>
          <table:table-cell table:number-columns-repeated="1004"/>
        </table:table-row>
        <table:table-row table:style-name="ro1">
          <table:table-cell table:formula="of:=[.A22]" office:value-type="float" office:value="10500000000">
            <text:p>10500000000</text:p>
          </table:table-cell>
          <table:table-cell table:formula="of:=[.A61]*0.000000001" office:value-type="float" office:value="10.5">
            <text:p>10.5</text:p>
          </table:table-cell>
          <table:table-cell table:number-columns-repeated="9"/>
          <table:table-cell table:formula="of:=[.M22]" office:value-type="float" office:value="0.781417167652236">
            <text:p>0.7814171677</text:p>
          </table:table-cell>
          <table:table-cell/>
          <table:table-cell table:formula="of:=-[.N22]/(20*LOG10(EXP(1)))/[.C22]" office:value-type="float" office:value="-0.74789627649452">
            <text:p>-0.7478962765</text:p>
          </table:table-cell>
          <table:table-cell/>
          <table:table-cell table:formula="of:=-[.P22]/(20*LOG10(EXP(1)))/[.C22]" office:value-type="float" office:value="-0.986767577052472">
            <text:p>-0.9867675771</text:p>
          </table:table-cell>
          <table:table-cell/>
          <table:table-cell table:formula="of:=-[.R22]/(20*LOG10(EXP(1)))/[.C22]" office:value-type="float" office:value="-1.16777457637196">
            <text:p>-1.1677745764</text:p>
          </table:table-cell>
          <table:table-cell/>
          <table:table-cell table:formula="of:=-[.T22]/(20*LOG10(EXP(1)))/[.C22]" office:value-type="float" office:value="-1.16777457637216">
            <text:p>-1.1677745764</text:p>
          </table:table-cell>
          <table:table-cell table:number-columns-repeated="1004"/>
        </table:table-row>
        <table:table-row table:style-name="ro1">
          <table:table-cell table:formula="of:=[.A23]" office:value-type="float" office:value="10750000000">
            <text:p>10750000000</text:p>
          </table:table-cell>
          <table:table-cell table:formula="of:=[.A62]*0.000000001" office:value-type="float" office:value="10.75">
            <text:p>10.75</text:p>
          </table:table-cell>
          <table:table-cell table:number-columns-repeated="9"/>
          <table:table-cell table:formula="of:=[.M23]" office:value-type="float" office:value="0.792805658405098">
            <text:p>0.7928056584</text:p>
          </table:table-cell>
          <table:table-cell/>
          <table:table-cell table:formula="of:=-[.N23]/(20*LOG10(EXP(1)))/[.C23]" office:value-type="float" office:value="-0.698309925465749">
            <text:p>-0.6983099255</text:p>
          </table:table-cell>
          <table:table-cell/>
          <table:table-cell table:formula="of:=-[.P23]/(20*LOG10(EXP(1)))/[.C23]" office:value-type="float" office:value="-0.93965399975401">
            <text:p>-0.9396539998</text:p>
          </table:table-cell>
          <table:table-cell/>
          <table:table-cell table:formula="of:=-[.R23]/(20*LOG10(EXP(1)))/[.C23]" office:value-type="float" office:value="-1.1202717649099">
            <text:p>-1.1202717649</text:p>
          </table:table-cell>
          <table:table-cell/>
          <table:table-cell table:formula="of:=-[.T23]/(20*LOG10(EXP(1)))/[.C23]" office:value-type="float" office:value="-1.12027176490982">
            <text:p>-1.1202717649</text:p>
          </table:table-cell>
          <table:table-cell table:number-columns-repeated="1004"/>
        </table:table-row>
        <table:table-row table:style-name="ro1">
          <table:table-cell table:formula="of:=[.A24]" office:value-type="float" office:value="11000000000">
            <text:p>11000000000</text:p>
          </table:table-cell>
          <table:table-cell table:formula="of:=[.A63]*0.000000001" office:value-type="float" office:value="11">
            <text:p>11</text:p>
          </table:table-cell>
          <table:table-cell table:number-columns-repeated="9"/>
          <table:table-cell table:formula="of:=[.M24]" office:value-type="float" office:value="0.803281030486513">
            <text:p>0.8032810305</text:p>
          </table:table-cell>
          <table:table-cell/>
          <table:table-cell table:formula="of:=-[.N24]/(20*LOG10(EXP(1)))/[.C24]" office:value-type="float" office:value="-0.648658881264524">
            <text:p>-0.6486588813</text:p>
          </table:table-cell>
          <table:table-cell/>
          <table:table-cell table:formula="of:=-[.P24]/(20*LOG10(EXP(1)))/[.C24]" office:value-type="float" office:value="-0.893480080601586">
            <text:p>-0.8934800806</text:p>
          </table:table-cell>
          <table:table-cell/>
          <table:table-cell table:formula="of:=-[.R24]/(20*LOG10(EXP(1)))/[.C24]" office:value-type="float" office:value="-1.07407925242613">
            <text:p>-1.0740792524</text:p>
          </table:table-cell>
          <table:table-cell/>
          <table:table-cell table:formula="of:=-[.T24]/(20*LOG10(EXP(1)))/[.C24]" office:value-type="float" office:value="-1.07407925242689">
            <text:p>-1.0740792524</text:p>
          </table:table-cell>
          <table:table-cell table:number-columns-repeated="1004"/>
        </table:table-row>
        <table:table-row table:style-name="ro1">
          <table:table-cell table:formula="of:=[.A25]" office:value-type="float" office:value="11250000000">
            <text:p>11250000000</text:p>
          </table:table-cell>
          <table:table-cell table:formula="of:=[.A64]*0.000000001" office:value-type="float" office:value="11.25">
            <text:p>11.25</text:p>
          </table:table-cell>
          <table:table-cell table:number-columns-repeated="9"/>
          <table:table-cell table:formula="of:=[.M25]" office:value-type="float" office:value="0.812943914481271">
            <text:p>0.8129439145</text:p>
          </table:table-cell>
          <table:table-cell/>
          <table:table-cell table:formula="of:=-[.N25]/(20*LOG10(EXP(1)))/[.C25]" office:value-type="float" office:value="-0.598572274359536">
            <text:p>-0.5985722744</text:p>
          </table:table-cell>
          <table:table-cell/>
          <table:table-cell table:formula="of:=-[.P25]/(20*LOG10(EXP(1)))/[.C25]" office:value-type="float" office:value="-0.848082305282659">
            <text:p>-0.8480823053</text:p>
          </table:table-cell>
          <table:table-cell/>
          <table:table-cell table:formula="of:=-[.R25]/(20*LOG10(EXP(1)))/[.C25]" office:value-type="float" office:value="-1.02906063399639">
            <text:p>-1.029060634</text:p>
          </table:table-cell>
          <table:table-cell/>
          <table:table-cell table:formula="of:=-[.T25]/(20*LOG10(EXP(1)))/[.C25]" office:value-type="float" office:value="-1.02906063399675">
            <text:p>-1.029060634</text:p>
          </table:table-cell>
          <table:table-cell table:number-columns-repeated="1004"/>
        </table:table-row>
        <table:table-row table:style-name="ro1">
          <table:table-cell table:formula="of:=[.A26]" office:value-type="float" office:value="11500000000">
            <text:p>11500000000</text:p>
          </table:table-cell>
          <table:table-cell table:formula="of:=[.A65]*0.000000001" office:value-type="float" office:value="11.5">
            <text:p>11.5</text:p>
          </table:table-cell>
          <table:table-cell table:number-columns-repeated="9"/>
          <table:table-cell table:formula="of:=[.M26]" office:value-type="float" office:value="0.821880641538032">
            <text:p>0.8218806415</text:p>
          </table:table-cell>
          <table:table-cell/>
          <table:table-cell table:formula="of:=-[.N26]/(20*LOG10(EXP(1)))/[.C26]" office:value-type="float" office:value="-0.547584554439276">
            <text:p>-0.5475845544</text:p>
          </table:table-cell>
          <table:table-cell/>
          <table:table-cell table:formula="of:=-[.P26]/(20*LOG10(EXP(1)))/[.C26]" office:value-type="float" office:value="-0.803293575547744">
            <text:p>-0.8032935755</text:p>
          </table:table-cell>
          <table:table-cell/>
          <table:table-cell table:formula="of:=-[.R26]/(20*LOG10(EXP(1)))/[.C26]" office:value-type="float" office:value="-0.985085163618294">
            <text:p>-0.9850851636</text:p>
          </table:table-cell>
          <table:table-cell/>
          <table:table-cell table:formula="of:=-[.T26]/(20*LOG10(EXP(1)))/[.C26]" office:value-type="float" office:value="-0.985085163617277">
            <text:p>-0.9850851636</text:p>
          </table:table-cell>
          <table:table-cell table:number-columns-repeated="1004"/>
        </table:table-row>
        <table:table-row table:style-name="ro1">
          <table:table-cell table:formula="of:=[.A27]" office:value-type="float" office:value="11750000000">
            <text:p>11750000000</text:p>
          </table:table-cell>
          <table:table-cell table:formula="of:=[.A66]*0.000000001" office:value-type="float" office:value="11.75">
            <text:p>11.75</text:p>
          </table:table-cell>
          <table:table-cell table:number-columns-repeated="9"/>
          <table:table-cell table:formula="of:=[.M27]" office:value-type="float" office:value="0.830165751470582">
            <text:p>0.8301657515</text:p>
          </table:table-cell>
          <table:table-cell/>
          <table:table-cell table:formula="of:=-[.N27]/(20*LOG10(EXP(1)))/[.C27]" office:value-type="float" office:value="-0.495075045161764">
            <text:p>-0.4950750452</text:p>
          </table:table-cell>
          <table:table-cell/>
          <table:table-cell table:formula="of:=-[.P27]/(20*LOG10(EXP(1)))/[.C27]" office:value-type="float" office:value="-0.758938849311501">
            <text:p>-0.7589388493</text:p>
          </table:table-cell>
          <table:table-cell/>
          <table:table-cell table:formula="of:=-[.R27]/(20*LOG10(EXP(1)))/[.C27]" office:value-type="float" office:value="-0.942026009237213">
            <text:p>-0.9420260092</text:p>
          </table:table-cell>
          <table:table-cell/>
          <table:table-cell table:formula="of:=-[.T27]/(20*LOG10(EXP(1)))/[.C27]" office:value-type="float" office:value="-0.942026009236989">
            <text:p>-0.9420260092</text:p>
          </table:table-cell>
          <table:table-cell table:number-columns-repeated="1004"/>
        </table:table-row>
        <table:table-row table:style-name="ro1">
          <table:table-cell table:formula="of:=[.A28]" office:value-type="float" office:value="12000000000">
            <text:p>12000000000</text:p>
          </table:table-cell>
          <table:table-cell table:formula="of:=[.A67]*0.000000001" office:value-type="float" office:value="12">
            <text:p>12</text:p>
          </table:table-cell>
          <table:table-cell table:number-columns-repeated="9"/>
          <table:table-cell table:formula="of:=[.M28]" office:value-type="float" office:value="0.837863975993955">
            <text:p>0.837863976</text:p>
          </table:table-cell>
          <table:table-cell/>
          <table:table-cell table:formula="of:=-[.N28]/(20*LOG10(EXP(1)))/[.C28]" office:value-type="float" office:value="-0.44015432626146">
            <text:p>-0.4401543263</text:p>
          </table:table-cell>
          <table:table-cell/>
          <table:table-cell table:formula="of:=-[.P28]/(20*LOG10(EXP(1)))/[.C28]" office:value-type="float" office:value="-0.71482955032368">
            <text:p>-0.7148295503</text:p>
          </table:table-cell>
          <table:table-cell/>
          <table:table-cell table:formula="of:=-[.R28]/(20*LOG10(EXP(1)))/[.C28]" office:value-type="float" office:value="-0.89975843633014">
            <text:p>-0.8997584363</text:p>
          </table:table-cell>
          <table:table-cell/>
          <table:table-cell table:formula="of:=-[.T28]/(20*LOG10(EXP(1)))/[.C28]" office:value-type="float" office:value="-0.899758436330007">
            <text:p>-0.8997584363</text:p>
          </table:table-cell>
          <table:table-cell table:number-columns-repeated="1004"/>
        </table:table-row>
        <table:table-row table:style-name="ro1">
          <table:table-cell table:formula="of:=[.A29]" office:value-type="float" office:value="12250000000">
            <text:p>12250000000</text:p>
          </table:table-cell>
          <table:table-cell table:formula="of:=[.A68]*0.000000001" office:value-type="float" office:value="12.25">
            <text:p>12.25</text:p>
          </table:table-cell>
          <table:table-cell table:number-columns-repeated="9"/>
          <table:table-cell table:formula="of:=[.M29]" office:value-type="float" office:value="0.845031824499851">
            <text:p>0.8450318245</text:p>
          </table:table-cell>
          <table:table-cell/>
          <table:table-cell table:formula="of:=-[.N29]/(20*LOG10(EXP(1)))/[.C29]" office:value-type="float" office:value="-0.38142477938709">
            <text:p>-0.3814247794</text:p>
          </table:table-cell>
          <table:table-cell/>
          <table:table-cell table:formula="of:=-[.P29]/(20*LOG10(EXP(1)))/[.C29]" office:value-type="float" office:value="-0.670756031568742">
            <text:p>-0.6707560316</text:p>
          </table:table-cell>
          <table:table-cell/>
          <table:table-cell table:formula="of:=-[.R29]/(20*LOG10(EXP(1)))/[.C29]" office:value-type="float" office:value="-0.858157834822817">
            <text:p>-0.8581578348</text:p>
          </table:table-cell>
          <table:table-cell/>
          <table:table-cell table:formula="of:=-[.T29]/(20*LOG10(EXP(1)))/[.C29]" office:value-type="float" office:value="-0.858157834822351">
            <text:p>-0.8581578348</text:p>
          </table:table-cell>
          <table:table-cell table:number-columns-repeated="1004"/>
        </table:table-row>
        <table:table-row table:style-name="ro1">
          <table:table-cell table:formula="of:=[.A30]" office:value-type="float" office:value="12500000000">
            <text:p>12500000000</text:p>
          </table:table-cell>
          <table:table-cell table:formula="of:=[.A69]*0.000000001" office:value-type="float" office:value="12.5">
            <text:p>12.5</text:p>
          </table:table-cell>
          <table:table-cell table:number-columns-repeated="9"/>
          <table:table-cell table:formula="of:=[.M30]" office:value-type="float" office:value="0.851718864740411">
            <text:p>0.8517188647</text:p>
          </table:table-cell>
          <table:table-cell/>
          <table:table-cell table:formula="of:=-[.N30]/(20*LOG10(EXP(1)))/[.C30]" office:value-type="float" office:value="-0.316385685172819">
            <text:p>-0.3163856852</text:p>
          </table:table-cell>
          <table:table-cell/>
          <table:table-cell table:formula="of:=-[.P30]/(20*LOG10(EXP(1)))/[.C30]" office:value-type="float" office:value="-0.626476905553934">
            <text:p>-0.6264769056</text:p>
          </table:table-cell>
          <table:table-cell/>
          <table:table-cell table:formula="of:=-[.R30]/(20*LOG10(EXP(1)))/[.C30]" office:value-type="float" office:value="-0.817097478050986">
            <text:p>-0.8170974781</text:p>
          </table:table-cell>
          <table:table-cell/>
          <table:table-cell table:formula="of:=-[.T30]/(20*LOG10(EXP(1)))/[.C30]" office:value-type="float" office:value="-0.817097478050767">
            <text:p>-0.8170974781</text:p>
          </table:table-cell>
          <table:table-cell table:number-columns-repeated="1004"/>
        </table:table-row>
        <table:table-row table:style-name="ro1">
          <table:table-cell table:formula="of:=[.A31]" office:value-type="float" office:value="12750000000">
            <text:p>12750000000</text:p>
          </table:table-cell>
          <table:table-cell table:formula="of:=[.A70]*0.000000001" office:value-type="float" office:value="12.75">
            <text:p>12.75</text:p>
          </table:table-cell>
          <table:table-cell table:number-columns-repeated="9"/>
          <table:table-cell table:formula="of:=[.M31]" office:value-type="float" office:value="0.857968766461682">
            <text:p>0.8579687665</text:p>
          </table:table-cell>
          <table:table-cell/>
          <table:table-cell table:formula="of:=-[.N31]/(20*LOG10(EXP(1)))/[.C31]" office:value-type="float" office:value="-0.239496102483133">
            <text:p>-0.2394961025</text:p>
          </table:table-cell>
          <table:table-cell/>
          <table:table-cell table:formula="of:=-[.P31]/(20*LOG10(EXP(1)))/[.C31]" office:value-type="float" office:value="-0.581703170539742">
            <text:p>-0.5817031705</text:p>
          </table:table-cell>
          <table:table-cell/>
          <table:table-cell table:formula="of:=-[.R31]/(20*LOG10(EXP(1)))/[.C31]" office:value-type="float" office:value="-0.776445860567163">
            <text:p>-0.7764458606</text:p>
          </table:table-cell>
          <table:table-cell/>
          <table:table-cell table:formula="of:=-[.T31]/(20*LOG10(EXP(1)))/[.C31]" office:value-type="float" office:value="-0.776445860566426">
            <text:p>-0.7764458606</text:p>
          </table:table-cell>
          <table:table-cell table:number-columns-repeated="1004"/>
        </table:table-row>
        <table:table-row table:style-name="ro1">
          <table:table-cell table:formula="of:=[.A32]" office:value-type="float" office:value="13000000000">
            <text:p>13000000000</text:p>
          </table:table-cell>
          <table:table-cell table:formula="of:=[.A71]*0.000000001" office:value-type="float" office:value="13">
            <text:p>13</text:p>
          </table:table-cell>
          <table:table-cell table:number-columns-repeated="9"/>
          <table:table-cell table:formula="of:=[.M32]" office:value-type="float" office:value="0.863820158820577">
            <text:p>0.8638201588</text:p>
          </table:table-cell>
          <table:table-cell/>
          <table:table-cell table:formula="of:=-[.N32]/(20*LOG10(EXP(1)))/[.C32]" office:value-type="float" office:value="-0.13060984978429">
            <text:p>-0.1306098498</text:p>
          </table:table-cell>
          <table:table-cell/>
          <table:table-cell table:formula="of:=-[.P32]/(20*LOG10(EXP(1)))/[.C32]" office:value-type="float" office:value="-0.536073303663725">
            <text:p>-0.5360733037</text:p>
          </table:table-cell>
          <table:table-cell/>
          <table:table-cell table:formula="of:=-[.R32]/(20*LOG10(EXP(1)))/[.C32]" office:value-type="float" office:value="-0.736063394087676">
            <text:p>-0.7360633941</text:p>
          </table:table-cell>
          <table:table-cell/>
          <table:table-cell table:formula="of:=-[.T32]/(20*LOG10(EXP(1)))/[.C32]" office:value-type="float" office:value="-0.736063394087249">
            <text:p>-0.7360633941</text:p>
          </table:table-cell>
          <table:table-cell table:number-columns-repeated="1004"/>
        </table:table-row>
        <table:table-row table:style-name="ro1">
          <table:table-cell table:formula="of:=[.A33]" office:value-type="float" office:value="13250000000">
            <text:p>13250000000</text:p>
          </table:table-cell>
          <table:table-cell table:formula="of:=[.A72]*0.000000001" office:value-type="float" office:value="13.25">
            <text:p>13.25</text:p>
          </table:table-cell>
          <table:table-cell table:number-columns-repeated="9"/>
          <table:table-cell table:formula="of:=[.M33]" office:value-type="float" office:value="0.869307340054623">
            <text:p>0.8693073401</text:p>
          </table:table-cell>
          <table:table-cell/>
          <table:table-cell office:value-type="float" office:value="0.144848215445721">
            <text:p>0.1448482154</text:p>
          </table:table-cell>
          <table:table-cell/>
          <table:table-cell table:formula="of:=-[.P33]/(20*LOG10(EXP(1)))/[.C33]" office:value-type="float" office:value="-0.489111735107347">
            <text:p>-0.4891117351</text:p>
          </table:table-cell>
          <table:table-cell/>
          <table:table-cell table:formula="of:=-[.R33]/(20*LOG10(EXP(1)))/[.C33]" office:value-type="float" office:value="-0.69579813016931">
            <text:p>-0.6957981302</text:p>
          </table:table-cell>
          <table:table-cell/>
          <table:table-cell table:formula="of:=-[.T33]/(20*LOG10(EXP(1)))/[.C33]" office:value-type="float" office:value="-0.695798130168551">
            <text:p>-0.6957981302</text:p>
          </table:table-cell>
          <table:table-cell table:number-columns-repeated="1004"/>
        </table:table-row>
        <table:table-row table:style-name="ro1">
          <table:table-cell table:formula="of:=[.A34]" office:value-type="float" office:value="13500000000">
            <text:p>13500000000</text:p>
          </table:table-cell>
          <table:table-cell table:formula="of:=[.A73]*0.000000001" office:value-type="float" office:value="13.5">
            <text:p>13.5</text:p>
          </table:table-cell>
          <table:table-cell table:number-columns-repeated="9"/>
          <table:table-cell table:formula="of:=[.M34]" office:value-type="float" office:value="0.874460868864458">
            <text:p>0.8744608689</text:p>
          </table:table-cell>
          <table:table-cell/>
          <table:table-cell office:value-type="float" office:value="0.238594309113362">
            <text:p>0.2385943091</text:p>
          </table:table-cell>
          <table:table-cell/>
          <table:table-cell table:formula="of:=-[.P34]/(20*LOG10(EXP(1)))/[.C34]" office:value-type="float" office:value="-0.44015432626098">
            <text:p>-0.4401543263</text:p>
          </table:table-cell>
          <table:table-cell/>
          <table:table-cell table:formula="of:=-[.R34]/(20*LOG10(EXP(1)))/[.C34]" office:value-type="float" office:value="-0.655479991876888">
            <text:p>-0.6554799919</text:p>
          </table:table-cell>
          <table:table-cell/>
          <table:table-cell table:formula="of:=-[.T34]/(20*LOG10(EXP(1)))/[.C34]" office:value-type="float" office:value="-0.655479991875134">
            <text:p>-0.6554799919</text:p>
          </table:table-cell>
          <table:table-cell table:number-columns-repeated="1004"/>
        </table:table-row>
        <table:table-row table:style-name="ro1">
          <table:table-cell table:formula="of:=[.A35]" office:value-type="float" office:value="13750000000">
            <text:p>13750000000</text:p>
          </table:table-cell>
          <table:table-cell table:formula="of:=[.A74]*0.000000001" office:value-type="float" office:value="13.75">
            <text:p>13.75</text:p>
          </table:table-cell>
          <table:table-cell table:number-columns-repeated="9"/>
          <table:table-cell table:formula="of:=[.M35]" office:value-type="float" office:value="0.879308060307144">
            <text:p>0.8793080603</text:p>
          </table:table-cell>
          <table:table-cell/>
          <table:table-cell office:value-type="float" office:value="0.301547109611352">
            <text:p>0.3015471096</text:p>
          </table:table-cell>
          <table:table-cell/>
          <table:table-cell table:formula="of:=-[.P35]/(20*LOG10(EXP(1)))/[.C35]" office:value-type="float" office:value="-0.388201312254479">
            <text:p>-0.3882013123</text:p>
          </table:table-cell>
          <table:table-cell/>
          <table:table-cell table:formula="of:=-[.R35]/(20*LOG10(EXP(1)))/[.C35]" office:value-type="float" office:value="-0.614912671779503">
            <text:p>-0.6149126718</text:p>
          </table:table-cell>
          <table:table-cell/>
          <table:table-cell table:formula="of:=-[.T35]/(20*LOG10(EXP(1)))/[.C35]" office:value-type="float" office:value="-0.614912671779918">
            <text:p>-0.6149126718</text:p>
          </table:table-cell>
          <table:table-cell table:number-columns-repeated="1004"/>
        </table:table-row>
        <table:table-row table:style-name="ro1">
          <table:table-cell table:formula="of:=[.A36]" office:value-type="float" office:value="14000000000">
            <text:p>14000000000</text:p>
          </table:table-cell>
          <table:table-cell table:formula="of:=[.A75]*0.000000001" office:value-type="float" office:value="14">
            <text:p>14</text:p>
          </table:table-cell>
          <table:table-cell table:number-columns-repeated="9"/>
          <table:table-cell table:formula="of:=[.M36]" office:value-type="float" office:value="0.883873404012028">
            <text:p>0.883873404</text:p>
          </table:table-cell>
          <table:table-cell/>
          <table:table-cell office:value-type="float" office:value="0.350897103072974">
            <text:p>0.3508971031</text:p>
          </table:table-cell>
          <table:table-cell/>
          <table:table-cell table:formula="of:=-[.P36]/(20*LOG10(EXP(1)))/[.C36]" office:value-type="float" office:value="-0.331586363193906">
            <text:p>-0.3315863632</text:p>
          </table:table-cell>
          <table:table-cell/>
          <table:table-cell table:formula="of:=-[.R36]/(20*LOG10(EXP(1)))/[.C36]" office:value-type="float" office:value="-0.573861762044129">
            <text:p>-0.573861762</text:p>
          </table:table-cell>
          <table:table-cell/>
          <table:table-cell table:formula="of:=-[.T36]/(20*LOG10(EXP(1)))/[.C36]" office:value-type="float" office:value="-0.57386176204582">
            <text:p>-0.573861762</text:p>
          </table:table-cell>
          <table:table-cell table:number-columns-repeated="1004"/>
        </table:table-row>
        <table:table-row table:style-name="ro1">
          <table:table-cell table:formula="of:=[.A37]" office:value-type="float" office:value="14250000000">
            <text:p>14250000000</text:p>
          </table:table-cell>
          <table:table-cell table:formula="of:=[.A76]*0.000000001" office:value-type="float" office:value="14.25">
            <text:p>14.25</text:p>
          </table:table-cell>
          <table:table-cell table:number-columns-repeated="9"/>
          <table:table-cell table:formula="of:=[.M37]" office:value-type="float" office:value="0.888178918770062">
            <text:p>0.8881789188</text:p>
          </table:table-cell>
          <table:table-cell/>
          <table:table-cell office:value-type="float" office:value="0.39197852829502">
            <text:p>0.3919785283</text:p>
          </table:table-cell>
          <table:table-cell/>
          <table:table-cell table:formula="of:=-[.P37]/(20*LOG10(EXP(1)))/[.C37]" office:value-type="float" office:value="-0.267066806772676">
            <text:p>-0.2670668068</text:p>
          </table:table-cell>
          <table:table-cell/>
          <table:table-cell table:formula="of:=-[.R37]/(20*LOG10(EXP(1)))/[.C37]" office:value-type="float" office:value="-0.532036547177284">
            <text:p>-0.5320365472</text:p>
          </table:table-cell>
          <table:table-cell/>
          <table:table-cell table:formula="of:=-[.T37]/(20*LOG10(EXP(1)))/[.C37]" office:value-type="float" office:value="-0.532036547177786">
            <text:p>-0.5320365472</text:p>
          </table:table-cell>
          <table:table-cell table:number-columns-repeated="1004"/>
        </table:table-row>
        <table:table-row table:style-name="ro1">
          <table:table-cell table:formula="of:=[.A38]" office:value-type="float" office:value="14500000000">
            <text:p>14500000000</text:p>
          </table:table-cell>
          <table:table-cell table:formula="of:=[.A77]*0.000000001" office:value-type="float" office:value="14.5">
            <text:p>14.5</text:p>
          </table:table-cell>
          <table:table-cell table:number-columns-repeated="9"/>
          <table:table-cell table:formula="of:=[.M38]" office:value-type="float" office:value="0.892244454665097">
            <text:p>0.8922444547</text:p>
          </table:table-cell>
          <table:table-cell/>
          <table:table-cell office:value-type="float" office:value="0.427317993056687">
            <text:p>0.4273179931</text:p>
          </table:table-cell>
          <table:table-cell/>
          <table:table-cell table:formula="of:=-[.P38]/(20*LOG10(EXP(1)))/[.C38]" office:value-type="float" office:value="-0.186226757385485">
            <text:p>-0.1862267574</text:p>
          </table:table-cell>
          <table:table-cell/>
          <table:table-cell table:formula="of:=-[.R38]/(20*LOG10(EXP(1)))/[.C38]" office:value-type="float" office:value="-0.489060567093414">
            <text:p>-0.4890605671</text:p>
          </table:table-cell>
          <table:table-cell/>
          <table:table-cell table:formula="of:=-[.T38]/(20*LOG10(EXP(1)))/[.C38]" office:value-type="float" office:value="-0.489060567093793">
            <text:p>-0.4890605671</text:p>
          </table:table-cell>
          <table:table-cell table:number-columns-repeated="1004"/>
        </table:table-row>
        <table:table-row table:style-name="ro1">
          <table:table-cell table:formula="of:=[.A39]" office:value-type="float" office:value="14750000000">
            <text:p>14750000000</text:p>
          </table:table-cell>
          <table:table-cell table:formula="of:=[.A78]*0.000000001" office:value-type="float" office:value="14.75">
            <text:p>14.75</text:p>
          </table:table-cell>
          <table:table-cell table:number-columns-repeated="9"/>
          <table:table-cell table:formula="of:=[.M39]" office:value-type="float" office:value="0.896087951696057">
            <text:p>0.8960879517</text:p>
          </table:table-cell>
          <table:table-cell/>
          <table:table-cell office:value-type="float" office:value="0.45836063167712">
            <text:p>0.4583606317</text:p>
          </table:table-cell>
          <table:table-cell/>
          <table:table-cell table:formula="of:=[.Q39]" office:value-type="float" office:value="0.0107905953814073">
            <text:p>0.0107905954</text:p>
          </table:table-cell>
          <table:table-cell/>
          <table:table-cell table:formula="of:=-[.R39]/(20*LOG10(EXP(1)))/[.C39]" office:value-type="float" office:value="-0.444420910709826">
            <text:p>-0.4444209107</text:p>
          </table:table-cell>
          <table:table-cell/>
          <table:table-cell table:formula="of:=-[.T39]/(20*LOG10(EXP(1)))/[.C39]" office:value-type="float" office:value="-0.444420910708545">
            <text:p>-0.4444209107</text:p>
          </table:table-cell>
          <table:table-cell table:number-columns-repeated="1004"/>
        </table:table-row>
        <table:table-row table:style-name="ro1">
          <table:table-cell table:formula="of:=[.A40]" office:value-type="float" office:value="15000000000">
            <text:p>15000000000</text:p>
          </table:table-cell>
          <table:table-cell table:formula="of:=[.A79]*0.000000001" office:value-type="float" office:value="15">
            <text:p>15</text:p>
          </table:table-cell>
          <table:table-cell table:number-columns-repeated="9"/>
          <table:table-cell table:formula="of:=[.M40]" office:value-type="float" office:value="0.899725662105826">
            <text:p>0.8997256621</text:p>
          </table:table-cell>
          <table:table-cell/>
          <table:table-cell office:value-type="float" office:value="0.486029904323098">
            <text:p>0.4860299043</text:p>
          </table:table-cell>
          <table:table-cell/>
          <table:table-cell table:formula="of:=[.Q40]" office:value-type="float" office:value="0.18217567606517">
            <text:p>0.1821756761</text:p>
          </table:table-cell>
          <table:table-cell/>
          <table:table-cell table:formula="of:=-[.R40]/(20*LOG10(EXP(1)))/[.C40]" office:value-type="float" office:value="-0.397373572342853">
            <text:p>-0.3973735723</text:p>
          </table:table-cell>
          <table:table-cell/>
          <table:table-cell table:formula="of:=-[.T40]/(20*LOG10(EXP(1)))/[.C40]" office:value-type="float" office:value="-0.397373572345555">
            <text:p>-0.3973735723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exact:</text:p>
          </table:table-cell>
          <table:table-cell table:style-name="ce2"/>
          <table:table-cell table:style-name="ce3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2"/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Zo</text:p>
          </table:table-cell>
          <table:table-cell table:number-columns-repeated="1016"/>
        </table:table-row>
        <table:table-row table:style-name="ro1">
          <table:table-cell table:style-name="ce4" office:value-type="float" office:value="6000000000">
            <text:p>6.00E+009</text:p>
          </table:table-cell>
          <table:table-cell table:style-name="ce5" table:formula="of:=[.A85]*0.000000001" office:value-type="float" office:value="6">
            <text:p>6</text:p>
          </table:table-cell>
          <table:table-cell table:formula="of:=2*4*ATAN(1)*[.A85]*SQRT(0.0000004*4*ATAN(1)*0.0000000000088541878176)" office:value-type="float" office:value="125.750701316956">
            <text:p>125.7507013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5.3497152149512">
            <text:p>-55.3497152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44.381964090255">
            <text:p>-244.38196409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2.469922353665">
            <text:p>-282.469922353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4.126685962681">
            <text:p>-314.126685962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4.126685962681">
            <text:p>-314.126685962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6250000000">
            <text:p>6.25E+009</text:p>
          </table:table-cell>
          <table:table-cell table:style-name="ce5" table:formula="of:=[.A86]*0.000000001" office:value-type="float" office:value="6.25">
            <text:p>6.25</text:p>
          </table:table-cell>
          <table:table-cell table:formula="of:=2*4*ATAN(1)*[.A86]*SQRT(0.0000004*4*ATAN(1)*0.0000000000088541878176)" office:value-type="float" office:value="130.990313871829">
            <text:p>130.99031387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1.4434602051305">
            <text:p>-41.44346020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41.612321275238">
            <text:p>-241.612321275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0.077179459312">
            <text:p>-280.07717945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1.976832879134">
            <text:p>-311.976832879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1.976832879134">
            <text:p>-311.976832879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6500000000">
            <text:p>6.50E+009</text:p>
          </table:table-cell>
          <table:table-cell table:style-name="ce5" table:formula="of:=[.A87]*0.000000001" office:value-type="float" office:value="6.5">
            <text:p>6.5</text:p>
          </table:table-cell>
          <table:table-cell table:formula="of:=2*4*ATAN(1)*[.A87]*SQRT(0.0000004*4*ATAN(1)*0.0000000000088541878176)" office:value-type="float" office:value="136.229926426702">
            <text:p>136.2299264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7.7929702263067">
            <text:p>-17.79297022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38.695503073914">
            <text:p>-238.695503073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7.564867822971">
            <text:p>-277.56486782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9.723382470544">
            <text:p>-309.72338247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9.723382470544">
            <text:p>-309.72338247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6750000000">
            <text:p>6.75E+009</text:p>
          </table:table-cell>
          <table:table-cell table:style-name="ce5" table:formula="of:=[.A88]*0.000000001" office:value-type="float" office:value="6.75">
            <text:p>6.75</text:p>
          </table:table-cell>
          <table:table-cell table:formula="of:=2*4*ATAN(1)*[.A88]*SQRT(0.0000004*4*ATAN(1)*0.0000000000088541878176)" office:value-type="float" office:value="141.469538981576">
            <text:p>141.46953898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.7538270204106">
            <text:p>33.7538270204</text:p>
          </table:table-cell>
          <table:table-cell office:value-type="float" office:value="1403.51792099255">
            <text:p>1403.517920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35.626043890973">
            <text:p>-235.62604389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4.929709601537">
            <text:p>-274.92970960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7.364056163041">
            <text:p>-307.3640561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7.364056163041">
            <text:p>-307.3640561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000000000">
            <text:p>7.00E+009</text:p>
          </table:table-cell>
          <table:table-cell table:style-name="ce5" table:formula="of:=[.A89]*0.000000001" office:value-type="float" office:value="7">
            <text:p>7</text:p>
          </table:table-cell>
          <table:table-cell table:formula="of:=2*4*ATAN(1)*[.A89]*SQRT(0.0000004*4*ATAN(1)*0.0000000000088541878176)" office:value-type="float" office:value="146.709151536449">
            <text:p>146.70915153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.4798163382494">
            <text:p>51.4798163382</text:p>
          </table:table-cell>
          <table:table-cell office:value-type="float" office:value="954.329307245369">
            <text:p>954.32930724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32.397895661761">
            <text:p>-232.39789566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2.168136580845">
            <text:p>-272.168136580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4.896396123833">
            <text:p>-304.89639612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4.896396123833">
            <text:p>-304.89639612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250000000">
            <text:p>7.25E+009</text:p>
          </table:table-cell>
          <table:table-cell table:style-name="ce5" table:formula="of:=[.A90]*0.000000001" office:value-type="float" office:value="7.25">
            <text:p>7.25</text:p>
          </table:table-cell>
          <table:table-cell table:formula="of:=2*4*ATAN(1)*[.A90]*SQRT(0.0000004*4*ATAN(1)*0.0000000000088541878176)" office:value-type="float" office:value="151.948764091322">
            <text:p>151.94876409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4.9304409781269">
            <text:p>64.9304409781</text:p>
          </table:table-cell>
          <table:table-cell office:value-type="float" office:value="783.658528028677">
            <text:p>783.6585280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29.004347628207">
            <text:p>-229.004347628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9.276259433496">
            <text:p>-269.27625943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2.317749551539">
            <text:p>-302.31774955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2.317749551539">
            <text:p>-302.31774955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500000000">
            <text:p>7.50E+009</text:p>
          </table:table-cell>
          <table:table-cell table:style-name="ce5" table:formula="of:=[.A91]*0.000000001" office:value-type="float" office:value="7.5">
            <text:p>7.5</text:p>
          </table:table-cell>
          <table:table-cell table:formula="of:=2*4*ATAN(1)*[.A91]*SQRT(0.0000004*4*ATAN(1)*0.0000000000088541878176)" office:value-type="float" office:value="157.188376646195">
            <text:p>157.18837664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6.3982517123669">
            <text:p>76.3982517124</text:p>
          </table:table-cell>
          <table:table-cell office:value-type="float" office:value="688.993386096328">
            <text:p>688.993386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25.437930556347">
            <text:p>-225.43793055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6.249832291784">
            <text:p>-266.24983229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9.625250929915">
            <text:p>-299.625250929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9.625250929915">
            <text:p>-299.625250929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750000000">
            <text:p>7.75E+009</text:p>
          </table:table-cell>
          <table:table-cell table:style-name="ce5" table:formula="of:=[.A92]*0.000000001" office:value-type="float" office:value="7.75">
            <text:p>7.75</text:p>
          </table:table-cell>
          <table:table-cell table:formula="of:=2*4*ATAN(1)*[.A92]*SQRT(0.0000004*4*ATAN(1)*0.0000000000088541878176)" office:value-type="float" office:value="162.427989201068">
            <text:p>162.42798920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6.6738921907651">
            <text:p>86.6738921908</text:p>
          </table:table-cell>
          <table:table-cell office:value-type="float" office:value="627.553293180828">
            <text:p>627.55329318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21.690301571219">
            <text:p>-221.69030157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3.084211750939">
            <text:p>-263.08421175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6.8158019244">
            <text:p>-296.81580192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6.8158019244">
            <text:p>-296.81580192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000000000">
            <text:p>8.00E+009</text:p>
          </table:table-cell>
          <table:table-cell table:style-name="ce5" table:formula="of:=[.A93]*0.000000001" office:value-type="float" office:value="8">
            <text:p>8</text:p>
          </table:table-cell>
          <table:table-cell table:formula="of:=2*4*ATAN(1)*[.A93]*SQRT(0.0000004*4*ATAN(1)*0.0000000000088541878176)" office:value-type="float" office:value="167.667601755942">
            <text:p>167.66760175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6.1403886719032">
            <text:p>96.1403886719</text:p>
          </table:table-cell>
          <table:table-cell office:value-type="float" office:value="584.011398234497">
            <text:p>584.01139823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17.752104614973">
            <text:p>-217.7521046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9.774309211139">
            <text:p>-259.77430921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3.886048538437">
            <text:p>-293.886048538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3.886048538437">
            <text:p>-293.886048538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250000000">
            <text:p>8.25E+009</text:p>
          </table:table-cell>
          <table:table-cell table:style-name="ce5" table:formula="of:=[.A94]*0.000000001" office:value-type="float" office:value="8.25">
            <text:p>8.25</text:p>
          </table:table-cell>
          <table:table-cell table:formula="of:=2*4*ATAN(1)*[.A94]*SQRT(0.0000004*4*ATAN(1)*0.0000000000088541878176)" office:value-type="float" office:value="172.907214310815">
            <text:p>172.90721431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5.016784868757">
            <text:p>105.0167848688</text:p>
          </table:table-cell>
          <table:table-cell office:value-type="float" office:value="551.356425788687">
            <text:p>551.3564257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13.612799930303">
            <text:p>-213.61279993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6.314535202236">
            <text:p>-256.31453520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0.832355069635">
            <text:p>-290.83235506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0.832355069635">
            <text:p>-290.83235506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500000000">
            <text:p>8.50E+009</text:p>
          </table:table-cell>
          <table:table-cell table:style-name="ce5" table:formula="of:=[.A95]*0.000000001" office:value-type="float" office:value="8.5">
            <text:p>8.5</text:p>
          </table:table-cell>
          <table:table-cell table:formula="of:=2*4*ATAN(1)*[.A95]*SQRT(0.0000004*4*ATAN(1)*0.0000000000088541878176)" office:value-type="float" office:value="178.146826865688">
            <text:p>178.1468268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3.441685010649">
            <text:p>113.4416850106</text:p>
          </table:table-cell>
          <table:table-cell office:value-type="float" office:value="525.876140551237">
            <text:p>525.8761405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09.260453741693">
            <text:p>-209.260453741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2.69873399377">
            <text:p>-252.69873399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7.650774310562">
            <text:p>-287.65077431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7.650774310562">
            <text:p>-287.65077431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750000000">
            <text:p>8.75E+009</text:p>
          </table:table-cell>
          <table:table-cell table:style-name="ce5" table:formula="of:=[.A96]*0.000000001" office:value-type="float" office:value="8.75">
            <text:p>8.75</text:p>
          </table:table-cell>
          <table:table-cell table:formula="of:=2*4*ATAN(1)*[.A96]*SQRT(0.0000004*4*ATAN(1)*0.0000000000088541878176)" office:value-type="float" office:value="183.386439420561">
            <text:p>183.38643942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.509039645771">
            <text:p>121.5090396458</text:p>
          </table:table-cell>
          <table:table-cell office:value-type="float" office:value="505.401672237953">
            <text:p>505.401672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04.681476158926">
            <text:p>-204.68147615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8.920106348346">
            <text:p>-248.920106348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4.337013320256">
            <text:p>-284.33701332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4.337013320256">
            <text:p>-284.33701332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000000000">
            <text:p>9.00E+009</text:p>
          </table:table-cell>
          <table:table-cell table:style-name="ce5" table:formula="of:=[.A97]*0.000000001" office:value-type="float" office:value="9">
            <text:p>9</text:p>
          </table:table-cell>
          <table:table-cell table:formula="of:=2*4*ATAN(1)*[.A97]*SQRT(0.0000004*4*ATAN(1)*0.0000000000088541878176)" office:value-type="float" office:value="188.626051975434">
            <text:p>188.62605197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9.28579797069">
            <text:p>129.2857979707</text:p>
          </table:table-cell>
          <table:table-cell office:value-type="float" office:value="488.572365707888">
            <text:p>488.5723657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99.860290806645">
            <text:p>-199.860290806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4.971117691844">
            <text:p>-244.97111769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0.886393943535">
            <text:p>-280.88639394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0.886393943535">
            <text:p>-280.88639394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250000000">
            <text:p>9.25E+009</text:p>
          </table:table-cell>
          <table:table-cell table:style-name="ce5" table:formula="of:=[.A98]*0.000000001" office:value-type="float" office:value="9.25">
            <text:p>9.25</text:p>
          </table:table-cell>
          <table:table-cell table:formula="of:=2*4*ATAN(1)*[.A98]*SQRT(0.0000004*4*ATAN(1)*0.0000000000088541878176)" office:value-type="float" office:value="193.865664530307">
            <text:p>193.86566453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6.82152031715">
            <text:p>136.8215203172</text:p>
          </table:table-cell>
          <table:table-cell office:value-type="float" office:value="474.48723237733">
            <text:p>474.4872323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94.778913068993">
            <text:p>-194.7789130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0.843388197004">
            <text:p>-240.8433881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7.293807066845">
            <text:p>-277.293807066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7.293807066845">
            <text:p>-277.293807066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500000000">
            <text:p>9.50E+009</text:p>
          </table:table-cell>
          <table:table-cell table:style-name="ce5" table:formula="of:=[.A99]*0.000000001" office:value-type="float" office:value="9.5">
            <text:p>9.5</text:p>
          </table:table-cell>
          <table:table-cell table:formula="of:=2*4*ATAN(1)*[.A99]*SQRT(0.0000004*4*ATAN(1)*0.0000000000088541878176)" office:value-type="float" office:value="199.105277085181">
            <text:p>199.10527708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.154012467822">
            <text:p>144.1540124678</text:p>
          </table:table-cell>
          <table:table-cell office:value-type="float" office:value="462.523794527038">
            <text:p>462.5237945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89.416403956103">
            <text:p>-189.41640395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6.527560232495">
            <text:p>-236.52756023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3.553659359454">
            <text:p>-273.55365935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3.553659359454">
            <text:p>-273.55365935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750000000">
            <text:p>9.75E+009</text:p>
          </table:table-cell>
          <table:table-cell table:style-name="ce5" table:formula="of:=[.A100]*0.000000001" office:value-type="float" office:value="9.75">
            <text:p>9.75</text:p>
          </table:table-cell>
          <table:table-cell table:formula="of:=2*4*ATAN(1)*[.A100]*SQRT(0.0000004*4*ATAN(1)*0.0000000000088541878176)" office:value-type="float" office:value="204.344889640054">
            <text:p>204.34488964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1.31282240097">
            <text:p>151.312822401</text:p>
          </table:table-cell>
          <table:table-cell office:value-type="float" office:value="452.237002093272">
            <text:p>452.23700209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83.748151488082">
            <text:p>-183.748151488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2.013137208137">
            <text:p>-232.013137208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9.659810940699">
            <text:p>-269.659810940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9.659810940699">
            <text:p>-269.659810940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000000000">
            <text:p>1.00E+010</text:p>
          </table:table-cell>
          <table:table-cell table:style-name="ce5" table:formula="of:=[.A101]*0.000000001" office:value-type="float" office:value="10">
            <text:p>10</text:p>
          </table:table-cell>
          <table:table-cell table:formula="of:=2*4*ATAN(1)*[.A101]*SQRT(0.0000004*4*ATAN(1)*0.0000000000088541878176)" office:value-type="float" office:value="209.584502194927">
            <text:p>209.58450219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8.321511990696">
            <text:p>158.3215119907</text:p>
          </table:table-cell>
          <table:table-cell office:value-type="float" office:value="443.299540513372">
            <text:p>443.2995405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77.74490777295">
            <text:p>-177.7449077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7.288285886205">
            <text:p>-227.288285886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5.605502014738">
            <text:p>-265.60550201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5.605502014738">
            <text:p>-265.60550201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250000000">
            <text:p>1.03E+010</text:p>
          </table:table-cell>
          <table:table-cell table:style-name="ce5" table:formula="of:=[.A102]*0.000000001" office:value-type="float" office:value="10.25">
            <text:p>10.25</text:p>
          </table:table-cell>
          <table:table-cell table:formula="of:=2*4*ATAN(1)*[.A102]*SQRT(0.0000004*4*ATAN(1)*0.0000000000088541878176)" office:value-type="float" office:value="214.8241147498">
            <text:p>214.82411474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5.199189219531">
            <text:p>165.1991892195</text:p>
          </table:table-cell>
          <table:table-cell office:value-type="float" office:value="435.464908736513">
            <text:p>435.464908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71.371471603193">
            <text:p>-171.37147160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2.339591484105">
            <text:p>-222.339591484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1.383265992164">
            <text:p>-261.38326599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1.383265992164">
            <text:p>-261.38326599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500000000">
            <text:p>1.05E+010</text:p>
          </table:table-cell>
          <table:table-cell table:style-name="ce5" table:formula="of:=[.A103]*0.000000001" office:value-type="float" office:value="10.5">
            <text:p>10.5</text:p>
          </table:table-cell>
          <table:table-cell table:formula="of:=2*4*ATAN(1)*[.A103]*SQRT(0.0000004*4*ATAN(1)*0.0000000000088541878176)" office:value-type="float" office:value="220.063727304673">
            <text:p>220.06372730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1.961574493429">
            <text:p>171.9615744934</text:p>
          </table:table-cell>
          <table:table-cell office:value-type="float" office:value="428.543681411899">
            <text:p>428.54368141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64.58484224246">
            <text:p>-164.58484224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7.151750989602">
            <text:p>-217.15175098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6.984825928034">
            <text:p>-256.9848259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6.984825928034">
            <text:p>-256.9848259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750000000">
            <text:p>1.08E+010</text:p>
          </table:table-cell>
          <table:table-cell table:style-name="ce5" table:formula="of:=[.A104]*0.000000001" office:value-type="float" office:value="10.75">
            <text:p>10.75</text:p>
          </table:table-cell>
          <table:table-cell table:formula="of:=2*4*ATAN(1)*[.A104]*SQRT(0.0000004*4*ATAN(1)*0.0000000000088541878176)" office:value-type="float" office:value="225.303339859546">
            <text:p>225.30333985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8.621762698239">
            <text:p>178.6217626982</text:p>
          </table:table-cell>
          <table:table-cell office:value-type="float" office:value="422.387739282544">
            <text:p>422.3877392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57.33155846431">
            <text:p>-157.331558464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1.707184456937">
            <text:p>-211.70718445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2.400970184536">
            <text:p>-252.40097018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2.400970184536">
            <text:p>-252.40097018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000000000">
            <text:p>1.10E+010</text:p>
          </table:table-cell>
          <table:table-cell table:style-name="ce5" table:formula="of:=[.A105]*0.000000001" office:value-type="float" office:value="11">
            <text:p>11</text:p>
          </table:table-cell>
          <table:table-cell table:formula="of:=2*4*ATAN(1)*[.A105]*SQRT(0.0000004*4*ATAN(1)*0.0000000000088541878176)" office:value-type="float" office:value="230.54295241442">
            <text:p>230.54295241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5.19078038685">
            <text:p>185.1907803869</text:p>
          </table:table-cell>
          <table:table-cell office:value-type="float" office:value="416.879494267876">
            <text:p>416.8794942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49.543733596377">
            <text:p>-149.54373359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5.985535705347">
            <text:p>-205.985535705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7.621401981392">
            <text:p>-247.62140198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7.621401981392">
            <text:p>-247.62140198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250000000">
            <text:p>1.13E+010</text:p>
          </table:table-cell>
          <table:table-cell table:style-name="ce5" table:formula="of:=[.A106]*0.000000001" office:value-type="float" office:value="11.25">
            <text:p>11.25</text:p>
          </table:table-cell>
          <table:table-cell table:formula="of:=2*4*ATAN(1)*[.A106]*SQRT(0.0000004*4*ATAN(1)*0.0000000000088541878176)" office:value-type="float" office:value="235.782564969293">
            <text:p>235.782564969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1.678001332582">
            <text:p>191.6780013326</text:p>
          </table:table-cell>
          <table:table-cell office:value-type="float" office:value="411.924345307192">
            <text:p>411.9243453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41.132906167843">
            <text:p>-141.13290616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9.963021244569">
            <text:p>-199.963021244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2.63455579259">
            <text:p>-242.63455579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2.63455579259">
            <text:p>-242.63455579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500000000">
            <text:p>1.15E+010</text:p>
          </table:table-cell>
          <table:table-cell table:style-name="ce5" table:formula="of:=[.A107]*0.000000001" office:value-type="float" office:value="11.5">
            <text:p>11.5</text:p>
          </table:table-cell>
          <table:table-cell table:formula="of:=2*4*ATAN(1)*[.A107]*SQRT(0.0000004*4*ATAN(1)*0.0000000000088541878176)" office:value-type="float" office:value="241.022177524166">
            <text:p>241.02217752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8.091461888477">
            <text:p>198.0914618885</text:p>
          </table:table-cell>
          <table:table-cell office:value-type="float" office:value="407.445281978512">
            <text:p>407.4452819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31.980021689347">
            <text:p>-131.98002168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3.611566769641">
            <text:p>-193.61156676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7.427371182024">
            <text:p>-237.42737118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7.427371182024">
            <text:p>-237.42737118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750000000">
            <text:p>1.18E+010</text:p>
          </table:table-cell>
          <table:table-cell table:style-name="ce5" table:formula="of:=[.A108]*0.000000001" office:value-type="float" office:value="11.75">
            <text:p>11.75</text:p>
          </table:table-cell>
          <table:table-cell table:formula="of:=2*4*ATAN(1)*[.A108]*SQRT(0.0000004*4*ATAN(1)*0.0000000000088541878176)" office:value-type="float" office:value="246.261790079039">
            <text:p>246.2617900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4.438104019463">
            <text:p>204.4381040195</text:p>
          </table:table-cell>
          <table:table-cell office:value-type="float" office:value="403.378950710708">
            <text:p>403.3789507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21.918066844753">
            <text:p>-121.91806684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6.897639591934">
            <text:p>-186.897639591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1.98501133575">
            <text:p>-231.98501133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1.98501133575">
            <text:p>-231.98501133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000000000">
            <text:p>1.20E+010</text:p>
          </table:table-cell>
          <table:table-cell table:style-name="ce5" table:formula="of:=[.A109]*0.000000001" office:value-type="float" office:value="12">
            <text:p>12</text:p>
          </table:table-cell>
          <table:table-cell table:formula="of:=2*4*ATAN(1)*[.A109]*SQRT(0.0000004*4*ATAN(1)*0.0000000000088541878176)" office:value-type="float" office:value="251.501402633912">
            <text:p>251.50140263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0.723965178927">
            <text:p>210.7239651789</text:p>
          </table:table-cell>
          <table:table-cell office:value-type="float" office:value="399.672738461982">
            <text:p>399.6727384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10.699430429902">
            <text:p>-110.699430429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9.780634550498">
            <text:p>-179.78063455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6.290508768687">
            <text:p>-226.290508768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6.290508768687">
            <text:p>-226.290508768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250000000">
            <text:p>1.23E+010</text:p>
          </table:table-cell>
          <table:table-cell table:style-name="ce5" table:formula="of:=[.A110]*0.000000001" office:value-type="float" office:value="12.25">
            <text:p>12.25</text:p>
          </table:table-cell>
          <table:table-cell table:formula="of:=2*4*ATAN(1)*[.A110]*SQRT(0.0000004*4*ATAN(1)*0.0000000000088541878176)" office:value-type="float" office:value="256.741015188785">
            <text:p>256.74101518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6.954328488935">
            <text:p>216.9543284889</text:p>
          </table:table-cell>
          <table:table-cell office:value-type="float" office:value="396.282577809852">
            <text:p>396.2825778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97.9273850776681">
            <text:p>-97.927385077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2.210584488947">
            <text:p>-172.21058448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0.324313704675">
            <text:p>-220.32431370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0.324313704675">
            <text:p>-220.32431370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500000000">
            <text:p>1.25E+010</text:p>
          </table:table-cell>
          <table:table-cell table:style-name="ce5" table:formula="of:=[.A111]*0.000000001" office:value-type="float" office:value="12.5">
            <text:p>12.5</text:p>
          </table:table-cell>
          <table:table-cell table:formula="of:=2*4*ATAN(1)*[.A111]*SQRT(0.0000004*4*ATAN(1)*0.0000000000088541878176)" office:value-type="float" office:value="261.980627743659">
            <text:p>261.98062774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3.133842845808">
            <text:p>223.1338428458</text:p>
          </table:table-cell>
          <table:table-cell office:value-type="float" office:value="393.171272361387">
            <text:p>393.1712723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2.8869204102611">
            <text:p>-82.88692041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64.124812983813">
            <text:p>-164.12481298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14.063710227547">
            <text:p>-214.06371022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14.063710227547">
            <text:p>-214.06371022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750000000">
            <text:p>1.28E+010</text:p>
          </table:table-cell>
          <table:table-cell table:style-name="ce5" table:formula="of:=[.A112]*0.000000001" office:value-type="float" office:value="12.75">
            <text:p>12.75</text:p>
          </table:table-cell>
          <table:table-cell table:formula="of:=2*4*ATAN(1)*[.A112]*SQRT(0.0000004*4*ATAN(1)*0.0000000000088541878176)" office:value-type="float" office:value="267.220240298532">
            <text:p>267.22024029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9.266619942565">
            <text:p>229.2666199426</text:p>
          </table:table-cell>
          <table:table-cell office:value-type="float" office:value="390.30720328568">
            <text:p>390.3072032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63.9982060556854">
            <text:p>-63.998206055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5.44286101401">
            <text:p>-155.4428610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7.482049439541">
            <text:p>-207.48204943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7.482049439541">
            <text:p>-207.48204943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000000000">
            <text:p>1.30E+010</text:p>
          </table:table-cell>
          <table:table-cell table:style-name="ce5" table:formula="of:=[.A113]*0.000000001" office:value-type="float" office:value="13">
            <text:p>13</text:p>
          </table:table-cell>
          <table:table-cell table:formula="of:=2*4*ATAN(1)*[.A113]*SQRT(0.0000004*4*ATAN(1)*0.0000000000088541878176)" office:value-type="float" office:value="272.459852853405">
            <text:p>272.45985285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5.356313364094">
            <text:p>235.3563133641</text:p>
          </table:table-cell>
          <table:table-cell office:value-type="float" office:value="387.663318949805">
            <text:p>387.663318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5.5859404526133">
            <text:p>-35.58594045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46.058453434821">
            <text:p>-146.05845343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0.547724043887">
            <text:p>-200.547724043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0.547724043887">
            <text:p>-200.547724043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250000000">
            <text:p>1.33E+010</text:p>
          </table:table-cell>
          <table:table-cell table:style-name="ce5" table:formula="of:=[.A114]*0.000000001" office:value-type="float" office:value="13.25">
            <text:p>13.25</text:p>
          </table:table-cell>
          <table:table-cell table:formula="of:=2*4*ATAN(1)*[.A114]*SQRT(0.0000004*4*ATAN(1)*0.0000000000088541878176)" office:value-type="float" office:value="277.699465408278">
            <text:p>277.69946540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1.406183608632">
            <text:p>241.4061836086</text:p>
          </table:table-cell>
          <table:table-cell office:value-type="float" office:value="385.216337553505">
            <text:p>385.216337553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.2242723520281">
            <text:p>40.2242723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35.826067364202">
            <text:p>-135.826067364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93.222768780069">
            <text:p>-193.22276878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93.222768780069">
            <text:p>-193.22276878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500000000">
            <text:p>1.35E+010</text:p>
          </table:table-cell>
          <table:table-cell table:style-name="ce5" table:formula="of:=[.A115]*0.000000001" office:value-type="float" office:value="13.5">
            <text:p>13.5</text:p>
          </table:table-cell>
          <table:table-cell table:formula="of:=2*4*ATAN(1)*[.A115]*SQRT(0.0000004*4*ATAN(1)*0.0000000000088541878176)" office:value-type="float" office:value="282.939077963151">
            <text:p>282.93907796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7.419151951359">
            <text:p>247.4191519514</text:p>
          </table:table-cell>
          <table:table-cell office:value-type="float" office:value="382.946111904403">
            <text:p>382.94611190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7.5076540408213">
            <text:p>67.50765404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4.53685923364">
            <text:p>-124.536859233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85.460904524892">
            <text:p>-185.46090452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85.460904524892">
            <text:p>-185.46090452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750000000">
            <text:p>1.38E+010</text:p>
          </table:table-cell>
          <table:table-cell table:style-name="ce5" table:formula="of:=[.A116]*0.000000001" office:value-type="float" office:value="13.75">
            <text:p>13.75</text:p>
          </table:table-cell>
          <table:table-cell table:formula="of:=2*4*ATAN(1)*[.A116]*SQRT(0.0000004*4*ATAN(1)*0.0000000000088541878176)" office:value-type="float" office:value="288.178690518024">
            <text:p>288.1786905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3.397845381276">
            <text:p>253.3978453813</text:p>
          </table:table-cell>
          <table:table-cell office:value-type="float" office:value="380.835118953857">
            <text:p>380.835118953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6.8994513540701">
            <text:p>86.899451354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1.871345822942">
            <text:p>-111.871345822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77.204728536368">
            <text:p>-177.20472853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77.204728536368">
            <text:p>-177.20472853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000000000">
            <text:p>1.40E+010</text:p>
          </table:table-cell>
          <table:table-cell table:style-name="ce5" table:formula="of:=[.A117]*0.000000001" office:value-type="float" office:value="14">
            <text:p>14</text:p>
          </table:table-cell>
          <table:table-cell table:formula="of:=2*4*ATAN(1)*[.A117]*SQRT(0.0000004*4*ATAN(1)*0.0000000000088541878176)" office:value-type="float" office:value="293.418303072898">
            <text:p>293.41830307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9.344634336464">
            <text:p>259.3446343365</text:p>
          </table:table-cell>
          <table:table-cell office:value-type="float" office:value="378.868046288266">
            <text:p>378.868046288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.959632676499">
            <text:p>102.95963267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7.2935080105307">
            <text:p>-97.29350801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68.381544417453">
            <text:p>-168.38154441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68.381544417453">
            <text:p>-168.38154441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250000000">
            <text:p>1.43E+010</text:p>
          </table:table-cell>
          <table:table-cell table:style-name="ce5" table:formula="of:=[.A118]*0.000000001" office:value-type="float" office:value="14.25">
            <text:p>14.25</text:p>
          </table:table-cell>
          <table:table-cell table:formula="of:=2*4*ATAN(1)*[.A118]*SQRT(0.0000004*4*ATAN(1)*0.0000000000088541878176)" office:value-type="float" office:value="298.657915627771">
            <text:p>298.65791562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5.261664584337">
            <text:p>265.2616645843</text:p>
          </table:table-cell>
          <table:table-cell office:value-type="float" office:value="377.031454662287">
            <text:p>377.03145466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7.067490362691">
            <text:p>117.06749036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9.7616158440635">
            <text:p>-79.761615844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58.896926217808">
            <text:p>-158.89692621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58.896926217808">
            <text:p>-158.89692621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500000000">
            <text:p>1.45E+010</text:p>
          </table:table-cell>
          <table:table-cell table:style-name="ce5" table:formula="of:=[.A119]*0.000000001" office:value-type="float" office:value="14.5">
            <text:p>14.5</text:p>
          </table:table-cell>
          <table:table-cell table:formula="of:=2*4*ATAN(1)*[.A119]*SQRT(0.0000004*4*ATAN(1)*0.0000000000088541878176)" office:value-type="float" office:value="303.897528182644">
            <text:p>303.89752818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1.15088430741">
            <text:p>271.1508843074</text:p>
          </table:table-cell>
          <table:table-cell office:value-type="float" office:value="375.313500681666">
            <text:p>375.31350068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9.860881956254">
            <text:p>129.860881956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6.5938512509854">
            <text:p>-56.5938512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48.624297471276">
            <text:p>-148.624297471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48.624297471276">
            <text:p>-148.624297471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750000000">
            <text:p>1.48E+010</text:p>
          </table:table-cell>
          <table:table-cell table:style-name="ce5" table:formula="of:=[.A120]*0.000000001" office:value-type="float" office:value="14.75">
            <text:p>14.75</text:p>
          </table:table-cell>
          <table:table-cell table:formula="of:=2*4*ATAN(1)*[.A120]*SQRT(0.0000004*4*ATAN(1)*0.0000000000088541878176)" office:value-type="float" office:value="309.137140737517">
            <text:p>309.1371407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7.014067236713">
            <text:p>277.0140672367</text:p>
          </table:table-cell>
          <table:table-cell office:value-type="float" office:value="373.703707443329">
            <text:p>373.70370744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1.696295113145">
            <text:p>141.6962951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.33577381076913">
            <text:p>3.3357738108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37.387009620615">
            <text:p>-137.38700962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37.387009620615">
            <text:p>-137.38700962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5000000000">
            <text:p>1.50E+010</text:p>
          </table:table-cell>
          <table:table-cell table:style-name="ce5" table:formula="of:=[.A121]*0.000000001" office:value-type="float" office:value="15">
            <text:p>15</text:p>
          </table:table-cell>
          <table:table-cell table:formula="of:=2*4*ATAN(1)*[.A121]*SQRT(0.0000004*4*ATAN(1)*0.0000000000088541878176)" office:value-type="float" office:value="314.37675329239">
            <text:p>314.37675329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2.852832506693">
            <text:p>282.8528325067</text:p>
          </table:table-cell>
          <table:table-cell office:value-type="float" office:value="372.192773695471">
            <text:p>372.192773695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2.796503424734">
            <text:p>152.796503424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57.2717975704441">
            <text:p>57.271797570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24.925013517956">
            <text:p>-124.9250135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24.925013517956">
            <text:p>-124.9250135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requency, GHz</text:p>
          </table:table-cell>
          <table:table-cell table:number-columns-repeated="3"/>
          <table:table-cell office:value-type="string">
            <text:p>Mode 1</text:p>
          </table:table-cell>
          <table:table-cell table:number-columns-repeated="4"/>
          <table:table-cell office:value-type="string">
            <text:p>Mode 2</text:p>
          </table:table-cell>
          <table:table-cell table:number-columns-repeated="4"/>
          <table:table-cell office:value-type="string">
            <text:p>Mode 3</text:p>
          </table:table-cell>
          <table:table-cell table:number-columns-repeated="4"/>
          <table:table-cell office:value-type="string">
            <text:p>Mode 4</text:p>
          </table:table-cell>
          <table:table-cell table:number-columns-repeated="4"/>
          <table:table-cell office:value-type="string">
            <text:p>Mode 5</text:p>
          </table:table-cell>
          <table:table-cell table:number-columns-repeated="998"/>
        </table:table-row>
        <table:table-row table:style-name="ro1">
          <table:table-cell table:style-name="ce4" office:value-type="float" office:value="6000000000">
            <text:p>6.00E+009</text:p>
          </table:table-cell>
          <table:table-cell table:style-name="ce5" table:formula="of:=[.A125]*0.000000001" office:value-type="float" office:value="6">
            <text:p>6</text:p>
          </table:table-cell>
          <table:table-cell table:number-columns-repeated="3"/>
          <table:table-cell table:formula="of:=[.F85]/[.C85]" office:value-type="float" office:value="-0.440154326260508">
            <text:p>-0.4401543263</text:p>
          </table:table-cell>
          <table:table-cell table:number-columns-repeated="4"/>
          <table:table-cell table:formula="of:=[.K85]/[.C85]" office:value-type="float" office:value="-1.94338450228033">
            <text:p>-1.9433845023</text:p>
          </table:table-cell>
          <table:table-cell table:number-columns-repeated="4"/>
          <table:table-cell table:formula="of:=[.P85]/[.C85]" office:value-type="float" office:value="-2.24626916108958">
            <text:p>-2.2462691611</text:p>
          </table:table-cell>
          <table:table-cell table:number-columns-repeated="4"/>
          <table:table-cell table:formula="of:=[.U85]/[.C85]" office:value-type="float" office:value="-2.49801140409484">
            <text:p>-2.4980114041</text:p>
          </table:table-cell>
          <table:table-cell table:number-columns-repeated="4"/>
          <table:table-cell table:formula="of:=[.Z85]/[.C85]" office:value-type="float" office:value="-2.49801140409484">
            <text:p>-2.4980114041</text:p>
          </table:table-cell>
          <table:table-cell table:number-columns-repeated="998"/>
        </table:table-row>
        <table:table-row table:style-name="ro1">
          <table:table-cell table:style-name="ce4" office:value-type="float" office:value="6250000000">
            <text:p>6.25E+009</text:p>
          </table:table-cell>
          <table:table-cell table:style-name="ce5" table:formula="of:=[.A126]*0.000000001" office:value-type="float" office:value="6.25">
            <text:p>6.25</text:p>
          </table:table-cell>
          <table:table-cell table:number-columns-repeated="3"/>
          <table:table-cell table:formula="of:=[.F86]/[.C86]" office:value-type="float" office:value="-0.31638568517121">
            <text:p>-0.3163856852</text:p>
          </table:table-cell>
          <table:table-cell table:number-columns-repeated="4"/>
          <table:table-cell table:formula="of:=[.K86]/[.C86]" office:value-type="float" office:value="-1.8445052472479">
            <text:p>-1.8445052472</text:p>
          </table:table-cell>
          <table:table-cell table:number-columns-repeated="4"/>
          <table:table-cell table:formula="of:=[.P86]/[.C86]" office:value-type="float" office:value="-2.13815183108394">
            <text:p>-2.1381518311</text:p>
          </table:table-cell>
          <table:table-cell table:number-columns-repeated="4"/>
          <table:table-cell table:formula="of:=[.U86]/[.C86]" office:value-type="float" office:value="-2.38167864216583">
            <text:p>-2.3816786422</text:p>
          </table:table-cell>
          <table:table-cell table:number-columns-repeated="4"/>
          <table:table-cell table:formula="of:=[.Z86]/[.C86]" office:value-type="float" office:value="-2.38167864216583">
            <text:p>-2.3816786422</text:p>
          </table:table-cell>
          <table:table-cell table:number-columns-repeated="998"/>
        </table:table-row>
        <table:table-row table:style-name="ro1">
          <table:table-cell table:style-name="ce4" office:value-type="float" office:value="6500000000">
            <text:p>6.50E+009</text:p>
          </table:table-cell>
          <table:table-cell table:style-name="ce5" table:formula="of:=[.A127]*0.000000001" office:value-type="float" office:value="6.5">
            <text:p>6.5</text:p>
          </table:table-cell>
          <table:table-cell table:number-columns-repeated="3"/>
          <table:table-cell table:formula="of:=[.F87]/[.C87]" office:value-type="float" office:value="-0.130609849781282">
            <text:p>-0.1306098498</text:p>
          </table:table-cell>
          <table:table-cell table:number-columns-repeated="4"/>
          <table:table-cell table:formula="of:=[.K87]/[.C87]" office:value-type="float" office:value="-1.7521517432687">
            <text:p>-1.7521517433</text:p>
          </table:table-cell>
          <table:table-cell table:number-columns-repeated="4"/>
          <table:table-cell table:formula="of:=[.P87]/[.C87]" office:value-type="float" office:value="-2.03747352071215">
            <text:p>-2.0374735207</text:p>
          </table:table-cell>
          <table:table-cell table:number-columns-repeated="4"/>
          <table:table-cell table:formula="of:=[.U87]/[.C87]" office:value-type="float" office:value="-2.27353409485388">
            <text:p>-2.2735340949</text:p>
          </table:table-cell>
          <table:table-cell table:number-columns-repeated="4"/>
          <table:table-cell table:formula="of:=[.Z87]/[.C87]" office:value-type="float" office:value="-2.27353409485388">
            <text:p>-2.2735340949</text:p>
          </table:table-cell>
          <table:table-cell table:number-columns-repeated="998"/>
        </table:table-row>
        <table:table-row table:style-name="ro1">
          <table:table-cell table:style-name="ce4" office:value-type="float" office:value="6750000000">
            <text:p>6.75E+009</text:p>
          </table:table-cell>
          <table:table-cell table:style-name="ce5" table:formula="of:=[.A128]*0.000000001" office:value-type="float" office:value="6.75">
            <text:p>6.75</text:p>
          </table:table-cell>
          <table:table-cell table:number-columns-repeated="3"/>
          <table:table-cell table:formula="of:=[.G88]/[.C88]" office:value-type="float" office:value="0.238594309866285">
            <text:p>0.2385943099</text:p>
          </table:table-cell>
          <table:table-cell table:number-columns-repeated="4"/>
          <table:table-cell table:formula="of:=[.K88]/[.C88]" office:value-type="float" office:value="-1.66556027246021">
            <text:p>-1.6655602725</text:p>
          </table:table-cell>
          <table:table-cell table:number-columns-repeated="4"/>
          <table:table-cell table:formula="of:=[.P88]/[.C88]" office:value-type="float" office:value="-1.94338450228033">
            <text:p>-1.9433845023</text:p>
          </table:table-cell>
          <table:table-cell table:number-columns-repeated="4"/>
          <table:table-cell table:formula="of:=[.U88]/[.C88]" office:value-type="float" office:value="-2.17265185407207">
            <text:p>-2.1726518541</text:p>
          </table:table-cell>
          <table:table-cell table:number-columns-repeated="4"/>
          <table:table-cell table:formula="of:=[.Z88]/[.C88]" office:value-type="float" office:value="-2.17265185407207">
            <text:p>-2.1726518541</text:p>
          </table:table-cell>
          <table:table-cell table:number-columns-repeated="998"/>
        </table:table-row>
        <table:table-row table:style-name="ro1">
          <table:table-cell table:style-name="ce4" office:value-type="float" office:value="7000000000">
            <text:p>7.00E+009</text:p>
          </table:table-cell>
          <table:table-cell table:style-name="ce5" table:formula="of:=[.A129]*0.000000001" office:value-type="float" office:value="7">
            <text:p>7</text:p>
          </table:table-cell>
          <table:table-cell table:number-columns-repeated="3"/>
          <table:table-cell table:formula="of:=[.G89]/[.C89]" office:value-type="float" office:value="0.350897103548851">
            <text:p>0.3508971035</text:p>
          </table:table-cell>
          <table:table-cell table:number-columns-repeated="4"/>
          <table:table-cell table:formula="of:=[.K89]/[.C89]" office:value-type="float" office:value="-1.58407224926267">
            <text:p>-1.5840722493</text:p>
          </table:table-cell>
          <table:table-cell table:number-columns-repeated="4"/>
          <table:table-cell table:formula="of:=[.P89]/[.C89]" office:value-type="float" office:value="-1.85515445853578">
            <text:p>-1.8551544585</text:p>
          </table:table-cell>
          <table:table-cell table:number-columns-repeated="4"/>
          <table:table-cell table:formula="of:=[.U89]/[.C89]" office:value-type="float" office:value="-2.07823706245131">
            <text:p>-2.0782370625</text:p>
          </table:table-cell>
          <table:table-cell table:number-columns-repeated="4"/>
          <table:table-cell table:formula="of:=[.Z89]/[.C89]" office:value-type="float" office:value="-2.07823706245131">
            <text:p>-2.0782370625</text:p>
          </table:table-cell>
          <table:table-cell table:number-columns-repeated="2"/>
          <table:table-cell>
            <draw:frame table:end-cell-address="Sheet1.AJ153" table:end-x="0.385in" table:end-y="0.0898in" draw:z-index="0" draw:style-name="gr1" draw:text-style-name="P1" svg:width="6in" svg:height="4in" svg:x="0.6083in" svg:y="0.1079in">
              <draw:object draw:notify-on-update-of-ranges="Sheet1.B125:Sheet1.B161 Sheet1.F124:Sheet1.F124 Sheet1.F125:Sheet1.F161 Sheet1.B125:Sheet1.B161 Sheet1.K124:Sheet1.K124 Sheet1.K125:Sheet1.K161 Sheet1.B125:Sheet1.B161 Sheet1.P124:Sheet1.P124 Sheet1.P125:Sheet1.P161 Sheet1.B125:Sheet1.B161 Sheet1.U124:Sheet1.U124 Sheet1.U125:Sheet1.U161 Sheet1.B125:Sheet1.B161 Sheet1.Z124:Sheet1.Z124 Sheet1.Z125:Sheet1.Z1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4" office:value-type="float" office:value="7250000000">
            <text:p>7.25E+009</text:p>
          </table:table-cell>
          <table:table-cell table:style-name="ce5" table:formula="of:=[.A130]*0.000000001" office:value-type="float" office:value="7.25">
            <text:p>7.25</text:p>
          </table:table-cell>
          <table:table-cell table:number-columns-repeated="3"/>
          <table:table-cell table:formula="of:=[.G90]/[.C90]" office:value-type="float" office:value="0.427317993446155">
            <text:p>0.4273179934</text:p>
          </table:table-cell>
          <table:table-cell table:number-columns-repeated="4"/>
          <table:table-cell table:formula="of:=[.K90]/[.C90]" office:value-type="float" office:value="-1.50711556620871">
            <text:p>-1.5071155662</text:p>
          </table:table-cell>
          <table:table-cell table:number-columns-repeated="4"/>
          <table:table-cell table:formula="of:=[.P90]/[.C90]" office:value-type="float" office:value="-1.77215169234058">
            <text:p>-1.7721516923</text:p>
          </table:table-cell>
          <table:table-cell table:number-columns-repeated="4"/>
          <table:table-cell table:formula="of:=[.U90]/[.C90]" office:value-type="float" office:value="-1.98960321500111">
            <text:p>-1.989603215</text:p>
          </table:table-cell>
          <table:table-cell table:number-columns-repeated="4"/>
          <table:table-cell table:formula="of:=[.Z90]/[.C90]" office:value-type="float" office:value="-1.98960321500111">
            <text:p>-1.989603215</text:p>
          </table:table-cell>
          <table:table-cell table:number-columns-repeated="998"/>
        </table:table-row>
        <table:table-row table:style-name="ro1">
          <table:table-cell table:style-name="ce4" office:value-type="float" office:value="7500000000">
            <text:p>7.50E+009</text:p>
          </table:table-cell>
          <table:table-cell table:style-name="ce5" table:formula="of:=[.A131]*0.000000001" office:value-type="float" office:value="7.5">
            <text:p>7.5</text:p>
          </table:table-cell>
          <table:table-cell table:number-columns-repeated="3"/>
          <table:table-cell table:formula="of:=[.G91]/[.C91]" office:value-type="float" office:value="0.486029904643183">
            <text:p>0.4860299046</text:p>
          </table:table-cell>
          <table:table-cell table:number-columns-repeated="4"/>
          <table:table-cell table:formula="of:=[.K91]/[.C91]" office:value-type="float" office:value="-1.43418957155955">
            <text:p>-1.4341895716</text:p>
          </table:table-cell>
          <table:table-cell table:number-columns-repeated="4"/>
          <table:table-cell table:formula="of:=[.P91]/[.C91]" office:value-type="float" office:value="-1.69382646460602">
            <text:p>-1.6938264646</text:p>
          </table:table-cell>
          <table:table-cell table:number-columns-repeated="4"/>
          <table:table-cell table:formula="of:=[.U91]/[.C91]" office:value-type="float" office:value="-1.90615398748167">
            <text:p>-1.9061539875</text:p>
          </table:table-cell>
          <table:table-cell table:number-columns-repeated="4"/>
          <table:table-cell table:formula="of:=[.Z91]/[.C91]" office:value-type="float" office:value="-1.90615398748167">
            <text:p>-1.9061539875</text:p>
          </table:table-cell>
          <table:table-cell table:number-columns-repeated="998"/>
        </table:table-row>
        <table:table-row table:style-name="ro1">
          <table:table-cell table:style-name="ce4" office:value-type="float" office:value="7750000000">
            <text:p>7.75E+009</text:p>
          </table:table-cell>
          <table:table-cell table:style-name="ce5" table:formula="of:=[.A132]*0.000000001" office:value-type="float" office:value="7.75">
            <text:p>7.75</text:p>
          </table:table-cell>
          <table:table-cell table:number-columns-repeated="3"/>
          <table:table-cell table:formula="of:=[.G92]/[.C92]" office:value-type="float" office:value="0.5336142657253">
            <text:p>0.5336142657</text:p>
          </table:table-cell>
          <table:table-cell table:number-columns-repeated="4"/>
          <table:table-cell table:formula="of:=[.K92]/[.C92]" office:value-type="float" office:value="-1.36485283516494">
            <text:p>-1.3648528352</text:p>
          </table:table-cell>
          <table:table-cell table:number-columns-repeated="4"/>
          <table:table-cell table:formula="of:=[.P92]/[.C92]" office:value-type="float" office:value="-1.61969752285285">
            <text:p>-1.6196975229</text:p>
          </table:table-cell>
          <table:table-cell table:number-columns-repeated="4"/>
          <table:table-cell table:formula="of:=[.U92]/[.C92]" office:value-type="float" office:value="-1.82736856735309">
            <text:p>-1.8273685674</text:p>
          </table:table-cell>
          <table:table-cell table:number-columns-repeated="4"/>
          <table:table-cell table:formula="of:=[.Z92]/[.C92]" office:value-type="float" office:value="-1.82736856735309">
            <text:p>-1.8273685674</text:p>
          </table:table-cell>
          <table:table-cell table:number-columns-repeated="998"/>
        </table:table-row>
        <table:table-row table:style-name="ro1">
          <table:table-cell table:style-name="ce4" office:value-type="float" office:value="8000000000">
            <text:p>8.00E+009</text:p>
          </table:table-cell>
          <table:table-cell table:style-name="ce5" table:formula="of:=[.A133]*0.000000001" office:value-type="float" office:value="8">
            <text:p>8</text:p>
          </table:table-cell>
          <table:table-cell table:number-columns-repeated="3"/>
          <table:table-cell table:formula="of:=[.G93]/[.C93]" office:value-type="float" office:value="0.573398722621715">
            <text:p>0.5733987226</text:p>
          </table:table-cell>
          <table:table-cell table:number-columns-repeated="4"/>
          <table:table-cell table:formula="of:=[.K93]/[.C93]" office:value-type="float" office:value="-1.29871306283688">
            <text:p>-1.2987130628</text:p>
          </table:table-cell>
          <table:table-cell table:number-columns-repeated="4"/>
          <table:table-cell table:formula="of:=[.P93]/[.C93]" office:value-type="float" office:value="-1.54934111593764">
            <text:p>-1.5493411159</text:p>
          </table:table-cell>
          <table:table-cell table:number-columns-repeated="4"/>
          <table:table-cell table:formula="of:=[.U93]/[.C93]" office:value-type="float" office:value="-1.75278971882845">
            <text:p>-1.7527897188</text:p>
          </table:table-cell>
          <table:table-cell table:number-columns-repeated="4"/>
          <table:table-cell table:formula="of:=[.Z93]/[.C93]" office:value-type="float" office:value="-1.75278971882845">
            <text:p>-1.7527897188</text:p>
          </table:table-cell>
          <table:table-cell table:number-columns-repeated="998"/>
        </table:table-row>
        <table:table-row table:style-name="ro1">
          <table:table-cell table:style-name="ce4" office:value-type="float" office:value="8250000000">
            <text:p>8.25E+009</text:p>
          </table:table-cell>
          <table:table-cell table:style-name="ce5" table:formula="of:=[.A134]*0.000000001" office:value-type="float" office:value="8.25">
            <text:p>8.25</text:p>
          </table:table-cell>
          <table:table-cell table:number-columns-repeated="3"/>
          <table:table-cell table:formula="of:=[.G94]/[.C94]" office:value-type="float" office:value="0.607359185603331">
            <text:p>0.6073591856</text:p>
          </table:table-cell>
          <table:table-cell table:number-columns-repeated="4"/>
          <table:table-cell table:formula="of:=[.K94]/[.C94]" office:value-type="float" office:value="-1.23541866533294">
            <text:p>-1.2354186653</text:p>
          </table:table-cell>
          <table:table-cell table:number-columns-repeated="4"/>
          <table:table-cell table:formula="of:=[.P94]/[.C94]" office:value-type="float" office:value="-1.48238195973414">
            <text:p>-1.4823819597</text:p>
          </table:table-cell>
          <table:table-cell table:number-columns-repeated="4"/>
          <table:table-cell table:formula="of:=[.U94]/[.C94]" office:value-type="float" office:value="-1.68201399940919">
            <text:p>-1.6820139994</text:p>
          </table:table-cell>
          <table:table-cell table:number-columns-repeated="4"/>
          <table:table-cell table:formula="of:=[.Z94]/[.C94]" office:value-type="float" office:value="-1.68201399940919">
            <text:p>-1.6820139994</text:p>
          </table:table-cell>
          <table:table-cell table:number-columns-repeated="998"/>
        </table:table-row>
        <table:table-row table:style-name="ro1">
          <table:table-cell table:style-name="ce4" office:value-type="float" office:value="8500000000">
            <text:p>8.50E+009</text:p>
          </table:table-cell>
          <table:table-cell table:style-name="ce5" table:formula="of:=[.A135]*0.000000001" office:value-type="float" office:value="8.5">
            <text:p>8.5</text:p>
          </table:table-cell>
          <table:table-cell table:number-columns-repeated="3"/>
          <table:table-cell table:formula="of:=[.G95]/[.C95]" office:value-type="float" office:value="0.636787570155136">
            <text:p>0.6367875702</text:p>
          </table:table-cell>
          <table:table-cell table:number-columns-repeated="4"/>
          <table:table-cell table:formula="of:=[.K95]/[.C95]" office:value-type="float" office:value="-1.17465159174271">
            <text:p>-1.1746515917</text:p>
          </table:table-cell>
          <table:table-cell table:number-columns-repeated="4"/>
          <table:table-cell table:formula="of:=[.P95]/[.C95]" office:value-type="float" office:value="-1.41848574257396">
            <text:p>-1.4184857426</text:p>
          </table:table-cell>
          <table:table-cell table:number-columns-repeated="4"/>
          <table:table-cell table:formula="of:=[.U95]/[.C95]" office:value-type="float" office:value="-1.61468368183416">
            <text:p>-1.6146836818</text:p>
          </table:table-cell>
          <table:table-cell table:number-columns-repeated="4"/>
          <table:table-cell table:formula="of:=[.Z95]/[.C95]" office:value-type="float" office:value="-1.61468368183416">
            <text:p>-1.6146836818</text:p>
          </table:table-cell>
          <table:table-cell table:number-columns-repeated="998"/>
        </table:table-row>
        <table:table-row table:style-name="ro1">
          <table:table-cell table:style-name="ce4" office:value-type="float" office:value="8750000000">
            <text:p>8.75E+009</text:p>
          </table:table-cell>
          <table:table-cell table:style-name="ce5" table:formula="of:=[.A136]*0.000000001" office:value-type="float" office:value="8.75">
            <text:p>8.75</text:p>
          </table:table-cell>
          <table:table-cell table:number-columns-repeated="3"/>
          <table:table-cell table:formula="of:=[.G96]/[.C96]" office:value-type="float" office:value="0.662584649277768">
            <text:p>0.6625846493</text:p>
          </table:table-cell>
          <table:table-cell table:number-columns-repeated="4"/>
          <table:table-cell table:formula="of:=[.K96]/[.C96]" office:value-type="float" office:value="-1.11612110909427">
            <text:p>-1.1161211091</text:p>
          </table:table-cell>
          <table:table-cell table:number-columns-repeated="4"/>
          <table:table-cell table:formula="of:=[.P96]/[.C96]" office:value-type="float" office:value="-1.35735285081519">
            <text:p>-1.3573528508</text:p>
          </table:table-cell>
          <table:table-cell table:number-columns-repeated="4"/>
          <table:table-cell table:formula="of:=[.U96]/[.C96]" office:value-type="float" office:value="-1.55048003668464">
            <text:p>-1.5504800367</text:p>
          </table:table-cell>
          <table:table-cell table:number-columns-repeated="4"/>
          <table:table-cell table:formula="of:=[.Z96]/[.C96]" office:value-type="float" office:value="-1.55048003668464">
            <text:p>-1.5504800367</text:p>
          </table:table-cell>
          <table:table-cell table:number-columns-repeated="998"/>
        </table:table-row>
        <table:table-row table:style-name="ro1">
          <table:table-cell table:style-name="ce4" office:value-type="float" office:value="9000000000">
            <text:p>9.00E+009</text:p>
          </table:table-cell>
          <table:table-cell table:style-name="ce5" table:formula="of:=[.A137]*0.000000001" office:value-type="float" office:value="9">
            <text:p>9</text:p>
          </table:table-cell>
          <table:table-cell table:number-columns-repeated="3"/>
          <table:table-cell table:formula="of:=[.G97]/[.C97]" office:value-type="float" office:value="0.685407962562497">
            <text:p>0.6854079626</text:p>
          </table:table-cell>
          <table:table-cell table:number-columns-repeated="4"/>
          <table:table-cell table:formula="of:=[.K97]/[.C97]" office:value-type="float" office:value="-1.05955825673897">
            <text:p>-1.0595582567</text:p>
          </table:table-cell>
          <table:table-cell table:number-columns-repeated="4"/>
          <table:table-cell table:formula="of:=[.P97]/[.C97]" office:value-type="float" office:value="-1.29871306283688">
            <text:p>-1.2987130628</text:p>
          </table:table-cell>
          <table:table-cell table:number-columns-repeated="4"/>
          <table:table-cell table:formula="of:=[.U97]/[.C97]" office:value-type="float" office:value="-1.48911770671061">
            <text:p>-1.4891177067</text:p>
          </table:table-cell>
          <table:table-cell table:number-columns-repeated="4"/>
          <table:table-cell table:formula="of:=[.Z97]/[.C97]" office:value-type="float" office:value="-1.48911770671061">
            <text:p>-1.4891177067</text:p>
          </table:table-cell>
          <table:table-cell table:number-columns-repeated="998"/>
        </table:table-row>
        <table:table-row table:style-name="ro1">
          <table:table-cell table:style-name="ce4" office:value-type="float" office:value="9250000000">
            <text:p>9.25E+009</text:p>
          </table:table-cell>
          <table:table-cell table:style-name="ce5" table:formula="of:=[.A138]*0.000000001" office:value-type="float" office:value="9.25">
            <text:p>9.25</text:p>
          </table:table-cell>
          <table:table-cell table:number-columns-repeated="3"/>
          <table:table-cell table:formula="of:=[.G98]/[.C98]" office:value-type="float" office:value="0.705754268805864">
            <text:p>0.7057542688</text:p>
          </table:table-cell>
          <table:table-cell table:number-columns-repeated="4"/>
          <table:table-cell table:formula="of:=[.K98]/[.C98]" office:value-type="float" office:value="-1.00471072864243">
            <text:p>-1.0047107286</text:p>
          </table:table-cell>
          <table:table-cell table:number-columns-repeated="4"/>
          <table:table-cell table:formula="of:=[.P98]/[.C98]" office:value-type="float" office:value="-1.24232101017224">
            <text:p>-1.2423210102</text:p>
          </table:table-cell>
          <table:table-cell table:number-columns-repeated="4"/>
          <table:table-cell table:formula="of:=[.U98]/[.C98]" office:value-type="float" office:value="-1.43033996112032">
            <text:p>-1.4303399611</text:p>
          </table:table-cell>
          <table:table-cell table:number-columns-repeated="4"/>
          <table:table-cell table:formula="of:=[.Z98]/[.C98]" office:value-type="float" office:value="-1.43033996112032">
            <text:p>-1.4303399611</text:p>
          </table:table-cell>
          <table:table-cell table:number-columns-repeated="998"/>
        </table:table-row>
        <table:table-row table:style-name="ro1">
          <table:table-cell table:style-name="ce4" office:value-type="float" office:value="9500000000">
            <text:p>9.50E+009</text:p>
          </table:table-cell>
          <table:table-cell table:style-name="ce5" table:formula="of:=[.A139]*0.000000001" office:value-type="float" office:value="9.5">
            <text:p>9.5</text:p>
          </table:table-cell>
          <table:table-cell table:number-columns-repeated="3"/>
          <table:table-cell table:formula="of:=[.G99]/[.C99]" office:value-type="float" office:value="0.72400899955128">
            <text:p>0.7240089996</text:p>
          </table:table-cell>
          <table:table-cell table:number-columns-repeated="4"/>
          <table:table-cell table:formula="of:=[.K99]/[.C99]" office:value-type="float" office:value="-0.951337939049539">
            <text:p>-0.951337939</text:p>
          </table:table-cell>
          <table:table-cell table:number-columns-repeated="4"/>
          <table:table-cell table:formula="of:=[.P99]/[.C99]" office:value-type="float" office:value="-1.18795224162394">
            <text:p>-1.1879522416</text:p>
          </table:table-cell>
          <table:table-cell table:number-columns-repeated="4"/>
          <table:table-cell table:formula="of:=[.U99]/[.C99]" office:value-type="float" office:value="-1.3739146614503">
            <text:p>-1.3739146615</text:p>
          </table:table-cell>
          <table:table-cell table:number-columns-repeated="4"/>
          <table:table-cell table:formula="of:=[.Z99]/[.C99]" office:value-type="float" office:value="-1.3739146614503">
            <text:p>-1.3739146615</text:p>
          </table:table-cell>
          <table:table-cell table:number-columns-repeated="998"/>
        </table:table-row>
        <table:table-row table:style-name="ro1">
          <table:table-cell table:style-name="ce4" office:value-type="float" office:value="9750000000">
            <text:p>9.75E+009</text:p>
          </table:table-cell>
          <table:table-cell table:style-name="ce5" table:formula="of:=[.A140]*0.000000001" office:value-type="float" office:value="9.75">
            <text:p>9.75</text:p>
          </table:table-cell>
          <table:table-cell table:number-columns-repeated="3"/>
          <table:table-cell table:formula="of:=[.G100]/[.C100]" office:value-type="float" office:value="0.740477643788901">
            <text:p>0.7404776438</text:p>
          </table:table-cell>
          <table:table-cell table:number-columns-repeated="4"/>
          <table:table-cell table:formula="of:=[.K100]/[.C100]" office:value-type="float" office:value="-0.899206003202468">
            <text:p>-0.8992060032</text:p>
          </table:table-cell>
          <table:table-cell table:number-columns-repeated="4"/>
          <table:table-cell table:formula="of:=[.P100]/[.C100]" office:value-type="float" office:value="-1.13539975292174">
            <text:p>-1.1353997529</text:p>
          </table:table-cell>
          <table:table-cell table:number-columns-repeated="4"/>
          <table:table-cell table:formula="of:=[.U100]/[.C100]" office:value-type="float" office:value="-1.31963080366578">
            <text:p>-1.3196308037</text:p>
          </table:table-cell>
          <table:table-cell table:number-columns-repeated="4"/>
          <table:table-cell table:formula="of:=[.Z100]/[.C100]" office:value-type="float" office:value="-1.31963080366578">
            <text:p>-1.3196308037</text:p>
          </table:table-cell>
          <table:table-cell table:number-columns-repeated="998"/>
        </table:table-row>
        <table:table-row table:style-name="ro1">
          <table:table-cell table:style-name="ce4" office:value-type="float" office:value="10000000000">
            <text:p>1.00E+010</text:p>
          </table:table-cell>
          <table:table-cell table:style-name="ce5" table:formula="of:=[.A141]*0.000000001" office:value-type="float" office:value="10">
            <text:p>10</text:p>
          </table:table-cell>
          <table:table-cell table:number-columns-repeated="3"/>
          <table:table-cell table:formula="of:=[.G101]/[.C101]" office:value-type="float" office:value="0.755406579840751">
            <text:p>0.7554065798</text:p>
          </table:table-cell>
          <table:table-cell table:number-columns-repeated="4"/>
          <table:table-cell table:formula="of:=[.K101]/[.C101]" office:value-type="float" office:value="-0.848082305282458">
            <text:p>-0.8480823053</text:p>
          </table:table-cell>
          <table:table-cell table:number-columns-repeated="4"/>
          <table:table-cell table:formula="of:=[.P101]/[.C101]" office:value-type="float" office:value="-1.08447086261566">
            <text:p>-1.0844708626</text:p>
          </table:table-cell>
          <table:table-cell table:number-columns-repeated="4"/>
          <table:table-cell table:formula="of:=[.U101]/[.C101]" office:value-type="float" office:value="-1.26729552630618">
            <text:p>-1.2672955263</text:p>
          </table:table-cell>
          <table:table-cell table:number-columns-repeated="4"/>
          <table:table-cell table:formula="of:=[.Z101]/[.C101]" office:value-type="float" office:value="-1.26729552630618">
            <text:p>-1.2672955263</text:p>
          </table:table-cell>
          <table:table-cell table:number-columns-repeated="998"/>
        </table:table-row>
        <table:table-row table:style-name="ro1">
          <table:table-cell table:style-name="ce4" office:value-type="float" office:value="10250000000">
            <text:p>1.03E+010</text:p>
          </table:table-cell>
          <table:table-cell table:style-name="ce5" table:formula="of:=[.A142]*0.000000001" office:value-type="float" office:value="10.25">
            <text:p>10.25</text:p>
          </table:table-cell>
          <table:table-cell table:number-columns-repeated="3"/>
          <table:table-cell table:formula="of:=[.G102]/[.C102]" office:value-type="float" office:value="0.76899741638379">
            <text:p>0.7689974164</text:p>
          </table:table-cell>
          <table:table-cell table:number-columns-repeated="4"/>
          <table:table-cell table:formula="of:=[.K102]/[.C102]" office:value-type="float" office:value="-0.797729211186485">
            <text:p>-0.7977292112</text:p>
          </table:table-cell>
          <table:table-cell table:number-columns-repeated="4"/>
          <table:table-cell table:formula="of:=[.P102]/[.C102]" office:value-type="float" office:value="-1.03498432540061">
            <text:p>-1.0349843254</text:p>
          </table:table-cell>
          <table:table-cell table:number-columns-repeated="4"/>
          <table:table-cell table:formula="of:=[.U102]/[.C102]" office:value-type="float" office:value="-1.2167314935597">
            <text:p>-1.2167314936</text:p>
          </table:table-cell>
          <table:table-cell table:number-columns-repeated="4"/>
          <table:table-cell table:formula="of:=[.Z102]/[.C102]" office:value-type="float" office:value="-1.2167314935597">
            <text:p>-1.2167314936</text:p>
          </table:table-cell>
          <table:table-cell table:number-columns-repeated="998"/>
        </table:table-row>
        <table:table-row table:style-name="ro1">
          <table:table-cell table:style-name="ce4" office:value-type="float" office:value="10500000000">
            <text:p>1.05E+010</text:p>
          </table:table-cell>
          <table:table-cell table:style-name="ce5" table:formula="of:=[.A143]*0.000000001" office:value-type="float" office:value="10.5">
            <text:p>10.5</text:p>
          </table:table-cell>
          <table:table-cell table:number-columns-repeated="3"/>
          <table:table-cell table:formula="of:=[.G103]/[.C103]" office:value-type="float" office:value="0.781417167652314">
            <text:p>0.7814171677</text:p>
          </table:table-cell>
          <table:table-cell table:number-columns-repeated="4"/>
          <table:table-cell table:formula="of:=[.K103]/[.C103]" office:value-type="float" office:value="-0.747896276493563">
            <text:p>-0.7478962765</text:p>
          </table:table-cell>
          <table:table-cell table:number-columns-repeated="4"/>
          <table:table-cell table:formula="of:=[.P103]/[.C103]" office:value-type="float" office:value="-0.986767577052625">
            <text:p>-0.9867675771</text:p>
          </table:table-cell>
          <table:table-cell table:number-columns-repeated="4"/>
          <table:table-cell table:formula="of:=[.U103]/[.C103]" office:value-type="float" office:value="-1.16777457637189">
            <text:p>-1.1677745764</text:p>
          </table:table-cell>
          <table:table-cell table:number-columns-repeated="4"/>
          <table:table-cell table:formula="of:=[.Z103]/[.C103]" office:value-type="float" office:value="-1.16777457637189">
            <text:p>-1.1677745764</text:p>
          </table:table-cell>
          <table:table-cell table:number-columns-repeated="998"/>
        </table:table-row>
        <table:table-row table:style-name="ro1">
          <table:table-cell table:style-name="ce4" office:value-type="float" office:value="10750000000">
            <text:p>1.08E+010</text:p>
          </table:table-cell>
          <table:table-cell table:style-name="ce5" table:formula="of:=[.A144]*0.000000001" office:value-type="float" office:value="10.75">
            <text:p>10.75</text:p>
          </table:table-cell>
          <table:table-cell table:number-columns-repeated="3"/>
          <table:table-cell table:formula="of:=[.G104]/[.C104]" office:value-type="float" office:value="0.792805658405204">
            <text:p>0.7928056584</text:p>
          </table:table-cell>
          <table:table-cell table:number-columns-repeated="4"/>
          <table:table-cell table:formula="of:=[.K104]/[.C104]" office:value-type="float" office:value="-0.698309925464887">
            <text:p>-0.6983099255</text:p>
          </table:table-cell>
          <table:table-cell table:number-columns-repeated="4"/>
          <table:table-cell table:formula="of:=[.P104]/[.C104]" office:value-type="float" office:value="-0.939653999753909">
            <text:p>-0.9396539998</text:p>
          </table:table-cell>
          <table:table-cell table:number-columns-repeated="4"/>
          <table:table-cell table:formula="of:=[.U104]/[.C104]" office:value-type="float" office:value="-1.12027176490984">
            <text:p>-1.1202717649</text:p>
          </table:table-cell>
          <table:table-cell table:number-columns-repeated="4"/>
          <table:table-cell table:formula="of:=[.Z104]/[.C104]" office:value-type="float" office:value="-1.12027176490984">
            <text:p>-1.1202717649</text:p>
          </table:table-cell>
          <table:table-cell table:number-columns-repeated="998"/>
        </table:table-row>
        <table:table-row table:style-name="ro1">
          <table:table-cell table:style-name="ce4" office:value-type="float" office:value="11000000000">
            <text:p>1.10E+010</text:p>
          </table:table-cell>
          <table:table-cell table:style-name="ce5" table:formula="of:=[.A145]*0.000000001" office:value-type="float" office:value="11">
            <text:p>11</text:p>
          </table:table-cell>
          <table:table-cell table:number-columns-repeated="3"/>
          <table:table-cell table:formula="of:=[.G105]/[.C105]" office:value-type="float" office:value="0.803281030486478">
            <text:p>0.8032810305</text:p>
          </table:table-cell>
          <table:table-cell table:number-columns-repeated="4"/>
          <table:table-cell table:formula="of:=[.K105]/[.C105]" office:value-type="float" office:value="-0.64865888126374">
            <text:p>-0.6486588813</text:p>
          </table:table-cell>
          <table:table-cell table:number-columns-repeated="4"/>
          <table:table-cell table:formula="of:=[.P105]/[.C105]" office:value-type="float" office:value="-0.893480080601516">
            <text:p>-0.8934800806</text:p>
          </table:table-cell>
          <table:table-cell table:number-columns-repeated="4"/>
          <table:table-cell table:formula="of:=[.U105]/[.C105]" office:value-type="float" office:value="-1.07407925242613">
            <text:p>-1.0740792524</text:p>
          </table:table-cell>
          <table:table-cell table:number-columns-repeated="4"/>
          <table:table-cell table:formula="of:=[.Z105]/[.C105]" office:value-type="float" office:value="-1.07407925242613">
            <text:p>-1.0740792524</text:p>
          </table:table-cell>
          <table:table-cell table:number-columns-repeated="998"/>
        </table:table-row>
        <table:table-row table:style-name="ro1">
          <table:table-cell table:style-name="ce4" office:value-type="float" office:value="11250000000">
            <text:p>1.13E+010</text:p>
          </table:table-cell>
          <table:table-cell table:style-name="ce5" table:formula="of:=[.A146]*0.000000001" office:value-type="float" office:value="11.25">
            <text:p>11.25</text:p>
          </table:table-cell>
          <table:table-cell table:number-columns-repeated="3"/>
          <table:table-cell table:formula="of:=[.G106]/[.C106]" office:value-type="float" office:value="0.812943914481316">
            <text:p>0.8129439145</text:p>
          </table:table-cell>
          <table:table-cell table:number-columns-repeated="4"/>
          <table:table-cell table:formula="of:=[.K106]/[.C106]" office:value-type="float" office:value="-0.598572274358893">
            <text:p>-0.5985722744</text:p>
          </table:table-cell>
          <table:table-cell table:number-columns-repeated="4"/>
          <table:table-cell table:formula="of:=[.P106]/[.C106]" office:value-type="float" office:value="-0.848082305282459">
            <text:p>-0.8480823053</text:p>
          </table:table-cell>
          <table:table-cell table:number-columns-repeated="4"/>
          <table:table-cell table:formula="of:=[.U106]/[.C106]" office:value-type="float" office:value="-1.02906063399637">
            <text:p>-1.029060634</text:p>
          </table:table-cell>
          <table:table-cell table:number-columns-repeated="4"/>
          <table:table-cell table:formula="of:=[.Z106]/[.C106]" office:value-type="float" office:value="-1.02906063399637">
            <text:p>-1.029060634</text:p>
          </table:table-cell>
          <table:table-cell table:number-columns-repeated="998"/>
        </table:table-row>
        <table:table-row table:style-name="ro1">
          <table:table-cell table:style-name="ce4" office:value-type="float" office:value="11500000000">
            <text:p>1.15E+010</text:p>
          </table:table-cell>
          <table:table-cell table:style-name="ce5" table:formula="of:=[.A147]*0.000000001" office:value-type="float" office:value="11.5">
            <text:p>11.5</text:p>
          </table:table-cell>
          <table:table-cell table:number-columns-repeated="3"/>
          <table:table-cell table:formula="of:=[.G107]/[.C107]" office:value-type="float" office:value="0.821880641538124">
            <text:p>0.8218806415</text:p>
          </table:table-cell>
          <table:table-cell table:number-columns-repeated="4"/>
          <table:table-cell table:formula="of:=[.K107]/[.C107]" office:value-type="float" office:value="-0.547584554438415">
            <text:p>-0.5475845544</text:p>
          </table:table-cell>
          <table:table-cell table:number-columns-repeated="4"/>
          <table:table-cell table:formula="of:=[.P107]/[.C107]" office:value-type="float" office:value="-0.803293575547539">
            <text:p>-0.8032935755</text:p>
          </table:table-cell>
          <table:table-cell table:number-columns-repeated="4"/>
          <table:table-cell table:formula="of:=[.U107]/[.C107]" office:value-type="float" office:value="-0.985085163618267">
            <text:p>-0.9850851636</text:p>
          </table:table-cell>
          <table:table-cell table:number-columns-repeated="4"/>
          <table:table-cell table:formula="of:=[.Z107]/[.C107]" office:value-type="float" office:value="-0.985085163618267">
            <text:p>-0.9850851636</text:p>
          </table:table-cell>
          <table:table-cell table:number-columns-repeated="998"/>
        </table:table-row>
        <table:table-row table:style-name="ro1">
          <table:table-cell table:style-name="ce4" office:value-type="float" office:value="11750000000">
            <text:p>1.18E+010</text:p>
          </table:table-cell>
          <table:table-cell table:style-name="ce5" table:formula="of:=[.A148]*0.000000001" office:value-type="float" office:value="11.75">
            <text:p>11.75</text:p>
          </table:table-cell>
          <table:table-cell table:number-columns-repeated="3"/>
          <table:table-cell table:formula="of:=[.G108]/[.C108]" office:value-type="float" office:value="0.83016575147061">
            <text:p>0.8301657515</text:p>
          </table:table-cell>
          <table:table-cell table:number-columns-repeated="4"/>
          <table:table-cell table:formula="of:=[.K108]/[.C108]" office:value-type="float" office:value="-0.495075045160773">
            <text:p>-0.4950750452</text:p>
          </table:table-cell>
          <table:table-cell table:number-columns-repeated="4"/>
          <table:table-cell table:formula="of:=[.P108]/[.C108]" office:value-type="float" office:value="-0.758938849311329">
            <text:p>-0.7589388493</text:p>
          </table:table-cell>
          <table:table-cell table:number-columns-repeated="4"/>
          <table:table-cell table:formula="of:=[.U108]/[.C108]" office:value-type="float" office:value="-0.942026009237134">
            <text:p>-0.9420260092</text:p>
          </table:table-cell>
          <table:table-cell table:number-columns-repeated="4"/>
          <table:table-cell table:formula="of:=[.Z108]/[.C108]" office:value-type="float" office:value="-0.942026009237134">
            <text:p>-0.9420260092</text:p>
          </table:table-cell>
          <table:table-cell table:number-columns-repeated="998"/>
        </table:table-row>
        <table:table-row table:style-name="ro1">
          <table:table-cell table:style-name="ce4" office:value-type="float" office:value="12000000000">
            <text:p>1.20E+010</text:p>
          </table:table-cell>
          <table:table-cell table:style-name="ce5" table:formula="of:=[.A149]*0.000000001" office:value-type="float" office:value="12">
            <text:p>12</text:p>
          </table:table-cell>
          <table:table-cell table:number-columns-repeated="3"/>
          <table:table-cell table:formula="of:=[.G109]/[.C109]" office:value-type="float" office:value="0.837863975994038">
            <text:p>0.837863976</text:p>
          </table:table-cell>
          <table:table-cell table:number-columns-repeated="4"/>
          <table:table-cell table:formula="of:=[.K109]/[.C109]" office:value-type="float" office:value="-0.440154326260506">
            <text:p>-0.4401543263</text:p>
          </table:table-cell>
          <table:table-cell table:number-columns-repeated="4"/>
          <table:table-cell table:formula="of:=[.P109]/[.C109]" office:value-type="float" office:value="-0.714829550323377">
            <text:p>-0.7148295503</text:p>
          </table:table-cell>
          <table:table-cell table:number-columns-repeated="4"/>
          <table:table-cell table:formula="of:=[.U109]/[.C109]" office:value-type="float" office:value="-0.899758436329986">
            <text:p>-0.8997584363</text:p>
          </table:table-cell>
          <table:table-cell table:number-columns-repeated="4"/>
          <table:table-cell table:formula="of:=[.Z109]/[.C109]" office:value-type="float" office:value="-0.899758436329986">
            <text:p>-0.8997584363</text:p>
          </table:table-cell>
          <table:table-cell table:number-columns-repeated="998"/>
        </table:table-row>
        <table:table-row table:style-name="ro1">
          <table:table-cell table:style-name="ce4" office:value-type="float" office:value="12250000000">
            <text:p>1.23E+010</text:p>
          </table:table-cell>
          <table:table-cell table:style-name="ce5" table:formula="of:=[.A150]*0.000000001" office:value-type="float" office:value="12.25">
            <text:p>12.25</text:p>
          </table:table-cell>
          <table:table-cell table:number-columns-repeated="3"/>
          <table:table-cell table:formula="of:=[.G110]/[.C110]" office:value-type="float" office:value="0.845031824499897">
            <text:p>0.8450318245</text:p>
          </table:table-cell>
          <table:table-cell table:number-columns-repeated="4"/>
          <table:table-cell table:formula="of:=[.K110]/[.C110]" office:value-type="float" office:value="-0.381424779385797">
            <text:p>-0.3814247794</text:p>
          </table:table-cell>
          <table:table-cell table:number-columns-repeated="4"/>
          <table:table-cell table:formula="of:=[.P110]/[.C110]" office:value-type="float" office:value="-0.670756031568692">
            <text:p>-0.6707560316</text:p>
          </table:table-cell>
          <table:table-cell table:number-columns-repeated="4"/>
          <table:table-cell table:formula="of:=[.U110]/[.C110]" office:value-type="float" office:value="-0.858157834823031">
            <text:p>-0.8581578348</text:p>
          </table:table-cell>
          <table:table-cell table:number-columns-repeated="4"/>
          <table:table-cell table:formula="of:=[.Z110]/[.C110]" office:value-type="float" office:value="-0.858157834823031">
            <text:p>-0.8581578348</text:p>
          </table:table-cell>
          <table:table-cell table:number-columns-repeated="998"/>
        </table:table-row>
        <table:table-row table:style-name="ro1">
          <table:table-cell table:style-name="ce4" office:value-type="float" office:value="12500000000">
            <text:p>1.25E+010</text:p>
          </table:table-cell>
          <table:table-cell table:style-name="ce5" table:formula="of:=[.A151]*0.000000001" office:value-type="float" office:value="12.5">
            <text:p>12.5</text:p>
          </table:table-cell>
          <table:table-cell table:number-columns-repeated="3"/>
          <table:table-cell table:formula="of:=[.G111]/[.C111]" office:value-type="float" office:value="0.851718864740407">
            <text:p>0.8517188647</text:p>
          </table:table-cell>
          <table:table-cell table:number-columns-repeated="4"/>
          <table:table-cell table:formula="of:=[.K111]/[.C111]" office:value-type="float" office:value="-0.31638568517121">
            <text:p>-0.3163856852</text:p>
          </table:table-cell>
          <table:table-cell table:number-columns-repeated="4"/>
          <table:table-cell table:formula="of:=[.P111]/[.C111]" office:value-type="float" office:value="-0.626476905553509">
            <text:p>-0.6264769056</text:p>
          </table:table-cell>
          <table:table-cell table:number-columns-repeated="4"/>
          <table:table-cell table:formula="of:=[.U111]/[.C111]" office:value-type="float" office:value="-0.817097478050946">
            <text:p>-0.8170974781</text:p>
          </table:table-cell>
          <table:table-cell table:number-columns-repeated="4"/>
          <table:table-cell table:formula="of:=[.Z111]/[.C111]" office:value-type="float" office:value="-0.817097478050946">
            <text:p>-0.8170974781</text:p>
          </table:table-cell>
          <table:table-cell table:number-columns-repeated="998"/>
        </table:table-row>
        <table:table-row table:style-name="ro1">
          <table:table-cell table:style-name="ce4" office:value-type="float" office:value="12750000000">
            <text:p>1.28E+010</text:p>
          </table:table-cell>
          <table:table-cell table:style-name="ce5" table:formula="of:=[.A152]*0.000000001" office:value-type="float" office:value="12.75">
            <text:p>12.75</text:p>
          </table:table-cell>
          <table:table-cell table:number-columns-repeated="3"/>
          <table:table-cell table:formula="of:=[.G112]/[.C112]" office:value-type="float" office:value="0.85796876646183">
            <text:p>0.8579687665</text:p>
          </table:table-cell>
          <table:table-cell table:number-columns-repeated="4"/>
          <table:table-cell table:formula="of:=[.K112]/[.C112]" office:value-type="float" office:value="-0.239496102481564">
            <text:p>-0.2394961025</text:p>
          </table:table-cell>
          <table:table-cell table:number-columns-repeated="4"/>
          <table:table-cell table:formula="of:=[.P112]/[.C112]" office:value-type="float" office:value="-0.581703170539601">
            <text:p>-0.5817031705</text:p>
          </table:table-cell>
          <table:table-cell table:number-columns-repeated="4"/>
          <table:table-cell table:formula="of:=[.U112]/[.C112]" office:value-type="float" office:value="-0.776445860567101">
            <text:p>-0.7764458606</text:p>
          </table:table-cell>
          <table:table-cell table:number-columns-repeated="4"/>
          <table:table-cell table:formula="of:=[.Z112]/[.C112]" office:value-type="float" office:value="-0.776445860567101">
            <text:p>-0.7764458606</text:p>
          </table:table-cell>
          <table:table-cell table:number-columns-repeated="998"/>
        </table:table-row>
        <table:table-row table:style-name="ro1">
          <table:table-cell table:style-name="ce4" office:value-type="float" office:value="13000000000">
            <text:p>1.30E+010</text:p>
          </table:table-cell>
          <table:table-cell table:style-name="ce5" table:formula="of:=[.A153]*0.000000001" office:value-type="float" office:value="13">
            <text:p>13</text:p>
          </table:table-cell>
          <table:table-cell table:number-columns-repeated="3"/>
          <table:table-cell table:formula="of:=[.G113]/[.C113]" office:value-type="float" office:value="0.863820158820704">
            <text:p>0.8638201588</text:p>
          </table:table-cell>
          <table:table-cell table:number-columns-repeated="4"/>
          <table:table-cell table:formula="of:=[.K113]/[.C113]" office:value-type="float" office:value="-0.130609849781282">
            <text:p>-0.1306098498</text:p>
          </table:table-cell>
          <table:table-cell table:number-columns-repeated="4"/>
          <table:table-cell table:formula="of:=[.P113]/[.C113]" office:value-type="float" office:value="-0.536073303663592">
            <text:p>-0.5360733037</text:p>
          </table:table-cell>
          <table:table-cell table:number-columns-repeated="4"/>
          <table:table-cell table:formula="of:=[.U113]/[.C113]" office:value-type="float" office:value="-0.736063394087606">
            <text:p>-0.7360633941</text:p>
          </table:table-cell>
          <table:table-cell table:number-columns-repeated="4"/>
          <table:table-cell table:formula="of:=[.Z113]/[.C113]" office:value-type="float" office:value="-0.736063394087606">
            <text:p>-0.7360633941</text:p>
          </table:table-cell>
          <table:table-cell table:number-columns-repeated="998"/>
        </table:table-row>
        <table:table-row table:style-name="ro1">
          <table:table-cell table:style-name="ce4" office:value-type="float" office:value="13250000000">
            <text:p>1.33E+010</text:p>
          </table:table-cell>
          <table:table-cell table:style-name="ce5" table:formula="of:=[.A154]*0.000000001" office:value-type="float" office:value="13.25">
            <text:p>13.25</text:p>
          </table:table-cell>
          <table:table-cell table:number-columns-repeated="3"/>
          <table:table-cell table:formula="of:=[.G114]/[.C114]" office:value-type="float" office:value="0.869307340054518">
            <text:p>0.8693073401</text:p>
          </table:table-cell>
          <table:table-cell table:number-columns-repeated="4"/>
          <table:table-cell table:formula="of:=[.L114]/[.C114]" office:value-type="float" office:value="0.144848216732754">
            <text:p>0.1448482167</text:p>
          </table:table-cell>
          <table:table-cell table:number-columns-repeated="4"/>
          <table:table-cell table:formula="of:=[.P114]/[.C114]" office:value-type="float" office:value="-0.489111735107262">
            <text:p>-0.4891117351</text:p>
          </table:table-cell>
          <table:table-cell table:number-columns-repeated="4"/>
          <table:table-cell table:formula="of:=[.U114]/[.C114]" office:value-type="float" office:value="-0.69579813016921">
            <text:p>-0.6957981302</text:p>
          </table:table-cell>
          <table:table-cell table:number-columns-repeated="4"/>
          <table:table-cell table:formula="of:=[.Z114]/[.C114]" office:value-type="float" office:value="-0.69579813016921">
            <text:p>-0.6957981302</text:p>
          </table:table-cell>
          <table:table-cell table:number-columns-repeated="2"/>
          <table:table-cell>
            <draw:frame table:end-cell-address="Sheet1.AJ178" table:end-x="0.3764in" table:end-y="0.1409in" draw:z-index="1" draw:style-name="gr1" draw:text-style-name="P1" svg:width="6in" svg:height="4.0004in" svg:x="0.5996in" svg:y="0.1591in">
              <draw:object draw:notify-on-update-of-ranges="Sheet1.B166:Sheet1.B202 Sheet1.G165:Sheet1.G165 Sheet1.G166:Sheet1.G202 Sheet1.B166:Sheet1.B202 Sheet1.L165:Sheet1.L165 Sheet1.L166:Sheet1.L202 Sheet1.B166:Sheet1.B202 Sheet1.Q165:Sheet1.Q165 Sheet1.Q166:Sheet1.Q202 Sheet1.B166:Sheet1.B202 Sheet1.V165:Sheet1.V165 Sheet1.V166:Sheet1.V202 Sheet1.B166:Sheet1.B202 Sheet1.AA165:Sheet1.AA165 Sheet1.AA166:Sheet1.AA2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4" office:value-type="float" office:value="13500000000">
            <text:p>1.35E+010</text:p>
          </table:table-cell>
          <table:table-cell table:style-name="ce5" table:formula="of:=[.A155]*0.000000001" office:value-type="float" office:value="13.5">
            <text:p>13.5</text:p>
          </table:table-cell>
          <table:table-cell table:number-columns-repeated="3"/>
          <table:table-cell table:formula="of:=[.G115]/[.C115]" office:value-type="float" office:value="0.874460868864434">
            <text:p>0.8744608689</text:p>
          </table:table-cell>
          <table:table-cell table:number-columns-repeated="4"/>
          <table:table-cell table:formula="of:=[.L115]/[.C115]" office:value-type="float" office:value="0.238594309866286">
            <text:p>0.2385943099</text:p>
          </table:table-cell>
          <table:table-cell table:number-columns-repeated="4"/>
          <table:table-cell table:formula="of:=[.P115]/[.C115]" office:value-type="float" office:value="-0.440154326260507">
            <text:p>-0.4401543263</text:p>
          </table:table-cell>
          <table:table-cell table:number-columns-repeated="4"/>
          <table:table-cell table:formula="of:=[.U115]/[.C115]" office:value-type="float" office:value="-0.655479991876716">
            <text:p>-0.6554799919</text:p>
          </table:table-cell>
          <table:table-cell table:number-columns-repeated="4"/>
          <table:table-cell table:formula="of:=[.Z115]/[.C115]" office:value-type="float" office:value="-0.655479991876716">
            <text:p>-0.6554799919</text:p>
          </table:table-cell>
          <table:table-cell table:number-columns-repeated="998"/>
        </table:table-row>
        <table:table-row table:style-name="ro1">
          <table:table-cell table:style-name="ce4" office:value-type="float" office:value="13750000000">
            <text:p>1.38E+010</text:p>
          </table:table-cell>
          <table:table-cell table:style-name="ce5" table:formula="of:=[.A156]*0.000000001" office:value-type="float" office:value="13.75">
            <text:p>13.75</text:p>
          </table:table-cell>
          <table:table-cell table:number-columns-repeated="3"/>
          <table:table-cell table:formula="of:=[.G116]/[.C116]" office:value-type="float" office:value="0.87930806030721">
            <text:p>0.8793080603</text:p>
          </table:table-cell>
          <table:table-cell table:number-columns-repeated="4"/>
          <table:table-cell table:formula="of:=[.L116]/[.C116]" office:value-type="float" office:value="0.301547110224775">
            <text:p>0.3015471102</text:p>
          </table:table-cell>
          <table:table-cell table:number-columns-repeated="4"/>
          <table:table-cell table:formula="of:=[.P116]/[.C116]" office:value-type="float" office:value="-0.388201312254713">
            <text:p>-0.3882013123</text:p>
          </table:table-cell>
          <table:table-cell table:number-columns-repeated="4"/>
          <table:table-cell table:formula="of:=[.U116]/[.C116]" office:value-type="float" office:value="-0.614912671779541">
            <text:p>-0.6149126718</text:p>
          </table:table-cell>
          <table:table-cell table:number-columns-repeated="4"/>
          <table:table-cell table:formula="of:=[.Z116]/[.C116]" office:value-type="float" office:value="-0.614912671779541">
            <text:p>-0.6149126718</text:p>
          </table:table-cell>
          <table:table-cell table:number-columns-repeated="998"/>
        </table:table-row>
        <table:table-row table:style-name="ro1">
          <table:table-cell table:style-name="ce4" office:value-type="float" office:value="14000000000">
            <text:p>1.40E+010</text:p>
          </table:table-cell>
          <table:table-cell table:style-name="ce5" table:formula="of:=[.A157]*0.000000001" office:value-type="float" office:value="14">
            <text:p>14</text:p>
          </table:table-cell>
          <table:table-cell table:number-columns-repeated="3"/>
          <table:table-cell table:formula="of:=[.G117]/[.C117]" office:value-type="float" office:value="0.883873404011991">
            <text:p>0.883873404</text:p>
          </table:table-cell>
          <table:table-cell table:number-columns-repeated="4"/>
          <table:table-cell table:formula="of:=[.L117]/[.C117]" office:value-type="float" office:value="0.350897103548852">
            <text:p>0.3508971035</text:p>
          </table:table-cell>
          <table:table-cell table:number-columns-repeated="4"/>
          <table:table-cell table:formula="of:=[.P117]/[.C117]" office:value-type="float" office:value="-0.331586363194115">
            <text:p>-0.3315863632</text:p>
          </table:table-cell>
          <table:table-cell table:number-columns-repeated="4"/>
          <table:table-cell table:formula="of:=[.U117]/[.C117]" office:value-type="float" office:value="-0.573861762044271">
            <text:p>-0.573861762</text:p>
          </table:table-cell>
          <table:table-cell table:number-columns-repeated="4"/>
          <table:table-cell table:formula="of:=[.Z117]/[.C117]" office:value-type="float" office:value="-0.573861762044271">
            <text:p>-0.573861762</text:p>
          </table:table-cell>
          <table:table-cell table:number-columns-repeated="998"/>
        </table:table-row>
        <table:table-row table:style-name="ro1">
          <table:table-cell table:style-name="ce4" office:value-type="float" office:value="14250000000">
            <text:p>1.43E+010</text:p>
          </table:table-cell>
          <table:table-cell table:style-name="ce5" table:formula="of:=[.A158]*0.000000001" office:value-type="float" office:value="14.25">
            <text:p>14.25</text:p>
          </table:table-cell>
          <table:table-cell table:number-columns-repeated="3"/>
          <table:table-cell table:formula="of:=[.G118]/[.C118]" office:value-type="float" office:value="0.888178918769872">
            <text:p>0.8881789188</text:p>
          </table:table-cell>
          <table:table-cell table:number-columns-repeated="4"/>
          <table:table-cell table:formula="of:=[.L118]/[.C118]" office:value-type="float" office:value="0.391978528734517">
            <text:p>0.3919785287</text:p>
          </table:table-cell>
          <table:table-cell table:number-columns-repeated="4"/>
          <table:table-cell table:formula="of:=[.P118]/[.C118]" office:value-type="float" office:value="-0.26706680677258">
            <text:p>-0.2670668068</text:p>
          </table:table-cell>
          <table:table-cell table:number-columns-repeated="4"/>
          <table:table-cell table:formula="of:=[.U118]/[.C118]" office:value-type="float" office:value="-0.532036547177432">
            <text:p>-0.5320365472</text:p>
          </table:table-cell>
          <table:table-cell table:number-columns-repeated="4"/>
          <table:table-cell table:formula="of:=[.Z118]/[.C118]" office:value-type="float" office:value="-0.532036547177432">
            <text:p>-0.5320365472</text:p>
          </table:table-cell>
          <table:table-cell table:number-columns-repeated="998"/>
        </table:table-row>
        <table:table-row table:style-name="ro1">
          <table:table-cell table:style-name="ce4" office:value-type="float" office:value="14500000000">
            <text:p>1.45E+010</text:p>
          </table:table-cell>
          <table:table-cell table:style-name="ce5" table:formula="of:=[.A159]*0.000000001" office:value-type="float" office:value="14.5">
            <text:p>14.5</text:p>
          </table:table-cell>
          <table:table-cell table:number-columns-repeated="3"/>
          <table:table-cell table:formula="of:=[.G119]/[.C119]" office:value-type="float" office:value="0.892244454665149">
            <text:p>0.8922444547</text:p>
          </table:table-cell>
          <table:table-cell table:number-columns-repeated="4"/>
          <table:table-cell table:formula="of:=[.L119]/[.C119]" office:value-type="float" office:value="0.427317993446156">
            <text:p>0.4273179934</text:p>
          </table:table-cell>
          <table:table-cell table:number-columns-repeated="4"/>
          <table:table-cell table:formula="of:=[.P119]/[.C119]" office:value-type="float" office:value="-0.186226757385707">
            <text:p>-0.1862267574</text:p>
          </table:table-cell>
          <table:table-cell table:number-columns-repeated="4"/>
          <table:table-cell table:formula="of:=[.U119]/[.C119]" office:value-type="float" office:value="-0.489060567093366">
            <text:p>-0.4890605671</text:p>
          </table:table-cell>
          <table:table-cell table:number-columns-repeated="4"/>
          <table:table-cell table:formula="of:=[.Z119]/[.C119]" office:value-type="float" office:value="-0.489060567093366">
            <text:p>-0.4890605671</text:p>
          </table:table-cell>
          <table:table-cell table:number-columns-repeated="998"/>
        </table:table-row>
        <table:table-row table:style-name="ro1">
          <table:table-cell table:style-name="ce4" office:value-type="float" office:value="14750000000">
            <text:p>1.48E+010</text:p>
          </table:table-cell>
          <table:table-cell table:style-name="ce5" table:formula="of:=[.A160]*0.000000001" office:value-type="float" office:value="14.75">
            <text:p>14.75</text:p>
          </table:table-cell>
          <table:table-cell table:number-columns-repeated="3"/>
          <table:table-cell table:formula="of:=[.G120]/[.C120]" office:value-type="float" office:value="0.896087951696237">
            <text:p>0.8960879517</text:p>
          </table:table-cell>
          <table:table-cell table:number-columns-repeated="4"/>
          <table:table-cell table:formula="of:=[.L120]/[.C120]" office:value-type="float" office:value="0.458360631708944">
            <text:p>0.4583606317</text:p>
          </table:table-cell>
          <table:table-cell table:number-columns-repeated="4"/>
          <table:table-cell table:formula="of:=[.Q120]/[.C120]" office:value-type="float" office:value="0.0107905954063329">
            <text:p>0.0107905954</text:p>
          </table:table-cell>
          <table:table-cell table:number-columns-repeated="4"/>
          <table:table-cell table:formula="of:=[.U120]/[.C120]" office:value-type="float" office:value="-0.444420910709231">
            <text:p>-0.4444209107</text:p>
          </table:table-cell>
          <table:table-cell table:number-columns-repeated="4"/>
          <table:table-cell table:formula="of:=[.Z120]/[.C120]" office:value-type="float" office:value="-0.444420910709231">
            <text:p>-0.4444209107</text:p>
          </table:table-cell>
          <table:table-cell table:number-columns-repeated="998"/>
        </table:table-row>
        <table:table-row table:style-name="ro1">
          <table:table-cell table:style-name="ce4" office:value-type="float" office:value="15000000000">
            <text:p>1.50E+010</text:p>
          </table:table-cell>
          <table:table-cell table:style-name="ce5" table:formula="of:=[.A161]*0.000000001" office:value-type="float" office:value="15">
            <text:p>15</text:p>
          </table:table-cell>
          <table:table-cell table:number-columns-repeated="3"/>
          <table:table-cell table:formula="of:=[.G121]/[.C121]" office:value-type="float" office:value="0.899725662105881">
            <text:p>0.8997256621</text:p>
          </table:table-cell>
          <table:table-cell table:number-columns-repeated="4"/>
          <table:table-cell table:formula="of:=[.L121]/[.C121]" office:value-type="float" office:value="0.486029904643183">
            <text:p>0.4860299046</text:p>
          </table:table-cell>
          <table:table-cell table:number-columns-repeated="4"/>
          <table:table-cell table:formula="of:=[.Q121]/[.C121]" office:value-type="float" office:value="0.182175676065901">
            <text:p>0.1821756761</text:p>
          </table:table-cell>
          <table:table-cell table:number-columns-repeated="4"/>
          <table:table-cell table:formula="of:=[.U121]/[.C121]" office:value-type="float" office:value="-0.397373572344797">
            <text:p>-0.3973735723</text:p>
          </table:table-cell>
          <table:table-cell table:number-columns-repeated="4"/>
          <table:table-cell table:formula="of:=[.Z121]/[.C121]" office:value-type="float" office:value="-0.397373572344797">
            <text:p>-0.3973735723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rror</text:p>
          </table:table-cell>
          <table:table-cell office:value-type="string">
            <text:p>Frequency, GHz</text:p>
          </table:table-cell>
          <table:table-cell table:number-columns-repeated="4"/>
          <table:table-cell office:value-type="string">
            <text:p>Mode 1</text:p>
          </table:table-cell>
          <table:table-cell table:number-columns-repeated="4"/>
          <table:table-cell office:value-type="string">
            <text:p>Mode 2</text:p>
          </table:table-cell>
          <table:table-cell table:number-columns-repeated="4"/>
          <table:table-cell office:value-type="string">
            <text:p>Mode 3</text:p>
          </table:table-cell>
          <table:table-cell table:number-columns-repeated="4"/>
          <table:table-cell office:value-type="string">
            <text:p>Mode 4</text:p>
          </table:table-cell>
          <table:table-cell table:number-columns-repeated="4"/>
          <table:table-cell office:value-type="string">
            <text:p>Mode 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5]" office:value-type="float" office:value="6">
            <text:p>6</text:p>
          </table:table-cell>
          <table:table-cell table:number-columns-repeated="3"/>
          <table:table-cell table:formula="of:=([.L43]-[.F125])/[.L43]" office:value-type="float" office:value="0.00000000000252424121632565">
            <text:p>2.52424121632565E-012</text:p>
          </table:table-cell>
          <table:table-cell table:formula="of:=LOG10(ABS([.F166]))" office:value-type="float" office:value="-11.5978691462926">
            <text:p>-11.5978691463</text:p>
          </table:table-cell>
          <table:table-cell table:number-columns-repeated="3"/>
          <table:table-cell table:formula="of:=([.N43]-[.K125])/[.N43]" office:value-type="float" office:value="0.000000000000575739264619901">
            <text:p>5.75739264619901E-013</text:p>
          </table:table-cell>
          <table:table-cell table:formula="of:=LOG10(ABS([.K166]))" office:value-type="float" office:value="-12.2397741512531">
            <text:p>-12.2397741513</text:p>
          </table:table-cell>
          <table:table-cell table:number-columns-repeated="3"/>
          <table:table-cell table:formula="of:=([.P43]-[.P125])/[.P43]" office:value-type="float" office:value="0.0000000000000877791551381885">
            <text:p>8.77791551381885E-014</text:p>
          </table:table-cell>
          <table:table-cell table:formula="of:=LOG10(ABS([.P166]))" office:value-type="float" office:value="-13.0566086034932">
            <text:p>-13.0566086035</text:p>
          </table:table-cell>
          <table:table-cell table:number-columns-repeated="3"/>
          <table:table-cell table:formula="of:=([.R43]-[.U125])/[.R43]" office:value-type="float" office:value="0.000000000000014399944667542">
            <text:p>1.4399944667542E-014</text:p>
          </table:table-cell>
          <table:table-cell table:formula="of:=LOG10(ABS([.U166]))" office:value-type="float" office:value="-13.8416391766983">
            <text:p>-13.8416391767</text:p>
          </table:table-cell>
          <table:table-cell table:number-columns-repeated="3"/>
          <table:table-cell table:formula="of:=([.T43]-[.Z125])/[.T43]" office:value-type="float" office:value="-0.000000000000374220784261575">
            <text:p>-3.74220784261575E-013</text:p>
          </table:table-cell>
          <table:table-cell table:formula="of:=LOG10(ABS([.Z166]))" office:value-type="float" office:value="-12.4268720954051">
            <text:p>-12.426872095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6]" office:value-type="float" office:value="6.25">
            <text:p>6.25</text:p>
          </table:table-cell>
          <table:table-cell table:number-columns-repeated="3"/>
          <table:table-cell table:formula="of:=([.L44]-[.F126])/[.L44]" office:value-type="float" office:value="0.0000000000022537073293251">
            <text:p>2.2537073293251E-012</text:p>
          </table:table-cell>
          <table:table-cell table:formula="of:=LOG10(ABS([.F167]))" office:value-type="float" office:value="-11.6471024829269">
            <text:p>-11.6471024829</text:p>
          </table:table-cell>
          <table:table-cell table:number-columns-repeated="3"/>
          <table:table-cell table:formula="of:=([.N44]-[.K126])/[.N44]" office:value-type="float" office:value="0.000000000000504880685183517">
            <text:p>5.04880685183517E-013</text:p>
          </table:table-cell>
          <table:table-cell table:formula="of:=LOG10(ABS([.K167]))" office:value-type="float" office:value="-12.2968112434433">
            <text:p>-12.2968112434</text:p>
          </table:table-cell>
          <table:table-cell table:number-columns-repeated="3"/>
          <table:table-cell table:formula="of:=([.P44]-[.P126])/[.P44]" office:value-type="float" office:value="0.0000000000000864022416985959">
            <text:p>8.64022416985959E-014</text:p>
          </table:table-cell>
          <table:table-cell table:formula="of:=LOG10(ABS([.P167]))" office:value-type="float" office:value="-13.0634749896426">
            <text:p>-13.0634749896</text:p>
          </table:table-cell>
          <table:table-cell table:number-columns-repeated="3"/>
          <table:table-cell table:formula="of:=([.R44]-[.U126])/[.R44]" office:value-type="float" office:value="0.0000000000000156626897378069">
            <text:p>1.56626897378069E-014</text:p>
          </table:table-cell>
          <table:table-cell table:formula="of:=LOG10(ABS([.U167]))" office:value-type="float" office:value="-13.805133654923">
            <text:p>-13.8051336549</text:p>
          </table:table-cell>
          <table:table-cell table:number-columns-repeated="3"/>
          <table:table-cell table:formula="of:=([.T44]-[.Z126])/[.T44]" office:value-type="float" office:value="0.000000000000192800252248685">
            <text:p>1.92800252248685E-013</text:p>
          </table:table-cell>
          <table:table-cell table:formula="of:=LOG10(ABS([.Z167]))" office:value-type="float" office:value="-12.7148924022271">
            <text:p>-12.714892402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7]" office:value-type="float" office:value="6.5">
            <text:p>6.5</text:p>
          </table:table-cell>
          <table:table-cell table:number-columns-repeated="3"/>
          <table:table-cell table:formula="of:=([.L45]-[.F127])/[.L45]" office:value-type="float" office:value="0.0000000000221932231313942">
            <text:p>2.21932231313942E-011</text:p>
          </table:table-cell>
          <table:table-cell table:formula="of:=LOG10(ABS([.F168]))" office:value-type="float" office:value="-10.6537796204121">
            <text:p>-10.6537796204</text:p>
          </table:table-cell>
          <table:table-cell table:number-columns-repeated="3"/>
          <table:table-cell table:formula="of:=([.N45]-[.K127])/[.N45]" office:value-type="float" office:value="0.000000000000684578239534502">
            <text:p>6.84578239534502E-013</text:p>
          </table:table-cell>
          <table:table-cell table:formula="of:=LOG10(ABS([.K168]))" office:value-type="float" office:value="-12.164576909756">
            <text:p>-12.1645769098</text:p>
          </table:table-cell>
          <table:table-cell table:number-columns-repeated="3"/>
          <table:table-cell table:formula="of:=([.P45]-[.P127])/[.P45]" office:value-type="float" office:value="0.0000000000000930692304357799">
            <text:p>9.30692304357799E-014</text:p>
          </table:table-cell>
          <table:table-cell table:formula="of:=LOG10(ABS([.P168]))" office:value-type="float" office:value="-13.0311938771356">
            <text:p>-13.0311938771</text:p>
          </table:table-cell>
          <table:table-cell table:number-columns-repeated="3"/>
          <table:table-cell table:formula="of:=([.R45]-[.U127])/[.R45]" office:value-type="float" office:value="0.0000000000000587943028729692">
            <text:p>5.87943028729692E-014</text:p>
          </table:table-cell>
          <table:table-cell table:formula="of:=LOG10(ABS([.U168]))" office:value-type="float" office:value="-13.2306647547181">
            <text:p>-13.2306647547</text:p>
          </table:table-cell>
          <table:table-cell table:number-columns-repeated="3"/>
          <table:table-cell table:formula="of:=([.T45]-[.Z127])/[.T45]" office:value-type="float" office:value="-0.0000000000000824292219680947">
            <text:p>-8.24292219680947E-014</text:p>
          </table:table-cell>
          <table:table-cell table:formula="of:=LOG10(ABS([.Z168]))" office:value-type="float" office:value="-13.0839187993503">
            <text:p>-13.083918799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8]" office:value-type="float" office:value="6.75">
            <text:p>6.75</text:p>
          </table:table-cell>
          <table:table-cell table:number-columns-repeated="3"/>
          <table:table-cell table:formula="of:=([.L46]-[.F128])/[.L46]" office:value-type="float" office:value="-0.000000000005802286740787">
            <text:p>-5.802286740787E-012</text:p>
          </table:table-cell>
          <table:table-cell table:formula="of:=LOG10(ABS([.F169]))" office:value-type="float" office:value="-11.2364008127853">
            <text:p>-11.2364008128</text:p>
          </table:table-cell>
          <table:table-cell table:number-columns-repeated="3"/>
          <table:table-cell table:formula="of:=([.N46]-[.K128])/[.N46]" office:value-type="float" office:value="0.000000000000576588510292503">
            <text:p>5.76588510292503E-013</text:p>
          </table:table-cell>
          <table:table-cell table:formula="of:=LOG10(ABS([.K169]))" office:value-type="float" office:value="-12.239134016069">
            <text:p>-12.2391340161</text:p>
          </table:table-cell>
          <table:table-cell table:number-columns-repeated="3"/>
          <table:table-cell table:formula="of:=([.P46]-[.P128])/[.P46]" office:value-type="float" office:value="0.000000000000163272754344548">
            <text:p>1.63272754344548E-013</text:p>
          </table:table-cell>
          <table:table-cell table:formula="of:=LOG10(ABS([.P169]))" office:value-type="float" office:value="-12.7870862808177">
            <text:p>-12.7870862808</text:p>
          </table:table-cell>
          <table:table-cell table:number-columns-repeated="3"/>
          <table:table-cell table:formula="of:=([.R46]-[.U128])/[.R46]" office:value-type="float" office:value="0.000000000000109353795834552">
            <text:p>1.09353795834552E-013</text:p>
          </table:table-cell>
          <table:table-cell table:formula="of:=LOG10(ABS([.U169]))" office:value-type="float" office:value="-12.9611661373507">
            <text:p>-12.9611661374</text:p>
          </table:table-cell>
          <table:table-cell table:number-columns-repeated="3"/>
          <table:table-cell table:formula="of:=([.T46]-[.Z128])/[.T46]" office:value-type="float" office:value="-0.000000000000130406956527964">
            <text:p>-1.30406956527964E-013</text:p>
          </table:table-cell>
          <table:table-cell table:formula="of:=LOG10(ABS([.Z169]))" office:value-type="float" office:value="-12.8846992406507">
            <text:p>-12.884699240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9]" office:value-type="float" office:value="7">
            <text:p>7</text:p>
          </table:table-cell>
          <table:table-cell table:number-columns-repeated="3"/>
          <table:table-cell table:formula="of:=([.L47]-[.F129])/[.L47]" office:value-type="float" office:value="-0.00000000000159700683195416">
            <text:p>-1.59700683195416E-012</text:p>
          </table:table-cell>
          <table:table-cell table:formula="of:=LOG10(ABS([.F170]))" office:value-type="float" office:value="-11.7966932259569">
            <text:p>-11.796693226</text:p>
          </table:table-cell>
          <table:table-cell table:number-columns-repeated="3"/>
          <table:table-cell table:formula="of:=([.N47]-[.K129])/[.N47]" office:value-type="float" office:value="0.000000000000555086193771727">
            <text:p>5.55086193771727E-013</text:p>
          </table:table-cell>
          <table:table-cell table:formula="of:=LOG10(ABS([.K170]))" office:value-type="float" office:value="-12.2556395744035">
            <text:p>-12.2556395744</text:p>
          </table:table-cell>
          <table:table-cell table:number-columns-repeated="3"/>
          <table:table-cell table:formula="of:=([.P47]-[.P129])/[.P47]" office:value-type="float" office:value="0.0000000000000797139592337651">
            <text:p>7.97139592337651E-014</text:p>
          </table:table-cell>
          <table:table-cell table:formula="of:=LOG10(ABS([.P170]))" office:value-type="float" office:value="-13.0984656197915">
            <text:p>-13.0984656198</text:p>
          </table:table-cell>
          <table:table-cell table:number-columns-repeated="3"/>
          <table:table-cell table:formula="of:=([.R47]-[.U129])/[.R47]" office:value-type="float" office:value="9.82953486018937E-015">
            <text:p>9.82953486018937E-015</text:p>
          </table:table-cell>
          <table:table-cell table:formula="of:=LOG10(ABS([.U170]))" office:value-type="float" office:value="-14.0074670327714">
            <text:p>-14.0074670328</text:p>
          </table:table-cell>
          <table:table-cell table:number-columns-repeated="3"/>
          <table:table-cell table:formula="of:=([.T47]-[.Z129])/[.T47]" office:value-type="float" office:value="-0.0000000000000769267945580105">
            <text:p>-7.69267945580105E-014</text:p>
          </table:table-cell>
          <table:table-cell table:formula="of:=LOG10(ABS([.Z170]))" office:value-type="float" office:value="-13.1139223636856">
            <text:p>-13.113922363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0]" office:value-type="float" office:value="7.25">
            <text:p>7.25</text:p>
          </table:table-cell>
          <table:table-cell table:number-columns-repeated="3"/>
          <table:table-cell table:formula="of:=([.L48]-[.F130])/[.L48]" office:value-type="float" office:value="-0.00000000000172255293860098">
            <text:p>-1.72255293860098E-012</text:p>
          </table:table-cell>
          <table:table-cell table:formula="of:=LOG10(ABS([.F171]))" office:value-type="float" office:value="-11.7638274221989">
            <text:p>-11.7638274222</text:p>
          </table:table-cell>
          <table:table-cell table:number-columns-repeated="3"/>
          <table:table-cell table:formula="of:=([.N48]-[.K130])/[.N48]" office:value-type="float" office:value="0.0000000000006752172475603">
            <text:p>6.752172475603E-013</text:p>
          </table:table-cell>
          <table:table-cell table:formula="of:=LOG10(ABS([.K171]))" office:value-type="float" office:value="-12.1705564727441">
            <text:p>-12.1705564727</text:p>
          </table:table-cell>
          <table:table-cell table:number-columns-repeated="3"/>
          <table:table-cell table:formula="of:=([.P48]-[.P130])/[.P48]" office:value-type="float" office:value="0.0000000000000657807218701852">
            <text:p>6.57807218701852E-014</text:p>
          </table:table-cell>
          <table:table-cell table:formula="of:=LOG10(ABS([.P171]))" office:value-type="float" office:value="-13.1819013649288">
            <text:p>-13.1819013649</text:p>
          </table:table-cell>
          <table:table-cell table:number-columns-repeated="3"/>
          <table:table-cell table:formula="of:=([.R48]-[.U130])/[.R48]" office:value-type="float" office:value="-0.0000000000000584796868558832">
            <text:p>-5.84796868558832E-014</text:p>
          </table:table-cell>
          <table:table-cell table:formula="of:=LOG10(ABS([.U171]))" office:value-type="float" office:value="-13.2329949615824">
            <text:p>-13.2329949616</text:p>
          </table:table-cell>
          <table:table-cell table:number-columns-repeated="3"/>
          <table:table-cell table:formula="of:=([.T48]-[.Z130])/[.T48]" office:value-type="float" office:value="-0.000000000000161377151132855">
            <text:p>-1.61377151132855E-013</text:p>
          </table:table-cell>
          <table:table-cell table:formula="of:=LOG10(ABS([.Z171]))" office:value-type="float" office:value="-12.7921579556076">
            <text:p>-12.7921579556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1]" office:value-type="float" office:value="7.5">
            <text:p>7.5</text:p>
          </table:table-cell>
          <table:table-cell table:number-columns-repeated="3"/>
          <table:table-cell table:formula="of:=([.L49]-[.F131])/[.L49]" office:value-type="float" office:value="-0.000000000000610242452563771">
            <text:p>-6.10242452563771E-013</text:p>
          </table:table-cell>
          <table:table-cell table:formula="of:=LOG10(ABS([.F172]))" office:value-type="float" office:value="-12.2144975832015">
            <text:p>-12.2144975832</text:p>
          </table:table-cell>
          <table:table-cell table:number-columns-repeated="3"/>
          <table:table-cell table:formula="of:=([.N49]-[.K131])/[.N49]" office:value-type="float" office:value="0.000000000000551786868099897">
            <text:p>5.51786868099897E-013</text:p>
          </table:table-cell>
          <table:table-cell table:formula="of:=LOG10(ABS([.K172]))" office:value-type="float" office:value="-12.2582286394487">
            <text:p>-12.2582286394</text:p>
          </table:table-cell>
          <table:table-cell table:number-columns-repeated="3"/>
          <table:table-cell table:formula="of:=([.P49]-[.P131])/[.P49]" office:value-type="float" office:value="0.000000000000108018594750651">
            <text:p>1.08018594750651E-013</text:p>
          </table:table-cell>
          <table:table-cell table:formula="of:=LOG10(ABS([.P172]))" office:value-type="float" office:value="-12.9665014768975">
            <text:p>-12.9665014769</text:p>
          </table:table-cell>
          <table:table-cell table:number-columns-repeated="3"/>
          <table:table-cell table:formula="of:=([.R49]-[.U131])/[.R49]" office:value-type="float" office:value="0.0000000000000248120042554985">
            <text:p>2.48120042554985E-014</text:p>
          </table:table-cell>
          <table:table-cell table:formula="of:=LOG10(ABS([.U172]))" office:value-type="float" office:value="-13.6053381530214">
            <text:p>-13.605338153</text:p>
          </table:table-cell>
          <table:table-cell table:number-columns-repeated="3"/>
          <table:table-cell table:formula="of:=([.T49]-[.Z131])/[.T49]" office:value-type="float" office:value="0.0000000000000863178176212358">
            <text:p>8.63178176212358E-014</text:p>
          </table:table-cell>
          <table:table-cell table:formula="of:=LOG10(ABS([.Z172]))" office:value-type="float" office:value="-13.0638995484808">
            <text:p>-13.063899548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2]" office:value-type="float" office:value="7.75">
            <text:p>7.75</text:p>
          </table:table-cell>
          <table:table-cell table:number-columns-repeated="3"/>
          <table:table-cell table:formula="of:=([.L50]-[.F132])/[.L50]" office:value-type="float" office:value="-0.000000000000982862323068835">
            <text:p>-9.82862323068835E-013</text:p>
          </table:table-cell>
          <table:table-cell table:formula="of:=LOG10(ABS([.F173]))" office:value-type="float" office:value="-12.0075073128078">
            <text:p>-12.0075073128</text:p>
          </table:table-cell>
          <table:table-cell table:number-columns-repeated="3"/>
          <table:table-cell table:formula="of:=([.N50]-[.K132])/[.N50]" office:value-type="float" office:value="0.000000000000693537153901546">
            <text:p>6.93537153901546E-013</text:p>
          </table:table-cell>
          <table:table-cell table:formula="of:=LOG10(ABS([.K173]))" office:value-type="float" office:value="-12.1589302681131">
            <text:p>-12.1589302681</text:p>
          </table:table-cell>
          <table:table-cell table:number-columns-repeated="3"/>
          <table:table-cell table:formula="of:=([.P50]-[.P132])/[.P50]" office:value-type="float" office:value="0.0000000000000442801241459316">
            <text:p>4.42801241459316E-014</text:p>
          </table:table-cell>
          <table:table-cell table:formula="of:=LOG10(ABS([.P173]))" office:value-type="float" office:value="-13.3537911701823">
            <text:p>-13.3537911702</text:p>
          </table:table-cell>
          <table:table-cell table:number-columns-repeated="3"/>
          <table:table-cell table:formula="of:=([.R50]-[.U132])/[.R50]" office:value-type="float" office:value="-0.000000000000054436737494346">
            <text:p>-5.4436737494346E-014</text:p>
          </table:table-cell>
          <table:table-cell table:formula="of:=LOG10(ABS([.U173]))" office:value-type="float" office:value="-13.2641079108504">
            <text:p>-13.2641079109</text:p>
          </table:table-cell>
          <table:table-cell table:number-columns-repeated="3"/>
          <table:table-cell table:formula="of:=([.T50]-[.Z132])/[.T50]" office:value-type="float" office:value="-0.000000000000054436737494346">
            <text:p>-5.4436737494346E-014</text:p>
          </table:table-cell>
          <table:table-cell table:formula="of:=LOG10(ABS([.Z173]))" office:value-type="float" office:value="-13.2641079108504">
            <text:p>-13.264107910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3]" office:value-type="float" office:value="8">
            <text:p>8</text:p>
          </table:table-cell>
          <table:table-cell table:number-columns-repeated="3"/>
          <table:table-cell table:formula="of:=([.L51]-[.F133])/[.L51]" office:value-type="float" office:value="-0.000000000000462948930151567">
            <text:p>-4.62948930151567E-013</text:p>
          </table:table-cell>
          <table:table-cell table:formula="of:=LOG10(ABS([.F174]))" office:value-type="float" office:value="-12.3344669151952">
            <text:p>-12.3344669152</text:p>
          </table:table-cell>
          <table:table-cell table:number-columns-repeated="3"/>
          <table:table-cell table:formula="of:=([.N51]-[.K133])/[.N51]" office:value-type="float" office:value="0.000000000000677907140322444">
            <text:p>6.77907140322444E-013</text:p>
          </table:table-cell>
          <table:table-cell table:formula="of:=LOG10(ABS([.K174]))" office:value-type="float" office:value="-12.1688297916898">
            <text:p>-12.1688297917</text:p>
          </table:table-cell>
          <table:table-cell table:number-columns-repeated="3"/>
          <table:table-cell table:formula="of:=([.P51]-[.P133])/[.P51]" office:value-type="float" office:value="0.000000000000117518714352529">
            <text:p>1.17518714352529E-013</text:p>
          </table:table-cell>
          <table:table-cell table:formula="of:=LOG10(ABS([.P174]))" office:value-type="float" office:value="-12.9298929683466">
            <text:p>-12.9298929683</text:p>
          </table:table-cell>
          <table:table-cell table:number-columns-repeated="3"/>
          <table:table-cell table:formula="of:=([.R51]-[.U133])/[.R51]" office:value-type="float" office:value="0.0000000000000162151278759214">
            <text:p>1.62151278759214E-014</text:p>
          </table:table-cell>
          <table:table-cell table:formula="of:=LOG10(ABS([.U174]))" office:value-type="float" office:value="-13.7900796220395">
            <text:p>-13.790079622</text:p>
          </table:table-cell>
          <table:table-cell table:number-columns-repeated="3"/>
          <table:table-cell table:formula="of:=([.T51]-[.Z133])/[.T51]" office:value-type="float" office:value="0.00000000000019648174480898">
            <text:p>1.9648174480898E-013</text:p>
          </table:table-cell>
          <table:table-cell table:formula="of:=LOG10(ABS([.Z174]))" office:value-type="float" office:value="-12.7066777938739">
            <text:p>-12.706677793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4]" office:value-type="float" office:value="8.25">
            <text:p>8.25</text:p>
          </table:table-cell>
          <table:table-cell table:number-columns-repeated="3"/>
          <table:table-cell table:formula="of:=([.L52]-[.F134])/[.L52]" office:value-type="float" office:value="-0.000000000000238547647171409">
            <text:p>-2.38547647171409E-013</text:p>
          </table:table-cell>
          <table:table-cell table:formula="of:=LOG10(ABS([.F175]))" office:value-type="float" office:value="-12.6224248625908">
            <text:p>-12.6224248626</text:p>
          </table:table-cell>
          <table:table-cell table:number-columns-repeated="3"/>
          <table:table-cell table:formula="of:=([.N52]-[.K134])/[.N52]" office:value-type="float" office:value="0.000000000000674535220866605">
            <text:p>6.74535220866605E-013</text:p>
          </table:table-cell>
          <table:table-cell table:formula="of:=LOG10(ABS([.K175]))" office:value-type="float" office:value="-12.1709953687072">
            <text:p>-12.1709953687</text:p>
          </table:table-cell>
          <table:table-cell table:number-columns-repeated="3"/>
          <table:table-cell table:formula="of:=([.P52]-[.P134])/[.P52]" office:value-type="float" office:value="0.000000000000122078086437543">
            <text:p>1.22078086437543E-013</text:p>
          </table:table-cell>
          <table:table-cell table:formula="of:=LOG10(ABS([.P175]))" office:value-type="float" office:value="-12.9133622868608">
            <text:p>-12.9133622869</text:p>
          </table:table-cell>
          <table:table-cell table:number-columns-repeated="3"/>
          <table:table-cell table:formula="of:=([.R52]-[.U134])/[.R52]" office:value-type="float" office:value="0.0000000000000139931820605062">
            <text:p>1.39931820605062E-014</text:p>
          </table:table-cell>
          <table:table-cell table:formula="of:=LOG10(ABS([.U175]))" office:value-type="float" office:value="-13.8540835153739">
            <text:p>-13.8540835154</text:p>
          </table:table-cell>
          <table:table-cell table:number-columns-repeated="3"/>
          <table:table-cell table:formula="of:=([.T52]-[.Z134])/[.T52]" office:value-type="float" office:value="0.000000000000144816233211069">
            <text:p>1.44816233211069E-013</text:p>
          </table:table-cell>
          <table:table-cell table:formula="of:=LOG10(ABS([.Z175]))" office:value-type="float" office:value="-12.839182753064">
            <text:p>-12.8391827531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5]" office:value-type="float" office:value="8.5">
            <text:p>8.5</text:p>
          </table:table-cell>
          <table:table-cell table:number-columns-repeated="3"/>
          <table:table-cell table:formula="of:=([.L53]-[.F135])/[.L53]" office:value-type="float" office:value="-0.000000000000382692698988998">
            <text:p>-3.82692698988998E-013</text:p>
          </table:table-cell>
          <table:table-cell table:formula="of:=LOG10(ABS([.F176]))" office:value-type="float" office:value="-12.4171498231662">
            <text:p>-12.4171498232</text:p>
          </table:table-cell>
          <table:table-cell table:number-columns-repeated="3"/>
          <table:table-cell table:formula="of:=([.N53]-[.K135])/[.N53]" office:value-type="float" office:value="0.00000000000067710611421462">
            <text:p>6.7710611421462E-013</text:p>
          </table:table-cell>
          <table:table-cell table:formula="of:=LOG10(ABS([.K176]))" office:value-type="float" office:value="-12.1693432645401">
            <text:p>-12.1693432645</text:p>
          </table:table-cell>
          <table:table-cell table:number-columns-repeated="3"/>
          <table:table-cell table:formula="of:=([.P53]-[.P135])/[.P53]" office:value-type="float" office:value="0.0000000000000500916374718526">
            <text:p>5.00916374718526E-014</text:p>
          </table:table-cell>
          <table:table-cell table:formula="of:=LOG10(ABS([.P176]))" office:value-type="float" office:value="-13.300234771198">
            <text:p>-13.3002347712</text:p>
          </table:table-cell>
          <table:table-cell table:number-columns-repeated="3"/>
          <table:table-cell table:formula="of:=([.R53]-[.U135])/[.R53]" office:value-type="float" office:value="0.0000000000000221400524419252">
            <text:p>2.21400524419252E-014</text:p>
          </table:table-cell>
          <table:table-cell table:formula="of:=LOG10(ABS([.U176]))" office:value-type="float" office:value="-13.6548213547666">
            <text:p>-13.6548213548</text:p>
          </table:table-cell>
          <table:table-cell table:number-columns-repeated="3"/>
          <table:table-cell table:formula="of:=([.T53]-[.Z135])/[.T53]" office:value-type="float" office:value="-0.000000000000258117257350964">
            <text:p>-2.58117257350964E-013</text:p>
          </table:table-cell>
          <table:table-cell table:formula="of:=LOG10(ABS([.Z176]))" office:value-type="float" office:value="-12.588182958177">
            <text:p>-12.588182958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6]" office:value-type="float" office:value="8.75">
            <text:p>8.75</text:p>
          </table:table-cell>
          <table:table-cell table:number-columns-repeated="3"/>
          <table:table-cell table:formula="of:=([.L54]-[.F136])/[.L54]" office:value-type="float" office:value="-0.000000000000188001674199284">
            <text:p>-1.88001674199284E-013</text:p>
          </table:table-cell>
          <table:table-cell table:formula="of:=LOG10(ABS([.F177]))" office:value-type="float" office:value="-12.7258382832242">
            <text:p>-12.7258382832</text:p>
          </table:table-cell>
          <table:table-cell table:number-columns-repeated="3"/>
          <table:table-cell table:formula="of:=([.N54]-[.K136])/[.N54]" office:value-type="float" office:value="0.000000000000640596815195395">
            <text:p>6.40596815195395E-013</text:p>
          </table:table-cell>
          <table:table-cell table:formula="of:=LOG10(ABS([.K177]))" office:value-type="float" office:value="-12.1934152248144">
            <text:p>-12.1934152248</text:p>
          </table:table-cell>
          <table:table-cell table:number-columns-repeated="3"/>
          <table:table-cell table:formula="of:=([.P54]-[.P136])/[.P54]" office:value-type="float" office:value="0.000000000000127106712100034">
            <text:p>1.27106712100034E-013</text:p>
          </table:table-cell>
          <table:table-cell table:formula="of:=LOG10(ABS([.P177]))" office:value-type="float" office:value="-12.8958315151341">
            <text:p>-12.8958315151</text:p>
          </table:table-cell>
          <table:table-cell table:number-columns-repeated="3"/>
          <table:table-cell table:formula="of:=([.R54]-[.U136])/[.R54]" office:value-type="float" office:value="0.0000000000000398124443453971">
            <text:p>3.98124443453971E-014</text:p>
          </table:table-cell>
          <table:table-cell table:formula="of:=LOG10(ABS([.U177]))" office:value-type="float" office:value="-13.399981157429">
            <text:p>-13.3999811574</text:p>
          </table:table-cell>
          <table:table-cell table:number-columns-repeated="3"/>
          <table:table-cell table:formula="of:=([.T54]-[.Z136])/[.T54]" office:value-type="float" office:value="0.000000000000205649892374031">
            <text:p>2.05649892374031E-013</text:p>
          </table:table-cell>
          <table:table-cell table:formula="of:=LOG10(ABS([.Z177]))" office:value-type="float" office:value="-12.6868715134409">
            <text:p>-12.686871513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7]" office:value-type="float" office:value="9">
            <text:p>9</text:p>
          </table:table-cell>
          <table:table-cell table:number-columns-repeated="3"/>
          <table:table-cell table:formula="of:=([.L55]-[.F137])/[.L55]" office:value-type="float" office:value="-0.000000000000430218572655816">
            <text:p>-4.30218572655816E-013</text:p>
          </table:table-cell>
          <table:table-cell table:formula="of:=LOG10(ABS([.F178]))" office:value-type="float" office:value="-12.3663108449299">
            <text:p>-12.3663108449</text:p>
          </table:table-cell>
          <table:table-cell table:number-columns-repeated="3"/>
          <table:table-cell table:formula="of:=([.N55]-[.K137])/[.N55]" office:value-type="float" office:value="0.000000000000799274714530424">
            <text:p>7.99274714530424E-013</text:p>
          </table:table-cell>
          <table:table-cell table:formula="of:=LOG10(ABS([.K178]))" office:value-type="float" office:value="-12.0973039259437">
            <text:p>-12.0973039259</text:p>
          </table:table-cell>
          <table:table-cell table:number-columns-repeated="3"/>
          <table:table-cell table:formula="of:=([.P55]-[.P137])/[.P55]" office:value-type="float" office:value="0.0000000000000475304375812759">
            <text:p>4.75304375812759E-014</text:p>
          </table:table-cell>
          <table:table-cell table:formula="of:=LOG10(ABS([.P178]))" office:value-type="float" office:value="-13.323028187425">
            <text:p>-13.3230281874</text:p>
          </table:table-cell>
          <table:table-cell table:number-columns-repeated="3"/>
          <table:table-cell table:formula="of:=([.R55]-[.U137])/[.R55]" office:value-type="float" office:value="0.000000000000010437806410271">
            <text:p>1.0437806410271E-014</text:p>
          </table:table-cell>
          <table:table-cell table:formula="of:=LOG10(ABS([.U178]))" office:value-type="float" office:value="-13.9813907622545">
            <text:p>-13.9813907623</text:p>
          </table:table-cell>
          <table:table-cell table:number-columns-repeated="3"/>
          <table:table-cell table:formula="of:=([.T55]-[.Z137])/[.T55]" office:value-type="float" office:value="-0.000000000000091852696410394">
            <text:p>-9.1852696410394E-014</text:p>
          </table:table-cell>
          <table:table-cell table:formula="of:=LOG10(ABS([.Z178]))" office:value-type="float" office:value="-13.0369080901043">
            <text:p>-13.0369080901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8]" office:value-type="float" office:value="9.25">
            <text:p>9.25</text:p>
          </table:table-cell>
          <table:table-cell table:number-columns-repeated="3"/>
          <table:table-cell table:formula="of:=([.L56]-[.F138])/[.L56]" office:value-type="float" office:value="-0.0000000000000751942466701316">
            <text:p>-7.51942466701316E-014</text:p>
          </table:table-cell>
          <table:table-cell table:formula="of:=LOG10(ABS([.F179]))" office:value-type="float" office:value="-13.1238153872674">
            <text:p>-13.1238153873</text:p>
          </table:table-cell>
          <table:table-cell table:number-columns-repeated="3"/>
          <table:table-cell table:formula="of:=([.N56]-[.K138])/[.N56]" office:value-type="float" office:value="0.000000000000746549881526291">
            <text:p>7.46549881526291E-013</text:p>
          </table:table-cell>
          <table:table-cell table:formula="of:=LOG10(ABS([.K179]))" office:value-type="float" office:value="-12.1269411691206">
            <text:p>-12.1269411691</text:p>
          </table:table-cell>
          <table:table-cell table:number-columns-repeated="3"/>
          <table:table-cell table:formula="of:=([.P56]-[.P138])/[.P56]" office:value-type="float" office:value="0.0000000000000850772313104905">
            <text:p>8.50772313104905E-014</text:p>
          </table:table-cell>
          <table:table-cell table:formula="of:=LOG10(ABS([.P179]))" office:value-type="float" office:value="-13.0701866518927">
            <text:p>-13.0701866519</text:p>
          </table:table-cell>
          <table:table-cell table:number-columns-repeated="3"/>
          <table:table-cell table:formula="of:=([.R56]-[.U138])/[.R56]" office:value-type="float" office:value="6.67527879476836E-015">
            <text:p>6.67527879476836E-015</text:p>
          </table:table-cell>
          <table:table-cell table:formula="of:=LOG10(ABS([.U179]))" office:value-type="float" office:value="-14.1755305911617">
            <text:p>-14.1755305912</text:p>
          </table:table-cell>
          <table:table-cell table:number-columns-repeated="3"/>
          <table:table-cell table:formula="of:=([.T56]-[.Z138])/[.T56]" office:value-type="float" office:value="0.0000000000000439326488120785">
            <text:p>4.39326488120785E-014</text:p>
          </table:table-cell>
          <table:table-cell table:formula="of:=LOG10(ABS([.Z179]))" office:value-type="float" office:value="-13.3572126112171">
            <text:p>-13.357212611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9]" office:value-type="float" office:value="9.5">
            <text:p>9.5</text:p>
          </table:table-cell>
          <table:table-cell table:number-columns-repeated="3"/>
          <table:table-cell table:formula="of:=([.L57]-[.F139])/[.L57]" office:value-type="float" office:value="-0.000000000000243509979046925">
            <text:p>-2.43509979046925E-013</text:p>
          </table:table-cell>
          <table:table-cell table:formula="of:=LOG10(ABS([.F180]))" office:value-type="float" office:value="-12.6134832366826">
            <text:p>-12.6134832367</text:p>
          </table:table-cell>
          <table:table-cell table:number-columns-repeated="3"/>
          <table:table-cell table:formula="of:=([.N57]-[.K139])/[.N57]" office:value-type="float" office:value="0.000000000000822743633184731">
            <text:p>8.22743633184731E-013</text:p>
          </table:table-cell>
          <table:table-cell table:formula="of:=LOG10(ABS([.K180]))" office:value-type="float" office:value="-12.0847354698156">
            <text:p>-12.0847354698</text:p>
          </table:table-cell>
          <table:table-cell table:number-columns-repeated="3"/>
          <table:table-cell table:formula="of:=([.P57]-[.P139])/[.P57]" office:value-type="float" office:value="0.000000000000110652938316704">
            <text:p>1.10652938316704E-013</text:p>
          </table:table-cell>
          <table:table-cell table:formula="of:=LOG10(ABS([.P180]))" office:value-type="float" office:value="-12.9560370491765">
            <text:p>-12.9560370492</text:p>
          </table:table-cell>
          <table:table-cell table:number-columns-repeated="3"/>
          <table:table-cell table:formula="of:=([.R57]-[.U139])/[.R57]" office:value-type="float" office:value="0.0000000000000190705173445745">
            <text:p>1.90705173445745E-014</text:p>
          </table:table-cell>
          <table:table-cell table:formula="of:=LOG10(ABS([.U180]))" office:value-type="float" office:value="-13.719637525263">
            <text:p>-13.7196375253</text:p>
          </table:table-cell>
          <table:table-cell table:number-columns-repeated="3"/>
          <table:table-cell table:formula="of:=([.T57]-[.Z139])/[.T57]" office:value-type="float" office:value="0.000000000000149816691342528">
            <text:p>1.49816691342528E-013</text:p>
          </table:table-cell>
          <table:table-cell table:formula="of:=LOG10(ABS([.Z180]))" office:value-type="float" office:value="-12.8244397984247">
            <text:p>-12.824439798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0]" office:value-type="float" office:value="9.75">
            <text:p>9.75</text:p>
          </table:table-cell>
          <table:table-cell table:number-columns-repeated="3"/>
          <table:table-cell table:formula="of:=([.L58]-[.F140])/[.L58]" office:value-type="float" office:value="-0.000000000000131041758203188">
            <text:p>-1.31041758203188E-013</text:p>
          </table:table-cell>
          <table:table-cell table:formula="of:=LOG10(ABS([.F181]))" office:value-type="float" office:value="-12.8825902885627">
            <text:p>-12.8825902886</text:p>
          </table:table-cell>
          <table:table-cell table:number-columns-repeated="3"/>
          <table:table-cell table:formula="of:=([.N58]-[.K140])/[.N58]" office:value-type="float" office:value="0.000000000000791917586690837">
            <text:p>7.91917586690837E-013</text:p>
          </table:table-cell>
          <table:table-cell table:formula="of:=LOG10(ABS([.K181]))" office:value-type="float" office:value="-12.1013200122334">
            <text:p>-12.1013200122</text:p>
          </table:table-cell>
          <table:table-cell table:number-columns-repeated="3"/>
          <table:table-cell table:formula="of:=([.P58]-[.P140])/[.P58]" office:value-type="float" office:value="0.0000000000000799861398424933">
            <text:p>7.99861398424933E-014</text:p>
          </table:table-cell>
          <table:table-cell table:formula="of:=LOG10(ABS([.P181]))" office:value-type="float" office:value="-13.0969852619008">
            <text:p>-13.0969852619</text:p>
          </table:table-cell>
          <table:table-cell table:number-columns-repeated="3"/>
          <table:table-cell table:formula="of:=([.R58]-[.U140])/[.R58]" office:value-type="float" office:value="-0.0000000000000403830412521247">
            <text:p>-4.03830412521247E-014</text:p>
          </table:table-cell>
          <table:table-cell table:formula="of:=LOG10(ABS([.U181]))" office:value-type="float" office:value="-13.3938009773864">
            <text:p>-13.3938009774</text:p>
          </table:table-cell>
          <table:table-cell table:number-columns-repeated="3"/>
          <table:table-cell table:formula="of:=([.T58]-[.Z140])/[.T58]" office:value-type="float" office:value="0.0000000000000494692255338483">
            <text:p>4.94692255338483E-014</text:p>
          </table:table-cell>
          <table:table-cell table:formula="of:=LOG10(ABS([.Z181]))" office:value-type="float" office:value="-13.3056648886859">
            <text:p>-13.305664888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1]" office:value-type="float" office:value="10">
            <text:p>10</text:p>
          </table:table-cell>
          <table:table-cell table:number-columns-repeated="3"/>
          <table:table-cell table:formula="of:=([.L59]-[.F141])/[.L59]" office:value-type="float" office:value="-0.000000000000199438644648057">
            <text:p>-1.99438644648057E-013</text:p>
          </table:table-cell>
          <table:table-cell table:formula="of:=LOG10(ABS([.F182]))" office:value-type="float" office:value="-12.7001906858875">
            <text:p>-12.7001906859</text:p>
          </table:table-cell>
          <table:table-cell table:number-columns-repeated="3"/>
          <table:table-cell table:formula="of:=([.N59]-[.K141])/[.N59]" office:value-type="float" office:value="0.0000000000009314233737691">
            <text:p>9.314233737691E-013</text:p>
          </table:table-cell>
          <table:table-cell table:formula="of:=LOG10(ABS([.K182]))" office:value-type="float" office:value="-12.0308528677866">
            <text:p>-12.0308528678</text:p>
          </table:table-cell>
          <table:table-cell table:number-columns-repeated="3"/>
          <table:table-cell table:formula="of:=([.P59]-[.P141])/[.P59]" office:value-type="float" office:value="0.00000000000021191548248983">
            <text:p>2.1191548248983E-013</text:p>
          </table:table-cell>
          <table:table-cell table:formula="of:=LOG10(ABS([.P182]))" office:value-type="float" office:value="-12.6738373126886">
            <text:p>-12.6738373127</text:p>
          </table:table-cell>
          <table:table-cell table:number-columns-repeated="3"/>
          <table:table-cell table:formula="of:=([.R59]-[.U141])/[.R59]" office:value-type="float" office:value="0.0000000000000108631058972315">
            <text:p>1.08631058972315E-014</text:p>
          </table:table-cell>
          <table:table-cell table:formula="of:=LOG10(ABS([.U182]))" office:value-type="float" office:value="-13.9640459867931">
            <text:p>-13.9640459868</text:p>
          </table:table-cell>
          <table:table-cell table:number-columns-repeated="3"/>
          <table:table-cell table:formula="of:=([.T59]-[.Z141])/[.T59]" office:value-type="float" office:value="0.00000000000030101316018449">
            <text:p>3.0101316018449E-013</text:p>
          </table:table-cell>
          <table:table-cell table:formula="of:=LOG10(ABS([.Z182]))" office:value-type="float" office:value="-12.5214145167963">
            <text:p>-12.521414516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2]" office:value-type="float" office:value="10.25">
            <text:p>10.25</text:p>
          </table:table-cell>
          <table:table-cell table:number-columns-repeated="3"/>
          <table:table-cell table:formula="of:=([.L60]-[.F142])/[.L60]" office:value-type="float" office:value="-0.000000000000253085500770665">
            <text:p>-2.53085500770665E-013</text:p>
          </table:table-cell>
          <table:table-cell table:formula="of:=LOG10(ABS([.F183]))" office:value-type="float" office:value="-12.596732734793">
            <text:p>-12.5967327348</text:p>
          </table:table-cell>
          <table:table-cell table:number-columns-repeated="3"/>
          <table:table-cell table:formula="of:=([.N60]-[.K142])/[.N60]" office:value-type="float" office:value="0.000000000000940252237122488">
            <text:p>9.40252237122488E-013</text:p>
          </table:table-cell>
          <table:table-cell table:formula="of:=LOG10(ABS([.K183]))" office:value-type="float" office:value="-12.0267556245966">
            <text:p>-12.0267556246</text:p>
          </table:table-cell>
          <table:table-cell table:number-columns-repeated="3"/>
          <table:table-cell table:formula="of:=([.P60]-[.P142])/[.P60]" office:value-type="float" office:value="0.000000000000154897229669439">
            <text:p>1.54897229669439E-013</text:p>
          </table:table-cell>
          <table:table-cell table:formula="of:=LOG10(ABS([.P183]))" office:value-type="float" office:value="-12.8099563495102">
            <text:p>-12.8099563495</text:p>
          </table:table-cell>
          <table:table-cell table:number-columns-repeated="3"/>
          <table:table-cell table:formula="of:=([.R60]-[.U142])/[.R60]" office:value-type="float" office:value="0.0000000000000330311771365828">
            <text:p>3.30311771365828E-014</text:p>
          </table:table-cell>
          <table:table-cell table:formula="of:=LOG10(ABS([.U183]))" office:value-type="float" office:value="-13.4810759490209">
            <text:p>-13.481075949</text:p>
          </table:table-cell>
          <table:table-cell table:number-columns-repeated="3"/>
          <table:table-cell table:formula="of:=([.T60]-[.Z142])/[.T60]" office:value-type="float" office:value="-0.000000000000275016485883125">
            <text:p>-2.75016485883125E-013</text:p>
          </table:table-cell>
          <table:table-cell table:formula="of:=LOG10(ABS([.Z183]))" office:value-type="float" office:value="-12.5606412715753">
            <text:p>-12.5606412716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3]" office:value-type="float" office:value="10.5">
            <text:p>10.5</text:p>
          </table:table-cell>
          <table:table-cell table:number-columns-repeated="3"/>
          <table:table-cell table:formula="of:=([.L61]-[.F143])/[.L61]" office:value-type="float" office:value="-0.000000000000100165092956989">
            <text:p>-1.00165092956989E-013</text:p>
          </table:table-cell>
          <table:table-cell table:formula="of:=LOG10(ABS([.F184]))" office:value-type="float" office:value="-12.9992836015969">
            <text:p>-12.9992836016</text:p>
          </table:table-cell>
          <table:table-cell table:number-columns-repeated="3"/>
          <table:table-cell table:formula="of:=([.N61]-[.K143])/[.N61]" office:value-type="float" office:value="0.00000000000127856645521975">
            <text:p>1.27856645521975E-012</text:p>
          </table:table-cell>
          <table:table-cell table:formula="of:=LOG10(ABS([.K184]))" office:value-type="float" office:value="-11.8932766940083">
            <text:p>-11.893276694</text:p>
          </table:table-cell>
          <table:table-cell table:number-columns-repeated="3"/>
          <table:table-cell table:formula="of:=([.P61]-[.P143])/[.P61]" office:value-type="float" office:value="-0.000000000000155265313698207">
            <text:p>-1.55265313698207E-013</text:p>
          </table:table-cell>
          <table:table-cell table:formula="of:=LOG10(ABS([.P184]))" office:value-type="float" office:value="-12.8089255549089">
            <text:p>-12.8089255549</text:p>
          </table:table-cell>
          <table:table-cell table:number-columns-repeated="3"/>
          <table:table-cell table:formula="of:=([.R61]-[.U143])/[.R61]" office:value-type="float" office:value="0.0000000000000593247345321066">
            <text:p>5.93247345321066E-014</text:p>
          </table:table-cell>
          <table:table-cell table:formula="of:=LOG10(ABS([.U184]))" office:value-type="float" office:value="-13.2267641964987">
            <text:p>-13.2267641965</text:p>
          </table:table-cell>
          <table:table-cell table:number-columns-repeated="3"/>
          <table:table-cell table:formula="of:=([.T61]-[.Z143])/[.T61]" office:value-type="float" office:value="0.000000000000233876357289995">
            <text:p>2.33876357289995E-013</text:p>
          </table:table-cell>
          <table:table-cell table:formula="of:=LOG10(ABS([.Z184]))" office:value-type="float" office:value="-12.6310136790778">
            <text:p>-12.6310136791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4]" office:value-type="float" office:value="10.75">
            <text:p>10.75</text:p>
          </table:table-cell>
          <table:table-cell table:number-columns-repeated="3"/>
          <table:table-cell table:formula="of:=([.L62]-[.F144])/[.L62]" office:value-type="float" office:value="-0.000000000000133035361467485">
            <text:p>-1.33035361467485E-013</text:p>
          </table:table-cell>
          <table:table-cell table:formula="of:=LOG10(ABS([.F185]))" office:value-type="float" office:value="-12.8760329060329">
            <text:p>-12.876032906</text:p>
          </table:table-cell>
          <table:table-cell table:number-columns-repeated="3"/>
          <table:table-cell table:formula="of:=([.N62]-[.K144])/[.N62]" office:value-type="float" office:value="0.00000000000123389924443204">
            <text:p>1.23389924443204E-012</text:p>
          </table:table-cell>
          <table:table-cell table:formula="of:=LOG10(ABS([.K185]))" office:value-type="float" office:value="-11.9087203017077">
            <text:p>-11.9087203017</text:p>
          </table:table-cell>
          <table:table-cell table:number-columns-repeated="3"/>
          <table:table-cell table:formula="of:=([.P62]-[.P144])/[.P62]" office:value-type="float" office:value="0.000000000000107400461196192">
            <text:p>1.07400461196192E-013</text:p>
          </table:table-cell>
          <table:table-cell table:formula="of:=LOG10(ABS([.P185]))" office:value-type="float" office:value="-12.9689938536967">
            <text:p>-12.9689938537</text:p>
          </table:table-cell>
          <table:table-cell table:number-columns-repeated="3"/>
          <table:table-cell table:formula="of:=([.R62]-[.U144])/[.R62]" office:value-type="float" office:value="0.0000000000000487586802796472">
            <text:p>4.87586802796472E-014</text:p>
          </table:table-cell>
          <table:table-cell table:formula="of:=LOG10(ABS([.U185]))" office:value-type="float" office:value="-13.3119480576686">
            <text:p>-13.3119480577</text:p>
          </table:table-cell>
          <table:table-cell table:number-columns-repeated="3"/>
          <table:table-cell table:formula="of:=([.T62]-[.Z144])/[.T62]" office:value-type="float" office:value="-0.0000000000000198206017396953">
            <text:p>-1.98206017396953E-014</text:p>
          </table:table-cell>
          <table:table-cell table:formula="of:=LOG10(ABS([.Z185]))" office:value-type="float" office:value="-13.7028831647719">
            <text:p>-13.702883164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5]" office:value-type="float" office:value="11">
            <text:p>11</text:p>
          </table:table-cell>
          <table:table-cell table:number-columns-repeated="3"/>
          <table:table-cell table:formula="of:=([.L63]-[.F145])/[.L63]" office:value-type="float" office:value="0.0000000000000436746869982808">
            <text:p>4.36746869982808E-014</text:p>
          </table:table-cell>
          <table:table-cell table:formula="of:=LOG10(ABS([.F186]))" office:value-type="float" office:value="-13.3597701987756">
            <text:p>-13.3597701988</text:p>
          </table:table-cell>
          <table:table-cell table:number-columns-repeated="3"/>
          <table:table-cell table:formula="of:=([.N63]-[.K145])/[.N63]" office:value-type="float" office:value="0.00000000000120939312149836">
            <text:p>1.20939312149836E-012</text:p>
          </table:table-cell>
          <table:table-cell table:formula="of:=LOG10(ABS([.K186]))" office:value-type="float" office:value="-11.917432505801">
            <text:p>-11.9174325058</text:p>
          </table:table-cell>
          <table:table-cell table:number-columns-repeated="3"/>
          <table:table-cell table:formula="of:=([.P63]-[.P145])/[.P63]" office:value-type="float" office:value="0.0000000000000786554943804168">
            <text:p>7.86554943804168E-014</text:p>
          </table:table-cell>
          <table:table-cell table:formula="of:=LOG10(ABS([.P186]))" office:value-type="float" office:value="-13.1042709348875">
            <text:p>-13.1042709349</text:p>
          </table:table-cell>
          <table:table-cell table:number-columns-repeated="3"/>
          <table:table-cell table:formula="of:=([.R63]-[.U145])/[.R63]" office:value-type="float" office:value="4.75479430567154E-015">
            <text:p>4.75479430567154E-015</text:p>
          </table:table-cell>
          <table:table-cell table:formula="of:=LOG10(ABS([.U186]))" office:value-type="float" office:value="-14.3228682660755">
            <text:p>-14.3228682661</text:p>
          </table:table-cell>
          <table:table-cell table:number-columns-repeated="3"/>
          <table:table-cell table:formula="of:=([.T63]-[.Z145])/[.T63]" office:value-type="float" office:value="0.000000000000706603779859736">
            <text:p>7.06603779859736E-013</text:p>
          </table:table-cell>
          <table:table-cell table:formula="of:=LOG10(ABS([.Z186]))" office:value-type="float" office:value="-12.1508240437087">
            <text:p>-12.150824043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6]" office:value-type="float" office:value="11.25">
            <text:p>11.25</text:p>
          </table:table-cell>
          <table:table-cell table:number-columns-repeated="3"/>
          <table:table-cell table:formula="of:=([.L64]-[.F146])/[.L64]" office:value-type="float" office:value="-0.0000000000000551735604337188">
            <text:p>-5.51735604337188E-014</text:p>
          </table:table-cell>
          <table:table-cell table:formula="of:=LOG10(ABS([.F187]))" office:value-type="float" office:value="-13.2582689894549">
            <text:p>-13.2582689895</text:p>
          </table:table-cell>
          <table:table-cell table:number-columns-repeated="3"/>
          <table:table-cell table:formula="of:=([.N64]-[.K146])/[.N64]" office:value-type="float" office:value="0.00000000000107466257296347">
            <text:p>1.07466257296347E-012</text:p>
          </table:table-cell>
          <table:table-cell table:formula="of:=LOG10(ABS([.K187]))" office:value-type="float" office:value="-11.9687278759378">
            <text:p>-11.9687278759</text:p>
          </table:table-cell>
          <table:table-cell table:number-columns-repeated="3"/>
          <table:table-cell table:formula="of:=([.P64]-[.P146])/[.P64]" office:value-type="float" office:value="0.000000000000235768586951414">
            <text:p>2.35768586951414E-013</text:p>
          </table:table-cell>
          <table:table-cell table:formula="of:=LOG10(ABS([.P187]))" office:value-type="float" office:value="-12.6275140593871">
            <text:p>-12.6275140594</text:p>
          </table:table-cell>
          <table:table-cell table:number-columns-repeated="3"/>
          <table:table-cell table:formula="of:=([.R64]-[.U146])/[.R64]" office:value-type="float" office:value="0.0000000000000187723443986543">
            <text:p>1.87723443986543E-014</text:p>
          </table:table-cell>
          <table:table-cell table:formula="of:=LOG10(ABS([.U187]))" office:value-type="float" office:value="-13.7264814867916">
            <text:p>-13.7264814868</text:p>
          </table:table-cell>
          <table:table-cell table:number-columns-repeated="3"/>
          <table:table-cell table:formula="of:=([.T64]-[.Z146])/[.T64]" office:value-type="float" office:value="0.000000000000374368017605214">
            <text:p>3.74368017605214E-013</text:p>
          </table:table-cell>
          <table:table-cell table:formula="of:=LOG10(ABS([.Z187]))" office:value-type="float" office:value="-12.4267012602835">
            <text:p>-12.4267012603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7]" office:value-type="float" office:value="11.5">
            <text:p>11.5</text:p>
          </table:table-cell>
          <table:table-cell table:number-columns-repeated="3"/>
          <table:table-cell table:formula="of:=([.L65]-[.F147])/[.L65]" office:value-type="float" office:value="-0.000000000000111443675519807">
            <text:p>-1.11443675519807E-013</text:p>
          </table:table-cell>
          <table:table-cell table:formula="of:=LOG10(ABS([.F188]))" office:value-type="float" office:value="-12.9529445728974">
            <text:p>-12.9529445729</text:p>
          </table:table-cell>
          <table:table-cell table:number-columns-repeated="3"/>
          <table:table-cell table:formula="of:=([.N65]-[.K147])/[.N65]" office:value-type="float" office:value="0.00000000000157191415282576">
            <text:p>1.57191415282576E-012</text:p>
          </table:table-cell>
          <table:table-cell table:formula="of:=LOG10(ABS([.K188]))" office:value-type="float" office:value="-11.8035711758361">
            <text:p>-11.8035711758</text:p>
          </table:table-cell>
          <table:table-cell table:number-columns-repeated="3"/>
          <table:table-cell table:formula="of:=([.P65]-[.P147])/[.P65]" office:value-type="float" office:value="0.000000000000254718959128853">
            <text:p>2.54718959128853E-013</text:p>
          </table:table-cell>
          <table:table-cell table:formula="of:=LOG10(ABS([.P188]))" office:value-type="float" office:value="-12.5939387286186">
            <text:p>-12.5939387286</text:p>
          </table:table-cell>
          <table:table-cell table:number-columns-repeated="3"/>
          <table:table-cell table:formula="of:=([.R65]-[.U147])/[.R65]" office:value-type="float" office:value="0.000000000000027386890489039">
            <text:p>2.7386890489039E-014</text:p>
          </table:table-cell>
          <table:table-cell table:formula="of:=LOG10(ABS([.U188]))" office:value-type="float" office:value="-13.5624572747966">
            <text:p>-13.5624572748</text:p>
          </table:table-cell>
          <table:table-cell table:number-columns-repeated="3"/>
          <table:table-cell table:formula="of:=([.T65]-[.Z147])/[.T65]" office:value-type="float" office:value="-0.00000000000100542572038259">
            <text:p>-1.00542572038259E-012</text:p>
          </table:table-cell>
          <table:table-cell table:formula="of:=LOG10(ABS([.Z188]))" office:value-type="float" office:value="-11.997650009025">
            <text:p>-11.99765000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8]" office:value-type="float" office:value="11.75">
            <text:p>11.75</text:p>
          </table:table-cell>
          <table:table-cell table:number-columns-repeated="3"/>
          <table:table-cell table:formula="of:=([.L66]-[.F148])/[.L66]" office:value-type="float" office:value="-0.0000000000000333000407017466">
            <text:p>-3.33000407017466E-014</text:p>
          </table:table-cell>
          <table:table-cell table:formula="of:=LOG10(ABS([.F189]))" office:value-type="float" office:value="-13.4775552356669">
            <text:p>-13.4775552357</text:p>
          </table:table-cell>
          <table:table-cell table:number-columns-repeated="3"/>
          <table:table-cell table:formula="of:=([.N66]-[.K148])/[.N66]" office:value-type="float" office:value="0.00000000000200135019530822">
            <text:p>2.00135019530822E-012</text:p>
          </table:table-cell>
          <table:table-cell table:formula="of:=LOG10(ABS([.K189]))" office:value-type="float" office:value="-11.6986769120719">
            <text:p>-11.6986769121</text:p>
          </table:table-cell>
          <table:table-cell table:number-columns-repeated="3"/>
          <table:table-cell table:formula="of:=([.P66]-[.P148])/[.P66]" office:value-type="float" office:value="0.000000000000226012224120818">
            <text:p>2.26012224120818E-013</text:p>
          </table:table-cell>
          <table:table-cell table:formula="of:=LOG10(ABS([.P189]))" office:value-type="float" office:value="-12.6458680709205">
            <text:p>-12.6458680709</text:p>
          </table:table-cell>
          <table:table-cell table:number-columns-repeated="3"/>
          <table:table-cell table:formula="of:=([.R66]-[.U148])/[.R66]" office:value-type="float" office:value="0.0000000000000839126293522603">
            <text:p>8.39126293522603E-014</text:p>
          </table:table-cell>
          <table:table-cell table:formula="of:=LOG10(ABS([.U189]))" office:value-type="float" office:value="-13.0761726703367">
            <text:p>-13.0761726703</text:p>
          </table:table-cell>
          <table:table-cell table:number-columns-repeated="3"/>
          <table:table-cell table:formula="of:=([.T66]-[.Z148])/[.T66]" office:value-type="float" office:value="-0.000000000000154389809622875">
            <text:p>-1.54389809622875E-013</text:p>
          </table:table-cell>
          <table:table-cell table:formula="of:=LOG10(ABS([.Z189]))" office:value-type="float" office:value="-12.8113813683177">
            <text:p>-12.8113813683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9]" office:value-type="float" office:value="12">
            <text:p>12</text:p>
          </table:table-cell>
          <table:table-cell table:number-columns-repeated="3"/>
          <table:table-cell table:formula="of:=([.L67]-[.F149])/[.L67]" office:value-type="float" office:value="-0.0000000000000984522226675184">
            <text:p>-9.84522226675184E-014</text:p>
          </table:table-cell>
          <table:table-cell table:formula="of:=LOG10(ABS([.F190]))" office:value-type="float" office:value="-13.0067744747382">
            <text:p>-13.0067744747</text:p>
          </table:table-cell>
          <table:table-cell table:number-columns-repeated="3"/>
          <table:table-cell table:formula="of:=([.N67]-[.K149])/[.N67]" office:value-type="float" office:value="0.00000000000216720265107947">
            <text:p>2.16720265107947E-012</text:p>
          </table:table-cell>
          <table:table-cell table:formula="of:=LOG10(ABS([.K190]))" office:value-type="float" office:value="-11.6641004767141">
            <text:p>-11.6641004767</text:p>
          </table:table-cell>
          <table:table-cell table:number-columns-repeated="3"/>
          <table:table-cell table:formula="of:=([.P67]-[.P149])/[.P67]" office:value-type="float" office:value="0.000000000000424004415577708">
            <text:p>4.24004415577708E-013</text:p>
          </table:table-cell>
          <table:table-cell table:formula="of:=LOG10(ABS([.P190]))" office:value-type="float" office:value="-12.3726296206454">
            <text:p>-12.3726296206</text:p>
          </table:table-cell>
          <table:table-cell table:number-columns-repeated="3"/>
          <table:table-cell table:formula="of:=([.R67]-[.U149])/[.R67]" office:value-type="float" office:value="0.000000000000171143639556838">
            <text:p>1.71143639556838E-013</text:p>
          </table:table-cell>
          <table:table-cell table:formula="of:=LOG10(ABS([.U190]))" office:value-type="float" office:value="-12.766639236501">
            <text:p>-12.7666392365</text:p>
          </table:table-cell>
          <table:table-cell table:number-columns-repeated="3"/>
          <table:table-cell table:formula="of:=([.T67]-[.Z149])/[.T67]" office:value-type="float" office:value="0.0000000000000235677254184288">
            <text:p>2.35677254184288E-014</text:p>
          </table:table-cell>
          <table:table-cell table:formula="of:=LOG10(ABS([.Z190]))" office:value-type="float" office:value="-13.6276823303265">
            <text:p>-13.6276823303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0]" office:value-type="float" office:value="12.25">
            <text:p>12.25</text:p>
          </table:table-cell>
          <table:table-cell table:number-columns-repeated="3"/>
          <table:table-cell table:formula="of:=([.L68]-[.F150])/[.L68]" office:value-type="float" office:value="-0.0000000000000539981631332063">
            <text:p>-5.39981631332063E-014</text:p>
          </table:table-cell>
          <table:table-cell table:formula="of:=LOG10(ABS([.F191]))" office:value-type="float" office:value="-13.2676210134119">
            <text:p>-13.2676210134</text:p>
          </table:table-cell>
          <table:table-cell table:number-columns-repeated="3"/>
          <table:table-cell table:formula="of:=([.N68]-[.K150])/[.N68]" office:value-type="float" office:value="0.00000000000338939489747404">
            <text:p>3.38939489747404E-012</text:p>
          </table:table-cell>
          <table:table-cell table:formula="of:=LOG10(ABS([.K191]))" office:value-type="float" office:value="-11.4698778286832">
            <text:p>-11.4698778287</text:p>
          </table:table-cell>
          <table:table-cell table:number-columns-repeated="3"/>
          <table:table-cell table:formula="of:=([.P68]-[.P150])/[.P68]" office:value-type="float" office:value="0.0000000000000746486890225795">
            <text:p>7.46486890225795E-014</text:p>
          </table:table-cell>
          <table:table-cell table:formula="of:=LOG10(ABS([.P191]))" office:value-type="float" office:value="-13.1269778149351">
            <text:p>-13.1269778149</text:p>
          </table:table-cell>
          <table:table-cell table:number-columns-repeated="3"/>
          <table:table-cell table:formula="of:=([.R68]-[.U150])/[.R68]" office:value-type="float" office:value="-0.000000000000249301431699263">
            <text:p>-2.49301431699263E-013</text:p>
          </table:table-cell>
          <table:table-cell table:formula="of:=LOG10(ABS([.U191]))" office:value-type="float" office:value="-12.6032752274036">
            <text:p>-12.6032752274</text:p>
          </table:table-cell>
          <table:table-cell table:number-columns-repeated="3"/>
          <table:table-cell table:formula="of:=([.T68]-[.Z150])/[.T68]" office:value-type="float" office:value="-0.000000000000792796664999435">
            <text:p>-7.92796664999435E-013</text:p>
          </table:table-cell>
          <table:table-cell table:formula="of:=LOG10(ABS([.Z191]))" office:value-type="float" office:value="-12.1008381854342">
            <text:p>-12.100838185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1]" office:value-type="float" office:value="12.5">
            <text:p>12.5</text:p>
          </table:table-cell>
          <table:table-cell table:number-columns-repeated="3"/>
          <table:table-cell table:formula="of:=([.L69]-[.F151])/[.L69]" office:value-type="float" office:value="4.82298251356106E-015">
            <text:p>4.82298251356106E-015</text:p>
          </table:table-cell>
          <table:table-cell table:formula="of:=LOG10(ABS([.F192]))" office:value-type="float" office:value="-14.3166843126744">
            <text:p>-14.3166843127</text:p>
          </table:table-cell>
          <table:table-cell table:number-columns-repeated="3"/>
          <table:table-cell table:formula="of:=([.N69]-[.K151])/[.N69]" office:value-type="float" office:value="0.0000000000050846584977545">
            <text:p>5.0846584977545E-012</text:p>
          </table:table-cell>
          <table:table-cell table:formula="of:=LOG10(ABS([.K192]))" office:value-type="float" office:value="-11.2937382103954">
            <text:p>-11.2937382104</text:p>
          </table:table-cell>
          <table:table-cell table:number-columns-repeated="3"/>
          <table:table-cell table:formula="of:=([.P69]-[.P151])/[.P69]" office:value-type="float" office:value="0.000000000000678031904218401">
            <text:p>6.78031904218401E-013</text:p>
          </table:table-cell>
          <table:table-cell table:formula="of:=LOG10(ABS([.P192]))" office:value-type="float" office:value="-12.1687498702922">
            <text:p>-12.1687498703</text:p>
          </table:table-cell>
          <table:table-cell table:number-columns-repeated="3"/>
          <table:table-cell table:formula="of:=([.R69]-[.U151])/[.R69]" office:value-type="float" office:value="0.0000000000000498657578786466">
            <text:p>4.98657578786466E-014</text:p>
          </table:table-cell>
          <table:table-cell table:formula="of:=LOG10(ABS([.U192]))" office:value-type="float" office:value="-13.3021975760018">
            <text:p>-13.302197576</text:p>
          </table:table-cell>
          <table:table-cell table:number-columns-repeated="3"/>
          <table:table-cell table:formula="of:=([.T69]-[.Z151])/[.T69]" office:value-type="float" office:value="-0.00000000000021889301346736">
            <text:p>-2.1889301346736E-013</text:p>
          </table:table-cell>
          <table:table-cell table:formula="of:=LOG10(ABS([.Z192]))" office:value-type="float" office:value="-12.6597680998345">
            <text:p>-12.659768099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2]" office:value-type="float" office:value="12.75">
            <text:p>12.75</text:p>
          </table:table-cell>
          <table:table-cell table:number-columns-repeated="3"/>
          <table:table-cell table:formula="of:=([.L70]-[.F152])/[.L70]" office:value-type="float" office:value="-0.000000000000172103773525584">
            <text:p>-1.72103773525584E-013</text:p>
          </table:table-cell>
          <table:table-cell table:formula="of:=LOG10(ABS([.F193]))" office:value-type="float" office:value="-12.7642096072821">
            <text:p>-12.7642096073</text:p>
          </table:table-cell>
          <table:table-cell table:number-columns-repeated="3"/>
          <table:table-cell table:formula="of:=([.N70]-[.K152])/[.N70]" office:value-type="float" office:value="0.0000000000065519290341691">
            <text:p>6.5519290341691E-012</text:p>
          </table:table-cell>
          <table:table-cell table:formula="of:=LOG10(ABS([.K193]))" office:value-type="float" office:value="-11.1836308151908">
            <text:p>-11.1836308152</text:p>
          </table:table-cell>
          <table:table-cell table:number-columns-repeated="3"/>
          <table:table-cell table:formula="of:=([.P70]-[.P152])/[.P70]" office:value-type="float" office:value="0.0000000000002423887839507">
            <text:p>2.423887839507E-013</text:p>
          </table:table-cell>
          <table:table-cell table:formula="of:=LOG10(ABS([.P193]))" office:value-type="float" office:value="-12.615487480137">
            <text:p>-12.6154874801</text:p>
          </table:table-cell>
          <table:table-cell table:number-columns-repeated="3"/>
          <table:table-cell table:formula="of:=([.R70]-[.U152])/[.R70]" office:value-type="float" office:value="0.0000000000000795012290027132">
            <text:p>7.95012290027132E-014</text:p>
          </table:table-cell>
          <table:table-cell table:formula="of:=LOG10(ABS([.U193]))" office:value-type="float" office:value="-13.0996261575703">
            <text:p>-13.0996261576</text:p>
          </table:table-cell>
          <table:table-cell table:number-columns-repeated="3"/>
          <table:table-cell table:formula="of:=([.T70]-[.Z152])/[.T70]" office:value-type="float" office:value="-0.000000000000869365957440566">
            <text:p>-8.69365957440566E-013</text:p>
          </table:table-cell>
          <table:table-cell table:formula="of:=LOG10(ABS([.Z193]))" office:value-type="float" office:value="-12.0607973698792">
            <text:p>-12.060797369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3]" office:value-type="float" office:value="13">
            <text:p>13</text:p>
          </table:table-cell>
          <table:table-cell table:number-columns-repeated="3"/>
          <table:table-cell table:formula="of:=([.L71]-[.F153])/[.L71]" office:value-type="float" office:value="-0.000000000000147417931411063">
            <text:p>-1.47417931411063E-013</text:p>
          </table:table-cell>
          <table:table-cell table:formula="of:=LOG10(ABS([.F194]))" office:value-type="float" office:value="-12.8314496871742">
            <text:p>-12.8314496872</text:p>
          </table:table-cell>
          <table:table-cell table:number-columns-repeated="3"/>
          <table:table-cell table:formula="of:=([.N71]-[.K153])/[.N71]" office:value-type="float" office:value="0.0000000000230309277857912">
            <text:p>2.30309277857912E-011</text:p>
          </table:table-cell>
          <table:table-cell table:formula="of:=LOG10(ABS([.K194]))" office:value-type="float" office:value="-10.6376885664156">
            <text:p>-10.6376885664</text:p>
          </table:table-cell>
          <table:table-cell table:number-columns-repeated="3"/>
          <table:table-cell table:formula="of:=([.P71]-[.P153])/[.P71]" office:value-type="float" office:value="0.000000000000247487891182006">
            <text:p>2.47487891182006E-013</text:p>
          </table:table-cell>
          <table:table-cell table:formula="of:=LOG10(ABS([.P194]))" office:value-type="float" office:value="-12.606446044898">
            <text:p>-12.6064460449</text:p>
          </table:table-cell>
          <table:table-cell table:number-columns-repeated="3"/>
          <table:table-cell table:formula="of:=([.R71]-[.U153])/[.R71]" office:value-type="float" office:value="0.000000000000095024492609197">
            <text:p>9.5024492609197E-014</text:p>
          </table:table-cell>
          <table:table-cell table:formula="of:=LOG10(ABS([.U194]))" office:value-type="float" office:value="-13.0221644406684">
            <text:p>-13.0221644407</text:p>
          </table:table-cell>
          <table:table-cell table:number-columns-repeated="3"/>
          <table:table-cell table:formula="of:=([.T71]-[.Z153])/[.T71]" office:value-type="float" office:value="-0.000000000000484775744835137">
            <text:p>-4.84775744835137E-013</text:p>
          </table:table-cell>
          <table:table-cell table:formula="of:=LOG10(ABS([.Z194]))" office:value-type="float" office:value="-12.3144591176944">
            <text:p>-12.314459117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4]" office:value-type="float" office:value="13.25">
            <text:p>13.25</text:p>
          </table:table-cell>
          <table:table-cell table:number-columns-repeated="3"/>
          <table:table-cell table:formula="of:=([.L72]-[.F154])/[.L72]" office:value-type="float" office:value="0.000000000000120178424595682">
            <text:p>1.20178424595682E-013</text:p>
          </table:table-cell>
          <table:table-cell table:formula="of:=LOG10(ABS([.F195]))" office:value-type="float" office:value="-12.9201734933989">
            <text:p>-12.9201734934</text:p>
          </table:table-cell>
          <table:table-cell table:number-columns-repeated="3"/>
          <table:table-cell table:formula="of:=([.N72]-[.K154])/[.N72]" office:value-type="float" office:value="-0.00000000888538874072046">
            <text:p>-8.88538874072046E-009</text:p>
          </table:table-cell>
          <table:table-cell table:formula="of:=LOG10(ABS([.K195]))" office:value-type="float" office:value="-8.05132356681686">
            <text:p>-8.0513235668</text:p>
          </table:table-cell>
          <table:table-cell table:number-columns-repeated="3"/>
          <table:table-cell table:formula="of:=([.P72]-[.P154])/[.P72]" office:value-type="float" office:value="0.000000000000173078050578952">
            <text:p>1.73078050578952E-013</text:p>
          </table:table-cell>
          <table:table-cell table:formula="of:=LOG10(ABS([.P195]))" office:value-type="float" office:value="-12.7617580050123">
            <text:p>-12.761758005</text:p>
          </table:table-cell>
          <table:table-cell table:number-columns-repeated="3"/>
          <table:table-cell table:formula="of:=([.R72]-[.U154])/[.R72]" office:value-type="float" office:value="0.000000000000144402779156834">
            <text:p>1.44402779156834E-013</text:p>
          </table:table-cell>
          <table:table-cell table:formula="of:=LOG10(ABS([.U195]))" office:value-type="float" office:value="-12.8404244483117">
            <text:p>-12.8404244483</text:p>
          </table:table-cell>
          <table:table-cell table:number-columns-repeated="3"/>
          <table:table-cell table:formula="of:=([.T72]-[.Z154])/[.T72]" office:value-type="float" office:value="-0.000000000000946037654830718">
            <text:p>-9.46037654830718E-013</text:p>
          </table:table-cell>
          <table:table-cell table:formula="of:=LOG10(ABS([.Z195]))" office:value-type="float" office:value="-12.0240915771714">
            <text:p>-12.024091577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5]" office:value-type="float" office:value="13.5">
            <text:p>13.5</text:p>
          </table:table-cell>
          <table:table-cell table:number-columns-repeated="3"/>
          <table:table-cell table:formula="of:=([.L73]-[.F155])/[.L73]" office:value-type="float" office:value="0.0000000000000278044279681308">
            <text:p>2.78044279681308E-014</text:p>
          </table:table-cell>
          <table:table-cell table:formula="of:=LOG10(ABS([.F196]))" office:value-type="float" office:value="-13.5558860354132">
            <text:p>-13.5558860354</text:p>
          </table:table-cell>
          <table:table-cell table:number-columns-repeated="3"/>
          <table:table-cell table:formula="of:=([.N73]-[.K155])/[.N73]" office:value-type="float" office:value="-0.00000000315566517039671">
            <text:p>-3.15566517039671E-009</text:p>
          </table:table-cell>
          <table:table-cell table:formula="of:=LOG10(ABS([.K196]))" office:value-type="float" office:value="-8.50090908352452">
            <text:p>-8.5009090835</text:p>
          </table:table-cell>
          <table:table-cell table:number-columns-repeated="3"/>
          <table:table-cell table:formula="of:=([.P73]-[.P155])/[.P73]" office:value-type="float" office:value="0.00000000000107439475003295">
            <text:p>1.07439475003295E-012</text:p>
          </table:table-cell>
          <table:table-cell table:formula="of:=LOG10(ABS([.P196]))" office:value-type="float" office:value="-11.9688361224887">
            <text:p>-11.9688361225</text:p>
          </table:table-cell>
          <table:table-cell table:number-columns-repeated="3"/>
          <table:table-cell table:formula="of:=([.R73]-[.U155])/[.R73]" office:value-type="float" office:value="0.000000000000261515892363531">
            <text:p>2.61515892363531E-013</text:p>
          </table:table-cell>
          <table:table-cell table:formula="of:=LOG10(ABS([.U196]))" office:value-type="float" office:value="-12.5825019138481">
            <text:p>-12.5825019138</text:p>
          </table:table-cell>
          <table:table-cell table:number-columns-repeated="3"/>
          <table:table-cell table:formula="of:=([.T73]-[.Z155])/[.T73]" office:value-type="float" office:value="-0.00000000000241394073703045">
            <text:p>-2.41394073703045E-012</text:p>
          </table:table-cell>
          <table:table-cell table:formula="of:=LOG10(ABS([.Z196]))" office:value-type="float" office:value="-11.6172733961677">
            <text:p>-11.617273396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6]" office:value-type="float" office:value="13.75">
            <text:p>13.75</text:p>
          </table:table-cell>
          <table:table-cell table:number-columns-repeated="3"/>
          <table:table-cell table:formula="of:=([.L74]-[.F156])/[.L74]" office:value-type="float" office:value="-0.0000000000000756303304575844">
            <text:p>-7.56303304575844E-014</text:p>
          </table:table-cell>
          <table:table-cell table:formula="of:=LOG10(ABS([.F197]))" office:value-type="float" office:value="-13.1213040020025">
            <text:p>-13.121304002</text:p>
          </table:table-cell>
          <table:table-cell table:number-columns-repeated="3"/>
          <table:table-cell table:formula="of:=([.N74]-[.K156])/[.N74]" office:value-type="float" office:value="-0.00000000203425329433289">
            <text:p>-0.000000002</text:p>
          </table:table-cell>
          <table:table-cell table:formula="of:=LOG10(ABS([.K197]))" office:value-type="float" office:value="-8.69159497202182">
            <text:p>-8.691594972</text:p>
          </table:table-cell>
          <table:table-cell table:number-columns-repeated="3"/>
          <table:table-cell table:formula="of:=([.P74]-[.P156])/[.P74]" office:value-type="float" office:value="-0.000000000000603299215256515">
            <text:p>-6.03299215256515E-013</text:p>
          </table:table-cell>
          <table:table-cell table:formula="of:=LOG10(ABS([.P197]))" office:value-type="float" office:value="-12.2194672395932">
            <text:p>-12.2194672396</text:p>
          </table:table-cell>
          <table:table-cell table:number-columns-repeated="3"/>
          <table:table-cell table:formula="of:=([.R74]-[.U156])/[.R74]" office:value-type="float" office:value="-0.0000000000000628312978900678">
            <text:p>-6.28312978900678E-014</text:p>
          </table:table-cell>
          <table:table-cell table:formula="of:=LOG10(ABS([.U197]))" office:value-type="float" office:value="-13.2018239690812">
            <text:p>-13.2018239691</text:p>
          </table:table-cell>
          <table:table-cell table:number-columns-repeated="3"/>
          <table:table-cell table:formula="of:=([.T74]-[.Z156])/[.T74]" office:value-type="float" office:value="0.000000000000612785704134328">
            <text:p>6.12785704134328E-013</text:p>
          </table:table-cell>
          <table:table-cell table:formula="of:=LOG10(ABS([.Z197]))" office:value-type="float" office:value="-12.2126913750465">
            <text:p>-12.21269137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7]" office:value-type="float" office:value="14">
            <text:p>14</text:p>
          </table:table-cell>
          <table:table-cell table:number-columns-repeated="3"/>
          <table:table-cell table:formula="of:=([.L75]-[.F157])/[.L75]" office:value-type="float" office:value="0.0000000000000419533485838155">
            <text:p>4.19533485838155E-014</text:p>
          </table:table-cell>
          <table:table-cell table:formula="of:=LOG10(ABS([.F198]))" office:value-type="float" office:value="-13.3772333694376">
            <text:p>-13.3772333694</text:p>
          </table:table-cell>
          <table:table-cell table:number-columns-repeated="3"/>
          <table:table-cell table:formula="of:=([.N75]-[.K157])/[.N75]" office:value-type="float" office:value="-0.00000000135617551416985">
            <text:p>-1.35617551416985E-009</text:p>
          </table:table-cell>
          <table:table-cell table:formula="of:=LOG10(ABS([.K198]))" office:value-type="float" office:value="-8.86768410110111">
            <text:p>-8.8676841011</text:p>
          </table:table-cell>
          <table:table-cell table:number-columns-repeated="3"/>
          <table:table-cell table:formula="of:=([.P75]-[.P157])/[.P75]" office:value-type="float" office:value="-0.000000000000629799575955028">
            <text:p>-6.29799575955028E-013</text:p>
          </table:table-cell>
          <table:table-cell table:formula="of:=LOG10(ABS([.P198]))" office:value-type="float" office:value="-12.2007976361105">
            <text:p>-12.2007976361</text:p>
          </table:table-cell>
          <table:table-cell table:number-columns-repeated="3"/>
          <table:table-cell table:formula="of:=([.R75]-[.U157])/[.R75]" office:value-type="float" office:value="-0.000000000000248022435316051">
            <text:p>-2.48022435316051E-013</text:p>
          </table:table-cell>
          <table:table-cell table:formula="of:=LOG10(ABS([.U198]))" office:value-type="float" office:value="-12.6055090325074">
            <text:p>-12.6055090325</text:p>
          </table:table-cell>
          <table:table-cell table:number-columns-repeated="3"/>
          <table:table-cell table:formula="of:=([.T75]-[.Z157])/[.T75]" office:value-type="float" office:value="0.00000000000269903353750704">
            <text:p>2.69903353750704E-012</text:p>
          </table:table-cell>
          <table:table-cell table:formula="of:=LOG10(ABS([.Z198]))" office:value-type="float" office:value="-11.5687917189767">
            <text:p>-11.56879171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8]" office:value-type="float" office:value="14.25">
            <text:p>14.25</text:p>
          </table:table-cell>
          <table:table-cell table:number-columns-repeated="3"/>
          <table:table-cell table:formula="of:=([.L76]-[.F158])/[.L76]" office:value-type="float" office:value="0.000000000000214374879542156">
            <text:p>2.14374879542156E-013</text:p>
          </table:table-cell>
          <table:table-cell table:formula="of:=LOG10(ABS([.F199]))" office:value-type="float" office:value="-12.6688261066444">
            <text:p>-12.6688261066</text:p>
          </table:table-cell>
          <table:table-cell table:number-columns-repeated="3"/>
          <table:table-cell table:formula="of:=([.N76]-[.K158])/[.N76]" office:value-type="float" office:value="-0.00000000112122650878154">
            <text:p>-1.12122650878154E-009</text:p>
          </table:table-cell>
          <table:table-cell table:formula="of:=LOG10(ABS([.K199]))" office:value-type="float" office:value="-8.95030664291189">
            <text:p>-8.9503066429</text:p>
          </table:table-cell>
          <table:table-cell table:number-columns-repeated="3"/>
          <table:table-cell table:formula="of:=([.P76]-[.P158])/[.P76]" office:value-type="float" office:value="0.000000000000358965456377301">
            <text:p>3.58965456377301E-013</text:p>
          </table:table-cell>
          <table:table-cell table:formula="of:=LOG10(ABS([.P199]))" office:value-type="float" office:value="-12.4449473420248">
            <text:p>-12.444947342</text:p>
          </table:table-cell>
          <table:table-cell table:number-columns-repeated="3"/>
          <table:table-cell table:formula="of:=([.R76]-[.U158])/[.R76]" office:value-type="float" office:value="-0.000000000000277745364226583">
            <text:p>-2.77745364226583E-013</text:p>
          </table:table-cell>
          <table:table-cell table:formula="of:=LOG10(ABS([.U199]))" office:value-type="float" office:value="-12.5563531810194">
            <text:p>-12.556353181</text:p>
          </table:table-cell>
          <table:table-cell table:number-columns-repeated="3"/>
          <table:table-cell table:formula="of:=([.T76]-[.Z158])/[.T76]" office:value-type="float" office:value="0.000000000000664209988228685">
            <text:p>6.64209988228685E-013</text:p>
          </table:table-cell>
          <table:table-cell table:formula="of:=LOG10(ABS([.Z199]))" office:value-type="float" office:value="-12.1776945978735">
            <text:p>-12.177694597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9]" office:value-type="float" office:value="14.5">
            <text:p>14.5</text:p>
          </table:table-cell>
          <table:table-cell table:number-columns-repeated="3"/>
          <table:table-cell table:formula="of:=([.L77]-[.F159])/[.L77]" office:value-type="float" office:value="-0.0000000000000586067015451191">
            <text:p>-5.86067015451191E-014</text:p>
          </table:table-cell>
          <table:table-cell table:formula="of:=LOG10(ABS([.F200]))" office:value-type="float" office:value="-13.2320527205407">
            <text:p>-13.2320527205</text:p>
          </table:table-cell>
          <table:table-cell table:number-columns-repeated="3"/>
          <table:table-cell table:formula="of:=([.N77]-[.K159])/[.N77]" office:value-type="float" office:value="-0.000000000911426013808513">
            <text:p>-9.11426013808513E-010</text:p>
          </table:table-cell>
          <table:table-cell table:formula="of:=LOG10(ABS([.K200]))" office:value-type="float" office:value="-9.0402785799973">
            <text:p>-9.04027858</text:p>
          </table:table-cell>
          <table:table-cell table:number-columns-repeated="3"/>
          <table:table-cell table:formula="of:=([.P77]-[.P159])/[.P77]" office:value-type="float" office:value="-0.00000000000119635872199329">
            <text:p>-1.19635872199329E-012</text:p>
          </table:table-cell>
          <table:table-cell table:formula="of:=LOG10(ABS([.P200]))" office:value-type="float" office:value="-11.9221385798599">
            <text:p>-11.9221385799</text:p>
          </table:table-cell>
          <table:table-cell table:number-columns-repeated="3"/>
          <table:table-cell table:formula="of:=([.R77]-[.U159])/[.R77]" office:value-type="float" office:value="0.0000000000000990904568587547">
            <text:p>9.90904568587547E-014</text:p>
          </table:table-cell>
          <table:table-cell table:formula="of:=LOG10(ABS([.U200]))" office:value-type="float" office:value="-13.0039681692599">
            <text:p>-13.0039681693</text:p>
          </table:table-cell>
          <table:table-cell table:number-columns-repeated="3"/>
          <table:table-cell table:formula="of:=([.T77]-[.Z159])/[.T77]" office:value-type="float" office:value="0.000000000000873766708932535">
            <text:p>8.73766708932535E-013</text:p>
          </table:table-cell>
          <table:table-cell table:formula="of:=LOG10(ABS([.Z200]))" office:value-type="float" office:value="-12.0586045062073">
            <text:p>-12.058604506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60]" office:value-type="float" office:value="14.75">
            <text:p>14.75</text:p>
          </table:table-cell>
          <table:table-cell table:number-columns-repeated="3"/>
          <table:table-cell table:formula="of:=([.L78]-[.F160])/[.L78]" office:value-type="float" office:value="-0.000000000000200712585911746">
            <text:p>-2.00712585911746E-013</text:p>
          </table:table-cell>
          <table:table-cell table:formula="of:=LOG10(ABS([.F201]))" office:value-type="float" office:value="-12.6974253937276">
            <text:p>-12.6974253937</text:p>
          </table:table-cell>
          <table:table-cell table:number-columns-repeated="3"/>
          <table:table-cell table:formula="of:=([.N78]-[.K160])/[.N78]" office:value-type="float" office:value="-0.0000000000694296568173236">
            <text:p>-6.94296568173236E-011</text:p>
          </table:table-cell>
          <table:table-cell table:formula="of:=LOG10(ABS([.K201]))" office:value-type="float" office:value="-10.158454981405">
            <text:p>-10.1584549814</text:p>
          </table:table-cell>
          <table:table-cell table:number-columns-repeated="3"/>
          <table:table-cell table:formula="of:=([.P78]-[.P160])/[.P78]" office:value-type="float" office:value="-0.00000000230993482213196">
            <text:p>-2.30993482213196E-009</text:p>
          </table:table-cell>
          <table:table-cell table:formula="of:=LOG10(ABS([.P201]))" office:value-type="float" office:value="-8.63640027412854">
            <text:p>-8.6364002741</text:p>
          </table:table-cell>
          <table:table-cell table:number-columns-repeated="3"/>
          <table:table-cell table:formula="of:=([.R78]-[.U160])/[.R78]" office:value-type="float" office:value="0.00000000000133962440247094">
            <text:p>1.33962440247094E-012</text:p>
          </table:table-cell>
          <table:table-cell table:formula="of:=LOG10(ABS([.U201]))" office:value-type="float" office:value="-11.8730169499931">
            <text:p>-11.87301695</text:p>
          </table:table-cell>
          <table:table-cell table:number-columns-repeated="3"/>
          <table:table-cell table:formula="of:=([.T78]-[.Z160])/[.T78]" office:value-type="float" office:value="-0.00000000000154309742360594">
            <text:p>-1.54309742360594E-012</text:p>
          </table:table-cell>
          <table:table-cell table:formula="of:=LOG10(ABS([.Z201]))" office:value-type="float" office:value="-11.8116066538469">
            <text:p>-11.811606653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61]" office:value-type="float" office:value="15">
            <text:p>15</text:p>
          </table:table-cell>
          <table:table-cell table:number-columns-repeated="3"/>
          <table:table-cell table:formula="of:=([.L79]-[.F161])/[.L79]" office:value-type="float" office:value="-0.0000000000000609574892952557">
            <text:p>-6.09574892952557E-014</text:p>
          </table:table-cell>
          <table:table-cell table:formula="of:=LOG10(ABS([.F202]))" office:value-type="float" office:value="-13.2149729289334">
            <text:p>-13.2149729289</text:p>
          </table:table-cell>
          <table:table-cell table:number-columns-repeated="3"/>
          <table:table-cell table:formula="of:=([.N79]-[.K161])/[.N79]" office:value-type="float" office:value="-0.00000000065857107401621">
            <text:p>-6.5857107401621E-010</text:p>
          </table:table-cell>
          <table:table-cell table:formula="of:=LOG10(ABS([.K202]))" office:value-type="float" office:value="-9.18139734843587">
            <text:p>-9.1813973484</text:p>
          </table:table-cell>
          <table:table-cell table:number-columns-repeated="3"/>
          <table:table-cell table:formula="of:=([.P79]-[.P161])/[.P79]" office:value-type="float" office:value="-0.00000000000401153612679926">
            <text:p>-4.01153612679926E-012</text:p>
          </table:table-cell>
          <table:table-cell table:formula="of:=LOG10(ABS([.P202]))" office:value-type="float" office:value="-11.3966892923063">
            <text:p>-11.3966892923</text:p>
          </table:table-cell>
          <table:table-cell table:number-columns-repeated="3"/>
          <table:table-cell table:formula="of:=([.R79]-[.U161])/[.R79]" office:value-type="float" office:value="-0.00000000000489254239558468">
            <text:p>-4.89254239558468E-012</text:p>
          </table:table-cell>
          <table:table-cell table:formula="of:=LOG10(ABS([.U202]))" office:value-type="float" office:value="-11.3104654023406">
            <text:p>-11.3104654023</text:p>
          </table:table-cell>
          <table:table-cell table:number-columns-repeated="3"/>
          <table:table-cell table:formula="of:=([.T79]-[.Z161])/[.T79]" office:value-type="float" office:value="0.00000000000190893389587442">
            <text:p>1.90893389587442E-012</text:p>
          </table:table-cell>
          <table:table-cell table:formula="of:=LOG10(ABS([.Z202]))" office:value-type="float" office:value="-11.7192091104508">
            <text:p>-11.7192091105</text:p>
          </table:table-cell>
          <table:table-cell table:number-columns-repeated="99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frequency, GHz</text:p>
          </table:table-cell>
          <table:table-cell office:value-type="string">
            <text:p>impedance error, mode 1</text:p>
          </table:table-cell>
          <table:table-cell office:value-type="string">
            <text:p>erro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6]" office:value-type="float" office:value="6">
            <text:p>6</text:p>
          </table:table-cell>
          <table:table-cell table:formula="of:=([.V4]-[.H85])/[.V4]" office:value-type="float" office:value="0">
            <text:p>#VALUE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B167]" office:value-type="float" office:value="6.25">
            <text:p>6.25</text:p>
          </table:table-cell>
          <table:table-cell table:formula="of:=([.V5]-[.H86])/[.V5]" office:value-type="float" office:value="0">
            <text:p>#VALUE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B168]" office:value-type="float" office:value="6.5">
            <text:p>6.5</text:p>
          </table:table-cell>
          <table:table-cell table:formula="of:=([.V6]-[.H87])/[.V6]" office:value-type="float" office:value="0">
            <text:p>#VALUE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B169]" office:value-type="float" office:value="6.75">
            <text:p>6.75</text:p>
          </table:table-cell>
          <table:table-cell table:formula="of:=([.V7]-[.H88])/[.V7]" office:value-type="float" office:value="0.00000000105011843088468">
            <text:p>1.05011843088468E-009</text:p>
          </table:table-cell>
          <table:table-cell table:formula="of:=LOG10(ABS([.H212]))" office:value-type="float" office:value="-8.97876171904504">
            <text:p>-8.97876171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0]" office:value-type="float" office:value="7">
            <text:p>7</text:p>
          </table:table-cell>
          <table:table-cell table:formula="of:=([.V8]-[.H89])/[.V8]" office:value-type="float" office:value="0.00000000159245339403983">
            <text:p>1.59245339403983E-009</text:p>
          </table:table-cell>
          <table:table-cell table:formula="of:=LOG10(ABS([.H213]))" office:value-type="float" office:value="-8.79793326920141">
            <text:p>-8.797933269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1]" office:value-type="float" office:value="7.25">
            <text:p>7.25</text:p>
          </table:table-cell>
          <table:table-cell table:formula="of:=([.V9]-[.H90])/[.V9]" office:value-type="float" office:value="0.00000000159321813293136">
            <text:p>1.59321813293136E-009</text:p>
          </table:table-cell>
          <table:table-cell table:formula="of:=LOG10(ABS([.H214]))" office:value-type="float" office:value="-8.79772475938848">
            <text:p>-8.797724759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2]" office:value-type="float" office:value="7.5">
            <text:p>7.5</text:p>
          </table:table-cell>
          <table:table-cell table:formula="of:=([.V10]-[.H91])/[.V10]" office:value-type="float" office:value="0.00000000159150444582022">
            <text:p>1.59150444582022E-009</text:p>
          </table:table-cell>
          <table:table-cell table:formula="of:=LOG10(ABS([.H215]))" office:value-type="float" office:value="-8.7981921438526">
            <text:p>-8.79819214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3]" office:value-type="float" office:value="7.75">
            <text:p>7.75</text:p>
          </table:table-cell>
          <table:table-cell table:formula="of:=([.V11]-[.H92])/[.V11]" office:value-type="float" office:value="0.0000000015925676964266">
            <text:p>1.5925676964266E-009</text:p>
          </table:table-cell>
          <table:table-cell table:formula="of:=LOG10(ABS([.H216]))" office:value-type="float" office:value="-8.79790209773067">
            <text:p>-8.797902097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4]" office:value-type="float" office:value="8">
            <text:p>8</text:p>
          </table:table-cell>
          <table:table-cell table:formula="of:=([.V12]-[.H93])/[.V12]" office:value-type="float" office:value="0.00000000159155098465471">
            <text:p>1.59155098465471E-009</text:p>
          </table:table-cell>
          <table:table-cell table:formula="of:=LOG10(ABS([.H217]))" office:value-type="float" office:value="-8.79817944438226">
            <text:p>-8.798179444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5]" office:value-type="float" office:value="8.25">
            <text:p>8.25</text:p>
          </table:table-cell>
          <table:table-cell table:formula="of:=([.V13]-[.H94])/[.V13]" office:value-type="float" office:value="0.00000000159127551215422">
            <text:p>1.59127551215422E-009</text:p>
          </table:table-cell>
          <table:table-cell table:formula="of:=LOG10(ABS([.H218]))" office:value-type="float" office:value="-8.79825462044812">
            <text:p>-8.798254620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6]" office:value-type="float" office:value="8.5">
            <text:p>8.5</text:p>
          </table:table-cell>
          <table:table-cell table:formula="of:=([.V14]-[.H95])/[.V14]" office:value-type="float" office:value="0.00000000159143932511685">
            <text:p>1.59143932511685E-009</text:p>
          </table:table-cell>
          <table:table-cell table:formula="of:=LOG10(ABS([.H219]))" office:value-type="float" office:value="-8.79820991454801">
            <text:p>-8.798209914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7]" office:value-type="float" office:value="8.75">
            <text:p>8.75</text:p>
          </table:table-cell>
          <table:table-cell table:formula="of:=([.V15]-[.H96])/[.V15]" office:value-type="float" office:value="0.000000000322092370827357">
            <text:p>3.22092370827357E-010</text:p>
          </table:table-cell>
          <table:table-cell table:formula="of:=LOG10(ABS([.H220]))" office:value-type="float" office:value="-9.49201956188264">
            <text:p>-9.492019561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8]" office:value-type="float" office:value="9">
            <text:p>9</text:p>
          </table:table-cell>
          <table:table-cell table:formula="of:=([.V16]-[.H97])/[.V16]" office:value-type="float" office:value="0.00000000159188690008928">
            <text:p>1.59188690008928E-009</text:p>
          </table:table-cell>
          <table:table-cell table:formula="of:=LOG10(ABS([.H221]))" office:value-type="float" office:value="-8.79808779112848">
            <text:p>-8.798087791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9]" office:value-type="float" office:value="9.25">
            <text:p>9.25</text:p>
          </table:table-cell>
          <table:table-cell table:formula="of:=([.V17]-[.H98])/[.V17]" office:value-type="float" office:value="0.0000000015912547084467">
            <text:p>1.5912547084467E-009</text:p>
          </table:table-cell>
          <table:table-cell table:formula="of:=LOG10(ABS([.H222]))" office:value-type="float" office:value="-8.79826029827975">
            <text:p>-8.798260298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0]" office:value-type="float" office:value="9.5">
            <text:p>9.5</text:p>
          </table:table-cell>
          <table:table-cell table:formula="of:=([.V18]-[.H99])/[.V18]" office:value-type="float" office:value="0.00000000159134519593932">
            <text:p>1.59134519593932E-009</text:p>
          </table:table-cell>
          <table:table-cell table:formula="of:=LOG10(ABS([.H223]))" office:value-type="float" office:value="-8.7982356026096">
            <text:p>-8.798235602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1]" office:value-type="float" office:value="9.75">
            <text:p>9.75</text:p>
          </table:table-cell>
          <table:table-cell table:formula="of:=([.V19]-[.H100])/[.V19]" office:value-type="float" office:value="0.00000000159138682966608">
            <text:p>1.59138682966608E-009</text:p>
          </table:table-cell>
          <table:table-cell table:formula="of:=LOG10(ABS([.H224]))" office:value-type="float" office:value="-8.79822424048571">
            <text:p>-8.798224240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2]" office:value-type="float" office:value="10">
            <text:p>10</text:p>
          </table:table-cell>
          <table:table-cell table:formula="of:=([.V20]-[.H101])/[.V20]" office:value-type="float" office:value="0.00000000159136874118823">
            <text:p>1.59136874118823E-009</text:p>
          </table:table-cell>
          <table:table-cell table:formula="of:=LOG10(ABS([.H225]))" office:value-type="float" office:value="-8.79822917691638">
            <text:p>-8.798229176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3]" office:value-type="float" office:value="10.25">
            <text:p>10.25</text:p>
          </table:table-cell>
          <table:table-cell table:formula="of:=([.V21]-[.H102])/[.V21]" office:value-type="float" office:value="0.00000000159149675013133">
            <text:p>1.59149675013133E-009</text:p>
          </table:table-cell>
          <table:table-cell table:formula="of:=LOG10(ABS([.H226]))" office:value-type="float" office:value="-8.79819424388022">
            <text:p>-8.79819424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4]" office:value-type="float" office:value="10.5">
            <text:p>10.5</text:p>
          </table:table-cell>
          <table:table-cell table:formula="of:=([.V22]-[.H103])/[.V22]" office:value-type="float" office:value="0.00000000147911873555885">
            <text:p>1.47911873555885E-009</text:p>
          </table:table-cell>
          <table:table-cell table:formula="of:=LOG10(ABS([.H227]))" office:value-type="float" office:value="-8.82999696181904">
            <text:p>-8.829996961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5]" office:value-type="float" office:value="10.75">
            <text:p>10.75</text:p>
          </table:table-cell>
          <table:table-cell table:formula="of:=([.V23]-[.H104])/[.V23]" office:value-type="float" office:value="0.00000000159129157142192">
            <text:p>1.59129157142192E-009</text:p>
          </table:table-cell>
          <table:table-cell table:formula="of:=LOG10(ABS([.H228]))" office:value-type="float" office:value="-8.79825023753888">
            <text:p>-8.798250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6]" office:value-type="float" office:value="11">
            <text:p>11</text:p>
          </table:table-cell>
          <table:table-cell table:formula="of:=([.V24]-[.H105])/[.V24]" office:value-type="float" office:value="0.00000000159110250890242">
            <text:p>1.59110250890242E-009</text:p>
          </table:table-cell>
          <table:table-cell table:formula="of:=LOG10(ABS([.H229]))" office:value-type="float" office:value="-8.7983018394505">
            <text:p>-8.798301839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7]" office:value-type="float" office:value="11.25">
            <text:p>11.25</text:p>
          </table:table-cell>
          <table:table-cell table:formula="of:=([.V25]-[.H106])/[.V25]" office:value-type="float" office:value="0.000000000321983825597835">
            <text:p>3.21983825597835E-010</text:p>
          </table:table-cell>
          <table:table-cell table:formula="of:=LOG10(ABS([.H230]))" office:value-type="float" office:value="-9.4921659439254">
            <text:p>-9.49216594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8]" office:value-type="float" office:value="11.5">
            <text:p>11.5</text:p>
          </table:table-cell>
          <table:table-cell table:formula="of:=([.V26]-[.H107])/[.V26]" office:value-type="float" office:value="0.00000000159139405593579">
            <text:p>1.59139405593579E-009</text:p>
          </table:table-cell>
          <table:table-cell table:formula="of:=LOG10(ABS([.H231]))" office:value-type="float" office:value="-8.7982222684184">
            <text:p>-8.798222268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9]" office:value-type="float" office:value="11.75">
            <text:p>11.75</text:p>
          </table:table-cell>
          <table:table-cell table:formula="of:=([.V27]-[.H108])/[.V27]" office:value-type="float" office:value="0.000000000960183919058991">
            <text:p>0.000000001</text:p>
          </table:table-cell>
          <table:table-cell table:formula="of:=LOG10(ABS([.H232]))" office:value-type="float" office:value="-9.01764557177075">
            <text:p>-9.017645571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0]" office:value-type="float" office:value="12">
            <text:p>12</text:p>
          </table:table-cell>
          <table:table-cell table:formula="of:=([.V28]-[.H109])/[.V28]" office:value-type="float" office:value="0.00000000139806630239879">
            <text:p>1.39806630239879E-009</text:p>
          </table:table-cell>
          <table:table-cell table:formula="of:=LOG10(ABS([.H233]))" office:value-type="float" office:value="-8.85447223196435">
            <text:p>-8.85447223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1]" office:value-type="float" office:value="12.25">
            <text:p>12.25</text:p>
          </table:table-cell>
          <table:table-cell table:formula="of:=([.V29]-[.H110])/[.V29]" office:value-type="float" office:value="0.00000000159157639693336">
            <text:p>1.59157639693336E-009</text:p>
          </table:table-cell>
          <table:table-cell table:formula="of:=LOG10(ABS([.H234]))" office:value-type="float" office:value="-8.79817251006197">
            <text:p>-8.798172510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2]" office:value-type="float" office:value="12.5">
            <text:p>12.5</text:p>
          </table:table-cell>
          <table:table-cell table:formula="of:=([.V30]-[.H111])/[.V30]" office:value-type="float" office:value="0.000000000960159108106538">
            <text:p>0.000000001</text:p>
          </table:table-cell>
          <table:table-cell table:formula="of:=LOG10(ABS([.H235]))" office:value-type="float" office:value="-9.01765679399469">
            <text:p>-9.01765679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3]" office:value-type="float" office:value="12.75">
            <text:p>12.75</text:p>
          </table:table-cell>
          <table:table-cell table:formula="of:=([.V31]-[.H112])/[.V31]" office:value-type="float" office:value="0.00000000096032817058577">
            <text:p>0.000000001</text:p>
          </table:table-cell>
          <table:table-cell table:formula="of:=LOG10(ABS([.H236]))" office:value-type="float" office:value="-9.01758033121065">
            <text:p>-9.017580331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4]" office:value-type="float" office:value="13">
            <text:p>13</text:p>
          </table:table-cell>
          <table:table-cell table:formula="of:=([.V32]-[.H113])/[.V32]" office:value-type="float" office:value="0.00000000159161045703422">
            <text:p>1.59161045703422E-009</text:p>
          </table:table-cell>
          <table:table-cell table:formula="of:=LOG10(ABS([.H237]))" office:value-type="float" office:value="-8.79816321615964">
            <text:p>-8.798163216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5]" office:value-type="float" office:value="13.25">
            <text:p>13.25</text:p>
          </table:table-cell>
          <table:table-cell table:formula="of:=([.V33]-[.H114])/[.V33]" office:value-type="float" office:value="0.000000000959902079893543">
            <text:p>0.000000001</text:p>
          </table:table-cell>
          <table:table-cell table:formula="of:=LOG10(ABS([.H238]))" office:value-type="float" office:value="-9.0177730673051">
            <text:p>-9.017773067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6]" office:value-type="float" office:value="13.5">
            <text:p>13.5</text:p>
          </table:table-cell>
          <table:table-cell table:formula="of:=([.V34]-[.H115])/[.V34]" office:value-type="float" office:value="0.00000000159128662068009">
            <text:p>1.59128662068009E-009</text:p>
          </table:table-cell>
          <table:table-cell table:formula="of:=LOG10(ABS([.H239]))" office:value-type="float" office:value="-8.79825158869491">
            <text:p>-8.798251588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7]" office:value-type="float" office:value="13.75">
            <text:p>13.75</text:p>
          </table:table-cell>
          <table:table-cell table:formula="of:=([.V35]-[.H116])/[.V35]" office:value-type="float" office:value="0.00000000147913623782348">
            <text:p>1.47913623782348E-009</text:p>
          </table:table-cell>
          <table:table-cell table:formula="of:=LOG10(ABS([.H240]))" office:value-type="float" office:value="-8.82999182288611">
            <text:p>-8.829991822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8]" office:value-type="float" office:value="14">
            <text:p>14</text:p>
          </table:table-cell>
          <table:table-cell table:formula="of:=([.V36]-[.H117])/[.V36]" office:value-type="float" office:value="0.00000000147900835856684">
            <text:p>1.47900835856684E-009</text:p>
          </table:table-cell>
          <table:table-cell table:formula="of:=LOG10(ABS([.H241]))" office:value-type="float" office:value="-8.83002937159527">
            <text:p>-8.830029371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9]" office:value-type="float" office:value="14.25">
            <text:p>14.25</text:p>
          </table:table-cell>
          <table:table-cell table:formula="of:=([.V37]-[.H118])/[.V37]" office:value-type="float" office:value="0.00000000147884481689919">
            <text:p>1.47884481689919E-009</text:p>
          </table:table-cell>
          <table:table-cell table:formula="of:=LOG10(ABS([.H242]))" office:value-type="float" office:value="-8.83007739645633">
            <text:p>-8.830077396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200]" office:value-type="float" office:value="14.5">
            <text:p>14.5</text:p>
          </table:table-cell>
          <table:table-cell table:formula="of:=([.V38]-[.H119])/[.V38]" office:value-type="float" office:value="0.000000000321952087278382">
            <text:p>3.21952087278382E-010</text:p>
          </table:table-cell>
          <table:table-cell table:formula="of:=LOG10(ABS([.H243]))" office:value-type="float" office:value="-9.49220875494662">
            <text:p>-9.492208754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201]" office:value-type="float" office:value="14.75">
            <text:p>14.75</text:p>
          </table:table-cell>
          <table:table-cell table:formula="of:=([.V39]-[.H120])/[.V39]" office:value-type="float" office:value="0.000000000797963708284958">
            <text:p>7.97963708284958E-010</text:p>
          </table:table-cell>
          <table:table-cell table:formula="of:=LOG10(ABS([.H244]))" office:value-type="float" office:value="-9.09801686009036">
            <text:p>-9.098016860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202]" office:value-type="float" office:value="15">
            <text:p>15</text:p>
          </table:table-cell>
          <table:table-cell table:formula="of:=([.V40]-[.H121])/[.V40]" office:value-type="float" office:value="0.000000000322158313083469">
            <text:p>3.22158313083469E-010</text:p>
          </table:table-cell>
          <table:table-cell table:formula="of:=LOG10(ABS([.H245]))" office:value-type="float" office:value="-9.49193065748946">
            <text:p>-9.4919306575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18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1T18:06:30</dc:date>
    <dc:creator>Brian Young</dc:creator>
    <meta:generator>OpenOffice/4.1.11$Unix OpenOffice.org_project/4112m1$Build-9809</meta:generator>
    <meta:editing-duration>PT4H25M55S</meta:editing-duration>
    <meta:editing-cycles>24</meta:editing-cycles>
    <meta:document-statistic meta:table-count="1" meta:cell-count="29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maximum="1.5" chart:origin="-10" chart:interval-major="0.5" chart:interval-minor-divisor="5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legend chart:legend-position="end" svg:x="12.995cm" svg:y="3.652cm" style:legend-expansion="high" chart:style-name="ch2"/>
        <chart:plot-area chart:style-name="ch3" table:cell-range-address="Sheet1.B125:Sheet1.B161 Sheet1.F124:Sheet1.F161 Sheet1.K124:Sheet1.K161 Sheet1.P124:Sheet1.P161 Sheet1.U124:Sheet1.U161 Sheet1.Z124:Sheet1.Z161" chart:data-source-has-labels="row" svg:x="1.534cm" svg:y="0.947cm" svg:width="10.853cm" svg:height="7.811cm">
          <chartooo:coordinate-region svg:x="2.349cm" svg:y="1.173cm" svg:width="9.799cm" svg:height="7.035cm"/>
          <chart:axis chart:dimension="x" chart:name="primary-x" chart:style-name="ch4">
            <chart:title svg:x="5.25cm" svg:y="8.96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827cm" chart:style-name="ch8">
              <text:p>alpha/ko or beta/ko</text:p>
            </chart:title>
            <chart:grid chart:style-name="ch6" chart:class="major"/>
          </chart:axis>
          <chart:series chart:style-name="ch9" chart:values-cell-range-address="Sheet1.F125:Sheet1.F161" chart:label-cell-address="Sheet1.F124:Sheet1.F124" chart:class="chart:scatter">
            <chart:domain table:cell-range-address="Sheet1.B125:Sheet1.B161"/>
            <chart:data-point chart:repeated="37"/>
          </chart:series>
          <chart:series chart:style-name="ch10" chart:values-cell-range-address="Sheet1.K125:Sheet1.K161" chart:label-cell-address="Sheet1.K124:Sheet1.K124" chart:class="chart:scatter">
            <chart:data-point chart:repeated="37"/>
          </chart:series>
          <chart:series chart:style-name="ch11" chart:values-cell-range-address="Sheet1.P125:Sheet1.P161" chart:label-cell-address="Sheet1.P124:Sheet1.P124" chart:class="chart:scatter">
            <chart:data-point chart:repeated="37"/>
          </chart:series>
          <chart:series chart:style-name="ch12" chart:values-cell-range-address="Sheet1.U125:Sheet1.U161" chart:label-cell-address="Sheet1.U124:Sheet1.U124" chart:class="chart:scatter">
            <chart:data-point chart:repeated="37"/>
          </chart:series>
          <chart:series chart:style-name="ch13" chart:values-cell-range-address="Sheet1.Z125:Sheet1.Z161" chart:label-cell-address="Sheet1.Z124:Sheet1.Z124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F124:Sheet1.F124</svg:desc>
                </draw:g>
              </table:table-cell>
              <table:table-cell office:value-type="string">
                <text:p>Mode 2</text:p>
                <draw:g>
                  <svg:desc>Sheet1.K124:Sheet1.K124</svg:desc>
                </draw:g>
              </table:table-cell>
              <table:table-cell office:value-type="string">
                <text:p>Mode 3</text:p>
                <draw:g>
                  <svg:desc>Sheet1.P124:Sheet1.P124</svg:desc>
                </draw:g>
              </table:table-cell>
              <table:table-cell office:value-type="string">
                <text:p>Mode 4</text:p>
                <draw:g>
                  <svg:desc>Sheet1.U124:Sheet1.U124</svg:desc>
                </draw:g>
              </table:table-cell>
              <table:table-cell office:value-type="string">
                <text:p>Mode 5</text:p>
                <draw:g>
                  <svg:desc>Sheet1.Z124:Sheet1.Z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25:Sheet1.B161</svg:desc>
                </draw:g>
              </table:table-cell>
              <table:table-cell office:value-type="float" office:value="-0.440154326260508">
                <text:p>-0.440154326260508</text:p>
                <draw:g>
                  <svg:desc>Sheet1.F125:Sheet1.F161</svg:desc>
                </draw:g>
              </table:table-cell>
              <table:table-cell office:value-type="float" office:value="-1.94338450228033">
                <text:p>-1.94338450228033</text:p>
                <draw:g>
                  <svg:desc>Sheet1.K125:Sheet1.K161</svg:desc>
                </draw:g>
              </table:table-cell>
              <table:table-cell office:value-type="float" office:value="-2.24626916108958">
                <text:p>-2.24626916108958</text:p>
                <draw:g>
                  <svg:desc>Sheet1.P125:Sheet1.P161</svg:desc>
                </draw:g>
              </table:table-cell>
              <table:table-cell office:value-type="float" office:value="-2.49801140409484">
                <text:p>-2.49801140409484</text:p>
                <draw:g>
                  <svg:desc>Sheet1.U125:Sheet1.U161</svg:desc>
                </draw:g>
              </table:table-cell>
              <table:table-cell office:value-type="float" office:value="-2.49801140409484">
                <text:p>-2.49801140409484</text:p>
                <draw:g>
                  <svg:desc>Sheet1.Z125:Sheet1.Z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0.31638568517121">
                <text:p>-0.31638568517121</text:p>
              </table:table-cell>
              <table:table-cell office:value-type="float" office:value="-1.8445052472479">
                <text:p>-1.8445052472479</text:p>
              </table:table-cell>
              <table:table-cell office:value-type="float" office:value="-2.13815183108394">
                <text:p>-2.13815183108394</text:p>
              </table:table-cell>
              <table:table-cell office:value-type="float" office:value="-2.38167864216583">
                <text:p>-2.38167864216583</text:p>
              </table:table-cell>
              <table:table-cell office:value-type="float" office:value="-2.38167864216583">
                <text:p>-2.38167864216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0.130609849781282">
                <text:p>-0.130609849781282</text:p>
              </table:table-cell>
              <table:table-cell office:value-type="float" office:value="-1.7521517432687">
                <text:p>-1.7521517432687</text:p>
              </table:table-cell>
              <table:table-cell office:value-type="float" office:value="-2.03747352071215">
                <text:p>-2.03747352071215</text:p>
              </table:table-cell>
              <table:table-cell office:value-type="float" office:value="-2.27353409485388">
                <text:p>-2.27353409485388</text:p>
              </table:table-cell>
              <table:table-cell office:value-type="float" office:value="-2.27353409485388">
                <text:p>-2.27353409485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0.238594309866285">
                <text:p>0.238594309866285</text:p>
              </table:table-cell>
              <table:table-cell office:value-type="float" office:value="-1.66556027246021">
                <text:p>-1.66556027246021</text:p>
              </table:table-cell>
              <table:table-cell office:value-type="float" office:value="-1.94338450228033">
                <text:p>-1.94338450228033</text:p>
              </table:table-cell>
              <table:table-cell office:value-type="float" office:value="-2.17265185407207">
                <text:p>-2.17265185407207</text:p>
              </table:table-cell>
              <table:table-cell office:value-type="float" office:value="-2.17265185407207">
                <text:p>-2.1726518540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50897103548851">
                <text:p>0.350897103548851</text:p>
              </table:table-cell>
              <table:table-cell office:value-type="float" office:value="-1.58407224926267">
                <text:p>-1.58407224926267</text:p>
              </table:table-cell>
              <table:table-cell office:value-type="float" office:value="-1.85515445853578">
                <text:p>-1.85515445853578</text:p>
              </table:table-cell>
              <table:table-cell office:value-type="float" office:value="-2.07823706245131">
                <text:p>-2.07823706245131</text:p>
              </table:table-cell>
              <table:table-cell office:value-type="float" office:value="-2.07823706245131">
                <text:p>-2.07823706245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0.427317993446155">
                <text:p>0.427317993446155</text:p>
              </table:table-cell>
              <table:table-cell office:value-type="float" office:value="-1.50711556620871">
                <text:p>-1.50711556620871</text:p>
              </table:table-cell>
              <table:table-cell office:value-type="float" office:value="-1.77215169234058">
                <text:p>-1.77215169234058</text:p>
              </table:table-cell>
              <table:table-cell office:value-type="float" office:value="-1.98960321500111">
                <text:p>-1.98960321500111</text:p>
              </table:table-cell>
              <table:table-cell office:value-type="float" office:value="-1.98960321500111">
                <text:p>-1.9896032150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486029904643183">
                <text:p>0.486029904643183</text:p>
              </table:table-cell>
              <table:table-cell office:value-type="float" office:value="-1.43418957155955">
                <text:p>-1.43418957155955</text:p>
              </table:table-cell>
              <table:table-cell office:value-type="float" office:value="-1.69382646460602">
                <text:p>-1.69382646460602</text:p>
              </table:table-cell>
              <table:table-cell office:value-type="float" office:value="-1.90615398748167">
                <text:p>-1.90615398748167</text:p>
              </table:table-cell>
              <table:table-cell office:value-type="float" office:value="-1.90615398748167">
                <text:p>-1.90615398748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0.5336142657253">
                <text:p>0.5336142657253</text:p>
              </table:table-cell>
              <table:table-cell office:value-type="float" office:value="-1.36485283516494">
                <text:p>-1.36485283516494</text:p>
              </table:table-cell>
              <table:table-cell office:value-type="float" office:value="-1.61969752285285">
                <text:p>-1.61969752285285</text:p>
              </table:table-cell>
              <table:table-cell office:value-type="float" office:value="-1.82736856735309">
                <text:p>-1.82736856735309</text:p>
              </table:table-cell>
              <table:table-cell office:value-type="float" office:value="-1.82736856735309">
                <text:p>-1.82736856735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73398722621715">
                <text:p>0.573398722621715</text:p>
              </table:table-cell>
              <table:table-cell office:value-type="float" office:value="-1.29871306283688">
                <text:p>-1.29871306283688</text:p>
              </table:table-cell>
              <table:table-cell office:value-type="float" office:value="-1.54934111593764">
                <text:p>-1.54934111593764</text:p>
              </table:table-cell>
              <table:table-cell office:value-type="float" office:value="-1.75278971882845">
                <text:p>-1.75278971882845</text:p>
              </table:table-cell>
              <table:table-cell office:value-type="float" office:value="-1.75278971882845">
                <text:p>-1.75278971882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0.607359185603331">
                <text:p>0.607359185603331</text:p>
              </table:table-cell>
              <table:table-cell office:value-type="float" office:value="-1.23541866533294">
                <text:p>-1.23541866533294</text:p>
              </table:table-cell>
              <table:table-cell office:value-type="float" office:value="-1.48238195973414">
                <text:p>-1.48238195973414</text:p>
              </table:table-cell>
              <table:table-cell office:value-type="float" office:value="-1.68201399940919">
                <text:p>-1.68201399940919</text:p>
              </table:table-cell>
              <table:table-cell office:value-type="float" office:value="-1.68201399940919">
                <text:p>-1.68201399940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0.636787570155136">
                <text:p>0.636787570155136</text:p>
              </table:table-cell>
              <table:table-cell office:value-type="float" office:value="-1.17465159174271">
                <text:p>-1.17465159174271</text:p>
              </table:table-cell>
              <table:table-cell office:value-type="float" office:value="-1.41848574257396">
                <text:p>-1.41848574257396</text:p>
              </table:table-cell>
              <table:table-cell office:value-type="float" office:value="-1.61468368183416">
                <text:p>-1.61468368183416</text:p>
              </table:table-cell>
              <table:table-cell office:value-type="float" office:value="-1.61468368183416">
                <text:p>-1.61468368183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0.662584649277768">
                <text:p>0.662584649277768</text:p>
              </table:table-cell>
              <table:table-cell office:value-type="float" office:value="-1.11612110909427">
                <text:p>-1.11612110909427</text:p>
              </table:table-cell>
              <table:table-cell office:value-type="float" office:value="-1.35735285081519">
                <text:p>-1.35735285081519</text:p>
              </table:table-cell>
              <table:table-cell office:value-type="float" office:value="-1.55048003668464">
                <text:p>-1.55048003668464</text:p>
              </table:table-cell>
              <table:table-cell office:value-type="float" office:value="-1.55048003668464">
                <text:p>-1.55048003668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685407962562497">
                <text:p>0.685407962562497</text:p>
              </table:table-cell>
              <table:table-cell office:value-type="float" office:value="-1.05955825673897">
                <text:p>-1.05955825673897</text:p>
              </table:table-cell>
              <table:table-cell office:value-type="float" office:value="-1.29871306283688">
                <text:p>-1.29871306283688</text:p>
              </table:table-cell>
              <table:table-cell office:value-type="float" office:value="-1.48911770671061">
                <text:p>-1.48911770671061</text:p>
              </table:table-cell>
              <table:table-cell office:value-type="float" office:value="-1.48911770671061">
                <text:p>-1.4891177067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0.705754268805864">
                <text:p>0.705754268805864</text:p>
              </table:table-cell>
              <table:table-cell office:value-type="float" office:value="-1.00471072864243">
                <text:p>-1.00471072864243</text:p>
              </table:table-cell>
              <table:table-cell office:value-type="float" office:value="-1.24232101017224">
                <text:p>-1.24232101017224</text:p>
              </table:table-cell>
              <table:table-cell office:value-type="float" office:value="-1.43033996112032">
                <text:p>-1.43033996112032</text:p>
              </table:table-cell>
              <table:table-cell office:value-type="float" office:value="-1.43033996112032">
                <text:p>-1.43033996112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0.72400899955128">
                <text:p>0.72400899955128</text:p>
              </table:table-cell>
              <table:table-cell office:value-type="float" office:value="-0.951337939049539">
                <text:p>-0.951337939049539</text:p>
              </table:table-cell>
              <table:table-cell office:value-type="float" office:value="-1.18795224162394">
                <text:p>-1.18795224162394</text:p>
              </table:table-cell>
              <table:table-cell office:value-type="float" office:value="-1.3739146614503">
                <text:p>-1.3739146614503</text:p>
              </table:table-cell>
              <table:table-cell office:value-type="float" office:value="-1.3739146614503">
                <text:p>-1.3739146614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0.740477643788901">
                <text:p>0.740477643788901</text:p>
              </table:table-cell>
              <table:table-cell office:value-type="float" office:value="-0.899206003202468">
                <text:p>-0.899206003202468</text:p>
              </table:table-cell>
              <table:table-cell office:value-type="float" office:value="-1.13539975292174">
                <text:p>-1.13539975292174</text:p>
              </table:table-cell>
              <table:table-cell office:value-type="float" office:value="-1.31963080366578">
                <text:p>-1.31963080366578</text:p>
              </table:table-cell>
              <table:table-cell office:value-type="float" office:value="-1.31963080366578">
                <text:p>-1.31963080366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755406579840751">
                <text:p>0.755406579840751</text:p>
              </table:table-cell>
              <table:table-cell office:value-type="float" office:value="-0.848082305282458">
                <text:p>-0.848082305282458</text:p>
              </table:table-cell>
              <table:table-cell office:value-type="float" office:value="-1.08447086261566">
                <text:p>-1.08447086261566</text:p>
              </table:table-cell>
              <table:table-cell office:value-type="float" office:value="-1.26729552630618">
                <text:p>-1.26729552630618</text:p>
              </table:table-cell>
              <table:table-cell office:value-type="float" office:value="-1.26729552630618">
                <text:p>-1.26729552630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0.76899741638379">
                <text:p>0.76899741638379</text:p>
              </table:table-cell>
              <table:table-cell office:value-type="float" office:value="-0.797729211186485">
                <text:p>-0.797729211186485</text:p>
              </table:table-cell>
              <table:table-cell office:value-type="float" office:value="-1.03498432540061">
                <text:p>-1.03498432540061</text:p>
              </table:table-cell>
              <table:table-cell office:value-type="float" office:value="-1.2167314935597">
                <text:p>-1.2167314935597</text:p>
              </table:table-cell>
              <table:table-cell office:value-type="float" office:value="-1.2167314935597">
                <text:p>-1.2167314935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0.781417167652314">
                <text:p>0.781417167652314</text:p>
              </table:table-cell>
              <table:table-cell office:value-type="float" office:value="-0.747896276493563">
                <text:p>-0.747896276493563</text:p>
              </table:table-cell>
              <table:table-cell office:value-type="float" office:value="-0.986767577052625">
                <text:p>-0.986767577052625</text:p>
              </table:table-cell>
              <table:table-cell office:value-type="float" office:value="-1.16777457637189">
                <text:p>-1.16777457637189</text:p>
              </table:table-cell>
              <table:table-cell office:value-type="float" office:value="-1.16777457637189">
                <text:p>-1.16777457637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0.792805658405204">
                <text:p>0.792805658405204</text:p>
              </table:table-cell>
              <table:table-cell office:value-type="float" office:value="-0.698309925464887">
                <text:p>-0.698309925464887</text:p>
              </table:table-cell>
              <table:table-cell office:value-type="float" office:value="-0.939653999753909">
                <text:p>-0.939653999753909</text:p>
              </table:table-cell>
              <table:table-cell office:value-type="float" office:value="-1.12027176490984">
                <text:p>-1.12027176490984</text:p>
              </table:table-cell>
              <table:table-cell office:value-type="float" office:value="-1.12027176490984">
                <text:p>-1.12027176490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0.803281030486478">
                <text:p>0.803281030486478</text:p>
              </table:table-cell>
              <table:table-cell office:value-type="float" office:value="-0.64865888126374">
                <text:p>-0.64865888126374</text:p>
              </table:table-cell>
              <table:table-cell office:value-type="float" office:value="-0.893480080601516">
                <text:p>-0.893480080601516</text:p>
              </table:table-cell>
              <table:table-cell office:value-type="float" office:value="-1.07407925242613">
                <text:p>-1.07407925242613</text:p>
              </table:table-cell>
              <table:table-cell office:value-type="float" office:value="-1.07407925242613">
                <text:p>-1.07407925242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0.812943914481316">
                <text:p>0.812943914481316</text:p>
              </table:table-cell>
              <table:table-cell office:value-type="float" office:value="-0.598572274358893">
                <text:p>-0.598572274358893</text:p>
              </table:table-cell>
              <table:table-cell office:value-type="float" office:value="-0.848082305282459">
                <text:p>-0.848082305282459</text:p>
              </table:table-cell>
              <table:table-cell office:value-type="float" office:value="-1.02906063399637">
                <text:p>-1.02906063399637</text:p>
              </table:table-cell>
              <table:table-cell office:value-type="float" office:value="-1.02906063399637">
                <text:p>-1.02906063399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0.821880641538124">
                <text:p>0.821880641538124</text:p>
              </table:table-cell>
              <table:table-cell office:value-type="float" office:value="-0.547584554438415">
                <text:p>-0.547584554438415</text:p>
              </table:table-cell>
              <table:table-cell office:value-type="float" office:value="-0.803293575547539">
                <text:p>-0.803293575547539</text:p>
              </table:table-cell>
              <table:table-cell office:value-type="float" office:value="-0.985085163618267">
                <text:p>-0.985085163618267</text:p>
              </table:table-cell>
              <table:table-cell office:value-type="float" office:value="-0.985085163618267">
                <text:p>-0.985085163618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0.83016575147061">
                <text:p>0.83016575147061</text:p>
              </table:table-cell>
              <table:table-cell office:value-type="float" office:value="-0.495075045160773">
                <text:p>-0.495075045160773</text:p>
              </table:table-cell>
              <table:table-cell office:value-type="float" office:value="-0.758938849311329">
                <text:p>-0.758938849311329</text:p>
              </table:table-cell>
              <table:table-cell office:value-type="float" office:value="-0.942026009237134">
                <text:p>-0.942026009237134</text:p>
              </table:table-cell>
              <table:table-cell office:value-type="float" office:value="-0.942026009237134">
                <text:p>-0.942026009237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0.837863975994038">
                <text:p>0.837863975994038</text:p>
              </table:table-cell>
              <table:table-cell office:value-type="float" office:value="-0.440154326260506">
                <text:p>-0.440154326260506</text:p>
              </table:table-cell>
              <table:table-cell office:value-type="float" office:value="-0.714829550323377">
                <text:p>-0.714829550323377</text:p>
              </table:table-cell>
              <table:table-cell office:value-type="float" office:value="-0.899758436329986">
                <text:p>-0.899758436329986</text:p>
              </table:table-cell>
              <table:table-cell office:value-type="float" office:value="-0.899758436329986">
                <text:p>-0.899758436329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0.845031824499897">
                <text:p>0.845031824499897</text:p>
              </table:table-cell>
              <table:table-cell office:value-type="float" office:value="-0.381424779385797">
                <text:p>-0.381424779385797</text:p>
              </table:table-cell>
              <table:table-cell office:value-type="float" office:value="-0.670756031568692">
                <text:p>-0.670756031568692</text:p>
              </table:table-cell>
              <table:table-cell office:value-type="float" office:value="-0.858157834823031">
                <text:p>-0.858157834823031</text:p>
              </table:table-cell>
              <table:table-cell office:value-type="float" office:value="-0.858157834823031">
                <text:p>-0.858157834823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0.851718864740407">
                <text:p>0.851718864740407</text:p>
              </table:table-cell>
              <table:table-cell office:value-type="float" office:value="-0.31638568517121">
                <text:p>-0.31638568517121</text:p>
              </table:table-cell>
              <table:table-cell office:value-type="float" office:value="-0.626476905553509">
                <text:p>-0.626476905553509</text:p>
              </table:table-cell>
              <table:table-cell office:value-type="float" office:value="-0.817097478050946">
                <text:p>-0.817097478050946</text:p>
              </table:table-cell>
              <table:table-cell office:value-type="float" office:value="-0.817097478050946">
                <text:p>-0.817097478050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0.85796876646183">
                <text:p>0.85796876646183</text:p>
              </table:table-cell>
              <table:table-cell office:value-type="float" office:value="-0.239496102481564">
                <text:p>-0.239496102481564</text:p>
              </table:table-cell>
              <table:table-cell office:value-type="float" office:value="-0.581703170539601">
                <text:p>-0.581703170539601</text:p>
              </table:table-cell>
              <table:table-cell office:value-type="float" office:value="-0.776445860567101">
                <text:p>-0.776445860567101</text:p>
              </table:table-cell>
              <table:table-cell office:value-type="float" office:value="-0.776445860567101">
                <text:p>-0.776445860567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0.863820158820704">
                <text:p>0.863820158820704</text:p>
              </table:table-cell>
              <table:table-cell office:value-type="float" office:value="-0.130609849781282">
                <text:p>-0.130609849781282</text:p>
              </table:table-cell>
              <table:table-cell office:value-type="float" office:value="-0.536073303663592">
                <text:p>-0.536073303663592</text:p>
              </table:table-cell>
              <table:table-cell office:value-type="float" office:value="-0.736063394087606">
                <text:p>-0.736063394087606</text:p>
              </table:table-cell>
              <table:table-cell office:value-type="float" office:value="-0.736063394087606">
                <text:p>-0.736063394087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0.869307340054518">
                <text:p>0.869307340054518</text:p>
              </table:table-cell>
              <table:table-cell office:value-type="float" office:value="0.144848216732754">
                <text:p>0.144848216732754</text:p>
              </table:table-cell>
              <table:table-cell office:value-type="float" office:value="-0.489111735107262">
                <text:p>-0.489111735107262</text:p>
              </table:table-cell>
              <table:table-cell office:value-type="float" office:value="-0.69579813016921">
                <text:p>-0.69579813016921</text:p>
              </table:table-cell>
              <table:table-cell office:value-type="float" office:value="-0.69579813016921">
                <text:p>-0.69579813016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0.874460868864434">
                <text:p>0.874460868864434</text:p>
              </table:table-cell>
              <table:table-cell office:value-type="float" office:value="0.238594309866286">
                <text:p>0.238594309866286</text:p>
              </table:table-cell>
              <table:table-cell office:value-type="float" office:value="-0.440154326260507">
                <text:p>-0.440154326260507</text:p>
              </table:table-cell>
              <table:table-cell office:value-type="float" office:value="-0.655479991876716">
                <text:p>-0.655479991876716</text:p>
              </table:table-cell>
              <table:table-cell office:value-type="float" office:value="-0.655479991876716">
                <text:p>-0.655479991876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0.87930806030721">
                <text:p>0.87930806030721</text:p>
              </table:table-cell>
              <table:table-cell office:value-type="float" office:value="0.301547110224775">
                <text:p>0.301547110224775</text:p>
              </table:table-cell>
              <table:table-cell office:value-type="float" office:value="-0.388201312254713">
                <text:p>-0.388201312254713</text:p>
              </table:table-cell>
              <table:table-cell office:value-type="float" office:value="-0.614912671779541">
                <text:p>-0.614912671779541</text:p>
              </table:table-cell>
              <table:table-cell office:value-type="float" office:value="-0.614912671779541">
                <text:p>-0.614912671779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0.883873404011991">
                <text:p>0.883873404011991</text:p>
              </table:table-cell>
              <table:table-cell office:value-type="float" office:value="0.350897103548852">
                <text:p>0.350897103548852</text:p>
              </table:table-cell>
              <table:table-cell office:value-type="float" office:value="-0.331586363194115">
                <text:p>-0.331586363194115</text:p>
              </table:table-cell>
              <table:table-cell office:value-type="float" office:value="-0.573861762044271">
                <text:p>-0.573861762044271</text:p>
              </table:table-cell>
              <table:table-cell office:value-type="float" office:value="-0.573861762044271">
                <text:p>-0.573861762044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0.888178918769872">
                <text:p>0.888178918769872</text:p>
              </table:table-cell>
              <table:table-cell office:value-type="float" office:value="0.391978528734517">
                <text:p>0.391978528734517</text:p>
              </table:table-cell>
              <table:table-cell office:value-type="float" office:value="-0.26706680677258">
                <text:p>-0.26706680677258</text:p>
              </table:table-cell>
              <table:table-cell office:value-type="float" office:value="-0.532036547177432">
                <text:p>-0.532036547177432</text:p>
              </table:table-cell>
              <table:table-cell office:value-type="float" office:value="-0.532036547177432">
                <text:p>-0.532036547177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0.892244454665149">
                <text:p>0.892244454665149</text:p>
              </table:table-cell>
              <table:table-cell office:value-type="float" office:value="0.427317993446156">
                <text:p>0.427317993446156</text:p>
              </table:table-cell>
              <table:table-cell office:value-type="float" office:value="-0.186226757385707">
                <text:p>-0.186226757385707</text:p>
              </table:table-cell>
              <table:table-cell office:value-type="float" office:value="-0.489060567093366">
                <text:p>-0.489060567093366</text:p>
              </table:table-cell>
              <table:table-cell office:value-type="float" office:value="-0.489060567093366">
                <text:p>-0.489060567093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0.896087951696237">
                <text:p>0.896087951696237</text:p>
              </table:table-cell>
              <table:table-cell office:value-type="float" office:value="0.458360631708944">
                <text:p>0.458360631708944</text:p>
              </table:table-cell>
              <table:table-cell office:value-type="float" office:value="0.0107905954063329">
                <text:p>0.0107905954063329</text:p>
              </table:table-cell>
              <table:table-cell office:value-type="float" office:value="-0.444420910709231">
                <text:p>-0.444420910709231</text:p>
              </table:table-cell>
              <table:table-cell office:value-type="float" office:value="-0.444420910709231">
                <text:p>-0.444420910709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0.899725662105881">
                <text:p>0.899725662105881</text:p>
              </table:table-cell>
              <table:table-cell office:value-type="float" office:value="0.486029904643183">
                <text:p>0.486029904643183</text:p>
              </table:table-cell>
              <table:table-cell office:value-type="float" office:value="0.182175676065901">
                <text:p>0.182175676065901</text:p>
              </table:table-cell>
              <table:table-cell office:value-type="float" office:value="-0.397373572344797">
                <text:p>-0.397373572344797</text:p>
              </table:table-cell>
              <table:table-cell office:value-type="float" office:value="-0.397373572344797">
                <text:p>-0.397373572344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-0" chart:origin="-16" chart:interval-major="2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2cm" xlink:href=".." xlink:type="simple" chart:class="chart:scatter" chart:style-name="ch1">
        <chart:legend chart:legend-position="end" svg:x="12.995cm" svg:y="3.653cm" style:legend-expansion="high" chart:style-name="ch2"/>
        <chart:plot-area chart:style-name="ch3" table:cell-range-address="Sheet1.B166:Sheet1.B202 Sheet1.G165:Sheet1.G202 Sheet1.L165:Sheet1.L202 Sheet1.Q165:Sheet1.Q202 Sheet1.V165:Sheet1.V202 Sheet1.AA165:Sheet1.AA202" chart:data-source-has-labels="row" svg:x="1.534cm" svg:y="0.947cm" svg:width="10.853cm" svg:height="7.812cm">
          <chartooo:coordinate-region svg:x="2.245cm" svg:y="1.173cm" svg:width="9.903cm" svg:height="7.036cm"/>
          <chart:axis chart:dimension="x" chart:name="primary-x" chart:style-name="ch4">
            <chart:title svg:x="5.25cm" svg:y="8.96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616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66:Sheet1.G202" chart:label-cell-address="Sheet1.G165:Sheet1.G165" chart:class="chart:scatter">
            <chart:domain table:cell-range-address="Sheet1.B166:Sheet1.B202"/>
            <chart:data-point chart:repeated="37"/>
          </chart:series>
          <chart:series chart:style-name="ch10" chart:values-cell-range-address="Sheet1.L166:Sheet1.L202" chart:label-cell-address="Sheet1.L165:Sheet1.L165" chart:class="chart:scatter">
            <chart:data-point chart:repeated="37"/>
          </chart:series>
          <chart:series chart:style-name="ch11" chart:values-cell-range-address="Sheet1.Q166:Sheet1.Q202" chart:label-cell-address="Sheet1.Q165:Sheet1.Q165" chart:class="chart:scatter">
            <chart:data-point chart:repeated="37"/>
          </chart:series>
          <chart:series chart:style-name="ch12" chart:values-cell-range-address="Sheet1.V166:Sheet1.V202" chart:label-cell-address="Sheet1.V165:Sheet1.V165" chart:class="chart:scatter">
            <chart:data-point chart:repeated="37"/>
          </chart:series>
          <chart:series chart:style-name="ch13" chart:values-cell-range-address="Sheet1.AA166:Sheet1.AA202" chart:label-cell-address="Sheet1.AA165:Sheet1.AA165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G165:Sheet1.G165</svg:desc>
                </draw:g>
              </table:table-cell>
              <table:table-cell office:value-type="string">
                <text:p>Mode 2</text:p>
                <draw:g>
                  <svg:desc>Sheet1.L165:Sheet1.L165</svg:desc>
                </draw:g>
              </table:table-cell>
              <table:table-cell office:value-type="string">
                <text:p>Mode 3</text:p>
                <draw:g>
                  <svg:desc>Sheet1.Q165:Sheet1.Q165</svg:desc>
                </draw:g>
              </table:table-cell>
              <table:table-cell office:value-type="string">
                <text:p>Mode 4</text:p>
                <draw:g>
                  <svg:desc>Sheet1.V165:Sheet1.V165</svg:desc>
                </draw:g>
              </table:table-cell>
              <table:table-cell office:value-type="string">
                <text:p>Mode 5</text:p>
                <draw:g>
                  <svg:desc>Sheet1.AA165:Sheet1.AA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66:Sheet1.B202</svg:desc>
                </draw:g>
              </table:table-cell>
              <table:table-cell office:value-type="float" office:value="-11.5978691462926">
                <text:p>-11.5978691462926</text:p>
                <draw:g>
                  <svg:desc>Sheet1.G166:Sheet1.G202</svg:desc>
                </draw:g>
              </table:table-cell>
              <table:table-cell office:value-type="float" office:value="-12.2397741512531">
                <text:p>-12.2397741512531</text:p>
                <draw:g>
                  <svg:desc>Sheet1.L166:Sheet1.L202</svg:desc>
                </draw:g>
              </table:table-cell>
              <table:table-cell office:value-type="float" office:value="-13.0566086034932">
                <text:p>-13.0566086034932</text:p>
                <draw:g>
                  <svg:desc>Sheet1.Q166:Sheet1.Q202</svg:desc>
                </draw:g>
              </table:table-cell>
              <table:table-cell office:value-type="float" office:value="-13.8416391766983">
                <text:p>-13.8416391766983</text:p>
                <draw:g>
                  <svg:desc>Sheet1.V166:Sheet1.V202</svg:desc>
                </draw:g>
              </table:table-cell>
              <table:table-cell office:value-type="float" office:value="-12.4268720954051">
                <text:p>-12.4268720954051</text:p>
                <draw:g>
                  <svg:desc>Sheet1.AA166:Sheet1.AA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11.6471024829269">
                <text:p>-11.6471024829269</text:p>
              </table:table-cell>
              <table:table-cell office:value-type="float" office:value="-12.2968112434433">
                <text:p>-12.2968112434433</text:p>
              </table:table-cell>
              <table:table-cell office:value-type="float" office:value="-13.0634749896426">
                <text:p>-13.0634749896426</text:p>
              </table:table-cell>
              <table:table-cell office:value-type="float" office:value="-13.805133654923">
                <text:p>-13.805133654923</text:p>
              </table:table-cell>
              <table:table-cell office:value-type="float" office:value="-12.7148924022271">
                <text:p>-12.7148924022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10.6537796204121">
                <text:p>-10.6537796204121</text:p>
              </table:table-cell>
              <table:table-cell office:value-type="float" office:value="-12.164576909756">
                <text:p>-12.164576909756</text:p>
              </table:table-cell>
              <table:table-cell office:value-type="float" office:value="-13.0311938771356">
                <text:p>-13.0311938771356</text:p>
              </table:table-cell>
              <table:table-cell office:value-type="float" office:value="-13.2306647547181">
                <text:p>-13.2306647547181</text:p>
              </table:table-cell>
              <table:table-cell office:value-type="float" office:value="-13.0839187993503">
                <text:p>-13.0839187993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-11.2364008127853">
                <text:p>-11.2364008127853</text:p>
              </table:table-cell>
              <table:table-cell office:value-type="float" office:value="-12.239134016069">
                <text:p>-12.239134016069</text:p>
              </table:table-cell>
              <table:table-cell office:value-type="float" office:value="-12.7870862808177">
                <text:p>-12.7870862808177</text:p>
              </table:table-cell>
              <table:table-cell office:value-type="float" office:value="-12.9611661373507">
                <text:p>-12.9611661373507</text:p>
              </table:table-cell>
              <table:table-cell office:value-type="float" office:value="-12.8846992406507">
                <text:p>-12.8846992406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11.7966932259569">
                <text:p>-11.7966932259569</text:p>
              </table:table-cell>
              <table:table-cell office:value-type="float" office:value="-12.2556395744035">
                <text:p>-12.2556395744035</text:p>
              </table:table-cell>
              <table:table-cell office:value-type="float" office:value="-13.0984656197915">
                <text:p>-13.0984656197915</text:p>
              </table:table-cell>
              <table:table-cell office:value-type="float" office:value="-14.0074670327714">
                <text:p>-14.0074670327714</text:p>
              </table:table-cell>
              <table:table-cell office:value-type="float" office:value="-13.1139223636856">
                <text:p>-13.113922363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-11.7638274221989">
                <text:p>-11.7638274221989</text:p>
              </table:table-cell>
              <table:table-cell office:value-type="float" office:value="-12.1705564727441">
                <text:p>-12.1705564727441</text:p>
              </table:table-cell>
              <table:table-cell office:value-type="float" office:value="-13.1819013649288">
                <text:p>-13.1819013649288</text:p>
              </table:table-cell>
              <table:table-cell office:value-type="float" office:value="-13.2329949615824">
                <text:p>-13.2329949615824</text:p>
              </table:table-cell>
              <table:table-cell office:value-type="float" office:value="-12.7921579556076">
                <text:p>-12.7921579556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-12.2144975832015">
                <text:p>-12.2144975832015</text:p>
              </table:table-cell>
              <table:table-cell office:value-type="float" office:value="-12.2582286394487">
                <text:p>-12.2582286394487</text:p>
              </table:table-cell>
              <table:table-cell office:value-type="float" office:value="-12.9665014768975">
                <text:p>-12.9665014768975</text:p>
              </table:table-cell>
              <table:table-cell office:value-type="float" office:value="-13.6053381530214">
                <text:p>-13.6053381530214</text:p>
              </table:table-cell>
              <table:table-cell office:value-type="float" office:value="-13.0638995484808">
                <text:p>-13.0638995484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-12.0075073128078">
                <text:p>-12.0075073128078</text:p>
              </table:table-cell>
              <table:table-cell office:value-type="float" office:value="-12.1589302681131">
                <text:p>-12.1589302681131</text:p>
              </table:table-cell>
              <table:table-cell office:value-type="float" office:value="-13.3537911701823">
                <text:p>-13.3537911701823</text:p>
              </table:table-cell>
              <table:table-cell office:value-type="float" office:value="-13.2641079108504">
                <text:p>-13.2641079108504</text:p>
              </table:table-cell>
              <table:table-cell office:value-type="float" office:value="-13.2641079108504">
                <text:p>-13.2641079108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2.3344669151952">
                <text:p>-12.3344669151952</text:p>
              </table:table-cell>
              <table:table-cell office:value-type="float" office:value="-12.1688297916898">
                <text:p>-12.1688297916898</text:p>
              </table:table-cell>
              <table:table-cell office:value-type="float" office:value="-12.9298929683466">
                <text:p>-12.9298929683466</text:p>
              </table:table-cell>
              <table:table-cell office:value-type="float" office:value="-13.7900796220395">
                <text:p>-13.7900796220395</text:p>
              </table:table-cell>
              <table:table-cell office:value-type="float" office:value="-12.7066777938739">
                <text:p>-12.7066777938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-12.6224248625908">
                <text:p>-12.6224248625908</text:p>
              </table:table-cell>
              <table:table-cell office:value-type="float" office:value="-12.1709953687072">
                <text:p>-12.1709953687072</text:p>
              </table:table-cell>
              <table:table-cell office:value-type="float" office:value="-12.9133622868608">
                <text:p>-12.9133622868608</text:p>
              </table:table-cell>
              <table:table-cell office:value-type="float" office:value="-13.8540835153739">
                <text:p>-13.8540835153739</text:p>
              </table:table-cell>
              <table:table-cell office:value-type="float" office:value="-12.839182753064">
                <text:p>-12.839182753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-12.4171498231662">
                <text:p>-12.4171498231662</text:p>
              </table:table-cell>
              <table:table-cell office:value-type="float" office:value="-12.1693432645401">
                <text:p>-12.1693432645401</text:p>
              </table:table-cell>
              <table:table-cell office:value-type="float" office:value="-13.300234771198">
                <text:p>-13.300234771198</text:p>
              </table:table-cell>
              <table:table-cell office:value-type="float" office:value="-13.6548213547666">
                <text:p>-13.6548213547666</text:p>
              </table:table-cell>
              <table:table-cell office:value-type="float" office:value="-12.588182958177">
                <text:p>-12.588182958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12.7258382832242">
                <text:p>-12.7258382832242</text:p>
              </table:table-cell>
              <table:table-cell office:value-type="float" office:value="-12.1934152248144">
                <text:p>-12.1934152248144</text:p>
              </table:table-cell>
              <table:table-cell office:value-type="float" office:value="-12.8958315151341">
                <text:p>-12.8958315151341</text:p>
              </table:table-cell>
              <table:table-cell office:value-type="float" office:value="-13.399981157429">
                <text:p>-13.399981157429</text:p>
              </table:table-cell>
              <table:table-cell office:value-type="float" office:value="-12.6868715134409">
                <text:p>-12.6868715134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-12.3663108449299">
                <text:p>-12.3663108449299</text:p>
              </table:table-cell>
              <table:table-cell office:value-type="float" office:value="-12.0973039259437">
                <text:p>-12.0973039259437</text:p>
              </table:table-cell>
              <table:table-cell office:value-type="float" office:value="-13.323028187425">
                <text:p>-13.323028187425</text:p>
              </table:table-cell>
              <table:table-cell office:value-type="float" office:value="-13.9813907622545">
                <text:p>-13.9813907622545</text:p>
              </table:table-cell>
              <table:table-cell office:value-type="float" office:value="-13.0369080901043">
                <text:p>-13.0369080901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-13.1238153872674">
                <text:p>-13.1238153872674</text:p>
              </table:table-cell>
              <table:table-cell office:value-type="float" office:value="-12.1269411691206">
                <text:p>-12.1269411691206</text:p>
              </table:table-cell>
              <table:table-cell office:value-type="float" office:value="-13.0701866518927">
                <text:p>-13.0701866518927</text:p>
              </table:table-cell>
              <table:table-cell office:value-type="float" office:value="-14.1755305911617">
                <text:p>-14.1755305911617</text:p>
              </table:table-cell>
              <table:table-cell office:value-type="float" office:value="-13.3572126112171">
                <text:p>-13.3572126112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-12.6134832366826">
                <text:p>-12.6134832366826</text:p>
              </table:table-cell>
              <table:table-cell office:value-type="float" office:value="-12.0847354698156">
                <text:p>-12.0847354698156</text:p>
              </table:table-cell>
              <table:table-cell office:value-type="float" office:value="-12.9560370491765">
                <text:p>-12.9560370491765</text:p>
              </table:table-cell>
              <table:table-cell office:value-type="float" office:value="-13.719637525263">
                <text:p>-13.719637525263</text:p>
              </table:table-cell>
              <table:table-cell office:value-type="float" office:value="-12.8244397984247">
                <text:p>-12.8244397984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-12.8825902885627">
                <text:p>-12.8825902885627</text:p>
              </table:table-cell>
              <table:table-cell office:value-type="float" office:value="-12.1013200122334">
                <text:p>-12.1013200122334</text:p>
              </table:table-cell>
              <table:table-cell office:value-type="float" office:value="-13.0969852619008">
                <text:p>-13.0969852619008</text:p>
              </table:table-cell>
              <table:table-cell office:value-type="float" office:value="-13.3938009773864">
                <text:p>-13.3938009773864</text:p>
              </table:table-cell>
              <table:table-cell office:value-type="float" office:value="-13.3056648886859">
                <text:p>-13.3056648886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2.7001906858875">
                <text:p>-12.7001906858875</text:p>
              </table:table-cell>
              <table:table-cell office:value-type="float" office:value="-12.0308528677866">
                <text:p>-12.0308528677866</text:p>
              </table:table-cell>
              <table:table-cell office:value-type="float" office:value="-12.6738373126886">
                <text:p>-12.6738373126886</text:p>
              </table:table-cell>
              <table:table-cell office:value-type="float" office:value="-13.9640459867931">
                <text:p>-13.9640459867931</text:p>
              </table:table-cell>
              <table:table-cell office:value-type="float" office:value="-12.5214145167963">
                <text:p>-12.5214145167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-12.596732734793">
                <text:p>-12.596732734793</text:p>
              </table:table-cell>
              <table:table-cell office:value-type="float" office:value="-12.0267556245966">
                <text:p>-12.0267556245966</text:p>
              </table:table-cell>
              <table:table-cell office:value-type="float" office:value="-12.8099563495102">
                <text:p>-12.8099563495102</text:p>
              </table:table-cell>
              <table:table-cell office:value-type="float" office:value="-13.4810759490209">
                <text:p>-13.4810759490209</text:p>
              </table:table-cell>
              <table:table-cell office:value-type="float" office:value="-12.5606412715753">
                <text:p>-12.5606412715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-12.9992836015969">
                <text:p>-12.9992836015969</text:p>
              </table:table-cell>
              <table:table-cell office:value-type="float" office:value="-11.8932766940083">
                <text:p>-11.8932766940083</text:p>
              </table:table-cell>
              <table:table-cell office:value-type="float" office:value="-12.8089255549089">
                <text:p>-12.8089255549089</text:p>
              </table:table-cell>
              <table:table-cell office:value-type="float" office:value="-13.2267641964987">
                <text:p>-13.2267641964987</text:p>
              </table:table-cell>
              <table:table-cell office:value-type="float" office:value="-12.6310136790778">
                <text:p>-12.6310136790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-12.8760329060329">
                <text:p>-12.8760329060329</text:p>
              </table:table-cell>
              <table:table-cell office:value-type="float" office:value="-11.9087203017077">
                <text:p>-11.9087203017077</text:p>
              </table:table-cell>
              <table:table-cell office:value-type="float" office:value="-12.9689938536967">
                <text:p>-12.9689938536967</text:p>
              </table:table-cell>
              <table:table-cell office:value-type="float" office:value="-13.3119480576686">
                <text:p>-13.3119480576686</text:p>
              </table:table-cell>
              <table:table-cell office:value-type="float" office:value="-13.7028831647719">
                <text:p>-13.7028831647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-13.3597701987756">
                <text:p>-13.3597701987756</text:p>
              </table:table-cell>
              <table:table-cell office:value-type="float" office:value="-11.917432505801">
                <text:p>-11.917432505801</text:p>
              </table:table-cell>
              <table:table-cell office:value-type="float" office:value="-13.1042709348875">
                <text:p>-13.1042709348875</text:p>
              </table:table-cell>
              <table:table-cell office:value-type="float" office:value="-14.3228682660755">
                <text:p>-14.3228682660755</text:p>
              </table:table-cell>
              <table:table-cell office:value-type="float" office:value="-12.1508240437087">
                <text:p>-12.1508240437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-13.2582689894549">
                <text:p>-13.2582689894549</text:p>
              </table:table-cell>
              <table:table-cell office:value-type="float" office:value="-11.9687278759378">
                <text:p>-11.9687278759378</text:p>
              </table:table-cell>
              <table:table-cell office:value-type="float" office:value="-12.6275140593871">
                <text:p>-12.6275140593871</text:p>
              </table:table-cell>
              <table:table-cell office:value-type="float" office:value="-13.7264814867916">
                <text:p>-13.7264814867916</text:p>
              </table:table-cell>
              <table:table-cell office:value-type="float" office:value="-12.4267012602835">
                <text:p>-12.4267012602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12.9529445728974">
                <text:p>-12.9529445728974</text:p>
              </table:table-cell>
              <table:table-cell office:value-type="float" office:value="-11.8035711758361">
                <text:p>-11.8035711758361</text:p>
              </table:table-cell>
              <table:table-cell office:value-type="float" office:value="-12.5939387286186">
                <text:p>-12.5939387286186</text:p>
              </table:table-cell>
              <table:table-cell office:value-type="float" office:value="-13.5624572747966">
                <text:p>-13.5624572747966</text:p>
              </table:table-cell>
              <table:table-cell office:value-type="float" office:value="-11.997650009025">
                <text:p>-11.99765000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-13.4775552356669">
                <text:p>-13.4775552356669</text:p>
              </table:table-cell>
              <table:table-cell office:value-type="float" office:value="-11.6986769120719">
                <text:p>-11.6986769120719</text:p>
              </table:table-cell>
              <table:table-cell office:value-type="float" office:value="-12.6458680709205">
                <text:p>-12.6458680709205</text:p>
              </table:table-cell>
              <table:table-cell office:value-type="float" office:value="-13.0761726703367">
                <text:p>-13.0761726703367</text:p>
              </table:table-cell>
              <table:table-cell office:value-type="float" office:value="-12.8113813683177">
                <text:p>-12.8113813683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-13.0067744747382">
                <text:p>-13.0067744747382</text:p>
              </table:table-cell>
              <table:table-cell office:value-type="float" office:value="-11.6641004767141">
                <text:p>-11.6641004767141</text:p>
              </table:table-cell>
              <table:table-cell office:value-type="float" office:value="-12.3726296206454">
                <text:p>-12.3726296206454</text:p>
              </table:table-cell>
              <table:table-cell office:value-type="float" office:value="-12.766639236501">
                <text:p>-12.766639236501</text:p>
              </table:table-cell>
              <table:table-cell office:value-type="float" office:value="-13.6276823303265">
                <text:p>-13.6276823303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-13.2676210134119">
                <text:p>-13.2676210134119</text:p>
              </table:table-cell>
              <table:table-cell office:value-type="float" office:value="-11.4698778286832">
                <text:p>-11.4698778286832</text:p>
              </table:table-cell>
              <table:table-cell office:value-type="float" office:value="-13.1269778149351">
                <text:p>-13.1269778149351</text:p>
              </table:table-cell>
              <table:table-cell office:value-type="float" office:value="-12.6032752274036">
                <text:p>-12.6032752274036</text:p>
              </table:table-cell>
              <table:table-cell office:value-type="float" office:value="-12.1008381854342">
                <text:p>-12.100838185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-14.3166843126744">
                <text:p>-14.3166843126744</text:p>
              </table:table-cell>
              <table:table-cell office:value-type="float" office:value="-11.2937382103954">
                <text:p>-11.2937382103954</text:p>
              </table:table-cell>
              <table:table-cell office:value-type="float" office:value="-12.1687498702922">
                <text:p>-12.1687498702922</text:p>
              </table:table-cell>
              <table:table-cell office:value-type="float" office:value="-13.3021975760018">
                <text:p>-13.3021975760018</text:p>
              </table:table-cell>
              <table:table-cell office:value-type="float" office:value="-12.6597680998345">
                <text:p>-12.6597680998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-12.7642096072821">
                <text:p>-12.7642096072821</text:p>
              </table:table-cell>
              <table:table-cell office:value-type="float" office:value="-11.1836308151908">
                <text:p>-11.1836308151908</text:p>
              </table:table-cell>
              <table:table-cell office:value-type="float" office:value="-12.615487480137">
                <text:p>-12.615487480137</text:p>
              </table:table-cell>
              <table:table-cell office:value-type="float" office:value="-13.0996261575703">
                <text:p>-13.0996261575703</text:p>
              </table:table-cell>
              <table:table-cell office:value-type="float" office:value="-12.0607973698792">
                <text:p>-12.06079736987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-12.8314496871742">
                <text:p>-12.8314496871742</text:p>
              </table:table-cell>
              <table:table-cell office:value-type="float" office:value="-10.6376885664156">
                <text:p>-10.6376885664156</text:p>
              </table:table-cell>
              <table:table-cell office:value-type="float" office:value="-12.606446044898">
                <text:p>-12.606446044898</text:p>
              </table:table-cell>
              <table:table-cell office:value-type="float" office:value="-13.0221644406684">
                <text:p>-13.0221644406684</text:p>
              </table:table-cell>
              <table:table-cell office:value-type="float" office:value="-12.3144591176944">
                <text:p>-12.3144591176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-12.9201734933989">
                <text:p>-12.9201734933989</text:p>
              </table:table-cell>
              <table:table-cell office:value-type="float" office:value="-8.05132356681686">
                <text:p>-8.05132356681686</text:p>
              </table:table-cell>
              <table:table-cell office:value-type="float" office:value="-12.7617580050123">
                <text:p>-12.7617580050123</text:p>
              </table:table-cell>
              <table:table-cell office:value-type="float" office:value="-12.8404244483117">
                <text:p>-12.8404244483117</text:p>
              </table:table-cell>
              <table:table-cell office:value-type="float" office:value="-12.0240915771714">
                <text:p>-12.0240915771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-13.5558860354132">
                <text:p>-13.5558860354132</text:p>
              </table:table-cell>
              <table:table-cell office:value-type="float" office:value="-8.50090908352452">
                <text:p>-8.50090908352452</text:p>
              </table:table-cell>
              <table:table-cell office:value-type="float" office:value="-11.9688361224887">
                <text:p>-11.9688361224887</text:p>
              </table:table-cell>
              <table:table-cell office:value-type="float" office:value="-12.5825019138481">
                <text:p>-12.5825019138481</text:p>
              </table:table-cell>
              <table:table-cell office:value-type="float" office:value="-11.6172733961677">
                <text:p>-11.6172733961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-13.1213040020025">
                <text:p>-13.1213040020025</text:p>
              </table:table-cell>
              <table:table-cell office:value-type="float" office:value="-8.69159497202182">
                <text:p>-8.69159497202182</text:p>
              </table:table-cell>
              <table:table-cell office:value-type="float" office:value="-12.2194672395932">
                <text:p>-12.2194672395932</text:p>
              </table:table-cell>
              <table:table-cell office:value-type="float" office:value="-13.2018239690812">
                <text:p>-13.2018239690812</text:p>
              </table:table-cell>
              <table:table-cell office:value-type="float" office:value="-12.2126913750465">
                <text:p>-12.2126913750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-13.3772333694376">
                <text:p>-13.3772333694376</text:p>
              </table:table-cell>
              <table:table-cell office:value-type="float" office:value="-8.86768410110111">
                <text:p>-8.86768410110111</text:p>
              </table:table-cell>
              <table:table-cell office:value-type="float" office:value="-12.2007976361105">
                <text:p>-12.2007976361105</text:p>
              </table:table-cell>
              <table:table-cell office:value-type="float" office:value="-12.6055090325074">
                <text:p>-12.6055090325074</text:p>
              </table:table-cell>
              <table:table-cell office:value-type="float" office:value="-11.5687917189767">
                <text:p>-11.56879171897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-12.6688261066444">
                <text:p>-12.6688261066444</text:p>
              </table:table-cell>
              <table:table-cell office:value-type="float" office:value="-8.95030664291189">
                <text:p>-8.95030664291189</text:p>
              </table:table-cell>
              <table:table-cell office:value-type="float" office:value="-12.4449473420248">
                <text:p>-12.4449473420248</text:p>
              </table:table-cell>
              <table:table-cell office:value-type="float" office:value="-12.5563531810194">
                <text:p>-12.5563531810194</text:p>
              </table:table-cell>
              <table:table-cell office:value-type="float" office:value="-12.1776945978735">
                <text:p>-12.1776945978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-13.2320527205407">
                <text:p>-13.2320527205407</text:p>
              </table:table-cell>
              <table:table-cell office:value-type="float" office:value="-9.0402785799973">
                <text:p>-9.0402785799973</text:p>
              </table:table-cell>
              <table:table-cell office:value-type="float" office:value="-11.9221385798599">
                <text:p>-11.9221385798599</text:p>
              </table:table-cell>
              <table:table-cell office:value-type="float" office:value="-13.0039681692599">
                <text:p>-13.0039681692599</text:p>
              </table:table-cell>
              <table:table-cell office:value-type="float" office:value="-12.0586045062073">
                <text:p>-12.0586045062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-12.6974253937276">
                <text:p>-12.6974253937276</text:p>
              </table:table-cell>
              <table:table-cell office:value-type="float" office:value="-10.158454981405">
                <text:p>-10.158454981405</text:p>
              </table:table-cell>
              <table:table-cell office:value-type="float" office:value="-8.63640027412854">
                <text:p>-8.63640027412854</text:p>
              </table:table-cell>
              <table:table-cell office:value-type="float" office:value="-11.8730169499931">
                <text:p>-11.8730169499931</text:p>
              </table:table-cell>
              <table:table-cell office:value-type="float" office:value="-11.8116066538469">
                <text:p>-11.8116066538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-13.2149729289334">
                <text:p>-13.2149729289334</text:p>
              </table:table-cell>
              <table:table-cell office:value-type="float" office:value="-9.18139734843587">
                <text:p>-9.18139734843587</text:p>
              </table:table-cell>
              <table:table-cell office:value-type="float" office:value="-11.3966892923063">
                <text:p>-11.3966892923063</text:p>
              </table:table-cell>
              <table:table-cell office:value-type="float" office:value="-11.3104654023406">
                <text:p>-11.3104654023406</text:p>
              </table:table-cell>
              <table:table-cell office:value-type="float" office:value="-11.7192091104508">
                <text:p>-11.7192091104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600" chart:origin="0" chart:interval-major="200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0" chart:maximum="0" chart:interval-major="1" chart:interval-minor-divisor="2" chart:reverse-direction="false" text:line-break="fals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2cm" xlink:href=".." xlink:type="simple" chart:class="chart:scatter" chart:style-name="ch1">
        <chart:legend chart:legend-position="end" svg:x="13.524cm" svg:y="4.48cm" style:legend-expansion="high" chart:style-name="ch2"/>
        <chart:plot-area chart:style-name="ch3" table:cell-range-address="Sheet1.B7:Sheet1.B40 Sheet1.V2:Sheet1.V2 Sheet1.V7:Sheet1.V40 Sheet1.I208:Sheet1.I208 Sheet1.I212:Sheet1.I245" chart:data-source-has-labels="row" svg:x="1.534cm" svg:y="0.947cm" svg:width="10.602cm" svg:height="7.812cm">
          <chartooo:coordinate-region svg:x="2.589cm" svg:y="1.173cm" svg:width="8.836cm" svg:height="7.036cm"/>
          <chart:axis chart:dimension="x" chart:name="primary-x" chart:style-name="ch4">
            <chart:title svg:x="5.125cm" svg:y="8.96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15cm" chart:style-name="ch8">
              <text:p>Zo, Ohms</text:p>
            </chart:title>
            <chart:grid chart:style-name="ch6" chart:class="major"/>
          </chart:axis>
          <chart:axis chart:dimension="y" chart:name="secondary-y" chart:style-name="ch9">
            <chart:title svg:x="12.441cm" svg:y="6.418cm" chart:style-name="ch8">
              <text:p>log10(abs(err))</text:p>
            </chart:title>
          </chart:axis>
          <chart:series chart:attached-axis="primary-y" chart:style-name="ch10" chart:values-cell-range-address="Sheet1.V7:Sheet1.V40" chart:label-cell-address="Sheet1.V2:Sheet1.V2" chart:class="chart:scatter">
            <chart:domain table:cell-range-address="Sheet1.B7:Sheet1.B40"/>
            <chart:data-point chart:repeated="34"/>
          </chart:series>
          <chart:series chart:attached-axis="secondary-y" chart:style-name="ch11" chart:values-cell-range-address="Sheet1.I212:Sheet1.I245" chart:label-cell-address="Sheet1.I208:Sheet1.I208" chart:class="chart:scatter">
            <chart:domain table:cell-range-address="Sheet1.G212:Sheet1.G245"/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o</text:p>
                <draw:g>
                  <svg:desc>Sheet1.V2:Sheet1.V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rror</text:p>
                <draw:g>
                  <svg:desc>Sheet1.I208:Sheet1.I2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7:Sheet1.B40</svg:desc>
                </draw:g>
              </table:table-cell>
              <table:table-cell office:value-type="float" office:value="1403.51792246641">
                <text:p>1403.51792246641</text:p>
                <draw:g>
                  <svg:desc>Sheet1.V7:Sheet1.V40</svg:desc>
                </draw:g>
              </table:table-cell>
              <table:table-cell office:value-type="float" office:value="6.75">
                <text:p>6.75</text:p>
                <draw:g>
                  <svg:desc>Sheet1.G212:Sheet1.G245</svg:desc>
                </draw:g>
              </table:table-cell>
              <table:table-cell office:value-type="float" office:value="-8.97876171904504">
                <text:p>-8.97876171904504</text:p>
                <draw:g>
                  <svg:desc>Sheet1.I212:Sheet1.I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54.329308765094">
                <text:p>954.329308765094</text:p>
              </table:table-cell>
              <table:table-cell office:value-type="float" office:value="7">
                <text:p>7</text:p>
              </table:table-cell>
              <table:table-cell office:value-type="float" office:value="-8.79793326920141">
                <text:p>-8.79793326920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783.658529277216">
                <text:p>783.658529277216</text:p>
              </table:table-cell>
              <table:table-cell office:value-type="float" office:value="7.25">
                <text:p>7.25</text:p>
              </table:table-cell>
              <table:table-cell office:value-type="float" office:value="-8.79772475938848">
                <text:p>-8.79772475938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88.993387192864">
                <text:p>688.993387192864</text:p>
              </table:table-cell>
              <table:table-cell office:value-type="float" office:value="7.5">
                <text:p>7.5</text:p>
              </table:table-cell>
              <table:table-cell office:value-type="float" office:value="-8.7981921438526">
                <text:p>-8.7981921438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627.553294180249">
                <text:p>627.553294180249</text:p>
              </table:table-cell>
              <table:table-cell office:value-type="float" office:value="7.75">
                <text:p>7.75</text:p>
              </table:table-cell>
              <table:table-cell office:value-type="float" office:value="-8.79790209773067">
                <text:p>-8.79790209773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84.011399163981">
                <text:p>584.011399163981</text:p>
              </table:table-cell>
              <table:table-cell office:value-type="float" office:value="8">
                <text:p>8</text:p>
              </table:table-cell>
              <table:table-cell office:value-type="float" office:value="-8.79817944438226">
                <text:p>-8.79817944438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551.356426666047">
                <text:p>551.356426666047</text:p>
              </table:table-cell>
              <table:table-cell office:value-type="float" office:value="8.25">
                <text:p>8.25</text:p>
              </table:table-cell>
              <table:table-cell office:value-type="float" office:value="-8.79825462044812">
                <text:p>-8.79825462044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525.876141388137">
                <text:p>525.876141388137</text:p>
              </table:table-cell>
              <table:table-cell office:value-type="float" office:value="8.5">
                <text:p>8.5</text:p>
              </table:table-cell>
              <table:table-cell office:value-type="float" office:value="-8.79820991454801">
                <text:p>-8.79820991454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505.401672400739">
                <text:p>505.401672400739</text:p>
              </table:table-cell>
              <table:table-cell office:value-type="float" office:value="8.75">
                <text:p>8.75</text:p>
              </table:table-cell>
              <table:table-cell office:value-type="float" office:value="-9.49201956188264">
                <text:p>-9.49201956188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8.57236648564">
                <text:p>488.57236648564</text:p>
              </table:table-cell>
              <table:table-cell office:value-type="float" office:value="9">
                <text:p>9</text:p>
              </table:table-cell>
              <table:table-cell office:value-type="float" office:value="-8.79808779112848">
                <text:p>-8.79808779112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474.48723313236">
                <text:p>474.48723313236</text:p>
              </table:table-cell>
              <table:table-cell office:value-type="float" office:value="9.25">
                <text:p>9.25</text:p>
              </table:table-cell>
              <table:table-cell office:value-type="float" office:value="-8.79826029827975">
                <text:p>-8.7982602982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462.523795263073">
                <text:p>462.523795263073</text:p>
              </table:table-cell>
              <table:table-cell office:value-type="float" office:value="9.5">
                <text:p>9.5</text:p>
              </table:table-cell>
              <table:table-cell office:value-type="float" office:value="-8.7982356026096">
                <text:p>-8.7982356026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452.237002812956">
                <text:p>452.237002812956</text:p>
              </table:table-cell>
              <table:table-cell office:value-type="float" office:value="9.75">
                <text:p>9.75</text:p>
              </table:table-cell>
              <table:table-cell office:value-type="float" office:value="-8.79822424048571">
                <text:p>-8.7982242404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43.299541218825">
                <text:p>443.299541218825</text:p>
              </table:table-cell>
              <table:table-cell office:value-type="float" office:value="10">
                <text:p>10</text:p>
              </table:table-cell>
              <table:table-cell office:value-type="float" office:value="-8.79822917691638">
                <text:p>-8.79822917691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435.464909429554">
                <text:p>435.464909429554</text:p>
              </table:table-cell>
              <table:table-cell office:value-type="float" office:value="10.25">
                <text:p>10.25</text:p>
              </table:table-cell>
              <table:table-cell office:value-type="float" office:value="-8.79819424388022">
                <text:p>-8.79819424388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428.543682045766">
                <text:p>428.543682045766</text:p>
              </table:table-cell>
              <table:table-cell office:value-type="float" office:value="10.5">
                <text:p>10.5</text:p>
              </table:table-cell>
              <table:table-cell office:value-type="float" office:value="-8.82999696181904">
                <text:p>-8.82999696181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422.387739954686">
                <text:p>422.387739954686</text:p>
              </table:table-cell>
              <table:table-cell office:value-type="float" office:value="10.75">
                <text:p>10.75</text:p>
              </table:table-cell>
              <table:table-cell office:value-type="float" office:value="-8.79825023753888">
                <text:p>-8.79825023753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416.879494931174">
                <text:p>416.879494931174</text:p>
              </table:table-cell>
              <table:table-cell office:value-type="float" office:value="11">
                <text:p>11</text:p>
              </table:table-cell>
              <table:table-cell office:value-type="float" office:value="-8.7983018394505">
                <text:p>-8.7983018394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411.924345439825">
                <text:p>411.924345439825</text:p>
              </table:table-cell>
              <table:table-cell office:value-type="float" office:value="11.25">
                <text:p>11.25</text:p>
              </table:table-cell>
              <table:table-cell office:value-type="float" office:value="-9.4921659439254">
                <text:p>-9.4921659439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407.445282626918">
                <text:p>407.445282626918</text:p>
              </table:table-cell>
              <table:table-cell office:value-type="float" office:value="11.5">
                <text:p>11.5</text:p>
              </table:table-cell>
              <table:table-cell office:value-type="float" office:value="-8.7982222684184">
                <text:p>-8.7982222684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403.378951098026">
                <text:p>403.378951098026</text:p>
              </table:table-cell>
              <table:table-cell office:value-type="float" office:value="11.75">
                <text:p>11.75</text:p>
              </table:table-cell>
              <table:table-cell office:value-type="float" office:value="-9.01764557177075">
                <text:p>-9.01764557177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99.672739020751">
                <text:p>399.672739020751</text:p>
              </table:table-cell>
              <table:table-cell office:value-type="float" office:value="12">
                <text:p>12</text:p>
              </table:table-cell>
              <table:table-cell office:value-type="float" office:value="-8.85447223196435">
                <text:p>-8.85447223196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396.282578440566">
                <text:p>396.282578440566</text:p>
              </table:table-cell>
              <table:table-cell office:value-type="float" office:value="12.25">
                <text:p>12.25</text:p>
              </table:table-cell>
              <table:table-cell office:value-type="float" office:value="-8.79817251006197">
                <text:p>-8.79817251006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393.171272738894">
                <text:p>393.171272738894</text:p>
              </table:table-cell>
              <table:table-cell office:value-type="float" office:value="12.5">
                <text:p>12.5</text:p>
              </table:table-cell>
              <table:table-cell office:value-type="float" office:value="-9.01765679399469">
                <text:p>-9.01765679399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390.307203660503">
                <text:p>390.307203660503</text:p>
              </table:table-cell>
              <table:table-cell office:value-type="float" office:value="12.75">
                <text:p>12.75</text:p>
              </table:table-cell>
              <table:table-cell office:value-type="float" office:value="-9.01758033121065">
                <text:p>-9.01758033121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87.663319566814">
                <text:p>387.663319566814</text:p>
              </table:table-cell>
              <table:table-cell office:value-type="float" office:value="13">
                <text:p>13</text:p>
              </table:table-cell>
              <table:table-cell office:value-type="float" office:value="-8.79816321615964">
                <text:p>-8.7981632161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385.216337923275">
                <text:p>385.216337923275</text:p>
              </table:table-cell>
              <table:table-cell office:value-type="float" office:value="13.25">
                <text:p>13.25</text:p>
              </table:table-cell>
              <table:table-cell office:value-type="float" office:value="-9.0177730673051">
                <text:p>-9.0177730673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82.94611251378">
                <text:p>382.94611251378</text:p>
              </table:table-cell>
              <table:table-cell office:value-type="float" office:value="13.5">
                <text:p>13.5</text:p>
              </table:table-cell>
              <table:table-cell office:value-type="float" office:value="-8.79825158869491">
                <text:p>-8.79825158869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380.835119517164">
                <text:p>380.835119517164</text:p>
              </table:table-cell>
              <table:table-cell office:value-type="float" office:value="13.75">
                <text:p>13.75</text:p>
              </table:table-cell>
              <table:table-cell office:value-type="float" office:value="-8.82999182288611">
                <text:p>-8.82999182288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378.868046848615">
                <text:p>378.868046848615</text:p>
              </table:table-cell>
              <table:table-cell office:value-type="float" office:value="14">
                <text:p>14</text:p>
              </table:table-cell>
              <table:table-cell office:value-type="float" office:value="-8.83002937159527">
                <text:p>-8.83002937159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377.031455219858">
                <text:p>377.031455219858</text:p>
              </table:table-cell>
              <table:table-cell office:value-type="float" office:value="14.25">
                <text:p>14.25</text:p>
              </table:table-cell>
              <table:table-cell office:value-type="float" office:value="-8.83007739645633">
                <text:p>-8.83007739645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375.313500802499">
                <text:p>375.313500802499</text:p>
              </table:table-cell>
              <table:table-cell office:value-type="float" office:value="14.5">
                <text:p>14.5</text:p>
              </table:table-cell>
              <table:table-cell office:value-type="float" office:value="-9.49220875494662">
                <text:p>-9.49220875494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373.703707741531">
                <text:p>373.703707741531</text:p>
              </table:table-cell>
              <table:table-cell office:value-type="float" office:value="14.75">
                <text:p>14.75</text:p>
              </table:table-cell>
              <table:table-cell office:value-type="float" office:value="-9.09801686009036">
                <text:p>-9.09801686009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372.192773815376">
                <text:p>372.192773815376</text:p>
              </table:table-cell>
              <table:table-cell office:value-type="float" office:value="15">
                <text:p>15</text:p>
              </table:table-cell>
              <table:table-cell office:value-type="float" office:value="-9.49193065748946">
                <text:p>-9.491930657489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